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gerian" svg:font-family="Algerian"/>
    <style:font-face style:name="AngsanaUPC" svg:font-family="AngsanaUPC"/>
    <style:font-face style:name="Arial Nova" svg:font-family="'Arial Nova'"/>
    <style:font-face style:name="Baskerville Old Face" svg:font-family="'Baskerville Old Face'"/>
    <style:font-face style:name="Cavolini" svg:font-family="Cavolini"/>
    <style:font-face style:name="Chiller" svg:font-family="Chill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1.3909in"/>
    </style:style>
    <style:style style:name="co3" style:family="table-column">
      <style:table-column-properties fo:break-before="auto" style:column-width="0.9134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0.9756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1.1626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6638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7">
      <style:table-cell-properties style:diagonal-bl-tr="none" style:diagonal-tl-br="none" fo:border="0.06pt solid #505050" style:rotation-align="none"/>
      <style:text-properties fo:color="#ed7d31" style:text-outline="false" style:text-line-through-style="none" style:text-line-through-type="none" style:font-name="Algerian" fo:font-size="11pt" fo:font-style="italic" fo:text-shadow="none" style:text-underline-style="none" fo:font-weight="normal" style:font-size-asian="11pt" style:font-style-asian="italic" style:font-weight-asian="normal" style:font-name-complex="Algerian" style:font-size-complex="11pt" style:font-style-complex="italic" style:font-weight-complex="normal"/>
    </style:style>
    <style:style style:name="ce5" style:family="table-cell" style:parent-style-name="Excel_20_Built-in_20_Calculation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d7d31" style:text-outline="false" style:text-line-through-style="none" style:text-line-through-type="none" style:font-name="Algerian" fo:font-size="11pt" fo:font-style="italic" fo:text-shadow="none" style:text-underline-style="none" fo:font-weight="bold" style:font-size-asian="11pt" style:font-style-asian="italic" style:font-weight-asian="bold" style:font-name-complex="Algerian" style:font-size-complex="11pt" style:font-style-complex="italic" style:font-weight-complex="bold"/>
    </style:style>
    <style:style style:name="ce3" style:family="table-cell" style:parent-style-name="Default">
      <style:table-cell-properties style:diagonal-bl-tr="none" style:diagonal-tl-br="none" fo:border="0.06pt solid #505050" style:rotation-align="none"/>
      <style:text-properties fo:color="#ed7d31" style:text-outline="false" style:text-line-through-style="none" style:text-line-through-type="none" style:font-name="Algerian" fo:font-size="11pt" fo:font-style="italic" fo:text-shadow="none" style:text-underline-style="none" fo:font-weight="normal" style:font-size-asian="11pt" style:font-style-asian="italic" style:font-weight-asian="normal" style:font-name-complex="Algerian" style:font-size-complex="11pt" style:font-style-complex="italic" style:font-weight-complex="normal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order="0.06pt solid #50505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 Nova" fo:font-size="9pt" fo:font-style="italic" fo:text-shadow="none" style:text-underline-style="none" fo:font-weight="normal" style:font-size-asian="9pt" style:font-style-asian="italic" style:font-weight-asian="normal" style:font-name-complex="Arial Nova" style:font-size-complex="9pt" style:font-style-complex="italic" style:font-weight-complex="normal"/>
    </style:style>
    <style:style style:name="ce40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Arial Nova" fo:font-size="12pt" fo:font-style="italic" fo:text-shadow="none" style:text-underline-style="none" fo:font-weight="bold" style:font-size-asian="12pt" style:font-style-asian="italic" style:font-weight-asian="bold" style:font-name-complex="Arial Nova" style:font-size-complex="12pt" style:font-style-complex="italic" style:font-weight-complex="bold"/>
    </style:style>
    <style:style style:name="ce6" style:family="table-cell" style:parent-style-name="Default" style:data-style-name="N0">
      <style:table-cell-properties style:diagonal-bl-tr="none" style:diagonal-tl-br="none" fo:border="0.06pt solid #505050" style:rotation-align="none"/>
      <style:text-properties fo:color="#385724" style:text-outline="false" style:text-line-through-style="none" style:text-line-through-type="none" style:font-name="Algerian" fo:font-size="11pt" fo:font-style="italic" fo:text-shadow="none" style:text-underline-style="none" fo:font-weight="normal" style:font-size-asian="11pt" style:font-style-asian="italic" style:font-weight-asian="normal" style:font-name-complex="Algerian" style:font-size-complex="11pt" style:font-style-complex="italic" style:font-weight-complex="normal"/>
    </style:style>
    <style:style style:name="ce7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5724" style:text-outline="false" style:text-line-through-style="none" style:text-line-through-type="none" style:font-name="Algerian" fo:font-size="11pt" fo:font-style="italic" fo:text-shadow="none" style:text-underline-style="none" fo:font-weight="bold" style:font-size-asian="11pt" style:font-style-asian="italic" style:font-weight-asian="bold" style:font-name-complex="Algerian" style:font-size-complex="11pt" style:font-style-complex="italic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ngsanaUPC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ngsanaUPC" style:font-size-complex="11pt" style:font-style-complex="italic" style:font-weight-complex="normal"/>
    </style:style>
    <style:style style:name="ce9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AngsanaUPC" fo:font-size="10.5pt" fo:font-style="italic" fo:text-shadow="none" style:text-underline-style="solid" style:text-underline-width="auto" style:text-underline-color="font-color" fo:font-weight="normal" style:font-size-asian="10.5pt" style:font-style-asian="italic" style:font-weight-asian="normal" style:font-name-complex="AngsanaUPC" style:font-size-complex="10.5pt" style:font-style-complex="italic" style:font-weight-complex="normal"/>
    </style:style>
    <style:style style:name="ce10" style:family="table-cell" style:parent-style-name="Excel_20_Built-in_20_Calculation" style:data-style-name="N0">
      <style:table-cell-properties fo:border-bottom="0.06pt solid #505050" style:cell-protect="protected" style:print-content="true" style:diagonal-bl-tr="none" style:diagonal-tl-br="none" style:text-align-source="fix" style:repeat-content="false" fo:wrap-option="no-wrap" fo:border-left="0.06pt solid #505050" style:direction="ltr" fo:border-right="0.06pt solid #50505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AngsanaUPC" fo:font-size="18pt" fo:font-style="italic" fo:text-shadow="none" style:text-underline-style="solid" style:text-underline-width="auto" style:text-underline-color="font-color" fo:font-weight="normal" style:font-size-asian="18pt" style:font-style-asian="italic" style:font-weight-asian="normal" style:font-name-complex="AngsanaUPC" style:font-size-complex="18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fo:border="0.06pt solid #505050" style:rotation-align="none"/>
      <style:text-properties fo:color="#000000" style:text-outline="false" style:text-line-through-style="none" style:text-line-through-type="none" style:font-name="Algerian" fo:font-size="11pt" fo:font-style="normal" fo:text-shadow="none" style:text-underline-style="none" fo:font-weight="normal" style:font-size-asian="11pt" style:font-style-asian="normal" style:font-weight-asian="normal" style:font-name-complex="Algerian" style:font-size-complex="11pt" style:font-style-complex="normal" style:font-weight-complex="normal"/>
    </style:style>
    <style:style style:name="ce12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Algerian" fo:font-size="11pt" fo:font-style="normal" fo:text-shadow="none" style:text-underline-style="none" fo:font-weight="bold" style:font-size-asian="11pt" style:font-style-asian="normal" style:font-weight-asian="bold" style:font-name-complex="Algerian" style:font-size-complex="11pt" style:font-style-complex="normal" style:font-weight-complex="bold"/>
    </style:style>
    <style:style style:name="ce13" style:family="table-cell" style:parent-style-name="Excel_20_Built-in_20_Calculation" style:data-style-name="N0">
      <style:table-cell-properties fo:border-bottom="0.06pt solid #505050" style:cell-protect="protected" style:print-content="true" style:diagonal-bl-tr="none" style:diagonal-tl-br="none" style:text-align-source="fix" style:repeat-content="false" fo:wrap-option="no-wrap" fo:border-left="0.06pt solid #505050" style:direction="ltr" fo:border-right="0.06pt solid #50505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Algerian" fo:font-size="11pt" fo:font-style="normal" fo:text-shadow="none" style:text-underline-style="none" fo:font-weight="bold" style:font-size-asian="11pt" style:font-style-asian="normal" style:font-weight-asian="bold" style:font-name-complex="Algerian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hiller" fo:font-size="11pt" fo:font-style="normal" fo:text-shadow="none" style:text-underline-style="none" fo:font-weight="normal" style:font-size-asian="11pt" style:font-style-asian="normal" style:font-weight-asian="normal" style:font-name-complex="Chiller" style:font-size-complex="11pt" style:font-style-complex="normal" style:font-weight-complex="normal"/>
    </style:style>
    <style:style style:name="ce15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hiller" fo:font-size="11pt" fo:font-style="normal" fo:text-shadow="none" style:text-underline-style="none" fo:font-weight="bold" style:font-size-asian="11pt" style:font-style-asian="normal" style:font-weight-asian="bold" style:font-name-complex="Chiller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505050" style:rotation-align="none"/>
      <style:text-properties fo:color="#000000" style:text-outline="false" style:text-line-through-style="none" style:text-line-through-type="none" style:font-name="Baskerville Old Face" fo:font-size="11pt" fo:font-style="normal" fo:text-shadow="none" style:text-underline-style="none" fo:font-weight="normal" style:font-size-asian="11pt" style:font-style-asian="normal" style:font-weight-asian="normal" style:font-name-complex="Baskerville Old Face" style:font-size-complex="11pt" style:font-style-complex="normal" style:font-weight-complex="normal"/>
    </style:style>
    <style:style style:name="ce17" style:family="table-cell" style:parent-style-name="Excel_20_Built-in_20_Calculation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Baskerville Old Face" fo:font-size="11pt" fo:font-style="normal" fo:text-shadow="none" style:text-underline-style="none" fo:font-weight="bold" style:font-size-asian="11pt" style:font-style-asian="normal" style:font-weight-asian="bold" style:font-name-complex="Baskerville Old Face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0.06pt solid #505050" style:rotation-align="none"/>
      <style:text-properties fo:color="#bf9000" style:text-outline="false" style:text-line-through-style="none" style:text-line-through-type="none" style:font-name="Cavolini" fo:font-size="11pt" fo:font-style="normal" fo:text-shadow="none" style:text-underline-style="none" fo:font-weight="normal" style:font-size-asian="11pt" style:font-style-asian="normal" style:font-weight-asian="normal" style:font-name-complex="Cavolini" style:font-size-complex="11pt" style:font-style-complex="normal" style:font-weight-complex="normal"/>
    </style:style>
    <style:style style:name="ce19" style:family="table-cell" style:parent-style-name="Excel_20_Built-in_20_Calculation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Cavolini" fo:font-size="11pt" fo:font-style="normal" fo:text-shadow="none" style:text-underline-style="none" fo:font-weight="bold" style:font-size-asian="11pt" style:font-style-asian="normal" style:font-weight-asian="bold" style:font-name-complex="Cavolini" style:font-size-complex="11pt" style:font-style-complex="normal" style:font-weight-complex="bold"/>
    </style:style>
    <style:style style:name="ce2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 style:data-style-name="N0">
      <style:table-cell-properties fo:background-color="#ffc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Default" style:data-style-name="N160">
      <style:table-cell-properties fo:background-color="#ffff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 style:data-style-name="N127">
      <style:table-cell-properties fo:background-color="#ffff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fo:background-color="#ffd966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6pt solid #505050"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50505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fo:border="0.06pt solid #505050" style:rotation-align="none"/>
      <style:text-properties fo:color="#70ad4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6pt solid #50505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9"/>
        <table:table-column table:style-name="co3" table:default-cell-style-name="ce6"/>
        <table:table-column table:style-name="co4" table:default-cell-style-name="ce8"/>
        <table:table-column table:style-name="co5" table:default-cell-style-name="ce11"/>
        <table:table-column table:style-name="co6" table:default-cell-style-name="ce14"/>
        <table:table-column table:style-name="co7" table:default-cell-style-name="ce16"/>
        <table:table-column table:style-name="co5" table:default-cell-style-name="ce18"/>
        <table:table-column table:style-name="co8" table:default-cell-style-name="ce35"/>
        <table:table-column table:style-name="co9" table:default-cell-style-name="ce37"/>
        <table:table-column table:style-name="co10" table:number-columns-repeated="1014" table:default-cell-style-name="ce34"/>
        <table:table-row table:style-name="ro1">
          <table:table-cell table:style-name="ce1" office:value-type="date" office:date-value="2023-02-28" calcext:value-type="date">
            <text:p>2/28/2023</text:p>
          </table:table-cell>
          <table:table-cell office:value-type="string" calcext:value-type="string">
            <text:p>journay</text:p>
          </table:table-cell>
          <table:table-cell office:value-type="float" office:value="8" calcext:value-type="float">
            <text:p>8</text:p>
          </table:table-cell>
          <table:table-cell table:formula="of:=IF([.C1]&lt;&gt;&quot;&quot;;IFERROR(IF(DATE(YEAR([.A1]);MONTH([.A1]);DAY([.A1]))&lt;TODAY();IF(DATE(YEAR([.A1]);MONTH([.A1]);DAY([.A1]))=TODAY()-1;[.$I$13];[.$I$10]);IF(DATE(YEAR([.A1]);MONTH([.A1]);DAY([.A1]))=TODAY();[.$I$11];[.$I$2]));[.$I$3]);&quot;&quot;)" office:value-type="string" office:string-value="℡Less。" calcext:value-type="string">
            <text:p>℡Less。</text:p>
          </table:table-cell>
          <table:table-cell table:formula="of:=ABS([.C1])" office:value-type="float" office:value="8" calcext:value-type="float">
            <text:p>8</text:p>
          </table:table-cell>
          <table:table-cell table:formula="of:=IF([.C1]&lt;&gt;&quot;&quot;;IF(ABS([.E1]/[.G1])&gt;8;[.$I$1];[.$I$2]);&quot;&quot;)" office:value-type="string" office:string-value="℡Less。" calcext:value-type="string">
            <text:p>℡Less。</text:p>
          </table:table-cell>
          <table:table-cell office:value-type="float" office:value="1" calcext:value-type="float">
            <text:p>1</text:p>
          </table:table-cell>
          <table:table-cell table:formula="of:=IF([.C1]&lt;&gt; &quot;&quot;;[.C1]*[.$I$12];&quot;&quot;)" office:value-type="float" office:value="230" calcext:value-type="float">
            <text:p>230</text:p>
          </table:table-cell>
          <table:table-cell table:style-name="ce20" office:value-type="string" calcext:value-type="string">
            <text:p>Greater</text:p>
          </table:table-cell>
          <table:table-cell table:style-name="ce36"/>
          <table:table-cell table:number-columns-repeated="1014"/>
        </table:table-row>
        <table:table-row table:style-name="ro2">
          <table:table-cell table:style-name="ce1" table:formula="of:=IF([.C2]&lt;&gt;&quot;&quot;;DATE(YEAR([.A1]);MONTH([.A1]);DAY([.A1])+1);&quot;&quot;)">
            <text:p/>
          </table:table-cell>
          <table:table-cell table:number-columns-repeated="2"/>
          <table:table-cell table:formula="of:=IF([.C2]&lt;&gt;&quot;&quot;;IFERROR(IF(DATE(YEAR([.A2]);MONTH([.A2]);DAY([.A2]))&lt;TODAY();IF(DATE(YEAR([.A2]);MONTH([.A2]);DAY([.A2]))=TODAY()-1;[.$I$13];[.$I$10]);IF(DATE(YEAR([.A2]);MONTH([.A2]);DAY([.A2]))=TODAY();[.$I$11];[.$I$2]));[.$I$3]);&quot;&quot;)">
            <text:p/>
          </table:table-cell>
          <table:table-cell table:formula="of:=IF([.C2]&lt;&gt;&quot;&quot;;SUM([.E1];[.C2]);&quot;&quot;)">
            <text:p/>
          </table:table-cell>
          <table:table-cell table:formula="of:=IF([.C2]&lt;&gt;&quot;&quot;;IF(ABS([.E2]/[.G2])&gt;8;[.$I$1];[.$I$2]);&quot;&quot;)">
            <text:p/>
          </table:table-cell>
          <table:table-cell table:formula="of:=IF([.C2]&lt;&gt; &quot;&quot;;ABS([.G1]+1);&quot;&quot;)">
            <text:p/>
          </table:table-cell>
          <table:table-cell table:formula="of:=IF([.C2]&lt;&gt; &quot;&quot;;[.C2]*[.$I$12];&quot;&quot;)">
            <text:p/>
          </table:table-cell>
          <table:table-cell table:style-name="ce21" office:value-type="string" calcext:value-type="string">
            <text:p>℡Less。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3]&lt;&gt;&quot;&quot;;DATE(YEAR([.A2]);MONTH([.A2]);DAY([.A2])+1);&quot;&quot;)">
            <text:p/>
          </table:table-cell>
          <table:table-cell table:number-columns-repeated="2"/>
          <table:table-cell table:formula="of:=IF([.C3]&lt;&gt;&quot;&quot;;IFERROR(IF(DATE(YEAR([.A3]);MONTH([.A3]);DAY([.A3]))&lt;TODAY();IF(DATE(YEAR([.A3]);MONTH([.A3]);DAY([.A3]))=TODAY()-1;[.$I$13];[.$I$10]);IF(DATE(YEAR([.A3]);MONTH([.A3]);DAY([.A3]))=TODAY();[.$I$11];[.$I$2]));[.$I$3]);&quot;&quot;)">
            <text:p/>
          </table:table-cell>
          <table:table-cell table:formula="of:=IF([.C3]&lt;&gt;&quot;&quot;;SUM([.E2];[.C3]);&quot;&quot;)">
            <text:p/>
          </table:table-cell>
          <table:table-cell table:formula="of:=IF([.C3]&lt;&gt;&quot;&quot;;IF(ABS([.E3]/[.G3])&gt;8;[.$I$1];[.$I$2]);&quot;&quot;)">
            <text:p/>
          </table:table-cell>
          <table:table-cell table:formula="of:=IF([.C3]&lt;&gt; &quot;&quot;;ABS([.G2]+1);&quot;&quot;)">
            <text:p/>
          </table:table-cell>
          <table:table-cell table:formula="of:=IF([.C3]&lt;&gt; &quot;&quot;;[.C3]*[.$I$12];&quot;&quot;)">
            <text:p/>
          </table:table-cell>
          <table:table-cell table:style-name="ce22" office:value-type="string" calcext:value-type="string">
            <text:p>€℡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4]&lt;&gt;&quot;&quot;;DATE(YEAR([.A3]);MONTH([.A3]);DAY([.A3])+1);&quot;&quot;)">
            <text:p/>
          </table:table-cell>
          <table:table-cell table:number-columns-repeated="2"/>
          <table:table-cell table:formula="of:=IF([.C4]&lt;&gt;&quot;&quot;;IFERROR(IF(DATE(YEAR([.A4]);MONTH([.A4]);DAY([.A4]))&lt;TODAY();IF(DATE(YEAR([.A4]);MONTH([.A4]);DAY([.A4]))=TODAY()-1;[.$I$13];[.$I$10]);IF(DATE(YEAR([.A4]);MONTH([.A4]);DAY([.A4]))=TODAY();[.$I$11];[.$I$2]));[.$I$3]);&quot;&quot;)">
            <text:p/>
          </table:table-cell>
          <table:table-cell table:formula="of:=IF([.C4]&lt;&gt;&quot;&quot;;SUM([.E3];[.C4]);&quot;&quot;)">
            <text:p/>
          </table:table-cell>
          <table:table-cell table:formula="of:=IF([.C4]&lt;&gt;&quot;&quot;;IF(ABS([.E4]/[.G4])&gt;8;[.$I$1];[.$I$2]);&quot;&quot;)">
            <text:p/>
          </table:table-cell>
          <table:table-cell table:formula="of:=IF([.C4]&lt;&gt; &quot;&quot;;ABS([.G3]+1);&quot;&quot;)">
            <text:p/>
          </table:table-cell>
          <table:table-cell table:formula="of:=IF([.C4]&lt;&gt; &quot;&quot;;[.C4]*[.$I$12];&quot;&quot;)">
            <text:p/>
          </table:table-cell>
          <table:table-cell table:style-name="ce23" table:formula="of:=TODAY()" office:value-type="date" office:date-value="2023-02-23" calcext:value-type="date">
            <text:p>2/23/2023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5]&lt;&gt;&quot;&quot;;DATE(YEAR([.A4]);MONTH([.A4]);DAY([.A4])+1);&quot;&quot;)">
            <text:p/>
          </table:table-cell>
          <table:table-cell table:number-columns-repeated="2"/>
          <table:table-cell table:formula="of:=IF([.C5]&lt;&gt;&quot;&quot;;IFERROR(IF(DATE(YEAR([.A5]);MONTH([.A5]);DAY([.A5]))&lt;TODAY();IF(DATE(YEAR([.A5]);MONTH([.A5]);DAY([.A5]))=TODAY()-1;[.$I$13];[.$I$10]);IF(DATE(YEAR([.A5]);MONTH([.A5]);DAY([.A5]))=TODAY();[.$I$11];[.$I$2]));[.$I$3]);&quot;&quot;)">
            <text:p/>
          </table:table-cell>
          <table:table-cell table:formula="of:=IF([.C5]&lt;&gt;&quot;&quot;;SUM([.E4];[.C5]);&quot;&quot;)">
            <text:p/>
          </table:table-cell>
          <table:table-cell table:formula="of:=IF([.C5]&lt;&gt;&quot;&quot;;IF(ABS([.E5]/[.G5])&gt;8;[.$I$1];[.$I$2]);&quot;&quot;)">
            <text:p/>
          </table:table-cell>
          <table:table-cell table:formula="of:=IF([.C5]&lt;&gt; &quot;&quot;;ABS([.G4]+1);&quot;&quot;)">
            <text:p/>
          </table:table-cell>
          <table:table-cell table:formula="of:=IF([.C5]&lt;&gt; &quot;&quot;;[.C5]*[.$I$12];&quot;&quot;)">
            <text:p/>
          </table:table-cell>
          <table:table-cell table:style-name="ce24" office:value-type="date" office:date-value="2021-02-11" calcext:value-type="date">
            <text:p>2/11/2021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6]&lt;&gt;&quot;&quot;;DATE(YEAR([.A5]);MONTH([.A5]);DAY([.A5])+1);&quot;&quot;)">
            <text:p/>
          </table:table-cell>
          <table:table-cell table:number-columns-repeated="2"/>
          <table:table-cell table:formula="of:=IF([.C6]&lt;&gt;&quot;&quot;;IFERROR(IF(DATE(YEAR([.A6]);MONTH([.A6]);DAY([.A6]))&lt;TODAY();IF(DATE(YEAR([.A6]);MONTH([.A6]);DAY([.A6]))=TODAY()-1;[.$I$13];[.$I$10]);IF(DATE(YEAR([.A6]);MONTH([.A6]);DAY([.A6]))=TODAY();[.$I$11];[.$I$2]));[.$I$3]);&quot;&quot;)">
            <text:p/>
          </table:table-cell>
          <table:table-cell table:formula="of:=IF([.C6]&lt;&gt;&quot;&quot;;SUM([.E5];[.C6]);&quot;&quot;)">
            <text:p/>
          </table:table-cell>
          <table:table-cell table:formula="of:=IF([.C6]&lt;&gt;&quot;&quot;;IF(ABS([.E6]/[.G6])&gt;8;[.$I$1];[.$I$2]);&quot;&quot;)">
            <text:p/>
          </table:table-cell>
          <table:table-cell table:formula="of:=IF([.C6]&lt;&gt; &quot;&quot;;ABS([.G5]+1);&quot;&quot;)">
            <text:p/>
          </table:table-cell>
          <table:table-cell table:formula="of:=IF([.C6]&lt;&gt; &quot;&quot;;[.C6]*[.$I$12];&quot;&quot;)">
            <text:p/>
          </table:table-cell>
          <table:table-cell table:style-name="ce25" table:formula="of:=DAYS([.I4];[.I5])&amp;&quot;:D&quot;" office:value-type="string" office:string-value="742:D" calcext:value-type="string">
            <text:p>742:D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7]&lt;&gt;&quot;&quot;;DATE(YEAR([.A6]);MONTH([.A6]);DAY([.A6])+1);&quot;&quot;)">
            <text:p/>
          </table:table-cell>
          <table:table-cell table:number-columns-repeated="2"/>
          <table:table-cell table:formula="of:=IF([.C7]&lt;&gt;&quot;&quot;;IFERROR(IF(DATE(YEAR([.A7]);MONTH([.A7]);DAY([.A7]))&lt;TODAY();IF(DATE(YEAR([.A7]);MONTH([.A7]);DAY([.A7]))=TODAY()-1;[.$I$13];[.$I$10]);IF(DATE(YEAR([.A7]);MONTH([.A7]);DAY([.A7]))=TODAY();[.$I$11];[.$I$2]));[.$I$3]);&quot;&quot;)">
            <text:p/>
          </table:table-cell>
          <table:table-cell table:formula="of:=IF([.C7]&lt;&gt;&quot;&quot;;SUM([.E6];[.C7]);&quot;&quot;)">
            <text:p/>
          </table:table-cell>
          <table:table-cell table:formula="of:=IF([.C7]&lt;&gt;&quot;&quot;;IF(ABS([.E7]/[.G7])&gt;8;[.$I$1];[.$I$2]);&quot;&quot;)">
            <text:p/>
          </table:table-cell>
          <table:table-cell table:formula="of:=IF([.C7]&lt;&gt; &quot;&quot;;ABS([.G6]+1);&quot;&quot;)">
            <text:p/>
          </table:table-cell>
          <table:table-cell table:formula="of:=IF([.C7]&lt;&gt; &quot;&quot;;[.C7]*[.$I$12];&quot;&quot;)">
            <text:p/>
          </table:table-cell>
          <table:table-cell table:style-name="ce26" table:formula="of:=COM.MICROSOFT.IFS(TODAY()=DATE(YEAR(TODAY());2;1);&quot;二月&quot;;TODAY()=DATE(YEAR(TODAY());3;1);&quot;三月&quot;;TODAY()=DATE(YEAR(TODAY());4;1);&quot;四月&quot;;TODAY()=DATE(YEAR(TODAY());5;1);&quot;五月&quot;;TODAY()=DATE(YEAR(TODAY());6;1);&quot;六月&quot;;TODAY()=DATE(YEAR(TODAY());7;1);&quot;七月&quot;;TODAY()=DATE(YEAR(TODAY());8;1);&quot;八月&quot;;TODAY()=DATE(YEAR(TODAY());9;1);&quot;九月&quot;;TODAY()=DATE(YEAR(TODAY());10;1);&quot;十月&quot;;TODAY()=DATE(YEAR(TODAY());11;1);&quot;十一月&quot;;TODAY()=DATE(YEAR(TODAY());12;1);&quot;十二月&quot;;TODAY()=DATE(YEAR(TODAY());1;1);&quot;元旦&quot;;TRUE();[.$I$6])" office:value-type="string" office:string-value="742:D" calcext:value-type="string">
            <text:p>742:D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8]&lt;&gt;&quot;&quot;;DATE(YEAR([.A7]);MONTH([.A7]);DAY([.A7])+1);&quot;&quot;)">
            <text:p/>
          </table:table-cell>
          <table:table-cell table:number-columns-repeated="2"/>
          <table:table-cell table:formula="of:=IF([.C8]&lt;&gt;&quot;&quot;;IFERROR(IF(DATE(YEAR([.A8]);MONTH([.A8]);DAY([.A8]))&lt;TODAY();IF(DATE(YEAR([.A8]);MONTH([.A8]);DAY([.A8]))=TODAY()-1;[.$I$13];[.$I$10]);IF(DATE(YEAR([.A8]);MONTH([.A8]);DAY([.A8]))=TODAY();[.$I$11];[.$I$2]));[.$I$3]);&quot;&quot;)">
            <text:p/>
          </table:table-cell>
          <table:table-cell table:formula="of:=IF([.C8]&lt;&gt;&quot;&quot;;SUM([.E7];[.C8]);&quot;&quot;)">
            <text:p/>
          </table:table-cell>
          <table:table-cell table:formula="of:=IF([.C8]&lt;&gt;&quot;&quot;;IF(ABS([.E8]/[.G8])&gt;8;[.$I$1];[.$I$2]);&quot;&quot;)">
            <text:p/>
          </table:table-cell>
          <table:table-cell table:formula="of:=IF([.C8]&lt;&gt; &quot;&quot;;ABS([.G7]+1);&quot;&quot;)">
            <text:p/>
          </table:table-cell>
          <table:table-cell table:formula="of:=IF([.C8]&lt;&gt; &quot;&quot;;[.C8]*[.$I$12];&quot;&quot;)">
            <text:p/>
          </table:table-cell>
          <table:table-cell table:style-name="ce21" office:value-type="string" calcext:value-type="string">
            <text:p>m/d/yyyy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9]&lt;&gt;&quot;&quot;;DATE(YEAR([.A8]);MONTH([.A8]);DAY([.A8])+1);&quot;&quot;)">
            <text:p/>
          </table:table-cell>
          <table:table-cell table:number-columns-repeated="2"/>
          <table:table-cell table:formula="of:=IF([.C9]&lt;&gt;&quot;&quot;;IFERROR(IF(DATE(YEAR([.A9]);MONTH([.A9]);DAY([.A9]))&lt;TODAY();IF(DATE(YEAR([.A9]);MONTH([.A9]);DAY([.A9]))=TODAY()-1;[.$I$13];[.$I$10]);IF(DATE(YEAR([.A9]);MONTH([.A9]);DAY([.A9]))=TODAY();[.$I$11];[.$I$2]));[.$I$3]);&quot;&quot;)">
            <text:p/>
          </table:table-cell>
          <table:table-cell table:formula="of:=IF([.C9]&lt;&gt;&quot;&quot;;SUM([.E8];[.C9]);&quot;&quot;)">
            <text:p/>
          </table:table-cell>
          <table:table-cell table:formula="of:=IF([.C9]&lt;&gt;&quot;&quot;;IF(ABS([.E9]/[.G9])&gt;8;[.$I$1];[.$I$2]);&quot;&quot;)">
            <text:p/>
          </table:table-cell>
          <table:table-cell table:formula="of:=IF([.C9]&lt;&gt; &quot;&quot;;ABS([.G8]+1);&quot;&quot;)">
            <text:p/>
          </table:table-cell>
          <table:table-cell table:formula="of:=IF([.C9]&lt;&gt; &quot;&quot;;[.C9]*[.$I$12];&quot;&quot;)">
            <text:p/>
          </table:table-cell>
          <table:table-cell table:style-name="ce20"/>
          <table:table-cell table:style-name="ce36"/>
          <table:table-cell table:number-columns-repeated="1014"/>
        </table:table-row>
        <table:table-row table:style-name="ro3">
          <table:table-cell table:style-name="ce1" table:formula="of:=IF([.C10]&lt;&gt;&quot;&quot;;DATE(YEAR([.A9]);MONTH([.A9]);DAY([.A9])+1);&quot;&quot;)">
            <text:p/>
          </table:table-cell>
          <table:table-cell table:number-columns-repeated="2"/>
          <table:table-cell table:formula="of:=IF([.C10]&lt;&gt;&quot;&quot;;IFERROR(IF(DATE(YEAR([.A10]);MONTH([.A10]);DAY([.A10]))&lt;TODAY();IF(DATE(YEAR([.A10]);MONTH([.A10]);DAY([.A10]))=TODAY()-1;[.$I$13];[.$I$10]);IF(DATE(YEAR([.A10]);MONTH([.A10]);DAY([.A10]))=TODAY();[.$I$11];[.$I$2]));[.$I$3]);&quot;&quot;)">
            <text:p/>
          </table:table-cell>
          <table:table-cell table:formula="of:=IF([.C10]&lt;&gt;&quot;&quot;;SUM([.E9];[.C10]);&quot;&quot;)">
            <text:p/>
          </table:table-cell>
          <table:table-cell table:formula="of:=IF([.C10]&lt;&gt;&quot;&quot;;IF(ABS([.E10]/[.G10])&gt;8;[.$I$1];[.$I$2]);&quot;&quot;)">
            <text:p/>
          </table:table-cell>
          <table:table-cell table:formula="of:=IF([.C10]&lt;&gt; &quot;&quot;;ABS([.G9]+1);&quot;&quot;)">
            <text:p/>
          </table:table-cell>
          <table:table-cell table:formula="of:=IF([.C10]&lt;&gt; &quot;&quot;;[.C10]*[.$I$12];&quot;&quot;)">
            <text:p/>
          </table:table-cell>
          <table:table-cell table:style-name="ce20" office:value-type="string" calcext:value-type="string">
            <text:p>★℡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1]&lt;&gt;&quot;&quot;;DATE(YEAR([.A10]);MONTH([.A10]);DAY([.A10])+1);&quot;&quot;)">
            <text:p/>
          </table:table-cell>
          <table:table-cell table:number-columns-repeated="2"/>
          <table:table-cell table:formula="of:=IF([.C11]&lt;&gt;&quot;&quot;;IFERROR(IF(DATE(YEAR([.A11]);MONTH([.A11]);DAY([.A11]))&lt;TODAY();IF(DATE(YEAR([.A11]);MONTH([.A11]);DAY([.A11]))=TODAY()-1;[.$I$13];[.$I$10]);IF(DATE(YEAR([.A11]);MONTH([.A11]);DAY([.A11]))=TODAY();[.$I$11];[.$I$2]));[.$I$3]);&quot;&quot;)">
            <text:p/>
          </table:table-cell>
          <table:table-cell table:formula="of:=IF([.C11]&lt;&gt;&quot;&quot;;SUM([.E10];[.C11]);&quot;&quot;)">
            <text:p/>
          </table:table-cell>
          <table:table-cell table:formula="of:=IF([.C11]&lt;&gt;&quot;&quot;;IF(ABS([.E11]/[.G11])&gt;8;[.$I$1];[.$I$2]);&quot;&quot;)">
            <text:p/>
          </table:table-cell>
          <table:table-cell table:formula="of:=IF([.C11]&lt;&gt; &quot;&quot;;ABS([.G10]+1);&quot;&quot;)">
            <text:p/>
          </table:table-cell>
          <table:table-cell table:formula="of:=IF([.C11]&lt;&gt; &quot;&quot;;[.C11]*[.$I$12];&quot;&quot;)">
            <text:p/>
          </table:table-cell>
          <table:table-cell table:style-name="ce21" office:value-type="string" calcext:value-type="string">
            <text:p>Today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2]&lt;&gt;&quot;&quot;;DATE(YEAR([.A11]);MONTH([.A11]);DAY([.A11])+1);&quot;&quot;)">
            <text:p/>
          </table:table-cell>
          <table:table-cell table:number-columns-repeated="2"/>
          <table:table-cell table:formula="of:=IF([.C12]&lt;&gt;&quot;&quot;;IFERROR(IF(DATE(YEAR([.A12]);MONTH([.A12]);DAY([.A12]))&lt;TODAY();IF(DATE(YEAR([.A12]);MONTH([.A12]);DAY([.A12]))=TODAY()-1;[.$I$13];[.$I$10]);IF(DATE(YEAR([.A12]);MONTH([.A12]);DAY([.A12]))=TODAY();[.$I$11];[.$I$2]));[.$I$3]);&quot;&quot;)">
            <text:p/>
          </table:table-cell>
          <table:table-cell table:formula="of:=IF([.C12]&lt;&gt;&quot;&quot;;SUM([.E11];[.C12]);&quot;&quot;)">
            <text:p/>
          </table:table-cell>
          <table:table-cell table:formula="of:=IF([.C12]&lt;&gt;&quot;&quot;;IF(ABS([.E12]/[.G12])&gt;8;[.$I$1];[.$I$2]);&quot;&quot;)">
            <text:p/>
          </table:table-cell>
          <table:table-cell table:formula="of:=IF([.C12]&lt;&gt; &quot;&quot;;ABS([.G11]+1);&quot;&quot;)">
            <text:p/>
          </table:table-cell>
          <table:table-cell table:formula="of:=IF([.C12]&lt;&gt; &quot;&quot;;[.C12]*[.$I$12];&quot;&quot;)">
            <text:p/>
          </table:table-cell>
          <table:table-cell table:style-name="ce20" table:formula="of:=ABS(230/8)" office:value-type="float" office:value="28.75" calcext:value-type="float">
            <text:p>28.75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3]&lt;&gt;&quot;&quot;;DATE(YEAR([.A12]);MONTH([.A12]);DAY([.A12])+1);&quot;&quot;)">
            <text:p/>
          </table:table-cell>
          <table:table-cell table:number-columns-repeated="2"/>
          <table:table-cell table:formula="of:=IF([.C13]&lt;&gt;&quot;&quot;;IFERROR(IF(DATE(YEAR([.A13]);MONTH([.A13]);DAY([.A13]))&lt;TODAY();IF(DATE(YEAR([.A13]);MONTH([.A13]);DAY([.A13]))=TODAY()-1;[.$I$13];[.$I$10]);IF(DATE(YEAR([.A13]);MONTH([.A13]);DAY([.A13]))=TODAY();[.$I$11];[.$I$2]));[.$I$3]);&quot;&quot;)">
            <text:p/>
          </table:table-cell>
          <table:table-cell table:formula="of:=IF([.C13]&lt;&gt;&quot;&quot;;SUM([.E12];[.C13]);&quot;&quot;)">
            <text:p/>
          </table:table-cell>
          <table:table-cell table:formula="of:=IF([.C13]&lt;&gt;&quot;&quot;;IF(ABS([.E13]/[.G13])&gt;8;[.$I$1];[.$I$2]);&quot;&quot;)">
            <text:p/>
          </table:table-cell>
          <table:table-cell table:formula="of:=IF([.C13]&lt;&gt; &quot;&quot;;ABS([.G12]+1);&quot;&quot;)">
            <text:p/>
          </table:table-cell>
          <table:table-cell table:formula="of:=IF([.C13]&lt;&gt; &quot;&quot;;[.C13]*[.$I$12];&quot;&quot;)">
            <text:p/>
          </table:table-cell>
          <table:table-cell table:style-name="ce27" office:value-type="string" calcext:value-type="string">
            <text:p>Tomorrow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4]&lt;&gt;&quot;&quot;;DATE(YEAR([.A13]);MONTH([.A13]);DAY([.A13])+1);&quot;&quot;)">
            <text:p/>
          </table:table-cell>
          <table:table-cell table:number-columns-repeated="2"/>
          <table:table-cell table:formula="of:=IF([.C14]&lt;&gt;&quot;&quot;;IFERROR(IF(DATE(YEAR([.A14]);MONTH([.A14]);DAY([.A14]))&lt;TODAY();IF(DATE(YEAR([.A14]);MONTH([.A14]);DAY([.A14]))=TODAY()-1;[.$I$13];[.$I$10]);IF(DATE(YEAR([.A14]);MONTH([.A14]);DAY([.A14]))=TODAY();[.$I$11];[.$I$2]));[.$I$3]);&quot;&quot;)">
            <text:p/>
          </table:table-cell>
          <table:table-cell table:formula="of:=IF([.C14]&lt;&gt;&quot;&quot;;SUM([.E13];[.C14]);&quot;&quot;)">
            <text:p/>
          </table:table-cell>
          <table:table-cell table:formula="of:=IF([.C14]&lt;&gt;&quot;&quot;;IF(ABS([.E14]/[.G14])&gt;8;[.$I$1];[.$I$2]);&quot;&quot;)">
            <text:p/>
          </table:table-cell>
          <table:table-cell table:formula="of:=IF([.C14]&lt;&gt; &quot;&quot;;ABS([.G13]+1);&quot;&quot;)">
            <text:p/>
          </table:table-cell>
          <table:table-cell table:formula="of:=IF([.C14]&lt;&gt; &quot;&quot;;[.C14]*[.$I$12];&quot;&quot;)">
            <text:p/>
          </table:table-cell>
          <table:table-cell table:style-name="ce28" office:value-type="string" calcext:value-type="string">
            <text:p>NULL=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5]&lt;&gt;&quot;&quot;;DATE(YEAR([.A14]);MONTH([.A14]);DAY([.A14])+1);&quot;&quot;)">
            <text:p/>
          </table:table-cell>
          <table:table-cell table:number-columns-repeated="2"/>
          <table:table-cell table:formula="of:=IF([.C15]&lt;&gt;&quot;&quot;;IFERROR(IF(DATE(YEAR([.A15]);MONTH([.A15]);DAY([.A15]))&lt;TODAY();IF(DATE(YEAR([.A15]);MONTH([.A15]);DAY([.A15]))=TODAY()-1;[.$I$13];[.$I$10]);IF(DATE(YEAR([.A15]);MONTH([.A15]);DAY([.A15]))=TODAY();[.$I$11];[.$I$2]));[.$I$3]);&quot;&quot;)">
            <text:p/>
          </table:table-cell>
          <table:table-cell table:formula="of:=IF([.C15]&lt;&gt;&quot;&quot;;SUM([.E14];[.C15]);&quot;&quot;)">
            <text:p/>
          </table:table-cell>
          <table:table-cell table:formula="of:=IF([.C15]&lt;&gt;&quot;&quot;;IF(ABS([.E15]/[.G15])&gt;8;[.$I$1];[.$I$2]);&quot;&quot;)">
            <text:p/>
          </table:table-cell>
          <table:table-cell table:formula="of:=IF([.C15]&lt;&gt; &quot;&quot;;ABS([.G14]+1);&quot;&quot;)">
            <text:p/>
          </table:table-cell>
          <table:table-cell table:formula="of:=IF([.C15]&lt;&gt; &quot;&quot;;[.C15]*[.$I$12];&quot;&quot;)">
            <text:p/>
          </table:table-cell>
          <table:table-cell table:style-name="ce28" office:value-type="string" calcext:value-type="string">
            <text:p>Holiday=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6]&lt;&gt;&quot;&quot;;DATE(YEAR([.A15]);MONTH([.A15]);DAY([.A15])+1);&quot;&quot;)">
            <text:p/>
          </table:table-cell>
          <table:table-cell table:number-columns-repeated="2"/>
          <table:table-cell table:formula="of:=IF([.C16]&lt;&gt;&quot;&quot;;IFERROR(IF(DATE(YEAR([.A16]);MONTH([.A16]);DAY([.A16]))&lt;TODAY();IF(DATE(YEAR([.A16]);MONTH([.A16]);DAY([.A16]))=TODAY()-1;[.$I$13];[.$I$10]);IF(DATE(YEAR([.A16]);MONTH([.A16]);DAY([.A16]))=TODAY();[.$I$11];[.$I$2]));[.$I$3]);&quot;&quot;)">
            <text:p/>
          </table:table-cell>
          <table:table-cell table:formula="of:=IF([.C16]&lt;&gt;&quot;&quot;;SUM([.E15];[.C16]);&quot;&quot;)">
            <text:p/>
          </table:table-cell>
          <table:table-cell table:formula="of:=IF([.C16]&lt;&gt;&quot;&quot;;IF(ABS([.E16]/[.G16])&gt;8;[.$I$1];[.$I$2]);&quot;&quot;)">
            <text:p/>
          </table:table-cell>
          <table:table-cell table:formula="of:=IF([.C16]&lt;&gt; &quot;&quot;;ABS([.G15]+1);&quot;&quot;)">
            <text:p/>
          </table:table-cell>
          <table:table-cell table:formula="of:=IF([.C16]&lt;&gt; &quot;&quot;;[.C16]*[.$I$12];&quot;&quot;)">
            <text:p/>
          </table:table-cell>
          <table:table-cell table:style-name="ce29" office:value-type="string" calcext:value-type="string">
            <text:p>G is.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7]&lt;&gt;&quot;&quot;;DATE(YEAR([.A16]);MONTH([.A16]);DAY([.A16])+1);&quot;&quot;)">
            <text:p/>
          </table:table-cell>
          <table:table-cell table:number-columns-repeated="2"/>
          <table:table-cell table:formula="of:=IF([.C17]&lt;&gt;&quot;&quot;;IFERROR(IF(DATE(YEAR([.A17]);MONTH([.A17]);DAY([.A17]))&lt;TODAY();IF(DATE(YEAR([.A17]);MONTH([.A17]);DAY([.A17]))=TODAY()-1;[.$I$13];[.$I$10]);IF(DATE(YEAR([.A17]);MONTH([.A17]);DAY([.A17]))=TODAY();[.$I$11];[.$I$2]));[.$I$3]);&quot;&quot;)">
            <text:p/>
          </table:table-cell>
          <table:table-cell table:formula="of:=IF([.C17]&lt;&gt;&quot;&quot;;SUM([.E16];[.C17]);&quot;&quot;)">
            <text:p/>
          </table:table-cell>
          <table:table-cell table:formula="of:=IF([.C17]&lt;&gt;&quot;&quot;;IF(ABS([.E17]/[.G17])&gt;8;[.$I$1];[.$I$2]);&quot;&quot;)">
            <text:p/>
          </table:table-cell>
          <table:table-cell table:formula="of:=IF([.C17]&lt;&gt; &quot;&quot;;ABS([.G16]+1);&quot;&quot;)">
            <text:p/>
          </table:table-cell>
          <table:table-cell table:formula="of:=IF([.C17]&lt;&gt; &quot;&quot;;[.C17]*[.$I$12];&quot;&quot;)">
            <text:p/>
          </table:table-cell>
          <table:table-cell table:style-name="ce29" office:value-type="string" calcext:value-type="string">
            <text:p>L is. </text:p>
          </table:table-cell>
          <table:table-cell table:style-name="ce36"/>
          <table:table-cell table:number-columns-repeated="1014"/>
        </table:table-row>
        <table:table-row table:style-name="ro3">
          <table:table-cell table:style-name="ce1" table:formula="of:=IF([.C18]&lt;&gt;&quot;&quot;;DATE(YEAR([.A17]);MONTH([.A17]);DAY([.A17])+1);&quot;&quot;)">
            <text:p/>
          </table:table-cell>
          <table:table-cell table:number-columns-repeated="2"/>
          <table:table-cell table:formula="of:=IF([.C18]&lt;&gt;&quot;&quot;;IFERROR(IF(DATE(YEAR([.A18]);MONTH([.A18]);DAY([.A18]))&lt;TODAY();IF(DATE(YEAR([.A18]);MONTH([.A18]);DAY([.A18]))=TODAY()-1;[.$I$13];[.$I$10]);IF(DATE(YEAR([.A18]);MONTH([.A18]);DAY([.A18]))=TODAY();[.$I$11];[.$I$2]));[.$I$3]);&quot;&quot;)">
            <text:p/>
          </table:table-cell>
          <table:table-cell table:formula="of:=IF([.C18]&lt;&gt;&quot;&quot;;SUM([.E17];[.C18]);&quot;&quot;)">
            <text:p/>
          </table:table-cell>
          <table:table-cell table:formula="of:=IF([.C18]&lt;&gt;&quot;&quot;;IF(ABS([.E18]/[.G18])&gt;8;[.$I$1];[.$I$2]);&quot;&quot;)">
            <text:p/>
          </table:table-cell>
          <table:table-cell table:formula="of:=IF([.C18]&lt;&gt; &quot;&quot;;ABS([.G17]+1);&quot;&quot;)">
            <text:p/>
          </table:table-cell>
          <table:table-cell table:formula="of:=IF([.C18]&lt;&gt; &quot;&quot;;[.C18]*[.$I$12];&quot;&quot;)">
            <text:p/>
          </table:table-cell>
          <table:table-cell table:style-name="ce29"/>
          <table:table-cell table:style-name="ce36"/>
          <table:table-cell table:number-columns-repeated="1014"/>
        </table:table-row>
        <table:table-row table:style-name="ro3">
          <table:table-cell table:style-name="ce1" table:formula="of:=IF([.C19]&lt;&gt;&quot;&quot;;DATE(YEAR([.A18]);MONTH([.A18]);DAY([.A18])+1);&quot;&quot;)">
            <text:p/>
          </table:table-cell>
          <table:table-cell table:number-columns-repeated="2"/>
          <table:table-cell table:formula="of:=IF([.C19]&lt;&gt;&quot;&quot;;IFERROR(IF(DATE(YEAR([.A19]);MONTH([.A19]);DAY([.A19]))&lt;TODAY();IF(DATE(YEAR([.A19]);MONTH([.A19]);DAY([.A19]))=TODAY()-1;[.$I$13];[.$I$10]);IF(DATE(YEAR([.A19]);MONTH([.A19]);DAY([.A19]))=TODAY();[.$I$11];[.$I$2]));[.$I$3]);&quot;&quot;)">
            <text:p/>
          </table:table-cell>
          <table:table-cell table:formula="of:=IF([.C19]&lt;&gt;&quot;&quot;;SUM([.E18];[.C19]);&quot;&quot;)">
            <text:p/>
          </table:table-cell>
          <table:table-cell table:formula="of:=IF([.C19]&lt;&gt;&quot;&quot;;IF(ABS([.E19]/[.G19])&gt;8;[.$I$1];[.$I$2]);&quot;&quot;)">
            <text:p/>
          </table:table-cell>
          <table:table-cell table:formula="of:=IF([.C19]&lt;&gt; &quot;&quot;;ABS([.G18]+1);&quot;&quot;)">
            <text:p/>
          </table:table-cell>
          <table:table-cell table:formula="of:=IF([.C19]&lt;&gt; &quot;&quot;;[.C19]*[.$I$12];&quot;&quot;)">
            <text:p/>
          </table:table-cell>
          <table:table-cell table:style-name="ce30"/>
          <table:table-cell table:style-name="ce36"/>
          <table:table-cell table:number-columns-repeated="1014"/>
        </table:table-row>
        <table:table-row table:style-name="ro3">
          <table:table-cell table:style-name="ce1" table:formula="of:=IF([.C20]&lt;&gt;&quot;&quot;;DATE(YEAR([.A19]);MONTH([.A19]);DAY([.A19])+1);&quot;&quot;)">
            <text:p/>
          </table:table-cell>
          <table:table-cell table:number-columns-repeated="2"/>
          <table:table-cell table:formula="of:=IF([.C20]&lt;&gt;&quot;&quot;;IFERROR(IF(DATE(YEAR([.A20]);MONTH([.A20]);DAY([.A20]))&lt;TODAY();IF(DATE(YEAR([.A20]);MONTH([.A20]);DAY([.A20]))=TODAY()-1;[.$I$13];[.$I$10]);IF(DATE(YEAR([.A20]);MONTH([.A20]);DAY([.A20]))=TODAY();[.$I$11];[.$I$2]));[.$I$3]);&quot;&quot;)">
            <text:p/>
          </table:table-cell>
          <table:table-cell table:formula="of:=IF([.C20]&lt;&gt;&quot;&quot;;SUM([.E19];[.C20]);&quot;&quot;)">
            <text:p/>
          </table:table-cell>
          <table:table-cell table:formula="of:=IF([.C20]&lt;&gt;&quot;&quot;;IF(ABS([.E20]/[.G20])&gt;8;[.$I$1];[.$I$2]);&quot;&quot;)">
            <text:p/>
          </table:table-cell>
          <table:table-cell table:formula="of:=IF([.C20]&lt;&gt; &quot;&quot;;ABS([.G19]+1);&quot;&quot;)">
            <text:p/>
          </table:table-cell>
          <table:table-cell table:formula="of:=IF([.C20]&lt;&gt; &quot;&quot;;[.C20]*[.$I$12];&quot;&quot;)">
            <text:p/>
          </table:table-cell>
          <table:table-cell table:style-name="ce30"/>
          <table:table-cell table:style-name="ce36"/>
          <table:table-cell table:number-columns-repeated="1014"/>
        </table:table-row>
        <table:table-row table:style-name="ro3">
          <table:table-cell table:style-name="ce1" table:formula="of:=IF([.C21]&lt;&gt;&quot;&quot;;DATE(YEAR([.A20]);MONTH([.A20]);DAY([.A20])+1);&quot;&quot;)">
            <text:p/>
          </table:table-cell>
          <table:table-cell table:number-columns-repeated="2"/>
          <table:table-cell table:formula="of:=IF([.C21]&lt;&gt;&quot;&quot;;IFERROR(IF(DATE(YEAR([.A21]);MONTH([.A21]);DAY([.A21]))&lt;TODAY();IF(DATE(YEAR([.A21]);MONTH([.A21]);DAY([.A21]))=TODAY()-1;[.$I$13];[.$I$10]);IF(DATE(YEAR([.A21]);MONTH([.A21]);DAY([.A21]))=TODAY();[.$I$11];[.$I$2]));[.$I$3]);&quot;&quot;)">
            <text:p/>
          </table:table-cell>
          <table:table-cell table:formula="of:=IF([.C21]&lt;&gt;&quot;&quot;;SUM([.E20];[.C21]);&quot;&quot;)">
            <text:p/>
          </table:table-cell>
          <table:table-cell table:formula="of:=IF([.C21]&lt;&gt;&quot;&quot;;IF(ABS([.E21]/[.G21])&gt;8;[.$I$1];[.$I$2]);&quot;&quot;)">
            <text:p/>
          </table:table-cell>
          <table:table-cell table:formula="of:=IF([.C21]&lt;&gt; &quot;&quot;;ABS([.G20]+1);&quot;&quot;)">
            <text:p/>
          </table:table-cell>
          <table:table-cell table:formula="of:=IF([.C21]&lt;&gt; &quot;&quot;;[.C21]*[.$I$12];&quot;&quot;)">
            <text:p/>
          </table:table-cell>
          <table:table-cell table:style-name="ce31"/>
          <table:table-cell table:style-name="ce36"/>
          <table:table-cell table:number-columns-repeated="1014"/>
        </table:table-row>
        <table:table-row table:style-name="ro3">
          <table:table-cell table:style-name="ce1" table:formula="of:=IF([.C22]&lt;&gt;&quot;&quot;;DATE(YEAR([.A21]);MONTH([.A21]);DAY([.A21])+1);&quot;&quot;)">
            <text:p/>
          </table:table-cell>
          <table:table-cell table:number-columns-repeated="2"/>
          <table:table-cell table:formula="of:=IF([.C22]&lt;&gt;&quot;&quot;;IFERROR(IF(DATE(YEAR([.A22]);MONTH([.A22]);DAY([.A22]))&lt;TODAY();IF(DATE(YEAR([.A22]);MONTH([.A22]);DAY([.A22]))=TODAY()-1;[.$I$13];[.$I$10]);IF(DATE(YEAR([.A22]);MONTH([.A22]);DAY([.A22]))=TODAY();[.$I$11];[.$I$2]));[.$I$3]);&quot;&quot;)">
            <text:p/>
          </table:table-cell>
          <table:table-cell table:formula="of:=IF([.C22]&lt;&gt;&quot;&quot;;SUM([.E21];[.C22]);&quot;&quot;)">
            <text:p/>
          </table:table-cell>
          <table:table-cell table:formula="of:=IF([.C22]&lt;&gt;&quot;&quot;;IF(ABS([.E22]/[.G22])&gt;8;[.$I$1];[.$I$2]);&quot;&quot;)">
            <text:p/>
          </table:table-cell>
          <table:table-cell table:formula="of:=IF([.C22]&lt;&gt; &quot;&quot;;ABS([.G21]+1);&quot;&quot;)">
            <text:p/>
          </table:table-cell>
          <table:table-cell table:formula="of:=IF([.C22]&lt;&gt; &quot;&quot;;[.C22]*[.$I$12];&quot;&quot;)">
            <text:p/>
          </table:table-cell>
          <table:table-cell table:style-name="ce32"/>
          <table:table-cell table:style-name="ce36"/>
          <table:table-cell table:number-columns-repeated="1014"/>
        </table:table-row>
        <table:table-row table:style-name="ro3">
          <table:table-cell table:style-name="ce1" table:formula="of:=IF([.C23]&lt;&gt;&quot;&quot;;DATE(YEAR([.A22]);MONTH([.A22]);DAY([.A22])+1);&quot;&quot;)">
            <text:p/>
          </table:table-cell>
          <table:table-cell table:number-columns-repeated="2"/>
          <table:table-cell table:formula="of:=IF([.C23]&lt;&gt;&quot;&quot;;IFERROR(IF(DATE(YEAR([.A23]);MONTH([.A23]);DAY([.A23]))&lt;TODAY();IF(DATE(YEAR([.A23]);MONTH([.A23]);DAY([.A23]))=TODAY()-1;[.$I$13];[.$I$10]);IF(DATE(YEAR([.A23]);MONTH([.A23]);DAY([.A23]))=TODAY();[.$I$11];[.$I$2]));[.$I$3]);&quot;&quot;)">
            <text:p/>
          </table:table-cell>
          <table:table-cell table:formula="of:=IF([.C23]&lt;&gt;&quot;&quot;;SUM([.E22];[.C23]);&quot;&quot;)">
            <text:p/>
          </table:table-cell>
          <table:table-cell table:formula="of:=IF([.C23]&lt;&gt;&quot;&quot;;IF(ABS([.E23]/[.G23])&gt;8;[.$I$1];[.$I$2]);&quot;&quot;)">
            <text:p/>
          </table:table-cell>
          <table:table-cell table:formula="of:=IF([.C23]&lt;&gt; &quot;&quot;;ABS([.G22]+1);&quot;&quot;)">
            <text:p/>
          </table:table-cell>
          <table:table-cell table:formula="of:=IF([.C23]&lt;&gt; &quot;&quot;;[.C23]*[.$I$12];&quot;&quot;)">
            <text:p/>
          </table:table-cell>
          <table:table-cell table:style-name="ce31"/>
          <table:table-cell table:style-name="ce36"/>
          <table:table-cell table:number-columns-repeated="1014"/>
        </table:table-row>
        <table:table-row table:style-name="ro3">
          <table:table-cell table:style-name="ce1" table:formula="of:=IF([.C24]&lt;&gt;&quot;&quot;;DATE(YEAR([.A23]);MONTH([.A23]);DAY([.A23])+1);&quot;&quot;)">
            <text:p/>
          </table:table-cell>
          <table:table-cell table:number-columns-repeated="2"/>
          <table:table-cell table:formula="of:=IF([.C24]&lt;&gt;&quot;&quot;;IFERROR(IF(DATE(YEAR([.A24]);MONTH([.A24]);DAY([.A24]))&lt;TODAY();IF(DATE(YEAR([.A24]);MONTH([.A24]);DAY([.A24]))=TODAY()-1;[.$I$13];[.$I$10]);IF(DATE(YEAR([.A24]);MONTH([.A24]);DAY([.A24]))=TODAY();[.$I$11];[.$I$2]));[.$I$3]);&quot;&quot;)">
            <text:p/>
          </table:table-cell>
          <table:table-cell table:formula="of:=IF([.C24]&lt;&gt;&quot;&quot;;SUM([.E23];[.C24]);&quot;&quot;)">
            <text:p/>
          </table:table-cell>
          <table:table-cell table:formula="of:=IF([.C24]&lt;&gt;&quot;&quot;;IF(ABS([.E24]/[.G24])&gt;8;[.$I$1];[.$I$2]);&quot;&quot;)">
            <text:p/>
          </table:table-cell>
          <table:table-cell table:formula="of:=IF([.C24]&lt;&gt; &quot;&quot;;ABS([.G23]+1);&quot;&quot;)">
            <text:p/>
          </table:table-cell>
          <table:table-cell table:formula="of:=IF([.C24]&lt;&gt; &quot;&quot;;[.C24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3">
          <table:table-cell table:style-name="ce1" table:formula="of:=IF([.C25]&lt;&gt;&quot;&quot;;DATE(YEAR([.A24]);MONTH([.A24]);DAY([.A24])+1);&quot;&quot;)">
            <text:p/>
          </table:table-cell>
          <table:table-cell table:number-columns-repeated="2"/>
          <table:table-cell table:formula="of:=IF([.C25]&lt;&gt;&quot;&quot;;IFERROR(IF(DATE(YEAR([.A25]);MONTH([.A25]);DAY([.A25]))&lt;TODAY();IF(DATE(YEAR([.A25]);MONTH([.A25]);DAY([.A25]))=TODAY()-1;[.$I$13];[.$I$10]);IF(DATE(YEAR([.A25]);MONTH([.A25]);DAY([.A25]))=TODAY();[.$I$11];[.$I$2]));[.$I$3]);&quot;&quot;)">
            <text:p/>
          </table:table-cell>
          <table:table-cell table:formula="of:=IF([.C25]&lt;&gt;&quot;&quot;;SUM([.E24];[.C25]);&quot;&quot;)">
            <text:p/>
          </table:table-cell>
          <table:table-cell table:formula="of:=IF([.C25]&lt;&gt;&quot;&quot;;IF(ABS([.E25]/[.G25])&gt;8;[.$I$1];[.$I$2]);&quot;&quot;)">
            <text:p/>
          </table:table-cell>
          <table:table-cell table:formula="of:=IF([.C25]&lt;&gt; &quot;&quot;;ABS([.G24]+1);&quot;&quot;)">
            <text:p/>
          </table:table-cell>
          <table:table-cell table:formula="of:=IF([.C25]&lt;&gt; &quot;&quot;;[.C25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3">
          <table:table-cell table:style-name="ce1" table:formula="of:=IF([.C26]&lt;&gt;&quot;&quot;;DATE(YEAR([.A25]);MONTH([.A25]);DAY([.A25])+1);&quot;&quot;)">
            <text:p/>
          </table:table-cell>
          <table:table-cell table:number-columns-repeated="2"/>
          <table:table-cell table:formula="of:=IF([.C26]&lt;&gt;&quot;&quot;;IFERROR(IF(DATE(YEAR([.A26]);MONTH([.A26]);DAY([.A26]))&lt;TODAY();IF(DATE(YEAR([.A26]);MONTH([.A26]);DAY([.A26]))=TODAY()-1;[.$I$13];[.$I$10]);IF(DATE(YEAR([.A26]);MONTH([.A26]);DAY([.A26]))=TODAY();[.$I$11];[.$I$2]));[.$I$3]);&quot;&quot;)">
            <text:p/>
          </table:table-cell>
          <table:table-cell table:formula="of:=IF([.C26]&lt;&gt;&quot;&quot;;SUM([.E25];[.C26]);&quot;&quot;)">
            <text:p/>
          </table:table-cell>
          <table:table-cell table:formula="of:=IF([.C26]&lt;&gt;&quot;&quot;;IF(ABS([.E26]/[.G26])&gt;8;[.$I$1];[.$I$2]);&quot;&quot;)">
            <text:p/>
          </table:table-cell>
          <table:table-cell table:formula="of:=IF([.C26]&lt;&gt; &quot;&quot;;ABS([.G25]+1);&quot;&quot;)">
            <text:p/>
          </table:table-cell>
          <table:table-cell table:formula="of:=IF([.C26]&lt;&gt; &quot;&quot;;[.C26]*[.$I$12];&quot;&quot;)">
            <text:p/>
          </table:table-cell>
          <table:table-cell table:style-name="ce31"/>
          <table:table-cell table:style-name="ce36"/>
          <table:table-cell table:number-columns-repeated="1014"/>
        </table:table-row>
        <table:table-row table:style-name="ro3">
          <table:table-cell table:style-name="ce1" table:formula="of:=IF([.C27]&lt;&gt;&quot;&quot;;DATE(YEAR([.A26]);MONTH([.A26]);DAY([.A26])+1);&quot;&quot;)">
            <text:p/>
          </table:table-cell>
          <table:table-cell table:number-columns-repeated="2"/>
          <table:table-cell table:formula="of:=IF([.C27]&lt;&gt;&quot;&quot;;IFERROR(IF(DATE(YEAR([.A27]);MONTH([.A27]);DAY([.A27]))&lt;TODAY();IF(DATE(YEAR([.A27]);MONTH([.A27]);DAY([.A27]))=TODAY()-1;[.$I$13];[.$I$10]);IF(DATE(YEAR([.A27]);MONTH([.A27]);DAY([.A27]))=TODAY();[.$I$11];[.$I$2]));[.$I$3]);&quot;&quot;)">
            <text:p/>
          </table:table-cell>
          <table:table-cell table:formula="of:=IF([.C27]&lt;&gt;&quot;&quot;;SUM([.E26];[.C27]);&quot;&quot;)">
            <text:p/>
          </table:table-cell>
          <table:table-cell table:formula="of:=IF([.C27]&lt;&gt;&quot;&quot;;IF(ABS([.E27]/[.G27])&gt;8;[.$I$1];[.$I$2]);&quot;&quot;)">
            <text:p/>
          </table:table-cell>
          <table:table-cell table:formula="of:=IF([.C27]&lt;&gt; &quot;&quot;;ABS([.G26]+1);&quot;&quot;)">
            <text:p/>
          </table:table-cell>
          <table:table-cell table:formula="of:=IF([.C27]&lt;&gt; &quot;&quot;;[.C27]*[.$I$12];&quot;&quot;)">
            <text:p/>
          </table:table-cell>
          <table:table-cell table:style-name="ce30"/>
          <table:table-cell table:style-name="ce36"/>
          <table:table-cell table:number-columns-repeated="1014"/>
        </table:table-row>
        <table:table-row table:style-name="ro3">
          <table:table-cell table:style-name="ce1" table:formula="of:=IF([.C28]&lt;&gt;&quot;&quot;;DATE(YEAR([.A27]);MONTH([.A27]);DAY([.A27])+1);&quot;&quot;)">
            <text:p/>
          </table:table-cell>
          <table:table-cell table:number-columns-repeated="2"/>
          <table:table-cell table:formula="of:=IF([.C28]&lt;&gt;&quot;&quot;;IFERROR(IF(DATE(YEAR([.A28]);MONTH([.A28]);DAY([.A28]))&lt;TODAY();IF(DATE(YEAR([.A28]);MONTH([.A28]);DAY([.A28]))=TODAY()-1;[.$I$13];[.$I$10]);IF(DATE(YEAR([.A28]);MONTH([.A28]);DAY([.A28]))=TODAY();[.$I$11];[.$I$2]));[.$I$3]);&quot;&quot;)">
            <text:p/>
          </table:table-cell>
          <table:table-cell table:formula="of:=IF([.C28]&lt;&gt;&quot;&quot;;SUM([.E27];[.C28]);&quot;&quot;)">
            <text:p/>
          </table:table-cell>
          <table:table-cell table:formula="of:=IF([.C28]&lt;&gt;&quot;&quot;;IF(ABS([.E28]/[.G28])&gt;8;[.$I$1];[.$I$2]);&quot;&quot;)">
            <text:p/>
          </table:table-cell>
          <table:table-cell table:formula="of:=IF([.C28]&lt;&gt; &quot;&quot;;ABS([.G27]+1);&quot;&quot;)">
            <text:p/>
          </table:table-cell>
          <table:table-cell table:formula="of:=IF([.C28]&lt;&gt; &quot;&quot;;[.C28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3">
          <table:table-cell table:style-name="ce1" table:formula="of:=IF([.C29]&lt;&gt;&quot;&quot;;DATE(YEAR([.A28]);MONTH([.A28]);DAY([.A28])+1);&quot;&quot;)">
            <text:p/>
          </table:table-cell>
          <table:table-cell table:number-columns-repeated="2"/>
          <table:table-cell table:formula="of:=IF([.C29]&lt;&gt;&quot;&quot;;IFERROR(IF(DATE(YEAR([.A29]);MONTH([.A29]);DAY([.A29]))&lt;TODAY();IF(DATE(YEAR([.A29]);MONTH([.A29]);DAY([.A29]))=TODAY()-1;[.$I$13];[.$I$10]);IF(DATE(YEAR([.A29]);MONTH([.A29]);DAY([.A29]))=TODAY();[.$I$11];[.$I$2]));[.$I$3]);&quot;&quot;)">
            <text:p/>
          </table:table-cell>
          <table:table-cell table:formula="of:=IF([.C29]&lt;&gt;&quot;&quot;;SUM([.E28];[.C29]);&quot;&quot;)">
            <text:p/>
          </table:table-cell>
          <table:table-cell table:formula="of:=IF([.C29]&lt;&gt;&quot;&quot;;IF(ABS([.E29]/[.G29])&gt;8;[.$I$1];[.$I$2]);&quot;&quot;)">
            <text:p/>
          </table:table-cell>
          <table:table-cell table:formula="of:=IF([.C29]&lt;&gt; &quot;&quot;;ABS([.G28]+1);&quot;&quot;)">
            <text:p/>
          </table:table-cell>
          <table:table-cell table:formula="of:=IF([.C29]&lt;&gt; &quot;&quot;;[.C29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3">
          <table:table-cell table:style-name="ce1" table:formula="of:=IF([.C30]&lt;&gt;&quot;&quot;;DATE(YEAR([.A29]);MONTH([.A29]);DAY([.A29])+1);&quot;&quot;)">
            <text:p/>
          </table:table-cell>
          <table:table-cell table:number-columns-repeated="2"/>
          <table:table-cell table:formula="of:=IF([.C30]&lt;&gt;&quot;&quot;;IFERROR(IF(DATE(YEAR([.A30]);MONTH([.A30]);DAY([.A30]))&lt;TODAY();IF(DATE(YEAR([.A30]);MONTH([.A30]);DAY([.A30]))=TODAY()-1;[.$I$13];[.$I$10]);IF(DATE(YEAR([.A30]);MONTH([.A30]);DAY([.A30]))=TODAY();[.$I$11];[.$I$2]));[.$I$3]);&quot;&quot;)">
            <text:p/>
          </table:table-cell>
          <table:table-cell table:formula="of:=IF([.C30]&lt;&gt;&quot;&quot;;SUM([.E29];[.C30]);&quot;&quot;)">
            <text:p/>
          </table:table-cell>
          <table:table-cell table:formula="of:=IF([.C30]&lt;&gt;&quot;&quot;;IF(ABS([.E30]/[.G30])&gt;8;[.$I$1];[.$I$2]);&quot;&quot;)">
            <text:p/>
          </table:table-cell>
          <table:table-cell table:formula="of:=IF([.C30]&lt;&gt; &quot;&quot;;ABS([.G29]+1);&quot;&quot;)">
            <text:p/>
          </table:table-cell>
          <table:table-cell table:formula="of:=IF([.C30]&lt;&gt; &quot;&quot;;[.C30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3">
          <table:table-cell table:style-name="ce1" table:formula="of:=IF([.C31]&lt;&gt;&quot;&quot;;DATE(YEAR([.A30]);MONTH([.A30]);DAY([.A30])+1);&quot;&quot;)">
            <text:p/>
          </table:table-cell>
          <table:table-cell table:number-columns-repeated="2"/>
          <table:table-cell table:formula="of:=IF([.C31]&lt;&gt;&quot;&quot;;IFERROR(IF(DATE(YEAR([.A31]);MONTH([.A31]);DAY([.A31]))&lt;TODAY();IF(DATE(YEAR([.A31]);MONTH([.A31]);DAY([.A31]))=TODAY()-1;[.$I$13];[.$I$10]);IF(DATE(YEAR([.A31]);MONTH([.A31]);DAY([.A31]))=TODAY();[.$I$11];[.$I$2]));[.$I$3]);&quot;&quot;)">
            <text:p/>
          </table:table-cell>
          <table:table-cell table:formula="of:=IF([.C31]&lt;&gt;&quot;&quot;;SUM([.E30];[.C31]);&quot;&quot;)">
            <text:p/>
          </table:table-cell>
          <table:table-cell table:formula="of:=IF([.C31]&lt;&gt;&quot;&quot;;IF(ABS([.E31]/[.G31])&gt;8;[.$I$1];[.$I$2]);&quot;&quot;)">
            <text:p/>
          </table:table-cell>
          <table:table-cell table:formula="of:=IF([.C31]&lt;&gt; &quot;&quot;;ABS([.G30]+1);&quot;&quot;)">
            <text:p/>
          </table:table-cell>
          <table:table-cell table:formula="of:=IF([.C31]&lt;&gt; &quot;&quot;;[.C31]*[.$I$12];&quot;&quot;)">
            <text:p/>
          </table:table-cell>
          <table:table-cell table:style-name="ce33"/>
          <table:table-cell table:style-name="ce36"/>
          <table:table-cell table:number-columns-repeated="1014"/>
        </table:table-row>
        <table:table-row table:style-name="ro4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1:.C31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1:.C31])&amp;&quot;H&quot;" office:value-type="string" office:string-value="8H" calcext:value-type="string" table:number-columns-spanned="1" table:number-rows-spanned="2">
            <text:p>8H</text:p>
          </table:table-cell>
          <table:table-cell table:style-name="ce9" table:formula="of:=[.$I$14]&amp;COUNTIF([.A1:.A31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1:.C31])&lt;&gt;0;MAX([.E1:.E31])-240;[.$I$2])" office:value-type="float" office:value="-232" calcext:value-type="float" table:number-columns-spanned="1" table:number-rows-spanned="2">
            <text:p>-232</text:p>
          </table:table-cell>
          <table:table-cell table:style-name="ce15" table:formula="of:=[.$I$16]&amp;COUNTIF([.F1:.F31];[.$I$1])" office:value-type="string" office:string-value="G is.0" calcext:value-type="string">
            <text:p>G is.0</text:p>
          </table:table-cell>
          <table:table-cell table:style-name="ce17" table:formula="of:=([.H32]*1000-240*[.I12])/1000" office:value-type="float" office:value="-6.67" calcext:value-type="float" table:number-columns-spanned="1" table:number-rows-spanned="2">
            <text:p>-6.67</text:p>
          </table:table-cell>
          <table:table-cell table:style-name="ce19" table:formula="of:=SUM([.H1:.H31])/1000" office:value-type="float" office:value="0.23" calcext:value-type="float" table:number-columns-spanned="1" table:number-rows-spanned="2">
            <text:p>0.23</text:p>
          </table:table-cell>
          <table:table-cell table:style-name="ce34" table:number-columns-repeated="2"/>
          <table:table-cell table:number-columns-repeated="1014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1:.F31];[.$I$2])" office:value-type="string" office:string-value="L is. 1" calcext:value-type="string">
            <text:p>L is. 1</text:p>
          </table:table-cell>
          <table:covered-table-cell table:style-name="ce17"/>
          <table:covered-table-cell table:style-name="ce19"/>
          <table:table-cell table:style-name="ce34" table:number-columns-repeated="2"/>
          <table:table-cell table:number-columns-repeated="1014"/>
        </table:table-row>
        <table:table-row table:style-name="ro3">
          <table:table-cell table:style-name="ce1" office:value-type="date" office:date-value="2020-03-21" calcext:value-type="date">
            <text:p>3/21/2020</text:p>
          </table:table-cell>
          <table:table-cell table:number-columns-repeated="2"/>
          <table:table-cell table:formula="of:=IF([.C34]&lt;&gt;&quot;&quot;;IFERROR(IF(DATE(YEAR([.A34]);MONTH([.A34]);DAY([.A34]))&lt;TODAY();IF(DATE(YEAR([.A34]);MONTH([.A34]);DAY([.A34]))=TODAY()-1;[.$I$13];[.$I$10]);IF(DATE(YEAR([.A34]);MONTH([.A34]);DAY([.A34]))=TODAY();[.$I$11];[.$I$2]));[.$I$3]);&quot;&quot;)">
            <text:p/>
          </table:table-cell>
          <table:table-cell table:formula="of:=ABS([.C34])" office:value-type="float" office:value="0" calcext:value-type="float">
            <text:p>0</text:p>
          </table:table-cell>
          <table:table-cell table:formula="of:=IF([.C34]&lt;&gt;&quot;&quot;;IF(ABS([.E34]/[.G34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34]&lt;&gt; &quot;&quot;;[.C3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35]&lt;&gt;&quot;&quot;;DATE(YEAR([.A34]);MONTH([.A34]);DAY([.A34])+1);&quot;&quot;)">
            <text:p/>
          </table:table-cell>
          <table:table-cell table:number-columns-repeated="2"/>
          <table:table-cell table:formula="of:=IF([.C35]&lt;&gt;&quot;&quot;;IFERROR(IF(DATE(YEAR([.A35]);MONTH([.A35]);DAY([.A35]))&lt;TODAY();IF(DATE(YEAR([.A35]);MONTH([.A35]);DAY([.A35]))=TODAY()-1;[.$I$13];[.$I$10]);IF(DATE(YEAR([.A35]);MONTH([.A35]);DAY([.A35]))=TODAY();[.$I$11];[.$I$2]));[.$I$3]);&quot;&quot;)">
            <text:p/>
          </table:table-cell>
          <table:table-cell table:formula="of:=IF([.C35]&lt;&gt;&quot;&quot;;SUM([.E34];[.C35]);&quot;&quot;)">
            <text:p/>
          </table:table-cell>
          <table:table-cell table:formula="of:=IF([.C35]&lt;&gt;&quot;&quot;;IF(ABS([.E35]/[.G35])&gt;8;[.$I$1];[.$I$2]);&quot;&quot;)">
            <text:p/>
          </table:table-cell>
          <table:table-cell table:formula="of:=IF([.C35]&lt;&gt; &quot;&quot;;ABS([.G34]+1);&quot;&quot;)">
            <text:p/>
          </table:table-cell>
          <table:table-cell table:formula="of:=IF([.C35]&lt;&gt; &quot;&quot;;[.C3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36]&lt;&gt;&quot;&quot;;DATE(YEAR([.A35]);MONTH([.A35]);DAY([.A35])+1);&quot;&quot;)">
            <text:p/>
          </table:table-cell>
          <table:table-cell table:number-columns-repeated="2"/>
          <table:table-cell table:formula="of:=IF([.C36]&lt;&gt;&quot;&quot;;IFERROR(IF(DATE(YEAR([.A36]);MONTH([.A36]);DAY([.A36]))&lt;TODAY();IF(DATE(YEAR([.A36]);MONTH([.A36]);DAY([.A36]))=TODAY()-1;[.$I$13];[.$I$10]);IF(DATE(YEAR([.A36]);MONTH([.A36]);DAY([.A36]))=TODAY();[.$I$11];[.$I$2]));[.$I$3]);&quot;&quot;)">
            <text:p/>
          </table:table-cell>
          <table:table-cell table:formula="of:=IF([.C36]&lt;&gt;&quot;&quot;;SUM([.E35];[.C36]);&quot;&quot;)">
            <text:p/>
          </table:table-cell>
          <table:table-cell table:formula="of:=IF([.C36]&lt;&gt;&quot;&quot;;IF(ABS([.E36]/[.G36])&gt;8;[.$I$1];[.$I$2]);&quot;&quot;)">
            <text:p/>
          </table:table-cell>
          <table:table-cell table:formula="of:=IF([.C36]&lt;&gt; &quot;&quot;;ABS([.G35]+1);&quot;&quot;)">
            <text:p/>
          </table:table-cell>
          <table:table-cell table:formula="of:=IF([.C36]&lt;&gt; &quot;&quot;;[.C3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37]&lt;&gt;&quot;&quot;;DATE(YEAR([.A36]);MONTH([.A36]);DAY([.A36])+1);&quot;&quot;)">
            <text:p/>
          </table:table-cell>
          <table:table-cell table:number-columns-repeated="2"/>
          <table:table-cell table:formula="of:=IF([.C37]&lt;&gt;&quot;&quot;;IFERROR(IF(DATE(YEAR([.A37]);MONTH([.A37]);DAY([.A37]))&lt;TODAY();IF(DATE(YEAR([.A37]);MONTH([.A37]);DAY([.A37]))=TODAY()-1;[.$I$13];[.$I$10]);IF(DATE(YEAR([.A37]);MONTH([.A37]);DAY([.A37]))=TODAY();[.$I$11];[.$I$2]));[.$I$3]);&quot;&quot;)">
            <text:p/>
          </table:table-cell>
          <table:table-cell table:formula="of:=IF([.C37]&lt;&gt;&quot;&quot;;SUM([.E36];[.C37]);&quot;&quot;)">
            <text:p/>
          </table:table-cell>
          <table:table-cell table:formula="of:=IF([.C37]&lt;&gt;&quot;&quot;;IF(ABS([.E37]/[.G37])&gt;8;[.$I$1];[.$I$2]);&quot;&quot;)">
            <text:p/>
          </table:table-cell>
          <table:table-cell table:formula="of:=IF([.C37]&lt;&gt; &quot;&quot;;ABS([.G36]+1);&quot;&quot;)">
            <text:p/>
          </table:table-cell>
          <table:table-cell table:formula="of:=IF([.C37]&lt;&gt; &quot;&quot;;[.C3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38]&lt;&gt;&quot;&quot;;DATE(YEAR([.A37]);MONTH([.A37]);DAY([.A37])+1);&quot;&quot;)">
            <text:p/>
          </table:table-cell>
          <table:table-cell table:number-columns-repeated="2"/>
          <table:table-cell table:formula="of:=IF([.C38]&lt;&gt;&quot;&quot;;IFERROR(IF(DATE(YEAR([.A38]);MONTH([.A38]);DAY([.A38]))&lt;TODAY();IF(DATE(YEAR([.A38]);MONTH([.A38]);DAY([.A38]))=TODAY()-1;[.$I$13];[.$I$10]);IF(DATE(YEAR([.A38]);MONTH([.A38]);DAY([.A38]))=TODAY();[.$I$11];[.$I$2]));[.$I$3]);&quot;&quot;)">
            <text:p/>
          </table:table-cell>
          <table:table-cell table:formula="of:=IF([.C38]&lt;&gt;&quot;&quot;;SUM([.E37];[.C38]);&quot;&quot;)">
            <text:p/>
          </table:table-cell>
          <table:table-cell table:formula="of:=IF([.C38]&lt;&gt;&quot;&quot;;IF(ABS([.E38]/[.G38])&gt;8;[.$I$1];[.$I$2]);&quot;&quot;)">
            <text:p/>
          </table:table-cell>
          <table:table-cell table:formula="of:=IF([.C38]&lt;&gt; &quot;&quot;;ABS([.G37]+1);&quot;&quot;)">
            <text:p/>
          </table:table-cell>
          <table:table-cell table:formula="of:=IF([.C38]&lt;&gt; &quot;&quot;;[.C3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39]&lt;&gt;&quot;&quot;;DATE(YEAR([.A38]);MONTH([.A38]);DAY([.A38])+1);&quot;&quot;)">
            <text:p/>
          </table:table-cell>
          <table:table-cell table:number-columns-repeated="2"/>
          <table:table-cell table:formula="of:=IF([.C39]&lt;&gt;&quot;&quot;;IFERROR(IF(DATE(YEAR([.A39]);MONTH([.A39]);DAY([.A39]))&lt;TODAY();IF(DATE(YEAR([.A39]);MONTH([.A39]);DAY([.A39]))=TODAY()-1;[.$I$13];[.$I$10]);IF(DATE(YEAR([.A39]);MONTH([.A39]);DAY([.A39]))=TODAY();[.$I$11];[.$I$2]));[.$I$3]);&quot;&quot;)">
            <text:p/>
          </table:table-cell>
          <table:table-cell table:formula="of:=IF([.C39]&lt;&gt;&quot;&quot;;SUM([.E38];[.C39]);&quot;&quot;)">
            <text:p/>
          </table:table-cell>
          <table:table-cell table:formula="of:=IF([.C39]&lt;&gt;&quot;&quot;;IF(ABS([.E39]/[.G39])&gt;8;[.$I$1];[.$I$2]);&quot;&quot;)">
            <text:p/>
          </table:table-cell>
          <table:table-cell table:formula="of:=IF([.C39]&lt;&gt; &quot;&quot;;ABS([.G38]+1);&quot;&quot;)">
            <text:p/>
          </table:table-cell>
          <table:table-cell table:formula="of:=IF([.C39]&lt;&gt; &quot;&quot;;[.C3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0]&lt;&gt;&quot;&quot;;DATE(YEAR([.A39]);MONTH([.A39]);DAY([.A39])+1);&quot;&quot;)">
            <text:p/>
          </table:table-cell>
          <table:table-cell table:number-columns-repeated="2"/>
          <table:table-cell table:formula="of:=IF([.C40]&lt;&gt;&quot;&quot;;IFERROR(IF(DATE(YEAR([.A40]);MONTH([.A40]);DAY([.A40]))&lt;TODAY();IF(DATE(YEAR([.A40]);MONTH([.A40]);DAY([.A40]))=TODAY()-1;[.$I$13];[.$I$10]);IF(DATE(YEAR([.A40]);MONTH([.A40]);DAY([.A40]))=TODAY();[.$I$11];[.$I$2]));[.$I$3]);&quot;&quot;)">
            <text:p/>
          </table:table-cell>
          <table:table-cell table:formula="of:=IF([.C40]&lt;&gt;&quot;&quot;;SUM([.E39];[.C40]);&quot;&quot;)">
            <text:p/>
          </table:table-cell>
          <table:table-cell table:formula="of:=IF([.C40]&lt;&gt;&quot;&quot;;IF(ABS([.E40]/[.G40])&gt;8;[.$I$1];[.$I$2]);&quot;&quot;)">
            <text:p/>
          </table:table-cell>
          <table:table-cell table:formula="of:=IF([.C40]&lt;&gt; &quot;&quot;;ABS([.G39]+1);&quot;&quot;)">
            <text:p/>
          </table:table-cell>
          <table:table-cell table:formula="of:=IF([.C40]&lt;&gt; &quot;&quot;;[.C4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1]&lt;&gt;&quot;&quot;;DATE(YEAR([.A40]);MONTH([.A40]);DAY([.A40])+1);&quot;&quot;)">
            <text:p/>
          </table:table-cell>
          <table:table-cell table:number-columns-repeated="2"/>
          <table:table-cell table:formula="of:=IF([.C41]&lt;&gt;&quot;&quot;;IFERROR(IF(DATE(YEAR([.A41]);MONTH([.A41]);DAY([.A41]))&lt;TODAY();IF(DATE(YEAR([.A41]);MONTH([.A41]);DAY([.A41]))=TODAY()-1;[.$I$13];[.$I$10]);IF(DATE(YEAR([.A41]);MONTH([.A41]);DAY([.A41]))=TODAY();[.$I$11];[.$I$2]));[.$I$3]);&quot;&quot;)">
            <text:p/>
          </table:table-cell>
          <table:table-cell table:formula="of:=IF([.C41]&lt;&gt;&quot;&quot;;SUM([.E40];[.C41]);&quot;&quot;)">
            <text:p/>
          </table:table-cell>
          <table:table-cell table:formula="of:=IF([.C41]&lt;&gt;&quot;&quot;;IF(ABS([.E41]/[.G41])&gt;8;[.$I$1];[.$I$2]);&quot;&quot;)">
            <text:p/>
          </table:table-cell>
          <table:table-cell table:formula="of:=IF([.C41]&lt;&gt; &quot;&quot;;ABS([.G40]+1);&quot;&quot;)">
            <text:p/>
          </table:table-cell>
          <table:table-cell table:formula="of:=IF([.C41]&lt;&gt; &quot;&quot;;[.C4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2]&lt;&gt;&quot;&quot;;DATE(YEAR([.A41]);MONTH([.A41]);DAY([.A41])+1);&quot;&quot;)">
            <text:p/>
          </table:table-cell>
          <table:table-cell table:number-columns-repeated="2"/>
          <table:table-cell table:formula="of:=IF([.C42]&lt;&gt;&quot;&quot;;IFERROR(IF(DATE(YEAR([.A42]);MONTH([.A42]);DAY([.A42]))&lt;TODAY();IF(DATE(YEAR([.A42]);MONTH([.A42]);DAY([.A42]))=TODAY()-1;[.$I$13];[.$I$10]);IF(DATE(YEAR([.A42]);MONTH([.A42]);DAY([.A42]))=TODAY();[.$I$11];[.$I$2]));[.$I$3]);&quot;&quot;)">
            <text:p/>
          </table:table-cell>
          <table:table-cell table:formula="of:=IF([.C42]&lt;&gt;&quot;&quot;;SUM([.E41];[.C42]);&quot;&quot;)">
            <text:p/>
          </table:table-cell>
          <table:table-cell table:formula="of:=IF([.C42]&lt;&gt;&quot;&quot;;IF(ABS([.E42]/[.G42])&gt;8;[.$I$1];[.$I$2]);&quot;&quot;)">
            <text:p/>
          </table:table-cell>
          <table:table-cell table:formula="of:=IF([.C42]&lt;&gt; &quot;&quot;;ABS([.G41]+1);&quot;&quot;)">
            <text:p/>
          </table:table-cell>
          <table:table-cell table:formula="of:=IF([.C42]&lt;&gt; &quot;&quot;;[.C4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3]&lt;&gt;&quot;&quot;;DATE(YEAR([.A42]);MONTH([.A42]);DAY([.A42])+1);&quot;&quot;)">
            <text:p/>
          </table:table-cell>
          <table:table-cell table:number-columns-repeated="2"/>
          <table:table-cell table:formula="of:=IF([.C43]&lt;&gt;&quot;&quot;;IFERROR(IF(DATE(YEAR([.A43]);MONTH([.A43]);DAY([.A43]))&lt;TODAY();IF(DATE(YEAR([.A43]);MONTH([.A43]);DAY([.A43]))=TODAY()-1;[.$I$13];[.$I$10]);IF(DATE(YEAR([.A43]);MONTH([.A43]);DAY([.A43]))=TODAY();[.$I$11];[.$I$2]));[.$I$3]);&quot;&quot;)">
            <text:p/>
          </table:table-cell>
          <table:table-cell table:formula="of:=IF([.C43]&lt;&gt;&quot;&quot;;SUM([.E42];[.C43]);&quot;&quot;)">
            <text:p/>
          </table:table-cell>
          <table:table-cell table:formula="of:=IF([.C43]&lt;&gt;&quot;&quot;;IF(ABS([.E43]/[.G43])&gt;8;[.$I$1];[.$I$2]);&quot;&quot;)">
            <text:p/>
          </table:table-cell>
          <table:table-cell table:formula="of:=IF([.C43]&lt;&gt; &quot;&quot;;ABS([.G42]+1);&quot;&quot;)">
            <text:p/>
          </table:table-cell>
          <table:table-cell table:formula="of:=IF([.C43]&lt;&gt; &quot;&quot;;[.C4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4]&lt;&gt;&quot;&quot;;DATE(YEAR([.A43]);MONTH([.A43]);DAY([.A43])+1);&quot;&quot;)">
            <text:p/>
          </table:table-cell>
          <table:table-cell table:number-columns-repeated="2"/>
          <table:table-cell table:formula="of:=IF([.C44]&lt;&gt;&quot;&quot;;IFERROR(IF(DATE(YEAR([.A44]);MONTH([.A44]);DAY([.A44]))&lt;TODAY();IF(DATE(YEAR([.A44]);MONTH([.A44]);DAY([.A44]))=TODAY()-1;[.$I$13];[.$I$10]);IF(DATE(YEAR([.A44]);MONTH([.A44]);DAY([.A44]))=TODAY();[.$I$11];[.$I$2]));[.$I$3]);&quot;&quot;)">
            <text:p/>
          </table:table-cell>
          <table:table-cell table:formula="of:=IF([.C44]&lt;&gt;&quot;&quot;;SUM([.E43];[.C44]);&quot;&quot;)">
            <text:p/>
          </table:table-cell>
          <table:table-cell table:formula="of:=IF([.C44]&lt;&gt;&quot;&quot;;IF(ABS([.E44]/[.G44])&gt;8;[.$I$1];[.$I$2]);&quot;&quot;)">
            <text:p/>
          </table:table-cell>
          <table:table-cell table:formula="of:=IF([.C44]&lt;&gt; &quot;&quot;;ABS([.G43]+1);&quot;&quot;)">
            <text:p/>
          </table:table-cell>
          <table:table-cell table:formula="of:=IF([.C44]&lt;&gt; &quot;&quot;;[.C4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5]&lt;&gt;&quot;&quot;;DATE(YEAR([.A44]);MONTH([.A44]);DAY([.A44])+1);&quot;&quot;)">
            <text:p/>
          </table:table-cell>
          <table:table-cell table:number-columns-repeated="2"/>
          <table:table-cell table:formula="of:=IF([.C45]&lt;&gt;&quot;&quot;;IFERROR(IF(DATE(YEAR([.A45]);MONTH([.A45]);DAY([.A45]))&lt;TODAY();IF(DATE(YEAR([.A45]);MONTH([.A45]);DAY([.A45]))=TODAY()-1;[.$I$13];[.$I$10]);IF(DATE(YEAR([.A45]);MONTH([.A45]);DAY([.A45]))=TODAY();[.$I$11];[.$I$2]));[.$I$3]);&quot;&quot;)">
            <text:p/>
          </table:table-cell>
          <table:table-cell table:formula="of:=IF([.C45]&lt;&gt;&quot;&quot;;SUM([.E44];[.C45]);&quot;&quot;)">
            <text:p/>
          </table:table-cell>
          <table:table-cell table:formula="of:=IF([.C45]&lt;&gt;&quot;&quot;;IF(ABS([.E45]/[.G45])&gt;8;[.$I$1];[.$I$2]);&quot;&quot;)">
            <text:p/>
          </table:table-cell>
          <table:table-cell table:formula="of:=IF([.C45]&lt;&gt; &quot;&quot;;ABS([.G44]+1);&quot;&quot;)">
            <text:p/>
          </table:table-cell>
          <table:table-cell table:formula="of:=IF([.C45]&lt;&gt; &quot;&quot;;[.C4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6]&lt;&gt;&quot;&quot;;DATE(YEAR([.A45]);MONTH([.A45]);DAY([.A45])+1);&quot;&quot;)">
            <text:p/>
          </table:table-cell>
          <table:table-cell table:number-columns-repeated="2"/>
          <table:table-cell table:formula="of:=IF([.C46]&lt;&gt;&quot;&quot;;IFERROR(IF(DATE(YEAR([.A46]);MONTH([.A46]);DAY([.A46]))&lt;TODAY();IF(DATE(YEAR([.A46]);MONTH([.A46]);DAY([.A46]))=TODAY()-1;[.$I$13];[.$I$10]);IF(DATE(YEAR([.A46]);MONTH([.A46]);DAY([.A46]))=TODAY();[.$I$11];[.$I$2]));[.$I$3]);&quot;&quot;)">
            <text:p/>
          </table:table-cell>
          <table:table-cell table:formula="of:=IF([.C46]&lt;&gt;&quot;&quot;;SUM([.E45];[.C46]);&quot;&quot;)">
            <text:p/>
          </table:table-cell>
          <table:table-cell table:formula="of:=IF([.C46]&lt;&gt;&quot;&quot;;IF(ABS([.E46]/[.G46])&gt;8;[.$I$1];[.$I$2]);&quot;&quot;)">
            <text:p/>
          </table:table-cell>
          <table:table-cell table:formula="of:=IF([.C46]&lt;&gt; &quot;&quot;;ABS([.G45]+1);&quot;&quot;)">
            <text:p/>
          </table:table-cell>
          <table:table-cell table:formula="of:=IF([.C46]&lt;&gt; &quot;&quot;;[.C4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7]&lt;&gt;&quot;&quot;;DATE(YEAR([.A46]);MONTH([.A46]);DAY([.A46])+1);&quot;&quot;)">
            <text:p/>
          </table:table-cell>
          <table:table-cell table:number-columns-repeated="2"/>
          <table:table-cell table:formula="of:=IF([.C47]&lt;&gt;&quot;&quot;;IFERROR(IF(DATE(YEAR([.A47]);MONTH([.A47]);DAY([.A47]))&lt;TODAY();IF(DATE(YEAR([.A47]);MONTH([.A47]);DAY([.A47]))=TODAY()-1;[.$I$13];[.$I$10]);IF(DATE(YEAR([.A47]);MONTH([.A47]);DAY([.A47]))=TODAY();[.$I$11];[.$I$2]));[.$I$3]);&quot;&quot;)">
            <text:p/>
          </table:table-cell>
          <table:table-cell table:formula="of:=IF([.C47]&lt;&gt;&quot;&quot;;SUM([.E46];[.C47]);&quot;&quot;)">
            <text:p/>
          </table:table-cell>
          <table:table-cell table:formula="of:=IF([.C47]&lt;&gt;&quot;&quot;;IF(ABS([.E47]/[.G47])&gt;8;[.$I$1];[.$I$2]);&quot;&quot;)">
            <text:p/>
          </table:table-cell>
          <table:table-cell table:formula="of:=IF([.C47]&lt;&gt; &quot;&quot;;ABS([.G46]+1);&quot;&quot;)">
            <text:p/>
          </table:table-cell>
          <table:table-cell table:formula="of:=IF([.C47]&lt;&gt; &quot;&quot;;[.C4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8]&lt;&gt;&quot;&quot;;DATE(YEAR([.A47]);MONTH([.A47]);DAY([.A47])+1);&quot;&quot;)">
            <text:p/>
          </table:table-cell>
          <table:table-cell table:number-columns-repeated="2"/>
          <table:table-cell table:formula="of:=IF([.C48]&lt;&gt;&quot;&quot;;IFERROR(IF(DATE(YEAR([.A48]);MONTH([.A48]);DAY([.A48]))&lt;TODAY();IF(DATE(YEAR([.A48]);MONTH([.A48]);DAY([.A48]))=TODAY()-1;[.$I$13];[.$I$10]);IF(DATE(YEAR([.A48]);MONTH([.A48]);DAY([.A48]))=TODAY();[.$I$11];[.$I$2]));[.$I$3]);&quot;&quot;)">
            <text:p/>
          </table:table-cell>
          <table:table-cell table:formula="of:=IF([.C48]&lt;&gt;&quot;&quot;;SUM([.E47];[.C48]);&quot;&quot;)">
            <text:p/>
          </table:table-cell>
          <table:table-cell table:formula="of:=IF([.C48]&lt;&gt;&quot;&quot;;IF(ABS([.E48]/[.G48])&gt;8;[.$I$1];[.$I$2]);&quot;&quot;)">
            <text:p/>
          </table:table-cell>
          <table:table-cell table:formula="of:=IF([.C48]&lt;&gt; &quot;&quot;;ABS([.G47]+1);&quot;&quot;)">
            <text:p/>
          </table:table-cell>
          <table:table-cell table:formula="of:=IF([.C48]&lt;&gt; &quot;&quot;;[.C4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49]&lt;&gt;&quot;&quot;;DATE(YEAR([.A48]);MONTH([.A48]);DAY([.A48])+1);&quot;&quot;)">
            <text:p/>
          </table:table-cell>
          <table:table-cell table:number-columns-repeated="2"/>
          <table:table-cell table:formula="of:=IF([.C49]&lt;&gt;&quot;&quot;;IFERROR(IF(DATE(YEAR([.A49]);MONTH([.A49]);DAY([.A49]))&lt;TODAY();IF(DATE(YEAR([.A49]);MONTH([.A49]);DAY([.A49]))=TODAY()-1;[.$I$13];[.$I$10]);IF(DATE(YEAR([.A49]);MONTH([.A49]);DAY([.A49]))=TODAY();[.$I$11];[.$I$2]));[.$I$3]);&quot;&quot;)">
            <text:p/>
          </table:table-cell>
          <table:table-cell table:formula="of:=IF([.C49]&lt;&gt;&quot;&quot;;SUM([.E48];[.C49]);&quot;&quot;)">
            <text:p/>
          </table:table-cell>
          <table:table-cell table:formula="of:=IF([.C49]&lt;&gt;&quot;&quot;;IF(ABS([.E49]/[.G49])&gt;8;[.$I$1];[.$I$2]);&quot;&quot;)">
            <text:p/>
          </table:table-cell>
          <table:table-cell table:formula="of:=IF([.C49]&lt;&gt; &quot;&quot;;ABS([.G48]+1);&quot;&quot;)">
            <text:p/>
          </table:table-cell>
          <table:table-cell table:formula="of:=IF([.C49]&lt;&gt; &quot;&quot;;[.C4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0]&lt;&gt;&quot;&quot;;DATE(YEAR([.A49]);MONTH([.A49]);DAY([.A49])+1);&quot;&quot;)">
            <text:p/>
          </table:table-cell>
          <table:table-cell table:number-columns-repeated="2"/>
          <table:table-cell table:formula="of:=IF([.C50]&lt;&gt;&quot;&quot;;IFERROR(IF(DATE(YEAR([.A50]);MONTH([.A50]);DAY([.A50]))&lt;TODAY();IF(DATE(YEAR([.A50]);MONTH([.A50]);DAY([.A50]))=TODAY()-1;[.$I$13];[.$I$10]);IF(DATE(YEAR([.A50]);MONTH([.A50]);DAY([.A50]))=TODAY();[.$I$11];[.$I$2]));[.$I$3]);&quot;&quot;)">
            <text:p/>
          </table:table-cell>
          <table:table-cell table:formula="of:=IF([.C50]&lt;&gt;&quot;&quot;;SUM([.E49];[.C50]);&quot;&quot;)">
            <text:p/>
          </table:table-cell>
          <table:table-cell table:formula="of:=IF([.C50]&lt;&gt;&quot;&quot;;IF(ABS([.E50]/[.G50])&gt;8;[.$I$1];[.$I$2]);&quot;&quot;)">
            <text:p/>
          </table:table-cell>
          <table:table-cell table:formula="of:=IF([.C50]&lt;&gt; &quot;&quot;;ABS([.G49]+1);&quot;&quot;)">
            <text:p/>
          </table:table-cell>
          <table:table-cell table:formula="of:=IF([.C50]&lt;&gt; &quot;&quot;;[.C5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1]&lt;&gt;&quot;&quot;;DATE(YEAR([.A50]);MONTH([.A50]);DAY([.A50])+1);&quot;&quot;)">
            <text:p/>
          </table:table-cell>
          <table:table-cell table:number-columns-repeated="2"/>
          <table:table-cell table:formula="of:=IF([.C51]&lt;&gt;&quot;&quot;;IFERROR(IF(DATE(YEAR([.A51]);MONTH([.A51]);DAY([.A51]))&lt;TODAY();IF(DATE(YEAR([.A51]);MONTH([.A51]);DAY([.A51]))=TODAY()-1;[.$I$13];[.$I$10]);IF(DATE(YEAR([.A51]);MONTH([.A51]);DAY([.A51]))=TODAY();[.$I$11];[.$I$2]));[.$I$3]);&quot;&quot;)">
            <text:p/>
          </table:table-cell>
          <table:table-cell table:formula="of:=IF([.C51]&lt;&gt;&quot;&quot;;SUM([.E50];[.C51]);&quot;&quot;)">
            <text:p/>
          </table:table-cell>
          <table:table-cell table:formula="of:=IF([.C51]&lt;&gt;&quot;&quot;;IF(ABS([.E51]/[.G51])&gt;8;[.$I$1];[.$I$2]);&quot;&quot;)">
            <text:p/>
          </table:table-cell>
          <table:table-cell table:formula="of:=IF([.C51]&lt;&gt; &quot;&quot;;ABS([.G50]+1);&quot;&quot;)">
            <text:p/>
          </table:table-cell>
          <table:table-cell table:formula="of:=IF([.C51]&lt;&gt; &quot;&quot;;[.C5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2]&lt;&gt;&quot;&quot;;DATE(YEAR([.A51]);MONTH([.A51]);DAY([.A51])+1);&quot;&quot;)">
            <text:p/>
          </table:table-cell>
          <table:table-cell table:number-columns-repeated="2"/>
          <table:table-cell table:formula="of:=IF([.C52]&lt;&gt;&quot;&quot;;IFERROR(IF(DATE(YEAR([.A52]);MONTH([.A52]);DAY([.A52]))&lt;TODAY();IF(DATE(YEAR([.A52]);MONTH([.A52]);DAY([.A52]))=TODAY()-1;[.$I$13];[.$I$10]);IF(DATE(YEAR([.A52]);MONTH([.A52]);DAY([.A52]))=TODAY();[.$I$11];[.$I$2]));[.$I$3]);&quot;&quot;)">
            <text:p/>
          </table:table-cell>
          <table:table-cell table:formula="of:=IF([.C52]&lt;&gt;&quot;&quot;;SUM([.E51];[.C52]);&quot;&quot;)">
            <text:p/>
          </table:table-cell>
          <table:table-cell table:formula="of:=IF([.C52]&lt;&gt;&quot;&quot;;IF(ABS([.E52]/[.G52])&gt;8;[.$I$1];[.$I$2]);&quot;&quot;)">
            <text:p/>
          </table:table-cell>
          <table:table-cell table:formula="of:=IF([.C52]&lt;&gt; &quot;&quot;;ABS([.G51]+1);&quot;&quot;)">
            <text:p/>
          </table:table-cell>
          <table:table-cell table:formula="of:=IF([.C52]&lt;&gt; &quot;&quot;;[.C5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3]&lt;&gt;&quot;&quot;;DATE(YEAR([.A52]);MONTH([.A52]);DAY([.A52])+1);&quot;&quot;)">
            <text:p/>
          </table:table-cell>
          <table:table-cell table:number-columns-repeated="2"/>
          <table:table-cell table:formula="of:=IF([.C53]&lt;&gt;&quot;&quot;;IFERROR(IF(DATE(YEAR([.A53]);MONTH([.A53]);DAY([.A53]))&lt;TODAY();IF(DATE(YEAR([.A53]);MONTH([.A53]);DAY([.A53]))=TODAY()-1;[.$I$13];[.$I$10]);IF(DATE(YEAR([.A53]);MONTH([.A53]);DAY([.A53]))=TODAY();[.$I$11];[.$I$2]));[.$I$3]);&quot;&quot;)">
            <text:p/>
          </table:table-cell>
          <table:table-cell table:formula="of:=IF([.C53]&lt;&gt;&quot;&quot;;SUM([.E52];[.C53]);&quot;&quot;)">
            <text:p/>
          </table:table-cell>
          <table:table-cell table:formula="of:=IF([.C53]&lt;&gt;&quot;&quot;;IF(ABS([.E53]/[.G53])&gt;8;[.$I$1];[.$I$2]);&quot;&quot;)">
            <text:p/>
          </table:table-cell>
          <table:table-cell table:formula="of:=IF([.C53]&lt;&gt; &quot;&quot;;ABS([.G52]+1);&quot;&quot;)">
            <text:p/>
          </table:table-cell>
          <table:table-cell table:formula="of:=IF([.C53]&lt;&gt; &quot;&quot;;[.C5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4]&lt;&gt;&quot;&quot;;DATE(YEAR([.A53]);MONTH([.A53]);DAY([.A53])+1);&quot;&quot;)">
            <text:p/>
          </table:table-cell>
          <table:table-cell table:number-columns-repeated="2"/>
          <table:table-cell table:formula="of:=IF([.C54]&lt;&gt;&quot;&quot;;IFERROR(IF(DATE(YEAR([.A54]);MONTH([.A54]);DAY([.A54]))&lt;TODAY();IF(DATE(YEAR([.A54]);MONTH([.A54]);DAY([.A54]))=TODAY()-1;[.$I$13];[.$I$10]);IF(DATE(YEAR([.A54]);MONTH([.A54]);DAY([.A54]))=TODAY();[.$I$11];[.$I$2]));[.$I$3]);&quot;&quot;)">
            <text:p/>
          </table:table-cell>
          <table:table-cell table:formula="of:=IF([.C54]&lt;&gt;&quot;&quot;;SUM([.E53];[.C54]);&quot;&quot;)">
            <text:p/>
          </table:table-cell>
          <table:table-cell table:formula="of:=IF([.C54]&lt;&gt;&quot;&quot;;IF(ABS([.E54]/[.G54])&gt;8;[.$I$1];[.$I$2]);&quot;&quot;)">
            <text:p/>
          </table:table-cell>
          <table:table-cell table:formula="of:=IF([.C54]&lt;&gt; &quot;&quot;;ABS([.G53]+1);&quot;&quot;)">
            <text:p/>
          </table:table-cell>
          <table:table-cell table:formula="of:=IF([.C54]&lt;&gt; &quot;&quot;;[.C5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5]&lt;&gt;&quot;&quot;;DATE(YEAR([.A54]);MONTH([.A54]);DAY([.A54])+1);&quot;&quot;)">
            <text:p/>
          </table:table-cell>
          <table:table-cell table:number-columns-repeated="2"/>
          <table:table-cell table:formula="of:=IF([.C55]&lt;&gt;&quot;&quot;;IFERROR(IF(DATE(YEAR([.A55]);MONTH([.A55]);DAY([.A55]))&lt;TODAY();IF(DATE(YEAR([.A55]);MONTH([.A55]);DAY([.A55]))=TODAY()-1;[.$I$13];[.$I$10]);IF(DATE(YEAR([.A55]);MONTH([.A55]);DAY([.A55]))=TODAY();[.$I$11];[.$I$2]));[.$I$3]);&quot;&quot;)">
            <text:p/>
          </table:table-cell>
          <table:table-cell table:formula="of:=IF([.C55]&lt;&gt;&quot;&quot;;SUM([.E54];[.C55]);&quot;&quot;)">
            <text:p/>
          </table:table-cell>
          <table:table-cell table:formula="of:=IF([.C55]&lt;&gt;&quot;&quot;;IF(ABS([.E55]/[.G55])&gt;8;[.$I$1];[.$I$2]);&quot;&quot;)">
            <text:p/>
          </table:table-cell>
          <table:table-cell table:formula="of:=IF([.C55]&lt;&gt; &quot;&quot;;ABS([.G54]+1);&quot;&quot;)">
            <text:p/>
          </table:table-cell>
          <table:table-cell table:formula="of:=IF([.C55]&lt;&gt; &quot;&quot;;[.C5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6]&lt;&gt;&quot;&quot;;DATE(YEAR([.A55]);MONTH([.A55]);DAY([.A55])+1);&quot;&quot;)">
            <text:p/>
          </table:table-cell>
          <table:table-cell table:number-columns-repeated="2"/>
          <table:table-cell table:formula="of:=IF([.C56]&lt;&gt;&quot;&quot;;IFERROR(IF(DATE(YEAR([.A56]);MONTH([.A56]);DAY([.A56]))&lt;TODAY();IF(DATE(YEAR([.A56]);MONTH([.A56]);DAY([.A56]))=TODAY()-1;[.$I$13];[.$I$10]);IF(DATE(YEAR([.A56]);MONTH([.A56]);DAY([.A56]))=TODAY();[.$I$11];[.$I$2]));[.$I$3]);&quot;&quot;)">
            <text:p/>
          </table:table-cell>
          <table:table-cell table:formula="of:=IF([.C56]&lt;&gt;&quot;&quot;;SUM([.E55];[.C56]);&quot;&quot;)">
            <text:p/>
          </table:table-cell>
          <table:table-cell table:formula="of:=IF([.C56]&lt;&gt;&quot;&quot;;IF(ABS([.E56]/[.G56])&gt;8;[.$I$1];[.$I$2]);&quot;&quot;)">
            <text:p/>
          </table:table-cell>
          <table:table-cell table:formula="of:=IF([.C56]&lt;&gt; &quot;&quot;;ABS([.G55]+1);&quot;&quot;)">
            <text:p/>
          </table:table-cell>
          <table:table-cell table:formula="of:=IF([.C56]&lt;&gt; &quot;&quot;;[.C5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7]&lt;&gt;&quot;&quot;;DATE(YEAR([.A56]);MONTH([.A56]);DAY([.A56])+1);&quot;&quot;)">
            <text:p/>
          </table:table-cell>
          <table:table-cell table:number-columns-repeated="2"/>
          <table:table-cell table:formula="of:=IF([.C57]&lt;&gt;&quot;&quot;;IFERROR(IF(DATE(YEAR([.A57]);MONTH([.A57]);DAY([.A57]))&lt;TODAY();IF(DATE(YEAR([.A57]);MONTH([.A57]);DAY([.A57]))=TODAY()-1;[.$I$13];[.$I$10]);IF(DATE(YEAR([.A57]);MONTH([.A57]);DAY([.A57]))=TODAY();[.$I$11];[.$I$2]));[.$I$3]);&quot;&quot;)">
            <text:p/>
          </table:table-cell>
          <table:table-cell table:formula="of:=IF([.C57]&lt;&gt;&quot;&quot;;SUM([.E56];[.C57]);&quot;&quot;)">
            <text:p/>
          </table:table-cell>
          <table:table-cell table:formula="of:=IF([.C57]&lt;&gt;&quot;&quot;;IF(ABS([.E57]/[.G57])&gt;8;[.$I$1];[.$I$2]);&quot;&quot;)">
            <text:p/>
          </table:table-cell>
          <table:table-cell table:formula="of:=IF([.C57]&lt;&gt; &quot;&quot;;ABS([.G56]+1);&quot;&quot;)">
            <text:p/>
          </table:table-cell>
          <table:table-cell table:formula="of:=IF([.C57]&lt;&gt; &quot;&quot;;[.C5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8]&lt;&gt;&quot;&quot;;DATE(YEAR([.A57]);MONTH([.A57]);DAY([.A57])+1);&quot;&quot;)">
            <text:p/>
          </table:table-cell>
          <table:table-cell table:number-columns-repeated="2"/>
          <table:table-cell table:formula="of:=IF([.C58]&lt;&gt;&quot;&quot;;IFERROR(IF(DATE(YEAR([.A58]);MONTH([.A58]);DAY([.A58]))&lt;TODAY();IF(DATE(YEAR([.A58]);MONTH([.A58]);DAY([.A58]))=TODAY()-1;[.$I$13];[.$I$10]);IF(DATE(YEAR([.A58]);MONTH([.A58]);DAY([.A58]))=TODAY();[.$I$11];[.$I$2]));[.$I$3]);&quot;&quot;)">
            <text:p/>
          </table:table-cell>
          <table:table-cell table:formula="of:=IF([.C58]&lt;&gt;&quot;&quot;;SUM([.E57];[.C58]);&quot;&quot;)">
            <text:p/>
          </table:table-cell>
          <table:table-cell table:formula="of:=IF([.C58]&lt;&gt;&quot;&quot;;IF(ABS([.E58]/[.G58])&gt;8;[.$I$1];[.$I$2]);&quot;&quot;)">
            <text:p/>
          </table:table-cell>
          <table:table-cell table:formula="of:=IF([.C58]&lt;&gt; &quot;&quot;;ABS([.G57]+1);&quot;&quot;)">
            <text:p/>
          </table:table-cell>
          <table:table-cell table:formula="of:=IF([.C58]&lt;&gt; &quot;&quot;;[.C5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59]&lt;&gt;&quot;&quot;;DATE(YEAR([.A58]);MONTH([.A58]);DAY([.A58])+1);&quot;&quot;)">
            <text:p/>
          </table:table-cell>
          <table:table-cell table:number-columns-repeated="2"/>
          <table:table-cell table:formula="of:=IF([.C59]&lt;&gt;&quot;&quot;;IFERROR(IF(DATE(YEAR([.A59]);MONTH([.A59]);DAY([.A59]))&lt;TODAY();IF(DATE(YEAR([.A59]);MONTH([.A59]);DAY([.A59]))=TODAY()-1;[.$I$13];[.$I$10]);IF(DATE(YEAR([.A59]);MONTH([.A59]);DAY([.A59]))=TODAY();[.$I$11];[.$I$2]));[.$I$3]);&quot;&quot;)">
            <text:p/>
          </table:table-cell>
          <table:table-cell table:formula="of:=IF([.C59]&lt;&gt;&quot;&quot;;SUM([.E58];[.C59]);&quot;&quot;)">
            <text:p/>
          </table:table-cell>
          <table:table-cell table:formula="of:=IF([.C59]&lt;&gt;&quot;&quot;;IF(ABS([.E59]/[.G59])&gt;8;[.$I$1];[.$I$2]);&quot;&quot;)">
            <text:p/>
          </table:table-cell>
          <table:table-cell table:formula="of:=IF([.C59]&lt;&gt; &quot;&quot;;ABS([.G58]+1);&quot;&quot;)">
            <text:p/>
          </table:table-cell>
          <table:table-cell table:formula="of:=IF([.C59]&lt;&gt; &quot;&quot;;[.C5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0]&lt;&gt;&quot;&quot;;DATE(YEAR([.A59]);MONTH([.A59]);DAY([.A59])+1);&quot;&quot;)">
            <text:p/>
          </table:table-cell>
          <table:table-cell table:number-columns-repeated="2"/>
          <table:table-cell table:formula="of:=IF([.C60]&lt;&gt;&quot;&quot;;IFERROR(IF(DATE(YEAR([.A60]);MONTH([.A60]);DAY([.A60]))&lt;TODAY();IF(DATE(YEAR([.A60]);MONTH([.A60]);DAY([.A60]))=TODAY()-1;[.$I$13];[.$I$10]);IF(DATE(YEAR([.A60]);MONTH([.A60]);DAY([.A60]))=TODAY();[.$I$11];[.$I$2]));[.$I$3]);&quot;&quot;)">
            <text:p/>
          </table:table-cell>
          <table:table-cell table:formula="of:=IF([.C60]&lt;&gt;&quot;&quot;;SUM([.E59];[.C60]);&quot;&quot;)">
            <text:p/>
          </table:table-cell>
          <table:table-cell table:formula="of:=IF([.C60]&lt;&gt;&quot;&quot;;IF(ABS([.E60]/[.G60])&gt;8;[.$I$1];[.$I$2]);&quot;&quot;)">
            <text:p/>
          </table:table-cell>
          <table:table-cell table:formula="of:=IF([.C60]&lt;&gt; &quot;&quot;;ABS([.G59]+1);&quot;&quot;)">
            <text:p/>
          </table:table-cell>
          <table:table-cell table:formula="of:=IF([.C60]&lt;&gt; &quot;&quot;;[.C6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1]&lt;&gt;&quot;&quot;;DATE(YEAR([.A60]);MONTH([.A60]);DAY([.A60])+1);&quot;&quot;)">
            <text:p/>
          </table:table-cell>
          <table:table-cell table:number-columns-repeated="2"/>
          <table:table-cell table:formula="of:=IF([.C61]&lt;&gt;&quot;&quot;;IFERROR(IF(DATE(YEAR([.A61]);MONTH([.A61]);DAY([.A61]))&lt;TODAY();IF(DATE(YEAR([.A61]);MONTH([.A61]);DAY([.A61]))=TODAY()-1;[.$I$13];[.$I$10]);IF(DATE(YEAR([.A61]);MONTH([.A61]);DAY([.A61]))=TODAY();[.$I$11];[.$I$2]));[.$I$3]);&quot;&quot;)">
            <text:p/>
          </table:table-cell>
          <table:table-cell table:formula="of:=IF([.C61]&lt;&gt;&quot;&quot;;SUM([.E60];[.C61]);&quot;&quot;)">
            <text:p/>
          </table:table-cell>
          <table:table-cell table:formula="of:=IF([.C61]&lt;&gt;&quot;&quot;;IF(ABS([.E61]/[.G61])&gt;8;[.$I$1];[.$I$2]);&quot;&quot;)">
            <text:p/>
          </table:table-cell>
          <table:table-cell table:formula="of:=IF([.C61]&lt;&gt; &quot;&quot;;ABS([.G60]+1);&quot;&quot;)">
            <text:p/>
          </table:table-cell>
          <table:table-cell table:formula="of:=IF([.C61]&lt;&gt; &quot;&quot;;[.C6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2]&lt;&gt;&quot;&quot;;DATE(YEAR([.A61]);MONTH([.A61]);DAY([.A61])+1);&quot;&quot;)">
            <text:p/>
          </table:table-cell>
          <table:table-cell table:number-columns-repeated="2"/>
          <table:table-cell table:formula="of:=IF([.C62]&lt;&gt;&quot;&quot;;IFERROR(IF(DATE(YEAR([.A62]);MONTH([.A62]);DAY([.A62]))&lt;TODAY();IF(DATE(YEAR([.A62]);MONTH([.A62]);DAY([.A62]))=TODAY()-1;[.$I$13];[.$I$10]);IF(DATE(YEAR([.A62]);MONTH([.A62]);DAY([.A62]))=TODAY();[.$I$11];[.$I$2]));[.$I$3]);&quot;&quot;)">
            <text:p/>
          </table:table-cell>
          <table:table-cell table:formula="of:=IF([.C62]&lt;&gt;&quot;&quot;;SUM([.E61];[.C62]);&quot;&quot;)">
            <text:p/>
          </table:table-cell>
          <table:table-cell table:formula="of:=IF([.C62]&lt;&gt;&quot;&quot;;IF(ABS([.E62]/[.G62])&gt;8;[.$I$1];[.$I$2]);&quot;&quot;)">
            <text:p/>
          </table:table-cell>
          <table:table-cell table:formula="of:=IF([.C62]&lt;&gt; &quot;&quot;;ABS([.G61]+1);&quot;&quot;)">
            <text:p/>
          </table:table-cell>
          <table:table-cell table:formula="of:=IF([.C62]&lt;&gt; &quot;&quot;;[.C6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3]&lt;&gt;&quot;&quot;;DATE(YEAR([.A62]);MONTH([.A62]);DAY([.A62])+1);&quot;&quot;)">
            <text:p/>
          </table:table-cell>
          <table:table-cell table:number-columns-repeated="2"/>
          <table:table-cell table:formula="of:=IF([.C63]&lt;&gt;&quot;&quot;;IFERROR(IF(DATE(YEAR([.A63]);MONTH([.A63]);DAY([.A63]))&lt;TODAY();IF(DATE(YEAR([.A63]);MONTH([.A63]);DAY([.A63]))=TODAY()-1;[.$I$13];[.$I$10]);IF(DATE(YEAR([.A63]);MONTH([.A63]);DAY([.A63]))=TODAY();[.$I$11];[.$I$2]));[.$I$3]);&quot;&quot;)">
            <text:p/>
          </table:table-cell>
          <table:table-cell table:formula="of:=IF([.C63]&lt;&gt;&quot;&quot;;SUM([.E62];[.C63]);&quot;&quot;)">
            <text:p/>
          </table:table-cell>
          <table:table-cell table:formula="of:=IF([.C63]&lt;&gt;&quot;&quot;;IF(ABS([.E63]/[.G63])&gt;8;[.$I$1];[.$I$2]);&quot;&quot;)">
            <text:p/>
          </table:table-cell>
          <table:table-cell table:formula="of:=IF([.C63]&lt;&gt; &quot;&quot;;ABS([.G62]+1);&quot;&quot;)">
            <text:p/>
          </table:table-cell>
          <table:table-cell table:formula="of:=IF([.C63]&lt;&gt; &quot;&quot;;[.C6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4]&lt;&gt;&quot;&quot;;DATE(YEAR([.A63]);MONTH([.A63]);DAY([.A63])+1);&quot;&quot;)">
            <text:p/>
          </table:table-cell>
          <table:table-cell table:number-columns-repeated="2"/>
          <table:table-cell table:formula="of:=IF([.C64]&lt;&gt;&quot;&quot;;IFERROR(IF(DATE(YEAR([.A64]);MONTH([.A64]);DAY([.A64]))&lt;TODAY();IF(DATE(YEAR([.A64]);MONTH([.A64]);DAY([.A64]))=TODAY()-1;[.$I$13];[.$I$10]);IF(DATE(YEAR([.A64]);MONTH([.A64]);DAY([.A64]))=TODAY();[.$I$11];[.$I$2]));[.$I$3]);&quot;&quot;)">
            <text:p/>
          </table:table-cell>
          <table:table-cell table:formula="of:=IF([.C64]&lt;&gt;&quot;&quot;;SUM([.E63];[.C64]);&quot;&quot;)">
            <text:p/>
          </table:table-cell>
          <table:table-cell table:formula="of:=IF([.C64]&lt;&gt;&quot;&quot;;IF(ABS([.E64]/[.G64])&gt;8;[.$I$1];[.$I$2]);&quot;&quot;)">
            <text:p/>
          </table:table-cell>
          <table:table-cell table:formula="of:=IF([.C64]&lt;&gt; &quot;&quot;;ABS([.G63]+1);&quot;&quot;)">
            <text:p/>
          </table:table-cell>
          <table:table-cell table:formula="of:=IF([.C64]&lt;&gt; &quot;&quot;;[.C64]*[.$I$12];&quot;&quot;)">
            <text:p/>
          </table:table-cell>
          <table:table-cell table:style-name="ce34"/>
          <table:table-cell table:number-columns-repeated="1015"/>
        </table:table-row>
        <table:table-row table:style-name="ro4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34:.C64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34:.C64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34:.A64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34:.C64])&lt;&gt;0;MAX([.E34:.E64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34:.F64];[.$I$1])" office:value-type="string" office:string-value="G is.0" calcext:value-type="string">
            <text:p>G is.0</text:p>
          </table:table-cell>
          <table:table-cell table:style-name="ce17" table:formula="of:=IF([.H65]&gt;0;[.G32]+[.H65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34:.H64])/1000" office:value-type="float" office:value="0" calcext:value-type="float" table:number-columns-spanned="1" table:number-rows-spanned="2">
            <text:p>0</text:p>
          </table:table-cell>
          <table:table-cell table:style-name="ce34"/>
          <table:table-cell table:number-columns-repeated="1015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34:.F64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style-name="ce34"/>
          <table:table-cell table:number-columns-repeated="1015"/>
        </table:table-row>
        <table:table-row table:style-name="ro2">
          <table:table-cell table:style-name="ce1" office:value-type="date" office:date-value="2020-04-21" calcext:value-type="date">
            <text:p>4/21/2020</text:p>
          </table:table-cell>
          <table:table-cell table:number-columns-repeated="2"/>
          <table:table-cell table:formula="of:=IF([.C67]&lt;&gt;&quot;&quot;;IFERROR(IF(DATE(YEAR([.A67]);MONTH([.A67]);DAY([.A67]))&lt;TODAY();IF(DATE(YEAR([.A67]);MONTH([.A67]);DAY([.A67]))=TODAY()-1;[.$I$13];[.$I$10]);IF(DATE(YEAR([.A67]);MONTH([.A67]);DAY([.A67]))=TODAY();[.$I$11];[.$I$2]));[.$I$3]);&quot;&quot;)">
            <text:p/>
          </table:table-cell>
          <table:table-cell table:formula="of:=ABS([.C67])" office:value-type="float" office:value="0" calcext:value-type="float">
            <text:p>0</text:p>
          </table:table-cell>
          <table:table-cell table:formula="of:=IF(ABS([.E67]/[.G67])&gt;8;[.$I$1];[.$I$2])" office:value-type="string" office:string-value="℡Less。" calcext:value-type="string">
            <text:p>℡Less。</text:p>
          </table:table-cell>
          <table:table-cell office:value-type="float" office:value="1" calcext:value-type="float">
            <text:p>1</text:p>
          </table:table-cell>
          <table:table-cell table:formula="of:=IF([.C67]&lt;&gt; &quot;&quot;;[.C6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8]&lt;&gt;&quot;&quot;;DATE(YEAR([.A67]);MONTH([.A67]);DAY([.A67])+1);&quot;&quot;)">
            <text:p/>
          </table:table-cell>
          <table:table-cell table:number-columns-repeated="2"/>
          <table:table-cell table:formula="of:=IF([.C68]&lt;&gt;&quot;&quot;;IFERROR(IF(DATE(YEAR([.A68]);MONTH([.A68]);DAY([.A68]))&lt;TODAY();IF(DATE(YEAR([.A68]);MONTH([.A68]);DAY([.A68]))=TODAY()-1;[.$I$13];[.$I$10]);IF(DATE(YEAR([.A68]);MONTH([.A68]);DAY([.A68]))=TODAY();[.$I$11];[.$I$2]));[.$I$3]);&quot;&quot;)">
            <text:p/>
          </table:table-cell>
          <table:table-cell table:formula="of:=IF([.C68]&lt;&gt;&quot;&quot;;SUM([.E67];[.C68]);&quot;&quot;)">
            <text:p/>
          </table:table-cell>
          <table:table-cell table:formula="of:=IF(ABS([.E68]/[.G68])&gt;8;[.$I$1];[.$I$2])" office:value-type="string" office:string-value="" calcext:value-type="error">
            <text:p>#VALUE!</text:p>
          </table:table-cell>
          <table:table-cell table:formula="of:=IF([.C68]&lt;&gt; &quot;&quot;;ABS([.G67]+1);&quot;&quot;)">
            <text:p/>
          </table:table-cell>
          <table:table-cell table:formula="of:=IF([.C68]&lt;&gt; &quot;&quot;;[.C6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69]&lt;&gt;&quot;&quot;;DATE(YEAR([.A68]);MONTH([.A68]);DAY([.A68])+1);&quot;&quot;)">
            <text:p/>
          </table:table-cell>
          <table:table-cell table:number-columns-repeated="2"/>
          <table:table-cell table:formula="of:=IF([.C69]&lt;&gt;&quot;&quot;;IFERROR(IF(DATE(YEAR([.A69]);MONTH([.A69]);DAY([.A69]))&lt;TODAY();IF(DATE(YEAR([.A69]);MONTH([.A69]);DAY([.A69]))=TODAY()-1;[.$I$13];[.$I$10]);IF(DATE(YEAR([.A69]);MONTH([.A69]);DAY([.A69]))=TODAY();[.$I$11];[.$I$2]));[.$I$3]);&quot;&quot;)">
            <text:p/>
          </table:table-cell>
          <table:table-cell table:formula="of:=IF([.C69]&lt;&gt;&quot;&quot;;SUM([.E68];[.C69]);&quot;&quot;)">
            <text:p/>
          </table:table-cell>
          <table:table-cell table:formula="of:=IF(ABS([.E69]/[.G69])&gt;8;[.$I$1];[.$I$2])" office:value-type="string" office:string-value="" calcext:value-type="error">
            <text:p>#VALUE!</text:p>
          </table:table-cell>
          <table:table-cell table:formula="of:=IF([.C69]&lt;&gt; &quot;&quot;;ABS([.G68]+1);&quot;&quot;)">
            <text:p/>
          </table:table-cell>
          <table:table-cell table:formula="of:=IF([.C69]&lt;&gt; &quot;&quot;;[.C6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0]&lt;&gt;&quot;&quot;;DATE(YEAR([.A69]);MONTH([.A69]);DAY([.A69])+1);&quot;&quot;)">
            <text:p/>
          </table:table-cell>
          <table:table-cell table:number-columns-repeated="2"/>
          <table:table-cell table:formula="of:=IF([.C70]&lt;&gt;&quot;&quot;;IFERROR(IF(DATE(YEAR([.A70]);MONTH([.A70]);DAY([.A70]))&lt;TODAY();IF(DATE(YEAR([.A70]);MONTH([.A70]);DAY([.A70]))=TODAY()-1;[.$I$13];[.$I$10]);IF(DATE(YEAR([.A70]);MONTH([.A70]);DAY([.A70]))=TODAY();[.$I$11];[.$I$2]));[.$I$3]);&quot;&quot;)">
            <text:p/>
          </table:table-cell>
          <table:table-cell table:formula="of:=IF([.C70]&lt;&gt;&quot;&quot;;SUM([.E69];[.C70]);&quot;&quot;)">
            <text:p/>
          </table:table-cell>
          <table:table-cell table:formula="of:=IF([.C70]&lt;&gt;&quot;&quot;;IF(ABS([.E70]/[.G70])&gt;8;[.$I$1];[.$I$2]);&quot;&quot;)">
            <text:p/>
          </table:table-cell>
          <table:table-cell table:formula="of:=IF([.C70]&lt;&gt; &quot;&quot;;ABS([.G69]+1);&quot;&quot;)">
            <text:p/>
          </table:table-cell>
          <table:table-cell table:formula="of:=IF([.C70]&lt;&gt; &quot;&quot;;[.C7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1]&lt;&gt;&quot;&quot;;DATE(YEAR([.A70]);MONTH([.A70]);DAY([.A70])+1);&quot;&quot;)">
            <text:p/>
          </table:table-cell>
          <table:table-cell table:number-columns-repeated="2"/>
          <table:table-cell table:formula="of:=IF([.C71]&lt;&gt;&quot;&quot;;IFERROR(IF(DATE(YEAR([.A71]);MONTH([.A71]);DAY([.A71]))&lt;TODAY();IF(DATE(YEAR([.A71]);MONTH([.A71]);DAY([.A71]))=TODAY()-1;[.$I$13];[.$I$10]);IF(DATE(YEAR([.A71]);MONTH([.A71]);DAY([.A71]))=TODAY();[.$I$11];[.$I$2]));[.$I$3]);&quot;&quot;)">
            <text:p/>
          </table:table-cell>
          <table:table-cell table:formula="of:=IF([.C71]&lt;&gt;&quot;&quot;;SUM([.E70];[.C71]);&quot;&quot;)">
            <text:p/>
          </table:table-cell>
          <table:table-cell table:formula="of:=IF([.C71]&lt;&gt;&quot;&quot;;IF(ABS([.E71]/[.G71])&gt;8;[.$I$1];[.$I$2]);&quot;&quot;)">
            <text:p/>
          </table:table-cell>
          <table:table-cell table:formula="of:=IF([.C71]&lt;&gt; &quot;&quot;;ABS([.G70]+1);&quot;&quot;)">
            <text:p/>
          </table:table-cell>
          <table:table-cell table:formula="of:=IF([.C71]&lt;&gt; &quot;&quot;;[.C7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2]&lt;&gt;&quot;&quot;;DATE(YEAR([.A71]);MONTH([.A71]);DAY([.A71])+1);&quot;&quot;)">
            <text:p/>
          </table:table-cell>
          <table:table-cell table:number-columns-repeated="2"/>
          <table:table-cell table:formula="of:=IF([.C72]&lt;&gt;&quot;&quot;;IFERROR(IF(DATE(YEAR([.A72]);MONTH([.A72]);DAY([.A72]))&lt;TODAY();IF(DATE(YEAR([.A72]);MONTH([.A72]);DAY([.A72]))=TODAY()-1;[.$I$13];[.$I$10]);IF(DATE(YEAR([.A72]);MONTH([.A72]);DAY([.A72]))=TODAY();[.$I$11];[.$I$2]));[.$I$3]);&quot;&quot;)">
            <text:p/>
          </table:table-cell>
          <table:table-cell table:formula="of:=IF([.C72]&lt;&gt;&quot;&quot;;SUM([.E71];[.C72]);&quot;&quot;)">
            <text:p/>
          </table:table-cell>
          <table:table-cell table:formula="of:=IF([.C72]&lt;&gt;&quot;&quot;;IF(ABS([.E72]/[.G72])&gt;8;[.$I$1];[.$I$2]);&quot;&quot;)">
            <text:p/>
          </table:table-cell>
          <table:table-cell table:formula="of:=IF([.C72]&lt;&gt; &quot;&quot;;ABS([.G71]+1);&quot;&quot;)">
            <text:p/>
          </table:table-cell>
          <table:table-cell table:formula="of:=IF([.C72]&lt;&gt; &quot;&quot;;[.C7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3]&lt;&gt;&quot;&quot;;DATE(YEAR([.A72]);MONTH([.A72]);DAY([.A72])+1);&quot;&quot;)">
            <text:p/>
          </table:table-cell>
          <table:table-cell table:number-columns-repeated="2"/>
          <table:table-cell table:formula="of:=IF([.C73]&lt;&gt;&quot;&quot;;IFERROR(IF(DATE(YEAR([.A73]);MONTH([.A73]);DAY([.A73]))&lt;TODAY();IF(DATE(YEAR([.A73]);MONTH([.A73]);DAY([.A73]))=TODAY()-1;[.$I$13];[.$I$10]);IF(DATE(YEAR([.A73]);MONTH([.A73]);DAY([.A73]))=TODAY();[.$I$11];[.$I$2]));[.$I$3]);&quot;&quot;)">
            <text:p/>
          </table:table-cell>
          <table:table-cell table:formula="of:=IF([.C73]&lt;&gt;&quot;&quot;;SUM([.E72];[.C73]);&quot;&quot;)">
            <text:p/>
          </table:table-cell>
          <table:table-cell table:formula="of:=IF([.C73]&lt;&gt;&quot;&quot;;IF(ABS([.E73]/[.G73])&gt;8;[.$I$1];[.$I$2]);&quot;&quot;)">
            <text:p/>
          </table:table-cell>
          <table:table-cell table:formula="of:=IF([.C73]&lt;&gt; &quot;&quot;;ABS([.G72]+1);&quot;&quot;)">
            <text:p/>
          </table:table-cell>
          <table:table-cell table:formula="of:=IF([.C73]&lt;&gt; &quot;&quot;;[.C7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4]&lt;&gt;&quot;&quot;;DATE(YEAR([.A73]);MONTH([.A73]);DAY([.A73])+1);&quot;&quot;)">
            <text:p/>
          </table:table-cell>
          <table:table-cell table:number-columns-repeated="2"/>
          <table:table-cell table:formula="of:=IF([.C74]&lt;&gt;&quot;&quot;;IFERROR(IF(DATE(YEAR([.A74]);MONTH([.A74]);DAY([.A74]))&lt;TODAY();IF(DATE(YEAR([.A74]);MONTH([.A74]);DAY([.A74]))=TODAY()-1;[.$I$13];[.$I$10]);IF(DATE(YEAR([.A74]);MONTH([.A74]);DAY([.A74]))=TODAY();[.$I$11];[.$I$2]));[.$I$3]);&quot;&quot;)">
            <text:p/>
          </table:table-cell>
          <table:table-cell table:formula="of:=IF([.C74]&lt;&gt;&quot;&quot;;SUM([.E73];[.C74]);&quot;&quot;)">
            <text:p/>
          </table:table-cell>
          <table:table-cell table:formula="of:=IF([.C74]&lt;&gt;&quot;&quot;;IF(ABS([.E74]/[.G74])&gt;8;[.$I$1];[.$I$2]);&quot;&quot;)">
            <text:p/>
          </table:table-cell>
          <table:table-cell table:formula="of:=IF([.C74]&lt;&gt; &quot;&quot;;ABS([.G73]+1);&quot;&quot;)">
            <text:p/>
          </table:table-cell>
          <table:table-cell table:formula="of:=IF([.C74]&lt;&gt; &quot;&quot;;[.C7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5]&lt;&gt;&quot;&quot;;DATE(YEAR([.A74]);MONTH([.A74]);DAY([.A74])+1);&quot;&quot;)">
            <text:p/>
          </table:table-cell>
          <table:table-cell table:number-columns-repeated="2"/>
          <table:table-cell table:formula="of:=IF([.C75]&lt;&gt;&quot;&quot;;IFERROR(IF(DATE(YEAR([.A75]);MONTH([.A75]);DAY([.A75]))&lt;TODAY();IF(DATE(YEAR([.A75]);MONTH([.A75]);DAY([.A75]))=TODAY()-1;[.$I$13];[.$I$10]);IF(DATE(YEAR([.A75]);MONTH([.A75]);DAY([.A75]))=TODAY();[.$I$11];[.$I$2]));[.$I$3]);&quot;&quot;)">
            <text:p/>
          </table:table-cell>
          <table:table-cell table:formula="of:=IF([.C75]&lt;&gt;&quot;&quot;;SUM([.E74];[.C75]);&quot;&quot;)">
            <text:p/>
          </table:table-cell>
          <table:table-cell table:formula="of:=IF([.C75]&lt;&gt;&quot;&quot;;IF(ABS([.E75]/[.G75])&gt;8;[.$I$1];[.$I$2]);&quot;&quot;)">
            <text:p/>
          </table:table-cell>
          <table:table-cell table:formula="of:=IF([.C75]&lt;&gt; &quot;&quot;;ABS([.G74]+1);&quot;&quot;)">
            <text:p/>
          </table:table-cell>
          <table:table-cell table:formula="of:=IF([.C75]&lt;&gt; &quot;&quot;;[.C7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6]&lt;&gt;&quot;&quot;;DATE(YEAR([.A75]);MONTH([.A75]);DAY([.A75])+1);&quot;&quot;)">
            <text:p/>
          </table:table-cell>
          <table:table-cell table:number-columns-repeated="2"/>
          <table:table-cell table:formula="of:=IF([.C76]&lt;&gt;&quot;&quot;;IFERROR(IF(DATE(YEAR([.A76]);MONTH([.A76]);DAY([.A76]))&lt;TODAY();IF(DATE(YEAR([.A76]);MONTH([.A76]);DAY([.A76]))=TODAY()-1;[.$I$13];[.$I$10]);IF(DATE(YEAR([.A76]);MONTH([.A76]);DAY([.A76]))=TODAY();[.$I$11];[.$I$2]));[.$I$3]);&quot;&quot;)">
            <text:p/>
          </table:table-cell>
          <table:table-cell table:formula="of:=IF([.C76]&lt;&gt;&quot;&quot;;SUM([.E75];[.C76]);&quot;&quot;)">
            <text:p/>
          </table:table-cell>
          <table:table-cell table:formula="of:=IF([.C76]&lt;&gt;&quot;&quot;;IF(ABS([.E76]/[.G76])&gt;8;[.$I$1];[.$I$2]);&quot;&quot;)">
            <text:p/>
          </table:table-cell>
          <table:table-cell table:formula="of:=IF([.C76]&lt;&gt; &quot;&quot;;ABS([.G75]+1);&quot;&quot;)">
            <text:p/>
          </table:table-cell>
          <table:table-cell table:formula="of:=IF([.C76]&lt;&gt; &quot;&quot;;[.C7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7]&lt;&gt;&quot;&quot;;DATE(YEAR([.A76]);MONTH([.A76]);DAY([.A76])+1);&quot;&quot;)">
            <text:p/>
          </table:table-cell>
          <table:table-cell table:number-columns-repeated="2"/>
          <table:table-cell table:formula="of:=IF([.C77]&lt;&gt;&quot;&quot;;IFERROR(IF(DATE(YEAR([.A77]);MONTH([.A77]);DAY([.A77]))&lt;TODAY();IF(DATE(YEAR([.A77]);MONTH([.A77]);DAY([.A77]))=TODAY()-1;[.$I$13];[.$I$10]);IF(DATE(YEAR([.A77]);MONTH([.A77]);DAY([.A77]))=TODAY();[.$I$11];[.$I$2]));[.$I$3]);&quot;&quot;)">
            <text:p/>
          </table:table-cell>
          <table:table-cell table:formula="of:=IF([.C77]&lt;&gt;&quot;&quot;;SUM([.E76];[.C77]);&quot;&quot;)">
            <text:p/>
          </table:table-cell>
          <table:table-cell table:formula="of:=IF([.C77]&lt;&gt;&quot;&quot;;IF(ABS([.E77]/[.G77])&gt;8;[.$I$1];[.$I$2]);&quot;&quot;)">
            <text:p/>
          </table:table-cell>
          <table:table-cell table:formula="of:=IF([.C77]&lt;&gt; &quot;&quot;;ABS([.G76]+1);&quot;&quot;)">
            <text:p/>
          </table:table-cell>
          <table:table-cell table:formula="of:=IF([.C77]&lt;&gt; &quot;&quot;;[.C7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8]&lt;&gt;&quot;&quot;;DATE(YEAR([.A77]);MONTH([.A77]);DAY([.A77])+1);&quot;&quot;)">
            <text:p/>
          </table:table-cell>
          <table:table-cell table:number-columns-repeated="2"/>
          <table:table-cell table:formula="of:=IF([.C78]&lt;&gt;&quot;&quot;;IFERROR(IF(DATE(YEAR([.A78]);MONTH([.A78]);DAY([.A78]))&lt;TODAY();IF(DATE(YEAR([.A78]);MONTH([.A78]);DAY([.A78]))=TODAY()-1;[.$I$13];[.$I$10]);IF(DATE(YEAR([.A78]);MONTH([.A78]);DAY([.A78]))=TODAY();[.$I$11];[.$I$2]));[.$I$3]);&quot;&quot;)">
            <text:p/>
          </table:table-cell>
          <table:table-cell table:formula="of:=IF([.C78]&lt;&gt;&quot;&quot;;SUM([.E77];[.C78]);&quot;&quot;)">
            <text:p/>
          </table:table-cell>
          <table:table-cell table:formula="of:=IF([.C78]&lt;&gt;&quot;&quot;;IF(ABS([.E78]/[.G78])&gt;8;[.$I$1];[.$I$2]);&quot;&quot;)">
            <text:p/>
          </table:table-cell>
          <table:table-cell table:formula="of:=IF([.C78]&lt;&gt; &quot;&quot;;ABS([.G77]+1);&quot;&quot;)">
            <text:p/>
          </table:table-cell>
          <table:table-cell table:formula="of:=IF([.C78]&lt;&gt; &quot;&quot;;[.C7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79]&lt;&gt;&quot;&quot;;DATE(YEAR([.A78]);MONTH([.A78]);DAY([.A78])+1);&quot;&quot;)">
            <text:p/>
          </table:table-cell>
          <table:table-cell table:number-columns-repeated="2"/>
          <table:table-cell table:formula="of:=IF([.C79]&lt;&gt;&quot;&quot;;IFERROR(IF(DATE(YEAR([.A79]);MONTH([.A79]);DAY([.A79]))&lt;TODAY();IF(DATE(YEAR([.A79]);MONTH([.A79]);DAY([.A79]))=TODAY()-1;[.$I$13];[.$I$10]);IF(DATE(YEAR([.A79]);MONTH([.A79]);DAY([.A79]))=TODAY();[.$I$11];[.$I$2]));[.$I$3]);&quot;&quot;)">
            <text:p/>
          </table:table-cell>
          <table:table-cell table:formula="of:=IF([.C79]&lt;&gt;&quot;&quot;;SUM([.E78];[.C79]);&quot;&quot;)">
            <text:p/>
          </table:table-cell>
          <table:table-cell table:formula="of:=IF([.C79]&lt;&gt;&quot;&quot;;IF(ABS([.E79]/[.G79])&gt;8;[.$I$1];[.$I$2]);&quot;&quot;)">
            <text:p/>
          </table:table-cell>
          <table:table-cell table:formula="of:=IF([.C79]&lt;&gt; &quot;&quot;;ABS([.G78]+1);&quot;&quot;)">
            <text:p/>
          </table:table-cell>
          <table:table-cell table:formula="of:=IF([.C79]&lt;&gt; &quot;&quot;;[.C7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0]&lt;&gt;&quot;&quot;;DATE(YEAR([.A79]);MONTH([.A79]);DAY([.A79])+1);&quot;&quot;)">
            <text:p/>
          </table:table-cell>
          <table:table-cell table:number-columns-repeated="2"/>
          <table:table-cell table:formula="of:=IF([.C80]&lt;&gt;&quot;&quot;;IFERROR(IF(DATE(YEAR([.A80]);MONTH([.A80]);DAY([.A80]))&lt;TODAY();IF(DATE(YEAR([.A80]);MONTH([.A80]);DAY([.A80]))=TODAY()-1;[.$I$13];[.$I$10]);IF(DATE(YEAR([.A80]);MONTH([.A80]);DAY([.A80]))=TODAY();[.$I$11];[.$I$2]));[.$I$3]);&quot;&quot;)">
            <text:p/>
          </table:table-cell>
          <table:table-cell table:formula="of:=IF([.C80]&lt;&gt;&quot;&quot;;SUM([.E79];[.C80]);&quot;&quot;)">
            <text:p/>
          </table:table-cell>
          <table:table-cell table:formula="of:=IF([.C80]&lt;&gt;&quot;&quot;;IF(ABS([.E80]/[.G80])&gt;8;[.$I$1];[.$I$2]);&quot;&quot;)">
            <text:p/>
          </table:table-cell>
          <table:table-cell table:formula="of:=IF([.C80]&lt;&gt; &quot;&quot;;ABS([.G79]+1);&quot;&quot;)">
            <text:p/>
          </table:table-cell>
          <table:table-cell table:formula="of:=IF([.C80]&lt;&gt; &quot;&quot;;[.C8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1]&lt;&gt;&quot;&quot;;DATE(YEAR([.A80]);MONTH([.A80]);DAY([.A80])+1);&quot;&quot;)">
            <text:p/>
          </table:table-cell>
          <table:table-cell table:number-columns-repeated="2"/>
          <table:table-cell table:formula="of:=IF([.C81]&lt;&gt;&quot;&quot;;IFERROR(IF(DATE(YEAR([.A81]);MONTH([.A81]);DAY([.A81]))&lt;TODAY();IF(DATE(YEAR([.A81]);MONTH([.A81]);DAY([.A81]))=TODAY()-1;[.$I$13];[.$I$10]);IF(DATE(YEAR([.A81]);MONTH([.A81]);DAY([.A81]))=TODAY();[.$I$11];[.$I$2]));[.$I$3]);&quot;&quot;)">
            <text:p/>
          </table:table-cell>
          <table:table-cell table:formula="of:=IF([.C81]&lt;&gt;&quot;&quot;;SUM([.E80];[.C81]);&quot;&quot;)">
            <text:p/>
          </table:table-cell>
          <table:table-cell table:formula="of:=IF([.C81]&lt;&gt;&quot;&quot;;IF(ABS([.E81]/[.G81])&gt;8;[.$I$1];[.$I$2]);&quot;&quot;)">
            <text:p/>
          </table:table-cell>
          <table:table-cell table:formula="of:=IF([.C81]&lt;&gt; &quot;&quot;;ABS([.G80]+1);&quot;&quot;)">
            <text:p/>
          </table:table-cell>
          <table:table-cell table:formula="of:=IF([.C81]&lt;&gt; &quot;&quot;;[.C8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2]&lt;&gt;&quot;&quot;;DATE(YEAR([.A81]);MONTH([.A81]);DAY([.A81])+1);&quot;&quot;)">
            <text:p/>
          </table:table-cell>
          <table:table-cell table:number-columns-repeated="2"/>
          <table:table-cell table:formula="of:=IF([.C82]&lt;&gt;&quot;&quot;;IFERROR(IF(DATE(YEAR([.A82]);MONTH([.A82]);DAY([.A82]))&lt;TODAY();IF(DATE(YEAR([.A82]);MONTH([.A82]);DAY([.A82]))=TODAY()-1;[.$I$13];[.$I$10]);IF(DATE(YEAR([.A82]);MONTH([.A82]);DAY([.A82]))=TODAY();[.$I$11];[.$I$2]));[.$I$3]);&quot;&quot;)">
            <text:p/>
          </table:table-cell>
          <table:table-cell table:formula="of:=IF([.C82]&lt;&gt;&quot;&quot;;SUM([.E81];[.C82]);&quot;&quot;)">
            <text:p/>
          </table:table-cell>
          <table:table-cell table:formula="of:=IF([.C82]&lt;&gt;&quot;&quot;;IF(ABS([.E82]/[.G82])&gt;8;[.$I$1];[.$I$2]);&quot;&quot;)">
            <text:p/>
          </table:table-cell>
          <table:table-cell table:formula="of:=IF([.C82]&lt;&gt; &quot;&quot;;ABS([.G81]+1);&quot;&quot;)">
            <text:p/>
          </table:table-cell>
          <table:table-cell table:formula="of:=IF([.C82]&lt;&gt; &quot;&quot;;[.C8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3]&lt;&gt;&quot;&quot;;DATE(YEAR([.A82]);MONTH([.A82]);DAY([.A82])+1);&quot;&quot;)">
            <text:p/>
          </table:table-cell>
          <table:table-cell table:number-columns-repeated="2"/>
          <table:table-cell table:formula="of:=IF([.C83]&lt;&gt;&quot;&quot;;IFERROR(IF(DATE(YEAR([.A83]);MONTH([.A83]);DAY([.A83]))&lt;TODAY();IF(DATE(YEAR([.A83]);MONTH([.A83]);DAY([.A83]))=TODAY()-1;[.$I$13];[.$I$10]);IF(DATE(YEAR([.A83]);MONTH([.A83]);DAY([.A83]))=TODAY();[.$I$11];[.$I$2]));[.$I$3]);&quot;&quot;)">
            <text:p/>
          </table:table-cell>
          <table:table-cell table:formula="of:=IF([.C83]&lt;&gt;&quot;&quot;;SUM([.E82];[.C83]);&quot;&quot;)">
            <text:p/>
          </table:table-cell>
          <table:table-cell table:formula="of:=IF([.C83]&lt;&gt;&quot;&quot;;IF(ABS([.E83]/[.G83])&gt;8;[.$I$1];[.$I$2]);&quot;&quot;)">
            <text:p/>
          </table:table-cell>
          <table:table-cell table:formula="of:=IF([.C83]&lt;&gt; &quot;&quot;;ABS([.G82]+1);&quot;&quot;)">
            <text:p/>
          </table:table-cell>
          <table:table-cell table:formula="of:=IF([.C83]&lt;&gt; &quot;&quot;;[.C8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4]&lt;&gt;&quot;&quot;;DATE(YEAR([.A83]);MONTH([.A83]);DAY([.A83])+1);&quot;&quot;)">
            <text:p/>
          </table:table-cell>
          <table:table-cell table:number-columns-repeated="2"/>
          <table:table-cell table:formula="of:=IF([.C84]&lt;&gt;&quot;&quot;;IFERROR(IF(DATE(YEAR([.A84]);MONTH([.A84]);DAY([.A84]))&lt;TODAY();IF(DATE(YEAR([.A84]);MONTH([.A84]);DAY([.A84]))=TODAY()-1;[.$I$13];[.$I$10]);IF(DATE(YEAR([.A84]);MONTH([.A84]);DAY([.A84]))=TODAY();[.$I$11];[.$I$2]));[.$I$3]);&quot;&quot;)">
            <text:p/>
          </table:table-cell>
          <table:table-cell table:formula="of:=IF([.C84]&lt;&gt;&quot;&quot;;SUM([.E83];[.C84]);&quot;&quot;)">
            <text:p/>
          </table:table-cell>
          <table:table-cell table:formula="of:=IF([.C84]&lt;&gt;&quot;&quot;;IF(ABS([.E84]/[.G84])&gt;8;[.$I$1];[.$I$2]);&quot;&quot;)">
            <text:p/>
          </table:table-cell>
          <table:table-cell table:formula="of:=IF([.C84]&lt;&gt; &quot;&quot;;ABS([.G83]+1);&quot;&quot;)">
            <text:p/>
          </table:table-cell>
          <table:table-cell table:formula="of:=IF([.C84]&lt;&gt; &quot;&quot;;[.C8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5]&lt;&gt;&quot;&quot;;DATE(YEAR([.A84]);MONTH([.A84]);DAY([.A84])+1);&quot;&quot;)">
            <text:p/>
          </table:table-cell>
          <table:table-cell table:number-columns-repeated="2"/>
          <table:table-cell table:formula="of:=IF([.C85]&lt;&gt;&quot;&quot;;IFERROR(IF(DATE(YEAR([.A85]);MONTH([.A85]);DAY([.A85]))&lt;TODAY();IF(DATE(YEAR([.A85]);MONTH([.A85]);DAY([.A85]))=TODAY()-1;[.$I$13];[.$I$10]);IF(DATE(YEAR([.A85]);MONTH([.A85]);DAY([.A85]))=TODAY();[.$I$11];[.$I$2]));[.$I$3]);&quot;&quot;)">
            <text:p/>
          </table:table-cell>
          <table:table-cell table:formula="of:=IF([.C85]&lt;&gt;&quot;&quot;;SUM([.E84];[.C85]);&quot;&quot;)">
            <text:p/>
          </table:table-cell>
          <table:table-cell table:formula="of:=IF([.C85]&lt;&gt;&quot;&quot;;IF(ABS([.E85]/[.G85])&gt;8;[.$I$1];[.$I$2]);&quot;&quot;)">
            <text:p/>
          </table:table-cell>
          <table:table-cell table:formula="of:=IF([.C85]&lt;&gt; &quot;&quot;;ABS([.G84]+1);&quot;&quot;)">
            <text:p/>
          </table:table-cell>
          <table:table-cell table:formula="of:=IF([.C85]&lt;&gt; &quot;&quot;;[.C8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6]&lt;&gt;&quot;&quot;;DATE(YEAR([.A85]);MONTH([.A85]);DAY([.A85])+1);&quot;&quot;)">
            <text:p/>
          </table:table-cell>
          <table:table-cell table:number-columns-repeated="2"/>
          <table:table-cell table:formula="of:=IF([.C86]&lt;&gt;&quot;&quot;;IFERROR(IF(DATE(YEAR([.A86]);MONTH([.A86]);DAY([.A86]))&lt;TODAY();IF(DATE(YEAR([.A86]);MONTH([.A86]);DAY([.A86]))=TODAY()-1;[.$I$13];[.$I$10]);IF(DATE(YEAR([.A86]);MONTH([.A86]);DAY([.A86]))=TODAY();[.$I$11];[.$I$2]));[.$I$3]);&quot;&quot;)">
            <text:p/>
          </table:table-cell>
          <table:table-cell table:formula="of:=IF([.C86]&lt;&gt;&quot;&quot;;SUM([.E85];[.C86]);&quot;&quot;)">
            <text:p/>
          </table:table-cell>
          <table:table-cell table:formula="of:=IF([.C86]&lt;&gt;&quot;&quot;;IF(ABS([.E86]/[.G86])&gt;8;[.$I$1];[.$I$2]);&quot;&quot;)">
            <text:p/>
          </table:table-cell>
          <table:table-cell table:formula="of:=IF([.C86]&lt;&gt; &quot;&quot;;ABS([.G85]+1);&quot;&quot;)">
            <text:p/>
          </table:table-cell>
          <table:table-cell table:formula="of:=IF([.C86]&lt;&gt; &quot;&quot;;[.C8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7]&lt;&gt;&quot;&quot;;DATE(YEAR([.A86]);MONTH([.A86]);DAY([.A86])+1);&quot;&quot;)">
            <text:p/>
          </table:table-cell>
          <table:table-cell table:number-columns-repeated="2"/>
          <table:table-cell table:formula="of:=IF([.C87]&lt;&gt;&quot;&quot;;IFERROR(IF(DATE(YEAR([.A87]);MONTH([.A87]);DAY([.A87]))&lt;TODAY();IF(DATE(YEAR([.A87]);MONTH([.A87]);DAY([.A87]))=TODAY()-1;[.$I$13];[.$I$10]);IF(DATE(YEAR([.A87]);MONTH([.A87]);DAY([.A87]))=TODAY();[.$I$11];[.$I$2]));[.$I$3]);&quot;&quot;)">
            <text:p/>
          </table:table-cell>
          <table:table-cell table:formula="of:=IF([.C87]&lt;&gt;&quot;&quot;;SUM([.E86];[.C87]);&quot;&quot;)">
            <text:p/>
          </table:table-cell>
          <table:table-cell table:formula="of:=IF([.C87]&lt;&gt;&quot;&quot;;IF(ABS([.E87]/[.G87])&gt;8;[.$I$1];[.$I$2]);&quot;&quot;)">
            <text:p/>
          </table:table-cell>
          <table:table-cell table:formula="of:=IF([.C87]&lt;&gt; &quot;&quot;;ABS([.G86]+1);&quot;&quot;)">
            <text:p/>
          </table:table-cell>
          <table:table-cell table:formula="of:=IF([.C87]&lt;&gt; &quot;&quot;;[.C8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8]&lt;&gt;&quot;&quot;;DATE(YEAR([.A87]);MONTH([.A87]);DAY([.A87])+1);&quot;&quot;)">
            <text:p/>
          </table:table-cell>
          <table:table-cell table:number-columns-repeated="2"/>
          <table:table-cell table:formula="of:=IF([.C88]&lt;&gt;&quot;&quot;;IFERROR(IF(DATE(YEAR([.A88]);MONTH([.A88]);DAY([.A88]))&lt;TODAY();IF(DATE(YEAR([.A88]);MONTH([.A88]);DAY([.A88]))=TODAY()-1;[.$I$13];[.$I$10]);IF(DATE(YEAR([.A88]);MONTH([.A88]);DAY([.A88]))=TODAY();[.$I$11];[.$I$2]));[.$I$3]);&quot;&quot;)">
            <text:p/>
          </table:table-cell>
          <table:table-cell table:formula="of:=IF([.C88]&lt;&gt;&quot;&quot;;SUM([.E87];[.C88]);&quot;&quot;)">
            <text:p/>
          </table:table-cell>
          <table:table-cell table:formula="of:=IF([.C88]&lt;&gt;&quot;&quot;;IF(ABS([.E88]/[.G88])&gt;8;[.$I$1];[.$I$2]);&quot;&quot;)">
            <text:p/>
          </table:table-cell>
          <table:table-cell table:formula="of:=IF([.C88]&lt;&gt; &quot;&quot;;ABS([.G87]+1);&quot;&quot;)">
            <text:p/>
          </table:table-cell>
          <table:table-cell table:formula="of:=IF([.C88]&lt;&gt; &quot;&quot;;[.C8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89]&lt;&gt;&quot;&quot;;DATE(YEAR([.A88]);MONTH([.A88]);DAY([.A88])+1);&quot;&quot;)">
            <text:p/>
          </table:table-cell>
          <table:table-cell table:number-columns-repeated="2"/>
          <table:table-cell table:formula="of:=IF([.C89]&lt;&gt;&quot;&quot;;IFERROR(IF(DATE(YEAR([.A89]);MONTH([.A89]);DAY([.A89]))&lt;TODAY();IF(DATE(YEAR([.A89]);MONTH([.A89]);DAY([.A89]))=TODAY()-1;[.$I$13];[.$I$10]);IF(DATE(YEAR([.A89]);MONTH([.A89]);DAY([.A89]))=TODAY();[.$I$11];[.$I$2]));[.$I$3]);&quot;&quot;)">
            <text:p/>
          </table:table-cell>
          <table:table-cell table:formula="of:=IF([.C89]&lt;&gt;&quot;&quot;;SUM([.E88];[.C89]);&quot;&quot;)">
            <text:p/>
          </table:table-cell>
          <table:table-cell table:formula="of:=IF([.C89]&lt;&gt;&quot;&quot;;IF(ABS([.E89]/[.G89])&gt;8;[.$I$1];[.$I$2]);&quot;&quot;)">
            <text:p/>
          </table:table-cell>
          <table:table-cell table:formula="of:=IF([.C89]&lt;&gt; &quot;&quot;;ABS([.G88]+1);&quot;&quot;)">
            <text:p/>
          </table:table-cell>
          <table:table-cell table:formula="of:=IF([.C89]&lt;&gt; &quot;&quot;;[.C8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0]&lt;&gt;&quot;&quot;;DATE(YEAR([.A89]);MONTH([.A89]);DAY([.A89])+1);&quot;&quot;)">
            <text:p/>
          </table:table-cell>
          <table:table-cell table:number-columns-repeated="2"/>
          <table:table-cell table:formula="of:=IF([.C90]&lt;&gt;&quot;&quot;;IFERROR(IF(DATE(YEAR([.A90]);MONTH([.A90]);DAY([.A90]))&lt;TODAY();IF(DATE(YEAR([.A90]);MONTH([.A90]);DAY([.A90]))=TODAY()-1;[.$I$13];[.$I$10]);IF(DATE(YEAR([.A90]);MONTH([.A90]);DAY([.A90]))=TODAY();[.$I$11];[.$I$2]));[.$I$3]);&quot;&quot;)">
            <text:p/>
          </table:table-cell>
          <table:table-cell table:formula="of:=IF([.C90]&lt;&gt;&quot;&quot;;SUM([.E89];[.C90]);&quot;&quot;)">
            <text:p/>
          </table:table-cell>
          <table:table-cell table:formula="of:=IF([.C90]&lt;&gt;&quot;&quot;;IF(ABS([.E90]/[.G90])&gt;8;[.$I$1];[.$I$2]);&quot;&quot;)">
            <text:p/>
          </table:table-cell>
          <table:table-cell table:formula="of:=IF([.C90]&lt;&gt; &quot;&quot;;ABS([.G89]+1);&quot;&quot;)">
            <text:p/>
          </table:table-cell>
          <table:table-cell table:formula="of:=IF([.C90]&lt;&gt; &quot;&quot;;[.C9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1]&lt;&gt;&quot;&quot;;DATE(YEAR([.A90]);MONTH([.A90]);DAY([.A90])+1);&quot;&quot;)">
            <text:p/>
          </table:table-cell>
          <table:table-cell table:number-columns-repeated="2"/>
          <table:table-cell table:formula="of:=IF([.C91]&lt;&gt;&quot;&quot;;IFERROR(IF(DATE(YEAR([.A91]);MONTH([.A91]);DAY([.A91]))&lt;TODAY();IF(DATE(YEAR([.A91]);MONTH([.A91]);DAY([.A91]))=TODAY()-1;[.$I$13];[.$I$10]);IF(DATE(YEAR([.A91]);MONTH([.A91]);DAY([.A91]))=TODAY();[.$I$11];[.$I$2]));[.$I$3]);&quot;&quot;)">
            <text:p/>
          </table:table-cell>
          <table:table-cell table:formula="of:=IF([.C91]&lt;&gt;&quot;&quot;;SUM([.E90];[.C91]);&quot;&quot;)">
            <text:p/>
          </table:table-cell>
          <table:table-cell table:formula="of:=IF([.C91]&lt;&gt;&quot;&quot;;IF(ABS([.E91]/[.G91])&gt;8;[.$I$1];[.$I$2]);&quot;&quot;)">
            <text:p/>
          </table:table-cell>
          <table:table-cell table:formula="of:=IF([.C91]&lt;&gt; &quot;&quot;;ABS([.G90]+1);&quot;&quot;)">
            <text:p/>
          </table:table-cell>
          <table:table-cell table:formula="of:=IF([.C91]&lt;&gt; &quot;&quot;;[.C9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2]&lt;&gt;&quot;&quot;;DATE(YEAR([.A91]);MONTH([.A91]);DAY([.A91])+1);&quot;&quot;)">
            <text:p/>
          </table:table-cell>
          <table:table-cell table:number-columns-repeated="2"/>
          <table:table-cell table:formula="of:=IF([.C92]&lt;&gt;&quot;&quot;;IFERROR(IF(DATE(YEAR([.A92]);MONTH([.A92]);DAY([.A92]))&lt;TODAY();IF(DATE(YEAR([.A92]);MONTH([.A92]);DAY([.A92]))=TODAY()-1;[.$I$13];[.$I$10]);IF(DATE(YEAR([.A92]);MONTH([.A92]);DAY([.A92]))=TODAY();[.$I$11];[.$I$2]));[.$I$3]);&quot;&quot;)">
            <text:p/>
          </table:table-cell>
          <table:table-cell table:formula="of:=IF([.C92]&lt;&gt;&quot;&quot;;SUM([.E91];[.C92]);&quot;&quot;)">
            <text:p/>
          </table:table-cell>
          <table:table-cell table:formula="of:=IF([.C92]&lt;&gt;&quot;&quot;;IF(ABS([.E92]/[.G92])&gt;8;[.$I$1];[.$I$2]);&quot;&quot;)">
            <text:p/>
          </table:table-cell>
          <table:table-cell table:formula="of:=IF([.C92]&lt;&gt; &quot;&quot;;ABS([.G91]+1);&quot;&quot;)">
            <text:p/>
          </table:table-cell>
          <table:table-cell table:formula="of:=IF([.C92]&lt;&gt; &quot;&quot;;[.C9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3]&lt;&gt;&quot;&quot;;DATE(YEAR([.A92]);MONTH([.A92]);DAY([.A92])+1);&quot;&quot;)">
            <text:p/>
          </table:table-cell>
          <table:table-cell table:number-columns-repeated="2"/>
          <table:table-cell table:formula="of:=IF([.C93]&lt;&gt;&quot;&quot;;IFERROR(IF(DATE(YEAR([.A93]);MONTH([.A93]);DAY([.A93]))&lt;TODAY();IF(DATE(YEAR([.A93]);MONTH([.A93]);DAY([.A93]))=TODAY()-1;[.$I$13];[.$I$10]);IF(DATE(YEAR([.A93]);MONTH([.A93]);DAY([.A93]))=TODAY();[.$I$11];[.$I$2]));[.$I$3]);&quot;&quot;)">
            <text:p/>
          </table:table-cell>
          <table:table-cell table:formula="of:=IF([.C93]&lt;&gt;&quot;&quot;;SUM([.E92];[.C93]);&quot;&quot;)">
            <text:p/>
          </table:table-cell>
          <table:table-cell table:formula="of:=IF([.C93]&lt;&gt;&quot;&quot;;IF(ABS([.E93]/[.G93])&gt;8;[.$I$1];[.$I$2]);&quot;&quot;)">
            <text:p/>
          </table:table-cell>
          <table:table-cell table:formula="of:=IF([.C93]&lt;&gt; &quot;&quot;;ABS([.G92]+1);&quot;&quot;)">
            <text:p/>
          </table:table-cell>
          <table:table-cell table:formula="of:=IF([.C93]&lt;&gt; &quot;&quot;;[.C9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4]&lt;&gt;&quot;&quot;;DATE(YEAR([.A93]);MONTH([.A93]);DAY([.A93])+1);&quot;&quot;)">
            <text:p/>
          </table:table-cell>
          <table:table-cell table:number-columns-repeated="2"/>
          <table:table-cell table:formula="of:=IF([.C94]&lt;&gt;&quot;&quot;;IFERROR(IF(DATE(YEAR([.A94]);MONTH([.A94]);DAY([.A94]))&lt;TODAY();IF(DATE(YEAR([.A94]);MONTH([.A94]);DAY([.A94]))=TODAY()-1;[.$I$13];[.$I$10]);IF(DATE(YEAR([.A94]);MONTH([.A94]);DAY([.A94]))=TODAY();[.$I$11];[.$I$2]));[.$I$3]);&quot;&quot;)">
            <text:p/>
          </table:table-cell>
          <table:table-cell table:formula="of:=IF([.C94]&lt;&gt;&quot;&quot;;SUM([.E93];[.C94]);&quot;&quot;)">
            <text:p/>
          </table:table-cell>
          <table:table-cell table:formula="of:=IF([.C94]&lt;&gt;&quot;&quot;;IF(ABS([.E94]/[.G94])&gt;8;[.$I$1];[.$I$2]);&quot;&quot;)">
            <text:p/>
          </table:table-cell>
          <table:table-cell table:formula="of:=IF([.C94]&lt;&gt; &quot;&quot;;ABS([.G93]+1);&quot;&quot;)">
            <text:p/>
          </table:table-cell>
          <table:table-cell table:formula="of:=IF([.C94]&lt;&gt; &quot;&quot;;[.C9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5]&lt;&gt;&quot;&quot;;DATE(YEAR([.A94]);MONTH([.A94]);DAY([.A94])+1);&quot;&quot;)">
            <text:p/>
          </table:table-cell>
          <table:table-cell table:number-columns-repeated="2"/>
          <table:table-cell table:formula="of:=IF([.C95]&lt;&gt;&quot;&quot;;IFERROR(IF(DATE(YEAR([.A95]);MONTH([.A95]);DAY([.A95]))&lt;TODAY();IF(DATE(YEAR([.A95]);MONTH([.A95]);DAY([.A95]))=TODAY()-1;[.$I$13];[.$I$10]);IF(DATE(YEAR([.A95]);MONTH([.A95]);DAY([.A95]))=TODAY();[.$I$11];[.$I$2]));[.$I$3]);&quot;&quot;)">
            <text:p/>
          </table:table-cell>
          <table:table-cell table:formula="of:=IF([.C95]&lt;&gt;&quot;&quot;;SUM([.E94];[.C95]);&quot;&quot;)">
            <text:p/>
          </table:table-cell>
          <table:table-cell table:formula="of:=IF([.C95]&lt;&gt;&quot;&quot;;IF(ABS([.E95]/[.G95])&gt;8;[.$I$1];[.$I$2]);&quot;&quot;)">
            <text:p/>
          </table:table-cell>
          <table:table-cell table:formula="of:=IF([.C95]&lt;&gt; &quot;&quot;;ABS([.G94]+1);&quot;&quot;)">
            <text:p/>
          </table:table-cell>
          <table:table-cell table:formula="of:=IF([.C95]&lt;&gt; &quot;&quot;;[.C9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6]&lt;&gt;&quot;&quot;;DATE(YEAR([.A95]);MONTH([.A95]);DAY([.A95])+1);&quot;&quot;)">
            <text:p/>
          </table:table-cell>
          <table:table-cell table:number-columns-repeated="2"/>
          <table:table-cell table:formula="of:=IF([.C96]&lt;&gt;&quot;&quot;;IFERROR(IF(DATE(YEAR([.A96]);MONTH([.A96]);DAY([.A96]))&lt;TODAY();IF(DATE(YEAR([.A96]);MONTH([.A96]);DAY([.A96]))=TODAY()-1;[.$I$13];[.$I$10]);IF(DATE(YEAR([.A96]);MONTH([.A96]);DAY([.A96]))=TODAY();[.$I$11];[.$I$2]));[.$I$3]);&quot;&quot;)">
            <text:p/>
          </table:table-cell>
          <table:table-cell table:formula="of:=IF([.C96]&lt;&gt;&quot;&quot;;SUM([.E95];[.C96]);&quot;&quot;)">
            <text:p/>
          </table:table-cell>
          <table:table-cell table:formula="of:=IF([.C96]&lt;&gt;&quot;&quot;;IF(ABS([.E96]/[.G96])&gt;8;[.$I$1];[.$I$2]);&quot;&quot;)">
            <text:p/>
          </table:table-cell>
          <table:table-cell table:formula="of:=IF([.C96]&lt;&gt; &quot;&quot;;ABS([.G95]+1);&quot;&quot;)">
            <text:p/>
          </table:table-cell>
          <table:table-cell table:formula="of:=IF([.C96]&lt;&gt; &quot;&quot;;[.C9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97]&lt;&gt;&quot;&quot;;DATE(YEAR([.A96]);MONTH([.A96]);DAY([.A96])+1);&quot;&quot;)">
            <text:p/>
          </table:table-cell>
          <table:table-cell table:number-columns-repeated="2"/>
          <table:table-cell table:formula="of:=IF([.C97]&lt;&gt;&quot;&quot;;IFERROR(IF(DATE(YEAR([.A97]);MONTH([.A97]);DAY([.A97]))&lt;TODAY();IF(DATE(YEAR([.A97]);MONTH([.A97]);DAY([.A97]))=TODAY()-1;[.$I$13];[.$I$10]);IF(DATE(YEAR([.A97]);MONTH([.A97]);DAY([.A97]))=TODAY();[.$I$11];[.$I$2]));[.$I$3]);&quot;&quot;)">
            <text:p/>
          </table:table-cell>
          <table:table-cell table:formula="of:=IF([.C97]&lt;&gt;&quot;&quot;;SUM([.E96];[.C97]);&quot;&quot;)">
            <text:p/>
          </table:table-cell>
          <table:table-cell table:formula="of:=IF([.C97]&lt;&gt;&quot;&quot;;IF(ABS([.E97]/[.G97])&gt;8;[.$I$1];[.$I$2]);&quot;&quot;)">
            <text:p/>
          </table:table-cell>
          <table:table-cell table:formula="of:=IF([.C97]&lt;&gt; &quot;&quot;;ABS([.G96]+1);&quot;&quot;)">
            <text:p/>
          </table:table-cell>
          <table:table-cell table:formula="of:=IF([.C97]&lt;&gt; &quot;&quot;;[.C97]*[.$I$12];&quot;&quot;)">
            <text:p/>
          </table:table-cell>
          <table:table-cell table:style-name="ce34"/>
          <table:table-cell table:number-columns-repeated="1015"/>
        </table:table-row>
        <table:table-row table:style-name="ro6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67:.C97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67:.C97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67:.A97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67:.C97])&lt;&gt;0;MAX([.E67:.E97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67:.F97];[.$I$1])" office:value-type="string" office:string-value="G is.0" calcext:value-type="string">
            <text:p>G is.0</text:p>
          </table:table-cell>
          <table:table-cell table:style-name="ce17" table:formula="of:=IF([.H98]&gt;0;[.G65]+[.H98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67:.H97])/1000" office:value-type="float" office:value="0" calcext:value-type="float" table:number-columns-spanned="1" table:number-rows-spanned="2">
            <text:p>0</text:p>
          </table:table-cell>
          <table:table-cell table:style-name="ce34"/>
          <table:table-cell table:number-columns-repeated="1015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67:.F97];[.$I$2])" office:value-type="string" office:string-value="L is. 1" calcext:value-type="string">
            <text:p>L is. 1</text:p>
          </table:table-cell>
          <table:covered-table-cell table:style-name="ce17"/>
          <table:covered-table-cell table:style-name="ce19"/>
          <table:table-cell table:style-name="ce34"/>
          <table:table-cell table:number-columns-repeated="1015"/>
        </table:table-row>
        <table:table-row table:style-name="ro3">
          <table:table-cell table:style-name="ce1" office:value-type="date" office:date-value="2020-05-21" calcext:value-type="date">
            <text:p>5/21/2020</text:p>
          </table:table-cell>
          <table:table-cell table:number-columns-repeated="2"/>
          <table:table-cell table:formula="of:=IF([.C100]&lt;&gt;&quot;&quot;;IFERROR(IF(DATE(YEAR([.A100]);MONTH([.A100]);DAY([.A100]))&lt;TODAY();IF(DATE(YEAR([.A100]);MONTH([.A100]);DAY([.A100]))=TODAY()-1;[.$I$13];[.$I$10]);IF(DATE(YEAR([.A100]);MONTH([.A100]);DAY([.A100]))=TODAY();[.$I$11];[.$I$2]));[.$I$3]);&quot;&quot;)">
            <text:p/>
          </table:table-cell>
          <table:table-cell table:formula="of:=ABS([.C100])" office:value-type="float" office:value="0" calcext:value-type="float">
            <text:p>0</text:p>
          </table:table-cell>
          <table:table-cell table:formula="of:=IF([.C100]&lt;&gt;&quot;&quot;;IF(ABS([.E100]/[.G100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100]&lt;&gt; &quot;&quot;;[.C10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1]&lt;&gt;&quot;&quot;;DATE(YEAR([.A100]);MONTH([.A100]);DAY([.A100])+1);&quot;&quot;)">
            <text:p/>
          </table:table-cell>
          <table:table-cell table:number-columns-repeated="2"/>
          <table:table-cell table:formula="of:=IF([.C101]&lt;&gt;&quot;&quot;;IFERROR(IF(DATE(YEAR([.A101]);MONTH([.A101]);DAY([.A101]))&lt;TODAY();IF(DATE(YEAR([.A101]);MONTH([.A101]);DAY([.A101]))=TODAY()-1;[.$I$13];[.$I$10]);IF(DATE(YEAR([.A101]);MONTH([.A101]);DAY([.A101]))=TODAY();[.$I$11];[.$I$2]));[.$I$3]);&quot;&quot;)">
            <text:p/>
          </table:table-cell>
          <table:table-cell table:formula="of:=IF([.C101]&lt;&gt;&quot;&quot;;SUM([.E100];[.C101]);&quot;&quot;)">
            <text:p/>
          </table:table-cell>
          <table:table-cell table:formula="of:=IF([.C101]&lt;&gt;&quot;&quot;;IF(ABS([.E101]/[.G101])&gt;8;[.$I$1];[.$I$2]);&quot;&quot;)">
            <text:p/>
          </table:table-cell>
          <table:table-cell table:formula="of:=IF([.C101]&lt;&gt; &quot;&quot;;ABS([.G100]+1);&quot;&quot;)">
            <text:p/>
          </table:table-cell>
          <table:table-cell table:formula="of:=IF([.C101]&lt;&gt; &quot;&quot;;[.C10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2]&lt;&gt;&quot;&quot;;DATE(YEAR([.A101]);MONTH([.A101]);DAY([.A101])+1);&quot;&quot;)">
            <text:p/>
          </table:table-cell>
          <table:table-cell table:number-columns-repeated="2"/>
          <table:table-cell table:formula="of:=IF([.C102]&lt;&gt;&quot;&quot;;IFERROR(IF(DATE(YEAR([.A102]);MONTH([.A102]);DAY([.A102]))&lt;TODAY();IF(DATE(YEAR([.A102]);MONTH([.A102]);DAY([.A102]))=TODAY()-1;[.$I$13];[.$I$10]);IF(DATE(YEAR([.A102]);MONTH([.A102]);DAY([.A102]))=TODAY();[.$I$11];[.$I$2]));[.$I$3]);&quot;&quot;)">
            <text:p/>
          </table:table-cell>
          <table:table-cell table:formula="of:=IF([.C102]&lt;&gt;&quot;&quot;;SUM([.E101];[.C102]);&quot;&quot;)">
            <text:p/>
          </table:table-cell>
          <table:table-cell table:formula="of:=IF([.C102]&lt;&gt;&quot;&quot;;IF(ABS([.E102]/[.G102])&gt;8;[.$I$1];[.$I$2]);&quot;&quot;)">
            <text:p/>
          </table:table-cell>
          <table:table-cell table:formula="of:=IF([.C102]&lt;&gt; &quot;&quot;;ABS([.G101]+1);&quot;&quot;)">
            <text:p/>
          </table:table-cell>
          <table:table-cell table:formula="of:=IF([.C102]&lt;&gt; &quot;&quot;;[.C10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3]&lt;&gt;&quot;&quot;;DATE(YEAR([.A102]);MONTH([.A102]);DAY([.A102])+1);&quot;&quot;)">
            <text:p/>
          </table:table-cell>
          <table:table-cell table:number-columns-repeated="2"/>
          <table:table-cell table:formula="of:=IF([.C103]&lt;&gt;&quot;&quot;;IFERROR(IF(DATE(YEAR([.A103]);MONTH([.A103]);DAY([.A103]))&lt;TODAY();IF(DATE(YEAR([.A103]);MONTH([.A103]);DAY([.A103]))=TODAY()-1;[.$I$13];[.$I$10]);IF(DATE(YEAR([.A103]);MONTH([.A103]);DAY([.A103]))=TODAY();[.$I$11];[.$I$2]));[.$I$3]);&quot;&quot;)">
            <text:p/>
          </table:table-cell>
          <table:table-cell table:formula="of:=IF([.C103]&lt;&gt;&quot;&quot;;SUM([.E102];[.C103]);&quot;&quot;)">
            <text:p/>
          </table:table-cell>
          <table:table-cell table:formula="of:=IF([.C103]&lt;&gt;&quot;&quot;;IF(ABS([.E103]/[.G103])&gt;8;[.$I$1];[.$I$2]);&quot;&quot;)">
            <text:p/>
          </table:table-cell>
          <table:table-cell table:formula="of:=IF([.C103]&lt;&gt; &quot;&quot;;ABS([.G102]+1);&quot;&quot;)">
            <text:p/>
          </table:table-cell>
          <table:table-cell table:formula="of:=IF([.C103]&lt;&gt; &quot;&quot;;[.C10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4]&lt;&gt;&quot;&quot;;DATE(YEAR([.A103]);MONTH([.A103]);DAY([.A103])+1);&quot;&quot;)">
            <text:p/>
          </table:table-cell>
          <table:table-cell table:number-columns-repeated="2"/>
          <table:table-cell table:formula="of:=IF([.C104]&lt;&gt;&quot;&quot;;IFERROR(IF(DATE(YEAR([.A104]);MONTH([.A104]);DAY([.A104]))&lt;TODAY();IF(DATE(YEAR([.A104]);MONTH([.A104]);DAY([.A104]))=TODAY()-1;[.$I$13];[.$I$10]);IF(DATE(YEAR([.A104]);MONTH([.A104]);DAY([.A104]))=TODAY();[.$I$11];[.$I$2]));[.$I$3]);&quot;&quot;)">
            <text:p/>
          </table:table-cell>
          <table:table-cell table:formula="of:=IF([.C104]&lt;&gt;&quot;&quot;;SUM([.E103];[.C104]);&quot;&quot;)">
            <text:p/>
          </table:table-cell>
          <table:table-cell table:formula="of:=IF([.C104]&lt;&gt;&quot;&quot;;IF(ABS([.E104]/[.G104])&gt;8;[.$I$1];[.$I$2]);&quot;&quot;)">
            <text:p/>
          </table:table-cell>
          <table:table-cell table:formula="of:=IF([.C104]&lt;&gt; &quot;&quot;;ABS([.G103]+1);&quot;&quot;)">
            <text:p/>
          </table:table-cell>
          <table:table-cell table:formula="of:=IF([.C104]&lt;&gt; &quot;&quot;;[.C10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5]&lt;&gt;&quot;&quot;;DATE(YEAR([.A104]);MONTH([.A104]);DAY([.A104])+1);&quot;&quot;)">
            <text:p/>
          </table:table-cell>
          <table:table-cell table:number-columns-repeated="2"/>
          <table:table-cell table:formula="of:=IF([.C105]&lt;&gt;&quot;&quot;;IFERROR(IF(DATE(YEAR([.A105]);MONTH([.A105]);DAY([.A105]))&lt;TODAY();IF(DATE(YEAR([.A105]);MONTH([.A105]);DAY([.A105]))=TODAY()-1;[.$I$13];[.$I$10]);IF(DATE(YEAR([.A105]);MONTH([.A105]);DAY([.A105]))=TODAY();[.$I$11];[.$I$2]));[.$I$3]);&quot;&quot;)">
            <text:p/>
          </table:table-cell>
          <table:table-cell table:formula="of:=IF([.C105]&lt;&gt;&quot;&quot;;SUM([.E104];[.C105]);&quot;&quot;)">
            <text:p/>
          </table:table-cell>
          <table:table-cell table:formula="of:=IF([.C105]&lt;&gt;&quot;&quot;;IF(ABS([.E105]/[.G105])&gt;8;[.$I$1];[.$I$2]);&quot;&quot;)">
            <text:p/>
          </table:table-cell>
          <table:table-cell table:formula="of:=IF([.C105]&lt;&gt; &quot;&quot;;ABS([.G104]+1);&quot;&quot;)">
            <text:p/>
          </table:table-cell>
          <table:table-cell table:formula="of:=IF([.C105]&lt;&gt; &quot;&quot;;[.C10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6]&lt;&gt;&quot;&quot;;DATE(YEAR([.A105]);MONTH([.A105]);DAY([.A105])+1);&quot;&quot;)">
            <text:p/>
          </table:table-cell>
          <table:table-cell table:number-columns-repeated="2"/>
          <table:table-cell table:formula="of:=IF([.C106]&lt;&gt;&quot;&quot;;IFERROR(IF(DATE(YEAR([.A106]);MONTH([.A106]);DAY([.A106]))&lt;TODAY();IF(DATE(YEAR([.A106]);MONTH([.A106]);DAY([.A106]))=TODAY()-1;[.$I$13];[.$I$10]);IF(DATE(YEAR([.A106]);MONTH([.A106]);DAY([.A106]))=TODAY();[.$I$11];[.$I$2]));[.$I$3]);&quot;&quot;)">
            <text:p/>
          </table:table-cell>
          <table:table-cell table:formula="of:=IF([.C106]&lt;&gt;&quot;&quot;;SUM([.E105];[.C106]);&quot;&quot;)">
            <text:p/>
          </table:table-cell>
          <table:table-cell table:formula="of:=IF([.C106]&lt;&gt;&quot;&quot;;IF(ABS([.E106]/[.G106])&gt;8;[.$I$1];[.$I$2]);&quot;&quot;)">
            <text:p/>
          </table:table-cell>
          <table:table-cell table:formula="of:=IF([.C106]&lt;&gt; &quot;&quot;;ABS([.G105]+1);&quot;&quot;)">
            <text:p/>
          </table:table-cell>
          <table:table-cell table:formula="of:=IF([.C106]&lt;&gt; &quot;&quot;;[.C10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7]&lt;&gt;&quot;&quot;;DATE(YEAR([.A106]);MONTH([.A106]);DAY([.A106])+1);&quot;&quot;)">
            <text:p/>
          </table:table-cell>
          <table:table-cell table:number-columns-repeated="2"/>
          <table:table-cell table:formula="of:=IF([.C107]&lt;&gt;&quot;&quot;;IFERROR(IF(DATE(YEAR([.A107]);MONTH([.A107]);DAY([.A107]))&lt;TODAY();IF(DATE(YEAR([.A107]);MONTH([.A107]);DAY([.A107]))=TODAY()-1;[.$I$13];[.$I$10]);IF(DATE(YEAR([.A107]);MONTH([.A107]);DAY([.A107]))=TODAY();[.$I$11];[.$I$2]));[.$I$3]);&quot;&quot;)">
            <text:p/>
          </table:table-cell>
          <table:table-cell table:formula="of:=IF([.C107]&lt;&gt;&quot;&quot;;SUM([.E106];[.C107]);&quot;&quot;)">
            <text:p/>
          </table:table-cell>
          <table:table-cell table:formula="of:=IF([.C107]&lt;&gt;&quot;&quot;;IF(ABS([.E107]/[.G107])&gt;8;[.$I$1];[.$I$2]);&quot;&quot;)">
            <text:p/>
          </table:table-cell>
          <table:table-cell table:formula="of:=IF([.C107]&lt;&gt; &quot;&quot;;ABS([.G106]+1);&quot;&quot;)">
            <text:p/>
          </table:table-cell>
          <table:table-cell table:formula="of:=IF([.C107]&lt;&gt; &quot;&quot;;[.C10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8]&lt;&gt;&quot;&quot;;DATE(YEAR([.A107]);MONTH([.A107]);DAY([.A107])+1);&quot;&quot;)">
            <text:p/>
          </table:table-cell>
          <table:table-cell table:number-columns-repeated="2"/>
          <table:table-cell table:formula="of:=IF([.C108]&lt;&gt;&quot;&quot;;IFERROR(IF(DATE(YEAR([.A108]);MONTH([.A108]);DAY([.A108]))&lt;TODAY();IF(DATE(YEAR([.A108]);MONTH([.A108]);DAY([.A108]))=TODAY()-1;[.$I$13];[.$I$10]);IF(DATE(YEAR([.A108]);MONTH([.A108]);DAY([.A108]))=TODAY();[.$I$11];[.$I$2]));[.$I$3]);&quot;&quot;)">
            <text:p/>
          </table:table-cell>
          <table:table-cell table:formula="of:=IF([.C108]&lt;&gt;&quot;&quot;;SUM([.E107];[.C108]);&quot;&quot;)">
            <text:p/>
          </table:table-cell>
          <table:table-cell table:formula="of:=IF([.C108]&lt;&gt;&quot;&quot;;IF(ABS([.E108]/[.G108])&gt;8;[.$I$1];[.$I$2]);&quot;&quot;)">
            <text:p/>
          </table:table-cell>
          <table:table-cell table:formula="of:=IF([.C108]&lt;&gt; &quot;&quot;;ABS([.G107]+1);&quot;&quot;)">
            <text:p/>
          </table:table-cell>
          <table:table-cell table:formula="of:=IF([.C108]&lt;&gt; &quot;&quot;;[.C10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09]&lt;&gt;&quot;&quot;;DATE(YEAR([.A108]);MONTH([.A108]);DAY([.A108])+1);&quot;&quot;)">
            <text:p/>
          </table:table-cell>
          <table:table-cell table:number-columns-repeated="2"/>
          <table:table-cell table:formula="of:=IF([.C109]&lt;&gt;&quot;&quot;;IFERROR(IF(DATE(YEAR([.A109]);MONTH([.A109]);DAY([.A109]))&lt;TODAY();IF(DATE(YEAR([.A109]);MONTH([.A109]);DAY([.A109]))=TODAY()-1;[.$I$13];[.$I$10]);IF(DATE(YEAR([.A109]);MONTH([.A109]);DAY([.A109]))=TODAY();[.$I$11];[.$I$2]));[.$I$3]);&quot;&quot;)">
            <text:p/>
          </table:table-cell>
          <table:table-cell table:formula="of:=IF([.C109]&lt;&gt;&quot;&quot;;SUM([.E108];[.C109]);&quot;&quot;)">
            <text:p/>
          </table:table-cell>
          <table:table-cell table:formula="of:=IF([.C109]&lt;&gt;&quot;&quot;;IF(ABS([.E109]/[.G109])&gt;8;[.$I$1];[.$I$2]);&quot;&quot;)">
            <text:p/>
          </table:table-cell>
          <table:table-cell table:formula="of:=IF([.C109]&lt;&gt; &quot;&quot;;ABS([.G108]+1);&quot;&quot;)">
            <text:p/>
          </table:table-cell>
          <table:table-cell table:formula="of:=IF([.C109]&lt;&gt; &quot;&quot;;[.C10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0]&lt;&gt;&quot;&quot;;DATE(YEAR([.A109]);MONTH([.A109]);DAY([.A109])+1);&quot;&quot;)">
            <text:p/>
          </table:table-cell>
          <table:table-cell table:number-columns-repeated="2"/>
          <table:table-cell table:formula="of:=IF([.C110]&lt;&gt;&quot;&quot;;IFERROR(IF(DATE(YEAR([.A110]);MONTH([.A110]);DAY([.A110]))&lt;TODAY();IF(DATE(YEAR([.A110]);MONTH([.A110]);DAY([.A110]))=TODAY()-1;[.$I$13];[.$I$10]);IF(DATE(YEAR([.A110]);MONTH([.A110]);DAY([.A110]))=TODAY();[.$I$11];[.$I$2]));[.$I$3]);&quot;&quot;)">
            <text:p/>
          </table:table-cell>
          <table:table-cell table:formula="of:=IF([.C110]&lt;&gt;&quot;&quot;;SUM([.E109];[.C110]);&quot;&quot;)">
            <text:p/>
          </table:table-cell>
          <table:table-cell table:formula="of:=IF([.C110]&lt;&gt;&quot;&quot;;IF(ABS([.E110]/[.G110])&gt;8;[.$I$1];[.$I$2]);&quot;&quot;)">
            <text:p/>
          </table:table-cell>
          <table:table-cell table:formula="of:=IF([.C110]&lt;&gt; &quot;&quot;;ABS([.G109]+1);&quot;&quot;)">
            <text:p/>
          </table:table-cell>
          <table:table-cell table:formula="of:=IF([.C110]&lt;&gt; &quot;&quot;;[.C11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1]&lt;&gt;&quot;&quot;;DATE(YEAR([.A110]);MONTH([.A110]);DAY([.A110])+1);&quot;&quot;)">
            <text:p/>
          </table:table-cell>
          <table:table-cell table:number-columns-repeated="2"/>
          <table:table-cell table:formula="of:=IF([.C111]&lt;&gt;&quot;&quot;;IFERROR(IF(DATE(YEAR([.A111]);MONTH([.A111]);DAY([.A111]))&lt;TODAY();IF(DATE(YEAR([.A111]);MONTH([.A111]);DAY([.A111]))=TODAY()-1;[.$I$13];[.$I$10]);IF(DATE(YEAR([.A111]);MONTH([.A111]);DAY([.A111]))=TODAY();[.$I$11];[.$I$2]));[.$I$3]);&quot;&quot;)">
            <text:p/>
          </table:table-cell>
          <table:table-cell table:formula="of:=IF([.C111]&lt;&gt;&quot;&quot;;SUM([.E110];[.C111]);&quot;&quot;)">
            <text:p/>
          </table:table-cell>
          <table:table-cell table:formula="of:=IF([.C111]&lt;&gt;&quot;&quot;;IF(ABS([.E111]/[.G111])&gt;8;[.$I$1];[.$I$2]);&quot;&quot;)">
            <text:p/>
          </table:table-cell>
          <table:table-cell table:formula="of:=IF([.C111]&lt;&gt; &quot;&quot;;ABS([.G110]+1);&quot;&quot;)">
            <text:p/>
          </table:table-cell>
          <table:table-cell table:formula="of:=IF([.C111]&lt;&gt; &quot;&quot;;[.C11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2]&lt;&gt;&quot;&quot;;DATE(YEAR([.A111]);MONTH([.A111]);DAY([.A111])+1);&quot;&quot;)">
            <text:p/>
          </table:table-cell>
          <table:table-cell table:number-columns-repeated="2"/>
          <table:table-cell table:formula="of:=IF([.C112]&lt;&gt;&quot;&quot;;IFERROR(IF(DATE(YEAR([.A112]);MONTH([.A112]);DAY([.A112]))&lt;TODAY();IF(DATE(YEAR([.A112]);MONTH([.A112]);DAY([.A112]))=TODAY()-1;[.$I$13];[.$I$10]);IF(DATE(YEAR([.A112]);MONTH([.A112]);DAY([.A112]))=TODAY();[.$I$11];[.$I$2]));[.$I$3]);&quot;&quot;)">
            <text:p/>
          </table:table-cell>
          <table:table-cell table:formula="of:=IF([.C112]&lt;&gt;&quot;&quot;;SUM([.E111];[.C112]);&quot;&quot;)">
            <text:p/>
          </table:table-cell>
          <table:table-cell table:formula="of:=IF([.C112]&lt;&gt;&quot;&quot;;IF(ABS([.E112]/[.G112])&gt;8;[.$I$1];[.$I$2]);&quot;&quot;)">
            <text:p/>
          </table:table-cell>
          <table:table-cell table:formula="of:=IF([.C112]&lt;&gt; &quot;&quot;;ABS([.G111]+1);&quot;&quot;)">
            <text:p/>
          </table:table-cell>
          <table:table-cell table:formula="of:=IF([.C112]&lt;&gt; &quot;&quot;;[.C11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3]&lt;&gt;&quot;&quot;;DATE(YEAR([.A112]);MONTH([.A112]);DAY([.A112])+1);&quot;&quot;)">
            <text:p/>
          </table:table-cell>
          <table:table-cell table:number-columns-repeated="2"/>
          <table:table-cell table:formula="of:=IF([.C113]&lt;&gt;&quot;&quot;;IFERROR(IF(DATE(YEAR([.A113]);MONTH([.A113]);DAY([.A113]))&lt;TODAY();IF(DATE(YEAR([.A113]);MONTH([.A113]);DAY([.A113]))=TODAY()-1;[.$I$13];[.$I$10]);IF(DATE(YEAR([.A113]);MONTH([.A113]);DAY([.A113]))=TODAY();[.$I$11];[.$I$2]));[.$I$3]);&quot;&quot;)">
            <text:p/>
          </table:table-cell>
          <table:table-cell table:formula="of:=IF([.C113]&lt;&gt;&quot;&quot;;SUM([.E112];[.C113]);&quot;&quot;)">
            <text:p/>
          </table:table-cell>
          <table:table-cell table:formula="of:=IF([.C113]&lt;&gt;&quot;&quot;;IF(ABS([.E113]/[.G113])&gt;8;[.$I$1];[.$I$2]);&quot;&quot;)">
            <text:p/>
          </table:table-cell>
          <table:table-cell table:formula="of:=IF([.C113]&lt;&gt; &quot;&quot;;ABS([.G112]+1);&quot;&quot;)">
            <text:p/>
          </table:table-cell>
          <table:table-cell table:formula="of:=IF([.C113]&lt;&gt; &quot;&quot;;[.C11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4]&lt;&gt;&quot;&quot;;DATE(YEAR([.A113]);MONTH([.A113]);DAY([.A113])+1);&quot;&quot;)">
            <text:p/>
          </table:table-cell>
          <table:table-cell table:number-columns-repeated="2"/>
          <table:table-cell table:formula="of:=IF([.C114]&lt;&gt;&quot;&quot;;IFERROR(IF(DATE(YEAR([.A114]);MONTH([.A114]);DAY([.A114]))&lt;TODAY();IF(DATE(YEAR([.A114]);MONTH([.A114]);DAY([.A114]))=TODAY()-1;[.$I$13];[.$I$10]);IF(DATE(YEAR([.A114]);MONTH([.A114]);DAY([.A114]))=TODAY();[.$I$11];[.$I$2]));[.$I$3]);&quot;&quot;)">
            <text:p/>
          </table:table-cell>
          <table:table-cell table:formula="of:=IF([.C114]&lt;&gt;&quot;&quot;;SUM([.E113];[.C114]);&quot;&quot;)">
            <text:p/>
          </table:table-cell>
          <table:table-cell table:formula="of:=IF([.C114]&lt;&gt;&quot;&quot;;IF(ABS([.E114]/[.G114])&gt;8;[.$I$1];[.$I$2]);&quot;&quot;)">
            <text:p/>
          </table:table-cell>
          <table:table-cell table:formula="of:=IF([.C114]&lt;&gt; &quot;&quot;;ABS([.G113]+1);&quot;&quot;)">
            <text:p/>
          </table:table-cell>
          <table:table-cell table:formula="of:=IF([.C114]&lt;&gt; &quot;&quot;;[.C11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5]&lt;&gt;&quot;&quot;;DATE(YEAR([.A114]);MONTH([.A114]);DAY([.A114])+1);&quot;&quot;)">
            <text:p/>
          </table:table-cell>
          <table:table-cell table:number-columns-repeated="2"/>
          <table:table-cell table:formula="of:=IF([.C115]&lt;&gt;&quot;&quot;;IFERROR(IF(DATE(YEAR([.A115]);MONTH([.A115]);DAY([.A115]))&lt;TODAY();IF(DATE(YEAR([.A115]);MONTH([.A115]);DAY([.A115]))=TODAY()-1;[.$I$13];[.$I$10]);IF(DATE(YEAR([.A115]);MONTH([.A115]);DAY([.A115]))=TODAY();[.$I$11];[.$I$2]));[.$I$3]);&quot;&quot;)">
            <text:p/>
          </table:table-cell>
          <table:table-cell table:formula="of:=IF([.C115]&lt;&gt;&quot;&quot;;SUM([.E114];[.C115]);&quot;&quot;)">
            <text:p/>
          </table:table-cell>
          <table:table-cell table:formula="of:=IF([.C115]&lt;&gt;&quot;&quot;;IF(ABS([.E115]/[.G115])&gt;8;[.$I$1];[.$I$2]);&quot;&quot;)">
            <text:p/>
          </table:table-cell>
          <table:table-cell table:formula="of:=IF([.C115]&lt;&gt; &quot;&quot;;ABS([.G114]+1);&quot;&quot;)">
            <text:p/>
          </table:table-cell>
          <table:table-cell table:formula="of:=IF([.C115]&lt;&gt; &quot;&quot;;[.C11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6]&lt;&gt;&quot;&quot;;DATE(YEAR([.A115]);MONTH([.A115]);DAY([.A115])+1);&quot;&quot;)">
            <text:p/>
          </table:table-cell>
          <table:table-cell table:number-columns-repeated="2"/>
          <table:table-cell table:formula="of:=IF([.C116]&lt;&gt;&quot;&quot;;IFERROR(IF(DATE(YEAR([.A116]);MONTH([.A116]);DAY([.A116]))&lt;TODAY();IF(DATE(YEAR([.A116]);MONTH([.A116]);DAY([.A116]))=TODAY()-1;[.$I$13];[.$I$10]);IF(DATE(YEAR([.A116]);MONTH([.A116]);DAY([.A116]))=TODAY();[.$I$11];[.$I$2]));[.$I$3]);&quot;&quot;)">
            <text:p/>
          </table:table-cell>
          <table:table-cell table:formula="of:=IF([.C116]&lt;&gt;&quot;&quot;;SUM([.E115];[.C116]);&quot;&quot;)">
            <text:p/>
          </table:table-cell>
          <table:table-cell table:formula="of:=IF([.C116]&lt;&gt;&quot;&quot;;IF(ABS([.E116]/[.G116])&gt;8;[.$I$1];[.$I$2]);&quot;&quot;)">
            <text:p/>
          </table:table-cell>
          <table:table-cell table:formula="of:=IF([.C116]&lt;&gt; &quot;&quot;;ABS([.G115]+1);&quot;&quot;)">
            <text:p/>
          </table:table-cell>
          <table:table-cell table:formula="of:=IF([.C116]&lt;&gt; &quot;&quot;;[.C11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7]&lt;&gt;&quot;&quot;;DATE(YEAR([.A116]);MONTH([.A116]);DAY([.A116])+1);&quot;&quot;)">
            <text:p/>
          </table:table-cell>
          <table:table-cell table:number-columns-repeated="2"/>
          <table:table-cell table:formula="of:=IF([.C117]&lt;&gt;&quot;&quot;;IFERROR(IF(DATE(YEAR([.A117]);MONTH([.A117]);DAY([.A117]))&lt;TODAY();IF(DATE(YEAR([.A117]);MONTH([.A117]);DAY([.A117]))=TODAY()-1;[.$I$13];[.$I$10]);IF(DATE(YEAR([.A117]);MONTH([.A117]);DAY([.A117]))=TODAY();[.$I$11];[.$I$2]));[.$I$3]);&quot;&quot;)">
            <text:p/>
          </table:table-cell>
          <table:table-cell table:formula="of:=IF([.C117]&lt;&gt;&quot;&quot;;SUM([.E116];[.C117]);&quot;&quot;)">
            <text:p/>
          </table:table-cell>
          <table:table-cell table:formula="of:=IF([.C117]&lt;&gt;&quot;&quot;;IF(ABS([.E117]/[.G117])&gt;8;[.$I$1];[.$I$2]);&quot;&quot;)">
            <text:p/>
          </table:table-cell>
          <table:table-cell table:formula="of:=IF([.C117]&lt;&gt; &quot;&quot;;ABS([.G116]+1);&quot;&quot;)">
            <text:p/>
          </table:table-cell>
          <table:table-cell table:formula="of:=IF([.C117]&lt;&gt; &quot;&quot;;[.C11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8]&lt;&gt;&quot;&quot;;DATE(YEAR([.A117]);MONTH([.A117]);DAY([.A117])+1);&quot;&quot;)">
            <text:p/>
          </table:table-cell>
          <table:table-cell table:number-columns-repeated="2"/>
          <table:table-cell table:formula="of:=IF([.C118]&lt;&gt;&quot;&quot;;IFERROR(IF(DATE(YEAR([.A118]);MONTH([.A118]);DAY([.A118]))&lt;TODAY();IF(DATE(YEAR([.A118]);MONTH([.A118]);DAY([.A118]))=TODAY()-1;[.$I$13];[.$I$10]);IF(DATE(YEAR([.A118]);MONTH([.A118]);DAY([.A118]))=TODAY();[.$I$11];[.$I$2]));[.$I$3]);&quot;&quot;)">
            <text:p/>
          </table:table-cell>
          <table:table-cell table:formula="of:=IF([.C118]&lt;&gt;&quot;&quot;;SUM([.E117];[.C118]);&quot;&quot;)">
            <text:p/>
          </table:table-cell>
          <table:table-cell table:formula="of:=IF([.C118]&lt;&gt;&quot;&quot;;IF(ABS([.E118]/[.G118])&gt;8;[.$I$1];[.$I$2]);&quot;&quot;)">
            <text:p/>
          </table:table-cell>
          <table:table-cell table:formula="of:=IF([.C118]&lt;&gt; &quot;&quot;;ABS([.G117]+1);&quot;&quot;)">
            <text:p/>
          </table:table-cell>
          <table:table-cell table:formula="of:=IF([.C118]&lt;&gt; &quot;&quot;;[.C11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19]&lt;&gt;&quot;&quot;;DATE(YEAR([.A118]);MONTH([.A118]);DAY([.A118])+1);&quot;&quot;)">
            <text:p/>
          </table:table-cell>
          <table:table-cell table:number-columns-repeated="2"/>
          <table:table-cell table:formula="of:=IF([.C119]&lt;&gt;&quot;&quot;;IFERROR(IF(DATE(YEAR([.A119]);MONTH([.A119]);DAY([.A119]))&lt;TODAY();IF(DATE(YEAR([.A119]);MONTH([.A119]);DAY([.A119]))=TODAY()-1;[.$I$13];[.$I$10]);IF(DATE(YEAR([.A119]);MONTH([.A119]);DAY([.A119]))=TODAY();[.$I$11];[.$I$2]));[.$I$3]);&quot;&quot;)">
            <text:p/>
          </table:table-cell>
          <table:table-cell table:formula="of:=IF([.C119]&lt;&gt;&quot;&quot;;SUM([.E118];[.C119]);&quot;&quot;)">
            <text:p/>
          </table:table-cell>
          <table:table-cell table:formula="of:=IF([.C119]&lt;&gt;&quot;&quot;;IF(ABS([.E119]/[.G119])&gt;8;[.$I$1];[.$I$2]);&quot;&quot;)">
            <text:p/>
          </table:table-cell>
          <table:table-cell table:formula="of:=IF([.C119]&lt;&gt; &quot;&quot;;ABS([.G118]+1);&quot;&quot;)">
            <text:p/>
          </table:table-cell>
          <table:table-cell table:formula="of:=IF([.C119]&lt;&gt; &quot;&quot;;[.C11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0]&lt;&gt;&quot;&quot;;DATE(YEAR([.A119]);MONTH([.A119]);DAY([.A119])+1);&quot;&quot;)">
            <text:p/>
          </table:table-cell>
          <table:table-cell table:number-columns-repeated="2"/>
          <table:table-cell table:formula="of:=IF([.C120]&lt;&gt;&quot;&quot;;IFERROR(IF(DATE(YEAR([.A120]);MONTH([.A120]);DAY([.A120]))&lt;TODAY();IF(DATE(YEAR([.A120]);MONTH([.A120]);DAY([.A120]))=TODAY()-1;[.$I$13];[.$I$10]);IF(DATE(YEAR([.A120]);MONTH([.A120]);DAY([.A120]))=TODAY();[.$I$11];[.$I$2]));[.$I$3]);&quot;&quot;)">
            <text:p/>
          </table:table-cell>
          <table:table-cell table:formula="of:=IF([.C120]&lt;&gt;&quot;&quot;;SUM([.E119];[.C120]);&quot;&quot;)">
            <text:p/>
          </table:table-cell>
          <table:table-cell table:formula="of:=IF([.C120]&lt;&gt;&quot;&quot;;IF(ABS([.E120]/[.G120])&gt;8;[.$I$1];[.$I$2]);&quot;&quot;)">
            <text:p/>
          </table:table-cell>
          <table:table-cell table:formula="of:=IF([.C120]&lt;&gt; &quot;&quot;;ABS([.G119]+1);&quot;&quot;)">
            <text:p/>
          </table:table-cell>
          <table:table-cell table:formula="of:=IF([.C120]&lt;&gt; &quot;&quot;;[.C12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1]&lt;&gt;&quot;&quot;;DATE(YEAR([.A120]);MONTH([.A120]);DAY([.A120])+1);&quot;&quot;)">
            <text:p/>
          </table:table-cell>
          <table:table-cell table:number-columns-repeated="2"/>
          <table:table-cell table:formula="of:=IF([.C121]&lt;&gt;&quot;&quot;;IFERROR(IF(DATE(YEAR([.A121]);MONTH([.A121]);DAY([.A121]))&lt;TODAY();IF(DATE(YEAR([.A121]);MONTH([.A121]);DAY([.A121]))=TODAY()-1;[.$I$13];[.$I$10]);IF(DATE(YEAR([.A121]);MONTH([.A121]);DAY([.A121]))=TODAY();[.$I$11];[.$I$2]));[.$I$3]);&quot;&quot;)">
            <text:p/>
          </table:table-cell>
          <table:table-cell table:formula="of:=IF([.C121]&lt;&gt;&quot;&quot;;SUM([.E120];[.C121]);&quot;&quot;)">
            <text:p/>
          </table:table-cell>
          <table:table-cell table:formula="of:=IF([.C121]&lt;&gt;&quot;&quot;;IF(ABS([.E121]/[.G121])&gt;8;[.$I$1];[.$I$2]);&quot;&quot;)">
            <text:p/>
          </table:table-cell>
          <table:table-cell table:formula="of:=IF([.C121]&lt;&gt; &quot;&quot;;ABS([.G120]+1);&quot;&quot;)">
            <text:p/>
          </table:table-cell>
          <table:table-cell table:formula="of:=IF([.C121]&lt;&gt; &quot;&quot;;[.C12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2]&lt;&gt;&quot;&quot;;DATE(YEAR([.A121]);MONTH([.A121]);DAY([.A121])+1);&quot;&quot;)">
            <text:p/>
          </table:table-cell>
          <table:table-cell table:number-columns-repeated="2"/>
          <table:table-cell table:formula="of:=IF([.C122]&lt;&gt;&quot;&quot;;IFERROR(IF(DATE(YEAR([.A122]);MONTH([.A122]);DAY([.A122]))&lt;TODAY();IF(DATE(YEAR([.A122]);MONTH([.A122]);DAY([.A122]))=TODAY()-1;[.$I$13];[.$I$10]);IF(DATE(YEAR([.A122]);MONTH([.A122]);DAY([.A122]))=TODAY();[.$I$11];[.$I$2]));[.$I$3]);&quot;&quot;)">
            <text:p/>
          </table:table-cell>
          <table:table-cell table:formula="of:=IF([.C122]&lt;&gt;&quot;&quot;;SUM([.E121];[.C122]);&quot;&quot;)">
            <text:p/>
          </table:table-cell>
          <table:table-cell table:formula="of:=IF([.C122]&lt;&gt;&quot;&quot;;IF(ABS([.E122]/[.G122])&gt;8;[.$I$1];[.$I$2]);&quot;&quot;)">
            <text:p/>
          </table:table-cell>
          <table:table-cell table:formula="of:=IF([.C122]&lt;&gt; &quot;&quot;;ABS([.G121]+1);&quot;&quot;)">
            <text:p/>
          </table:table-cell>
          <table:table-cell table:formula="of:=IF([.C122]&lt;&gt; &quot;&quot;;[.C12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3]&lt;&gt;&quot;&quot;;DATE(YEAR([.A122]);MONTH([.A122]);DAY([.A122])+1);&quot;&quot;)">
            <text:p/>
          </table:table-cell>
          <table:table-cell table:number-columns-repeated="2"/>
          <table:table-cell table:formula="of:=IF([.C123]&lt;&gt;&quot;&quot;;IFERROR(IF(DATE(YEAR([.A123]);MONTH([.A123]);DAY([.A123]))&lt;TODAY();IF(DATE(YEAR([.A123]);MONTH([.A123]);DAY([.A123]))=TODAY()-1;[.$I$13];[.$I$10]);IF(DATE(YEAR([.A123]);MONTH([.A123]);DAY([.A123]))=TODAY();[.$I$11];[.$I$2]));[.$I$3]);&quot;&quot;)">
            <text:p/>
          </table:table-cell>
          <table:table-cell table:formula="of:=IF([.C123]&lt;&gt;&quot;&quot;;SUM([.E122];[.C123]);&quot;&quot;)">
            <text:p/>
          </table:table-cell>
          <table:table-cell table:formula="of:=IF([.C123]&lt;&gt;&quot;&quot;;IF(ABS([.E123]/[.G123])&gt;8;[.$I$1];[.$I$2]);&quot;&quot;)">
            <text:p/>
          </table:table-cell>
          <table:table-cell table:formula="of:=IF([.C123]&lt;&gt; &quot;&quot;;ABS([.G122]+1);&quot;&quot;)">
            <text:p/>
          </table:table-cell>
          <table:table-cell table:formula="of:=IF([.C123]&lt;&gt; &quot;&quot;;[.C12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4]&lt;&gt;&quot;&quot;;DATE(YEAR([.A123]);MONTH([.A123]);DAY([.A123])+1);&quot;&quot;)">
            <text:p/>
          </table:table-cell>
          <table:table-cell table:number-columns-repeated="2"/>
          <table:table-cell table:formula="of:=IF([.C124]&lt;&gt;&quot;&quot;;IFERROR(IF(DATE(YEAR([.A124]);MONTH([.A124]);DAY([.A124]))&lt;TODAY();IF(DATE(YEAR([.A124]);MONTH([.A124]);DAY([.A124]))=TODAY()-1;[.$I$13];[.$I$10]);IF(DATE(YEAR([.A124]);MONTH([.A124]);DAY([.A124]))=TODAY();[.$I$11];[.$I$2]));[.$I$3]);&quot;&quot;)">
            <text:p/>
          </table:table-cell>
          <table:table-cell table:formula="of:=IF([.C124]&lt;&gt;&quot;&quot;;SUM([.E123];[.C124]);&quot;&quot;)">
            <text:p/>
          </table:table-cell>
          <table:table-cell table:formula="of:=IF([.C124]&lt;&gt;&quot;&quot;;IF(ABS([.E124]/[.G124])&gt;8;[.$I$1];[.$I$2]);&quot;&quot;)">
            <text:p/>
          </table:table-cell>
          <table:table-cell table:formula="of:=IF([.C124]&lt;&gt; &quot;&quot;;ABS([.G123]+1);&quot;&quot;)">
            <text:p/>
          </table:table-cell>
          <table:table-cell table:formula="of:=IF([.C124]&lt;&gt; &quot;&quot;;[.C12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5]&lt;&gt;&quot;&quot;;DATE(YEAR([.A124]);MONTH([.A124]);DAY([.A124])+1);&quot;&quot;)">
            <text:p/>
          </table:table-cell>
          <table:table-cell table:number-columns-repeated="2"/>
          <table:table-cell table:formula="of:=IF([.C125]&lt;&gt;&quot;&quot;;IFERROR(IF(DATE(YEAR([.A125]);MONTH([.A125]);DAY([.A125]))&lt;TODAY();IF(DATE(YEAR([.A125]);MONTH([.A125]);DAY([.A125]))=TODAY()-1;[.$I$13];[.$I$10]);IF(DATE(YEAR([.A125]);MONTH([.A125]);DAY([.A125]))=TODAY();[.$I$11];[.$I$2]));[.$I$3]);&quot;&quot;)">
            <text:p/>
          </table:table-cell>
          <table:table-cell table:formula="of:=IF([.C125]&lt;&gt;&quot;&quot;;SUM([.E124];[.C125]);&quot;&quot;)">
            <text:p/>
          </table:table-cell>
          <table:table-cell table:formula="of:=IF([.C125]&lt;&gt;&quot;&quot;;IF(ABS([.E125]/[.G125])&gt;8;[.$I$1];[.$I$2]);&quot;&quot;)">
            <text:p/>
          </table:table-cell>
          <table:table-cell table:formula="of:=IF([.C125]&lt;&gt; &quot;&quot;;ABS([.G124]+1);&quot;&quot;)">
            <text:p/>
          </table:table-cell>
          <table:table-cell table:formula="of:=IF([.C125]&lt;&gt; &quot;&quot;;[.C12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6]&lt;&gt;&quot;&quot;;DATE(YEAR([.A125]);MONTH([.A125]);DAY([.A125])+1);&quot;&quot;)">
            <text:p/>
          </table:table-cell>
          <table:table-cell table:number-columns-repeated="2"/>
          <table:table-cell table:formula="of:=IF([.C126]&lt;&gt;&quot;&quot;;IFERROR(IF(DATE(YEAR([.A126]);MONTH([.A126]);DAY([.A126]))&lt;TODAY();IF(DATE(YEAR([.A126]);MONTH([.A126]);DAY([.A126]))=TODAY()-1;[.$I$13];[.$I$10]);IF(DATE(YEAR([.A126]);MONTH([.A126]);DAY([.A126]))=TODAY();[.$I$11];[.$I$2]));[.$I$3]);&quot;&quot;)">
            <text:p/>
          </table:table-cell>
          <table:table-cell table:formula="of:=IF([.C126]&lt;&gt;&quot;&quot;;SUM([.E125];[.C126]);&quot;&quot;)">
            <text:p/>
          </table:table-cell>
          <table:table-cell table:formula="of:=IF([.C126]&lt;&gt;&quot;&quot;;IF(ABS([.E126]/[.G126])&gt;8;[.$I$1];[.$I$2]);&quot;&quot;)">
            <text:p/>
          </table:table-cell>
          <table:table-cell table:formula="of:=IF([.C126]&lt;&gt; &quot;&quot;;ABS([.G125]+1);&quot;&quot;)">
            <text:p/>
          </table:table-cell>
          <table:table-cell table:formula="of:=IF([.C126]&lt;&gt; &quot;&quot;;[.C12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7]&lt;&gt;&quot;&quot;;DATE(YEAR([.A126]);MONTH([.A126]);DAY([.A126])+1);&quot;&quot;)">
            <text:p/>
          </table:table-cell>
          <table:table-cell table:number-columns-repeated="2"/>
          <table:table-cell table:formula="of:=IF([.C127]&lt;&gt;&quot;&quot;;IFERROR(IF(DATE(YEAR([.A127]);MONTH([.A127]);DAY([.A127]))&lt;TODAY();IF(DATE(YEAR([.A127]);MONTH([.A127]);DAY([.A127]))=TODAY()-1;[.$I$13];[.$I$10]);IF(DATE(YEAR([.A127]);MONTH([.A127]);DAY([.A127]))=TODAY();[.$I$11];[.$I$2]));[.$I$3]);&quot;&quot;)">
            <text:p/>
          </table:table-cell>
          <table:table-cell table:formula="of:=IF([.C127]&lt;&gt;&quot;&quot;;SUM([.E126];[.C127]);&quot;&quot;)">
            <text:p/>
          </table:table-cell>
          <table:table-cell table:formula="of:=IF([.C127]&lt;&gt;&quot;&quot;;IF(ABS([.E127]/[.G127])&gt;8;[.$I$1];[.$I$2]);&quot;&quot;)">
            <text:p/>
          </table:table-cell>
          <table:table-cell table:formula="of:=IF([.C127]&lt;&gt; &quot;&quot;;ABS([.G126]+1);&quot;&quot;)">
            <text:p/>
          </table:table-cell>
          <table:table-cell table:formula="of:=IF([.C127]&lt;&gt; &quot;&quot;;[.C12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8]&lt;&gt;&quot;&quot;;DATE(YEAR([.A127]);MONTH([.A127]);DAY([.A127])+1);&quot;&quot;)">
            <text:p/>
          </table:table-cell>
          <table:table-cell table:number-columns-repeated="2"/>
          <table:table-cell table:formula="of:=IF([.C128]&lt;&gt;&quot;&quot;;IFERROR(IF(DATE(YEAR([.A128]);MONTH([.A128]);DAY([.A128]))&lt;TODAY();IF(DATE(YEAR([.A128]);MONTH([.A128]);DAY([.A128]))=TODAY()-1;[.$I$13];[.$I$10]);IF(DATE(YEAR([.A128]);MONTH([.A128]);DAY([.A128]))=TODAY();[.$I$11];[.$I$2]));[.$I$3]);&quot;&quot;)">
            <text:p/>
          </table:table-cell>
          <table:table-cell table:formula="of:=IF([.C128]&lt;&gt;&quot;&quot;;SUM([.E127];[.C128]);&quot;&quot;)">
            <text:p/>
          </table:table-cell>
          <table:table-cell table:formula="of:=IF([.C128]&lt;&gt;&quot;&quot;;IF(ABS([.E128]/[.G128])&gt;8;[.$I$1];[.$I$2]);&quot;&quot;)">
            <text:p/>
          </table:table-cell>
          <table:table-cell table:formula="of:=IF([.C128]&lt;&gt; &quot;&quot;;ABS([.G127]+1);&quot;&quot;)">
            <text:p/>
          </table:table-cell>
          <table:table-cell table:formula="of:=IF([.C128]&lt;&gt; &quot;&quot;;[.C12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29]&lt;&gt;&quot;&quot;;DATE(YEAR([.A128]);MONTH([.A128]);DAY([.A128])+1);&quot;&quot;)">
            <text:p/>
          </table:table-cell>
          <table:table-cell table:number-columns-repeated="2"/>
          <table:table-cell table:formula="of:=IF([.C129]&lt;&gt;&quot;&quot;;IFERROR(IF(DATE(YEAR([.A129]);MONTH([.A129]);DAY([.A129]))&lt;TODAY();IF(DATE(YEAR([.A129]);MONTH([.A129]);DAY([.A129]))=TODAY()-1;[.$I$13];[.$I$10]);IF(DATE(YEAR([.A129]);MONTH([.A129]);DAY([.A129]))=TODAY();[.$I$11];[.$I$2]));[.$I$3]);&quot;&quot;)">
            <text:p/>
          </table:table-cell>
          <table:table-cell table:formula="of:=IF([.C129]&lt;&gt;&quot;&quot;;SUM([.E128];[.C129]);&quot;&quot;)">
            <text:p/>
          </table:table-cell>
          <table:table-cell table:formula="of:=IF([.C129]&lt;&gt;&quot;&quot;;IF(ABS([.E129]/[.G129])&gt;8;[.$I$1];[.$I$2]);&quot;&quot;)">
            <text:p/>
          </table:table-cell>
          <table:table-cell table:formula="of:=IF([.C129]&lt;&gt; &quot;&quot;;ABS([.G128]+1);&quot;&quot;)">
            <text:p/>
          </table:table-cell>
          <table:table-cell table:formula="of:=IF([.C129]&lt;&gt; &quot;&quot;;[.C12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0]&lt;&gt;&quot;&quot;;DATE(YEAR([.A129]);MONTH([.A129]);DAY([.A129])+1);&quot;&quot;)">
            <text:p/>
          </table:table-cell>
          <table:table-cell table:number-columns-repeated="2"/>
          <table:table-cell table:formula="of:=IF([.C130]&lt;&gt;&quot;&quot;;IFERROR(IF(DATE(YEAR([.A130]);MONTH([.A130]);DAY([.A130]))&lt;TODAY();IF(DATE(YEAR([.A130]);MONTH([.A130]);DAY([.A130]))=TODAY()-1;[.$I$13];[.$I$10]);IF(DATE(YEAR([.A130]);MONTH([.A130]);DAY([.A130]))=TODAY();[.$I$11];[.$I$2]));[.$I$3]);&quot;&quot;)">
            <text:p/>
          </table:table-cell>
          <table:table-cell table:formula="of:=IF([.C130]&lt;&gt;&quot;&quot;;SUM([.E129];[.C130]);&quot;&quot;)">
            <text:p/>
          </table:table-cell>
          <table:table-cell table:formula="of:=IF([.C130]&lt;&gt;&quot;&quot;;IF(ABS([.E130]/[.G130])&gt;8;[.$I$1];[.$I$2]);&quot;&quot;)">
            <text:p/>
          </table:table-cell>
          <table:table-cell table:formula="of:=IF([.C130]&lt;&gt; &quot;&quot;;ABS([.G129]+1);&quot;&quot;)">
            <text:p/>
          </table:table-cell>
          <table:table-cell table:formula="of:=IF([.C130]&lt;&gt; &quot;&quot;;[.C130]*[.$I$12];&quot;&quot;)">
            <text:p/>
          </table:table-cell>
          <table:table-cell table:style-name="ce34"/>
          <table:table-cell table:number-columns-repeated="1015"/>
        </table:table-row>
        <table:table-row table:style-name="ro4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100:.C130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100:.C130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100:.A130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100:.C130])&lt;&gt;0;MAX([.E100:.E130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100:.F130];[.$I$1])" office:value-type="string" office:string-value="G is.0" calcext:value-type="string">
            <text:p>G is.0</text:p>
          </table:table-cell>
          <table:table-cell table:style-name="ce17" table:formula="of:=IF([.H131]&gt;0;[.G98]+[.H131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100:.H130])/1000" office:value-type="float" office:value="0" calcext:value-type="float" table:number-columns-spanned="1" table:number-rows-spanned="2">
            <text:p>0</text:p>
          </table:table-cell>
          <table:table-cell table:style-name="ce34"/>
          <table:table-cell table:number-columns-repeated="1015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100:.F130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style-name="ce34"/>
          <table:table-cell table:number-columns-repeated="1015"/>
        </table:table-row>
        <table:table-row table:style-name="ro3">
          <table:table-cell table:style-name="ce1" office:value-type="date" office:date-value="2020-06-21" calcext:value-type="date">
            <text:p>6/21/2020</text:p>
          </table:table-cell>
          <table:table-cell table:number-columns-repeated="2"/>
          <table:table-cell table:formula="of:=IF([.C133]&lt;&gt;&quot;&quot;;IFERROR(IF(DATE(YEAR([.A133]);MONTH([.A133]);DAY([.A133]))&lt;TODAY();IF(DATE(YEAR([.A133]);MONTH([.A133]);DAY([.A133]))=TODAY()-1;[.$I$13];[.$I$10]);IF(DATE(YEAR([.A133]);MONTH([.A133]);DAY([.A133]))=TODAY();[.$I$11];[.$I$2]));[.$I$3]);&quot;&quot;)">
            <text:p/>
          </table:table-cell>
          <table:table-cell table:formula="of:=ABS([.C133])" office:value-type="float" office:value="0" calcext:value-type="float">
            <text:p>0</text:p>
          </table:table-cell>
          <table:table-cell table:formula="of:=IF([.C133]&lt;&gt;&quot;&quot;;IF(ABS([.E133]/[.G133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133]&lt;&gt; &quot;&quot;;[.C13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4]&lt;&gt;&quot;&quot;;DATE(YEAR([.A133]);MONTH([.A133]);DAY([.A133])+1);&quot;&quot;)">
            <text:p/>
          </table:table-cell>
          <table:table-cell table:number-columns-repeated="2"/>
          <table:table-cell table:formula="of:=IF([.C134]&lt;&gt;&quot;&quot;;IFERROR(IF(DATE(YEAR([.A134]);MONTH([.A134]);DAY([.A134]))&lt;TODAY();IF(DATE(YEAR([.A134]);MONTH([.A134]);DAY([.A134]))=TODAY()-1;[.$I$13];[.$I$10]);IF(DATE(YEAR([.A134]);MONTH([.A134]);DAY([.A134]))=TODAY();[.$I$11];[.$I$2]));[.$I$3]);&quot;&quot;)">
            <text:p/>
          </table:table-cell>
          <table:table-cell table:formula="of:=IF([.C134]&lt;&gt;&quot;&quot;;SUM([.E133];[.C134]);&quot;&quot;)">
            <text:p/>
          </table:table-cell>
          <table:table-cell table:formula="of:=IF([.C134]&lt;&gt;&quot;&quot;;IF(ABS([.E134]/[.G134])&gt;8;[.$I$1];[.$I$2]);&quot;&quot;)">
            <text:p/>
          </table:table-cell>
          <table:table-cell table:formula="of:=IF([.C134]&lt;&gt; &quot;&quot;;ABS([.G133]+1);&quot;&quot;)">
            <text:p/>
          </table:table-cell>
          <table:table-cell table:formula="of:=IF([.C134]&lt;&gt; &quot;&quot;;[.C13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5]&lt;&gt;&quot;&quot;;DATE(YEAR([.A134]);MONTH([.A134]);DAY([.A134])+1);&quot;&quot;)">
            <text:p/>
          </table:table-cell>
          <table:table-cell table:number-columns-repeated="2"/>
          <table:table-cell table:formula="of:=IF([.C135]&lt;&gt;&quot;&quot;;IFERROR(IF(DATE(YEAR([.A135]);MONTH([.A135]);DAY([.A135]))&lt;TODAY();IF(DATE(YEAR([.A135]);MONTH([.A135]);DAY([.A135]))=TODAY()-1;[.$I$13];[.$I$10]);IF(DATE(YEAR([.A135]);MONTH([.A135]);DAY([.A135]))=TODAY();[.$I$11];[.$I$2]));[.$I$3]);&quot;&quot;)">
            <text:p/>
          </table:table-cell>
          <table:table-cell table:formula="of:=IF([.C135]&lt;&gt;&quot;&quot;;SUM([.E134];[.C135]);&quot;&quot;)">
            <text:p/>
          </table:table-cell>
          <table:table-cell table:formula="of:=IF([.C135]&lt;&gt;&quot;&quot;;IF(ABS([.E135]/[.G135])&gt;8;[.$I$1];[.$I$2]);&quot;&quot;)">
            <text:p/>
          </table:table-cell>
          <table:table-cell table:formula="of:=IF([.C135]&lt;&gt; &quot;&quot;;ABS([.G134]+1);&quot;&quot;)">
            <text:p/>
          </table:table-cell>
          <table:table-cell table:formula="of:=IF([.C135]&lt;&gt; &quot;&quot;;[.C13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6]&lt;&gt;&quot;&quot;;DATE(YEAR([.A135]);MONTH([.A135]);DAY([.A135])+1);&quot;&quot;)">
            <text:p/>
          </table:table-cell>
          <table:table-cell table:number-columns-repeated="2"/>
          <table:table-cell table:formula="of:=IF([.C136]&lt;&gt;&quot;&quot;;IFERROR(IF(DATE(YEAR([.A136]);MONTH([.A136]);DAY([.A136]))&lt;TODAY();IF(DATE(YEAR([.A136]);MONTH([.A136]);DAY([.A136]))=TODAY()-1;[.$I$13];[.$I$10]);IF(DATE(YEAR([.A136]);MONTH([.A136]);DAY([.A136]))=TODAY();[.$I$11];[.$I$2]));[.$I$3]);&quot;&quot;)">
            <text:p/>
          </table:table-cell>
          <table:table-cell table:formula="of:=IF([.C136]&lt;&gt;&quot;&quot;;SUM([.E135];[.C136]);&quot;&quot;)">
            <text:p/>
          </table:table-cell>
          <table:table-cell table:formula="of:=IF([.C136]&lt;&gt;&quot;&quot;;IF(ABS([.E136]/[.G136])&gt;8;[.$I$1];[.$I$2]);&quot;&quot;)">
            <text:p/>
          </table:table-cell>
          <table:table-cell table:formula="of:=IF([.C136]&lt;&gt; &quot;&quot;;ABS([.G135]+1);&quot;&quot;)">
            <text:p/>
          </table:table-cell>
          <table:table-cell table:formula="of:=IF([.C136]&lt;&gt; &quot;&quot;;[.C13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7]&lt;&gt;&quot;&quot;;DATE(YEAR([.A136]);MONTH([.A136]);DAY([.A136])+1);&quot;&quot;)">
            <text:p/>
          </table:table-cell>
          <table:table-cell table:number-columns-repeated="2"/>
          <table:table-cell table:formula="of:=IF([.C137]&lt;&gt;&quot;&quot;;IFERROR(IF(DATE(YEAR([.A137]);MONTH([.A137]);DAY([.A137]))&lt;TODAY();IF(DATE(YEAR([.A137]);MONTH([.A137]);DAY([.A137]))=TODAY()-1;[.$I$13];[.$I$10]);IF(DATE(YEAR([.A137]);MONTH([.A137]);DAY([.A137]))=TODAY();[.$I$11];[.$I$2]));[.$I$3]);&quot;&quot;)">
            <text:p/>
          </table:table-cell>
          <table:table-cell table:formula="of:=IF([.C137]&lt;&gt;&quot;&quot;;SUM([.E136];[.C137]);&quot;&quot;)">
            <text:p/>
          </table:table-cell>
          <table:table-cell table:formula="of:=IF([.C137]&lt;&gt;&quot;&quot;;IF(ABS([.E137]/[.G137])&gt;8;[.$I$1];[.$I$2]);&quot;&quot;)">
            <text:p/>
          </table:table-cell>
          <table:table-cell table:formula="of:=IF([.C137]&lt;&gt; &quot;&quot;;ABS([.G136]+1);&quot;&quot;)">
            <text:p/>
          </table:table-cell>
          <table:table-cell table:formula="of:=IF([.C137]&lt;&gt; &quot;&quot;;[.C13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8]&lt;&gt;&quot;&quot;;DATE(YEAR([.A137]);MONTH([.A137]);DAY([.A137])+1);&quot;&quot;)">
            <text:p/>
          </table:table-cell>
          <table:table-cell table:number-columns-repeated="2"/>
          <table:table-cell table:formula="of:=IF([.C138]&lt;&gt;&quot;&quot;;IFERROR(IF(DATE(YEAR([.A138]);MONTH([.A138]);DAY([.A138]))&lt;TODAY();IF(DATE(YEAR([.A138]);MONTH([.A138]);DAY([.A138]))=TODAY()-1;[.$I$13];[.$I$10]);IF(DATE(YEAR([.A138]);MONTH([.A138]);DAY([.A138]))=TODAY();[.$I$11];[.$I$2]));[.$I$3]);&quot;&quot;)">
            <text:p/>
          </table:table-cell>
          <table:table-cell table:formula="of:=IF([.C138]&lt;&gt;&quot;&quot;;SUM([.E137];[.C138]);&quot;&quot;)">
            <text:p/>
          </table:table-cell>
          <table:table-cell table:formula="of:=IF([.C138]&lt;&gt;&quot;&quot;;IF(ABS([.E138]/[.G138])&gt;8;[.$I$1];[.$I$2]);&quot;&quot;)">
            <text:p/>
          </table:table-cell>
          <table:table-cell table:formula="of:=IF([.C138]&lt;&gt; &quot;&quot;;ABS([.G137]+1);&quot;&quot;)">
            <text:p/>
          </table:table-cell>
          <table:table-cell table:formula="of:=IF([.C138]&lt;&gt; &quot;&quot;;[.C13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39]&lt;&gt;&quot;&quot;;DATE(YEAR([.A138]);MONTH([.A138]);DAY([.A138])+1);&quot;&quot;)">
            <text:p/>
          </table:table-cell>
          <table:table-cell table:number-columns-repeated="2"/>
          <table:table-cell table:formula="of:=IF([.C139]&lt;&gt;&quot;&quot;;IFERROR(IF(DATE(YEAR([.A139]);MONTH([.A139]);DAY([.A139]))&lt;TODAY();IF(DATE(YEAR([.A139]);MONTH([.A139]);DAY([.A139]))=TODAY()-1;[.$I$13];[.$I$10]);IF(DATE(YEAR([.A139]);MONTH([.A139]);DAY([.A139]))=TODAY();[.$I$11];[.$I$2]));[.$I$3]);&quot;&quot;)">
            <text:p/>
          </table:table-cell>
          <table:table-cell table:formula="of:=IF([.C139]&lt;&gt;&quot;&quot;;SUM([.E138];[.C139]);&quot;&quot;)">
            <text:p/>
          </table:table-cell>
          <table:table-cell table:formula="of:=IF([.C139]&lt;&gt;&quot;&quot;;IF(ABS([.E139]/[.G139])&gt;8;[.$I$1];[.$I$2]);&quot;&quot;)">
            <text:p/>
          </table:table-cell>
          <table:table-cell table:formula="of:=IF([.C139]&lt;&gt; &quot;&quot;;ABS([.G138]+1);&quot;&quot;)">
            <text:p/>
          </table:table-cell>
          <table:table-cell table:formula="of:=IF([.C139]&lt;&gt; &quot;&quot;;[.C13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0]&lt;&gt;&quot;&quot;;DATE(YEAR([.A139]);MONTH([.A139]);DAY([.A139])+1);&quot;&quot;)">
            <text:p/>
          </table:table-cell>
          <table:table-cell table:number-columns-repeated="2"/>
          <table:table-cell table:formula="of:=IF([.C140]&lt;&gt;&quot;&quot;;IFERROR(IF(DATE(YEAR([.A140]);MONTH([.A140]);DAY([.A140]))&lt;TODAY();IF(DATE(YEAR([.A140]);MONTH([.A140]);DAY([.A140]))=TODAY()-1;[.$I$13];[.$I$10]);IF(DATE(YEAR([.A140]);MONTH([.A140]);DAY([.A140]))=TODAY();[.$I$11];[.$I$2]));[.$I$3]);&quot;&quot;)">
            <text:p/>
          </table:table-cell>
          <table:table-cell table:formula="of:=IF([.C140]&lt;&gt;&quot;&quot;;SUM([.E139];[.C140]);&quot;&quot;)">
            <text:p/>
          </table:table-cell>
          <table:table-cell table:formula="of:=IF([.C140]&lt;&gt;&quot;&quot;;IF(ABS([.E140]/[.G140])&gt;8;[.$I$1];[.$I$2]);&quot;&quot;)">
            <text:p/>
          </table:table-cell>
          <table:table-cell table:formula="of:=IF([.C140]&lt;&gt; &quot;&quot;;ABS([.G139]+1);&quot;&quot;)">
            <text:p/>
          </table:table-cell>
          <table:table-cell table:formula="of:=IF([.C140]&lt;&gt; &quot;&quot;;[.C14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1]&lt;&gt;&quot;&quot;;DATE(YEAR([.A140]);MONTH([.A140]);DAY([.A140])+1);&quot;&quot;)">
            <text:p/>
          </table:table-cell>
          <table:table-cell table:number-columns-repeated="2"/>
          <table:table-cell table:formula="of:=IF([.C141]&lt;&gt;&quot;&quot;;IFERROR(IF(DATE(YEAR([.A141]);MONTH([.A141]);DAY([.A141]))&lt;TODAY();IF(DATE(YEAR([.A141]);MONTH([.A141]);DAY([.A141]))=TODAY()-1;[.$I$13];[.$I$10]);IF(DATE(YEAR([.A141]);MONTH([.A141]);DAY([.A141]))=TODAY();[.$I$11];[.$I$2]));[.$I$3]);&quot;&quot;)">
            <text:p/>
          </table:table-cell>
          <table:table-cell table:formula="of:=IF([.C141]&lt;&gt;&quot;&quot;;SUM([.E140];[.C141]);&quot;&quot;)">
            <text:p/>
          </table:table-cell>
          <table:table-cell table:formula="of:=IF([.C141]&lt;&gt;&quot;&quot;;IF(ABS([.E141]/[.G141])&gt;8;[.$I$1];[.$I$2]);&quot;&quot;)">
            <text:p/>
          </table:table-cell>
          <table:table-cell table:formula="of:=IF([.C141]&lt;&gt; &quot;&quot;;ABS([.G140]+1);&quot;&quot;)">
            <text:p/>
          </table:table-cell>
          <table:table-cell table:formula="of:=IF([.C141]&lt;&gt; &quot;&quot;;[.C14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2]&lt;&gt;&quot;&quot;;DATE(YEAR([.A141]);MONTH([.A141]);DAY([.A141])+1);&quot;&quot;)">
            <text:p/>
          </table:table-cell>
          <table:table-cell table:number-columns-repeated="2"/>
          <table:table-cell table:formula="of:=IF([.C142]&lt;&gt;&quot;&quot;;IFERROR(IF(DATE(YEAR([.A142]);MONTH([.A142]);DAY([.A142]))&lt;TODAY();IF(DATE(YEAR([.A142]);MONTH([.A142]);DAY([.A142]))=TODAY()-1;[.$I$13];[.$I$10]);IF(DATE(YEAR([.A142]);MONTH([.A142]);DAY([.A142]))=TODAY();[.$I$11];[.$I$2]));[.$I$3]);&quot;&quot;)">
            <text:p/>
          </table:table-cell>
          <table:table-cell table:formula="of:=IF([.C142]&lt;&gt;&quot;&quot;;SUM([.E141];[.C142]);&quot;&quot;)">
            <text:p/>
          </table:table-cell>
          <table:table-cell table:formula="of:=IF([.C142]&lt;&gt;&quot;&quot;;IF(ABS([.E142]/[.G142])&gt;8;[.$I$1];[.$I$2]);&quot;&quot;)">
            <text:p/>
          </table:table-cell>
          <table:table-cell table:formula="of:=IF([.C142]&lt;&gt; &quot;&quot;;ABS([.G141]+1);&quot;&quot;)">
            <text:p/>
          </table:table-cell>
          <table:table-cell table:formula="of:=IF([.C142]&lt;&gt; &quot;&quot;;[.C14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3]&lt;&gt;&quot;&quot;;DATE(YEAR([.A142]);MONTH([.A142]);DAY([.A142])+1);&quot;&quot;)">
            <text:p/>
          </table:table-cell>
          <table:table-cell table:number-columns-repeated="2"/>
          <table:table-cell table:formula="of:=IF([.C143]&lt;&gt;&quot;&quot;;IFERROR(IF(DATE(YEAR([.A143]);MONTH([.A143]);DAY([.A143]))&lt;TODAY();IF(DATE(YEAR([.A143]);MONTH([.A143]);DAY([.A143]))=TODAY()-1;[.$I$13];[.$I$10]);IF(DATE(YEAR([.A143]);MONTH([.A143]);DAY([.A143]))=TODAY();[.$I$11];[.$I$2]));[.$I$3]);&quot;&quot;)">
            <text:p/>
          </table:table-cell>
          <table:table-cell table:formula="of:=IF([.C143]&lt;&gt;&quot;&quot;;SUM([.E142];[.C143]);&quot;&quot;)">
            <text:p/>
          </table:table-cell>
          <table:table-cell table:formula="of:=IF([.C143]&lt;&gt;&quot;&quot;;IF(ABS([.E143]/[.G143])&gt;8;[.$I$1];[.$I$2]);&quot;&quot;)">
            <text:p/>
          </table:table-cell>
          <table:table-cell table:formula="of:=IF([.C143]&lt;&gt; &quot;&quot;;ABS([.G142]+1);&quot;&quot;)">
            <text:p/>
          </table:table-cell>
          <table:table-cell table:formula="of:=IF([.C143]&lt;&gt; &quot;&quot;;[.C14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4]&lt;&gt;&quot;&quot;;DATE(YEAR([.A143]);MONTH([.A143]);DAY([.A143])+1);&quot;&quot;)">
            <text:p/>
          </table:table-cell>
          <table:table-cell table:number-columns-repeated="2"/>
          <table:table-cell table:formula="of:=IF([.C144]&lt;&gt;&quot;&quot;;IFERROR(IF(DATE(YEAR([.A144]);MONTH([.A144]);DAY([.A144]))&lt;TODAY();IF(DATE(YEAR([.A144]);MONTH([.A144]);DAY([.A144]))=TODAY()-1;[.$I$13];[.$I$10]);IF(DATE(YEAR([.A144]);MONTH([.A144]);DAY([.A144]))=TODAY();[.$I$11];[.$I$2]));[.$I$3]);&quot;&quot;)">
            <text:p/>
          </table:table-cell>
          <table:table-cell table:formula="of:=IF([.C144]&lt;&gt;&quot;&quot;;SUM([.E143];[.C144]);&quot;&quot;)">
            <text:p/>
          </table:table-cell>
          <table:table-cell table:formula="of:=IF([.C144]&lt;&gt;&quot;&quot;;IF(ABS([.E144]/[.G144])&gt;8;[.$I$1];[.$I$2]);&quot;&quot;)">
            <text:p/>
          </table:table-cell>
          <table:table-cell table:formula="of:=IF([.C144]&lt;&gt; &quot;&quot;;ABS([.G143]+1);&quot;&quot;)">
            <text:p/>
          </table:table-cell>
          <table:table-cell table:formula="of:=IF([.C144]&lt;&gt; &quot;&quot;;[.C14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5]&lt;&gt;&quot;&quot;;DATE(YEAR([.A144]);MONTH([.A144]);DAY([.A144])+1);&quot;&quot;)">
            <text:p/>
          </table:table-cell>
          <table:table-cell table:number-columns-repeated="2"/>
          <table:table-cell table:formula="of:=IF([.C145]&lt;&gt;&quot;&quot;;IFERROR(IF(DATE(YEAR([.A145]);MONTH([.A145]);DAY([.A145]))&lt;TODAY();IF(DATE(YEAR([.A145]);MONTH([.A145]);DAY([.A145]))=TODAY()-1;[.$I$13];[.$I$10]);IF(DATE(YEAR([.A145]);MONTH([.A145]);DAY([.A145]))=TODAY();[.$I$11];[.$I$2]));[.$I$3]);&quot;&quot;)">
            <text:p/>
          </table:table-cell>
          <table:table-cell table:formula="of:=IF([.C145]&lt;&gt;&quot;&quot;;SUM([.E144];[.C145]);&quot;&quot;)">
            <text:p/>
          </table:table-cell>
          <table:table-cell table:formula="of:=IF([.C145]&lt;&gt;&quot;&quot;;IF(ABS([.E145]/[.G145])&gt;8;[.$I$1];[.$I$2]);&quot;&quot;)">
            <text:p/>
          </table:table-cell>
          <table:table-cell table:formula="of:=IF([.C145]&lt;&gt; &quot;&quot;;ABS([.G144]+1);&quot;&quot;)">
            <text:p/>
          </table:table-cell>
          <table:table-cell table:formula="of:=IF([.C145]&lt;&gt; &quot;&quot;;[.C14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6]&lt;&gt;&quot;&quot;;DATE(YEAR([.A145]);MONTH([.A145]);DAY([.A145])+1);&quot;&quot;)">
            <text:p/>
          </table:table-cell>
          <table:table-cell table:number-columns-repeated="2"/>
          <table:table-cell table:formula="of:=IF([.C146]&lt;&gt;&quot;&quot;;IFERROR(IF(DATE(YEAR([.A146]);MONTH([.A146]);DAY([.A146]))&lt;TODAY();IF(DATE(YEAR([.A146]);MONTH([.A146]);DAY([.A146]))=TODAY()-1;[.$I$13];[.$I$10]);IF(DATE(YEAR([.A146]);MONTH([.A146]);DAY([.A146]))=TODAY();[.$I$11];[.$I$2]));[.$I$3]);&quot;&quot;)">
            <text:p/>
          </table:table-cell>
          <table:table-cell table:formula="of:=IF([.C146]&lt;&gt;&quot;&quot;;SUM([.E145];[.C146]);&quot;&quot;)">
            <text:p/>
          </table:table-cell>
          <table:table-cell table:formula="of:=IF([.C146]&lt;&gt;&quot;&quot;;IF(ABS([.E146]/[.G146])&gt;8;[.$I$1];[.$I$2]);&quot;&quot;)">
            <text:p/>
          </table:table-cell>
          <table:table-cell table:formula="of:=IF([.C146]&lt;&gt; &quot;&quot;;ABS([.G145]+1);&quot;&quot;)">
            <text:p/>
          </table:table-cell>
          <table:table-cell table:formula="of:=IF([.C146]&lt;&gt; &quot;&quot;;[.C14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7]&lt;&gt;&quot;&quot;;DATE(YEAR([.A146]);MONTH([.A146]);DAY([.A146])+1);&quot;&quot;)">
            <text:p/>
          </table:table-cell>
          <table:table-cell table:number-columns-repeated="2"/>
          <table:table-cell table:formula="of:=IF([.C147]&lt;&gt;&quot;&quot;;IFERROR(IF(DATE(YEAR([.A147]);MONTH([.A147]);DAY([.A147]))&lt;TODAY();IF(DATE(YEAR([.A147]);MONTH([.A147]);DAY([.A147]))=TODAY()-1;[.$I$13];[.$I$10]);IF(DATE(YEAR([.A147]);MONTH([.A147]);DAY([.A147]))=TODAY();[.$I$11];[.$I$2]));[.$I$3]);&quot;&quot;)">
            <text:p/>
          </table:table-cell>
          <table:table-cell table:formula="of:=IF([.C147]&lt;&gt;&quot;&quot;;SUM([.E146];[.C147]);&quot;&quot;)">
            <text:p/>
          </table:table-cell>
          <table:table-cell table:formula="of:=IF([.C147]&lt;&gt;&quot;&quot;;IF(ABS([.E147]/[.G147])&gt;8;[.$I$1];[.$I$2]);&quot;&quot;)">
            <text:p/>
          </table:table-cell>
          <table:table-cell table:formula="of:=IF([.C147]&lt;&gt; &quot;&quot;;ABS([.G146]+1);&quot;&quot;)">
            <text:p/>
          </table:table-cell>
          <table:table-cell table:formula="of:=IF([.C147]&lt;&gt; &quot;&quot;;[.C14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8]&lt;&gt;&quot;&quot;;DATE(YEAR([.A147]);MONTH([.A147]);DAY([.A147])+1);&quot;&quot;)">
            <text:p/>
          </table:table-cell>
          <table:table-cell table:number-columns-repeated="2"/>
          <table:table-cell table:formula="of:=IF([.C148]&lt;&gt;&quot;&quot;;IFERROR(IF(DATE(YEAR([.A148]);MONTH([.A148]);DAY([.A148]))&lt;TODAY();IF(DATE(YEAR([.A148]);MONTH([.A148]);DAY([.A148]))=TODAY()-1;[.$I$13];[.$I$10]);IF(DATE(YEAR([.A148]);MONTH([.A148]);DAY([.A148]))=TODAY();[.$I$11];[.$I$2]));[.$I$3]);&quot;&quot;)">
            <text:p/>
          </table:table-cell>
          <table:table-cell table:formula="of:=IF([.C148]&lt;&gt;&quot;&quot;;SUM([.E147];[.C148]);&quot;&quot;)">
            <text:p/>
          </table:table-cell>
          <table:table-cell table:formula="of:=IF([.C148]&lt;&gt;&quot;&quot;;IF(ABS([.E148]/[.G148])&gt;8;[.$I$1];[.$I$2]);&quot;&quot;)">
            <text:p/>
          </table:table-cell>
          <table:table-cell table:formula="of:=IF([.C148]&lt;&gt; &quot;&quot;;ABS([.G147]+1);&quot;&quot;)">
            <text:p/>
          </table:table-cell>
          <table:table-cell table:formula="of:=IF([.C148]&lt;&gt; &quot;&quot;;[.C14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49]&lt;&gt;&quot;&quot;;DATE(YEAR([.A148]);MONTH([.A148]);DAY([.A148])+1);&quot;&quot;)">
            <text:p/>
          </table:table-cell>
          <table:table-cell table:number-columns-repeated="2"/>
          <table:table-cell table:formula="of:=IF([.C149]&lt;&gt;&quot;&quot;;IFERROR(IF(DATE(YEAR([.A149]);MONTH([.A149]);DAY([.A149]))&lt;TODAY();IF(DATE(YEAR([.A149]);MONTH([.A149]);DAY([.A149]))=TODAY()-1;[.$I$13];[.$I$10]);IF(DATE(YEAR([.A149]);MONTH([.A149]);DAY([.A149]))=TODAY();[.$I$11];[.$I$2]));[.$I$3]);&quot;&quot;)">
            <text:p/>
          </table:table-cell>
          <table:table-cell table:formula="of:=IF([.C149]&lt;&gt;&quot;&quot;;SUM([.E148];[.C149]);&quot;&quot;)">
            <text:p/>
          </table:table-cell>
          <table:table-cell table:formula="of:=IF([.C149]&lt;&gt;&quot;&quot;;IF(ABS([.E149]/[.G149])&gt;8;[.$I$1];[.$I$2]);&quot;&quot;)">
            <text:p/>
          </table:table-cell>
          <table:table-cell table:formula="of:=IF([.C149]&lt;&gt; &quot;&quot;;ABS([.G148]+1);&quot;&quot;)">
            <text:p/>
          </table:table-cell>
          <table:table-cell table:formula="of:=IF([.C149]&lt;&gt; &quot;&quot;;[.C14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0]&lt;&gt;&quot;&quot;;DATE(YEAR([.A149]);MONTH([.A149]);DAY([.A149])+1);&quot;&quot;)">
            <text:p/>
          </table:table-cell>
          <table:table-cell table:number-columns-repeated="2"/>
          <table:table-cell table:formula="of:=IF([.C150]&lt;&gt;&quot;&quot;;IFERROR(IF(DATE(YEAR([.A150]);MONTH([.A150]);DAY([.A150]))&lt;TODAY();IF(DATE(YEAR([.A150]);MONTH([.A150]);DAY([.A150]))=TODAY()-1;[.$I$13];[.$I$10]);IF(DATE(YEAR([.A150]);MONTH([.A150]);DAY([.A150]))=TODAY();[.$I$11];[.$I$2]));[.$I$3]);&quot;&quot;)">
            <text:p/>
          </table:table-cell>
          <table:table-cell table:formula="of:=IF([.C150]&lt;&gt;&quot;&quot;;SUM([.E149];[.C150]);&quot;&quot;)">
            <text:p/>
          </table:table-cell>
          <table:table-cell table:formula="of:=IF([.C150]&lt;&gt;&quot;&quot;;IF(ABS([.E150]/[.G150])&gt;8;[.$I$1];[.$I$2]);&quot;&quot;)">
            <text:p/>
          </table:table-cell>
          <table:table-cell table:formula="of:=IF([.C150]&lt;&gt; &quot;&quot;;ABS([.G149]+1);&quot;&quot;)">
            <text:p/>
          </table:table-cell>
          <table:table-cell table:formula="of:=IF([.C150]&lt;&gt; &quot;&quot;;[.C15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1]&lt;&gt;&quot;&quot;;DATE(YEAR([.A150]);MONTH([.A150]);DAY([.A150])+1);&quot;&quot;)">
            <text:p/>
          </table:table-cell>
          <table:table-cell table:number-columns-repeated="2"/>
          <table:table-cell table:formula="of:=IF([.C151]&lt;&gt;&quot;&quot;;IFERROR(IF(DATE(YEAR([.A151]);MONTH([.A151]);DAY([.A151]))&lt;TODAY();IF(DATE(YEAR([.A151]);MONTH([.A151]);DAY([.A151]))=TODAY()-1;[.$I$13];[.$I$10]);IF(DATE(YEAR([.A151]);MONTH([.A151]);DAY([.A151]))=TODAY();[.$I$11];[.$I$2]));[.$I$3]);&quot;&quot;)">
            <text:p/>
          </table:table-cell>
          <table:table-cell table:formula="of:=IF([.C151]&lt;&gt;&quot;&quot;;SUM([.E150];[.C151]);&quot;&quot;)">
            <text:p/>
          </table:table-cell>
          <table:table-cell table:formula="of:=IF([.C151]&lt;&gt;&quot;&quot;;IF(ABS([.E151]/[.G151])&gt;8;[.$I$1];[.$I$2]);&quot;&quot;)">
            <text:p/>
          </table:table-cell>
          <table:table-cell table:formula="of:=IF([.C151]&lt;&gt; &quot;&quot;;ABS([.G150]+1);&quot;&quot;)">
            <text:p/>
          </table:table-cell>
          <table:table-cell table:formula="of:=IF([.C151]&lt;&gt; &quot;&quot;;[.C15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2]&lt;&gt;&quot;&quot;;DATE(YEAR([.A151]);MONTH([.A151]);DAY([.A151])+1);&quot;&quot;)">
            <text:p/>
          </table:table-cell>
          <table:table-cell table:number-columns-repeated="2"/>
          <table:table-cell table:formula="of:=IF([.C152]&lt;&gt;&quot;&quot;;IFERROR(IF(DATE(YEAR([.A152]);MONTH([.A152]);DAY([.A152]))&lt;TODAY();IF(DATE(YEAR([.A152]);MONTH([.A152]);DAY([.A152]))=TODAY()-1;[.$I$13];[.$I$10]);IF(DATE(YEAR([.A152]);MONTH([.A152]);DAY([.A152]))=TODAY();[.$I$11];[.$I$2]));[.$I$3]);&quot;&quot;)">
            <text:p/>
          </table:table-cell>
          <table:table-cell table:formula="of:=IF([.C152]&lt;&gt;&quot;&quot;;SUM([.E151];[.C152]);&quot;&quot;)">
            <text:p/>
          </table:table-cell>
          <table:table-cell table:formula="of:=IF([.C152]&lt;&gt;&quot;&quot;;IF(ABS([.E152]/[.G152])&gt;8;[.$I$1];[.$I$2]);&quot;&quot;)">
            <text:p/>
          </table:table-cell>
          <table:table-cell table:formula="of:=IF([.C152]&lt;&gt; &quot;&quot;;ABS([.G151]+1);&quot;&quot;)">
            <text:p/>
          </table:table-cell>
          <table:table-cell table:formula="of:=IF([.C152]&lt;&gt; &quot;&quot;;[.C15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3]&lt;&gt;&quot;&quot;;DATE(YEAR([.A152]);MONTH([.A152]);DAY([.A152])+1);&quot;&quot;)">
            <text:p/>
          </table:table-cell>
          <table:table-cell table:number-columns-repeated="2"/>
          <table:table-cell table:formula="of:=IF([.C153]&lt;&gt;&quot;&quot;;IFERROR(IF(DATE(YEAR([.A153]);MONTH([.A153]);DAY([.A153]))&lt;TODAY();IF(DATE(YEAR([.A153]);MONTH([.A153]);DAY([.A153]))=TODAY()-1;[.$I$13];[.$I$10]);IF(DATE(YEAR([.A153]);MONTH([.A153]);DAY([.A153]))=TODAY();[.$I$11];[.$I$2]));[.$I$3]);&quot;&quot;)">
            <text:p/>
          </table:table-cell>
          <table:table-cell table:formula="of:=IF([.C153]&lt;&gt;&quot;&quot;;SUM([.E152];[.C153]);&quot;&quot;)">
            <text:p/>
          </table:table-cell>
          <table:table-cell table:formula="of:=IF([.C153]&lt;&gt;&quot;&quot;;IF(ABS([.E153]/[.G153])&gt;8;[.$I$1];[.$I$2]);&quot;&quot;)">
            <text:p/>
          </table:table-cell>
          <table:table-cell table:formula="of:=IF([.C153]&lt;&gt; &quot;&quot;;ABS([.G152]+1);&quot;&quot;)">
            <text:p/>
          </table:table-cell>
          <table:table-cell table:formula="of:=IF([.C153]&lt;&gt; &quot;&quot;;[.C15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4]&lt;&gt;&quot;&quot;;DATE(YEAR([.A153]);MONTH([.A153]);DAY([.A153])+1);&quot;&quot;)">
            <text:p/>
          </table:table-cell>
          <table:table-cell table:number-columns-repeated="2"/>
          <table:table-cell table:formula="of:=IF([.C154]&lt;&gt;&quot;&quot;;IFERROR(IF(DATE(YEAR([.A154]);MONTH([.A154]);DAY([.A154]))&lt;TODAY();IF(DATE(YEAR([.A154]);MONTH([.A154]);DAY([.A154]))=TODAY()-1;[.$I$13];[.$I$10]);IF(DATE(YEAR([.A154]);MONTH([.A154]);DAY([.A154]))=TODAY();[.$I$11];[.$I$2]));[.$I$3]);&quot;&quot;)">
            <text:p/>
          </table:table-cell>
          <table:table-cell table:formula="of:=IF([.C154]&lt;&gt;&quot;&quot;;SUM([.E153];[.C154]);&quot;&quot;)">
            <text:p/>
          </table:table-cell>
          <table:table-cell table:formula="of:=IF([.C154]&lt;&gt;&quot;&quot;;IF(ABS([.E154]/[.G154])&gt;8;[.$I$1];[.$I$2]);&quot;&quot;)">
            <text:p/>
          </table:table-cell>
          <table:table-cell table:formula="of:=IF([.C154]&lt;&gt; &quot;&quot;;ABS([.G153]+1);&quot;&quot;)">
            <text:p/>
          </table:table-cell>
          <table:table-cell table:formula="of:=IF([.C154]&lt;&gt; &quot;&quot;;[.C15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5]&lt;&gt;&quot;&quot;;DATE(YEAR([.A154]);MONTH([.A154]);DAY([.A154])+1);&quot;&quot;)">
            <text:p/>
          </table:table-cell>
          <table:table-cell table:number-columns-repeated="2"/>
          <table:table-cell table:formula="of:=IF([.C155]&lt;&gt;&quot;&quot;;IFERROR(IF(DATE(YEAR([.A155]);MONTH([.A155]);DAY([.A155]))&lt;TODAY();IF(DATE(YEAR([.A155]);MONTH([.A155]);DAY([.A155]))=TODAY()-1;[.$I$13];[.$I$10]);IF(DATE(YEAR([.A155]);MONTH([.A155]);DAY([.A155]))=TODAY();[.$I$11];[.$I$2]));[.$I$3]);&quot;&quot;)">
            <text:p/>
          </table:table-cell>
          <table:table-cell table:formula="of:=IF([.C155]&lt;&gt;&quot;&quot;;SUM([.E154];[.C155]);&quot;&quot;)">
            <text:p/>
          </table:table-cell>
          <table:table-cell table:formula="of:=IF([.C155]&lt;&gt;&quot;&quot;;IF(ABS([.E155]/[.G155])&gt;8;[.$I$1];[.$I$2]);&quot;&quot;)">
            <text:p/>
          </table:table-cell>
          <table:table-cell table:formula="of:=IF([.C155]&lt;&gt; &quot;&quot;;ABS([.G154]+1);&quot;&quot;)">
            <text:p/>
          </table:table-cell>
          <table:table-cell table:formula="of:=IF([.C155]&lt;&gt; &quot;&quot;;[.C15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6]&lt;&gt;&quot;&quot;;DATE(YEAR([.A155]);MONTH([.A155]);DAY([.A155])+1);&quot;&quot;)">
            <text:p/>
          </table:table-cell>
          <table:table-cell table:number-columns-repeated="2"/>
          <table:table-cell table:formula="of:=IF([.C156]&lt;&gt;&quot;&quot;;IFERROR(IF(DATE(YEAR([.A156]);MONTH([.A156]);DAY([.A156]))&lt;TODAY();IF(DATE(YEAR([.A156]);MONTH([.A156]);DAY([.A156]))=TODAY()-1;[.$I$13];[.$I$10]);IF(DATE(YEAR([.A156]);MONTH([.A156]);DAY([.A156]))=TODAY();[.$I$11];[.$I$2]));[.$I$3]);&quot;&quot;)">
            <text:p/>
          </table:table-cell>
          <table:table-cell table:formula="of:=IF([.C156]&lt;&gt;&quot;&quot;;SUM([.E155];[.C156]);&quot;&quot;)">
            <text:p/>
          </table:table-cell>
          <table:table-cell table:formula="of:=IF([.C156]&lt;&gt;&quot;&quot;;IF(ABS([.E156]/[.G156])&gt;8;[.$I$1];[.$I$2]);&quot;&quot;)">
            <text:p/>
          </table:table-cell>
          <table:table-cell table:formula="of:=IF([.C156]&lt;&gt; &quot;&quot;;ABS([.G155]+1);&quot;&quot;)">
            <text:p/>
          </table:table-cell>
          <table:table-cell table:formula="of:=IF([.C156]&lt;&gt; &quot;&quot;;[.C15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7]&lt;&gt;&quot;&quot;;DATE(YEAR([.A156]);MONTH([.A156]);DAY([.A156])+1);&quot;&quot;)">
            <text:p/>
          </table:table-cell>
          <table:table-cell table:number-columns-repeated="2"/>
          <table:table-cell table:formula="of:=IF([.C157]&lt;&gt;&quot;&quot;;IFERROR(IF(DATE(YEAR([.A157]);MONTH([.A157]);DAY([.A157]))&lt;TODAY();IF(DATE(YEAR([.A157]);MONTH([.A157]);DAY([.A157]))=TODAY()-1;[.$I$13];[.$I$10]);IF(DATE(YEAR([.A157]);MONTH([.A157]);DAY([.A157]))=TODAY();[.$I$11];[.$I$2]));[.$I$3]);&quot;&quot;)">
            <text:p/>
          </table:table-cell>
          <table:table-cell table:formula="of:=IF([.C157]&lt;&gt;&quot;&quot;;SUM([.E156];[.C157]);&quot;&quot;)">
            <text:p/>
          </table:table-cell>
          <table:table-cell table:formula="of:=IF([.C157]&lt;&gt;&quot;&quot;;IF(ABS([.E157]/[.G157])&gt;8;[.$I$1];[.$I$2]);&quot;&quot;)">
            <text:p/>
          </table:table-cell>
          <table:table-cell table:formula="of:=IF([.C157]&lt;&gt; &quot;&quot;;ABS([.G156]+1);&quot;&quot;)">
            <text:p/>
          </table:table-cell>
          <table:table-cell table:formula="of:=IF([.C157]&lt;&gt; &quot;&quot;;[.C15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8]&lt;&gt;&quot;&quot;;DATE(YEAR([.A157]);MONTH([.A157]);DAY([.A157])+1);&quot;&quot;)">
            <text:p/>
          </table:table-cell>
          <table:table-cell table:number-columns-repeated="2"/>
          <table:table-cell table:formula="of:=IF([.C158]&lt;&gt;&quot;&quot;;IFERROR(IF(DATE(YEAR([.A158]);MONTH([.A158]);DAY([.A158]))&lt;TODAY();IF(DATE(YEAR([.A158]);MONTH([.A158]);DAY([.A158]))=TODAY()-1;[.$I$13];[.$I$10]);IF(DATE(YEAR([.A158]);MONTH([.A158]);DAY([.A158]))=TODAY();[.$I$11];[.$I$2]));[.$I$3]);&quot;&quot;)">
            <text:p/>
          </table:table-cell>
          <table:table-cell table:formula="of:=IF([.C158]&lt;&gt;&quot;&quot;;SUM([.E157];[.C158]);&quot;&quot;)">
            <text:p/>
          </table:table-cell>
          <table:table-cell table:formula="of:=IF([.C158]&lt;&gt;&quot;&quot;;IF(ABS([.E158]/[.G158])&gt;8;[.$I$1];[.$I$2]);&quot;&quot;)">
            <text:p/>
          </table:table-cell>
          <table:table-cell table:formula="of:=IF([.C158]&lt;&gt; &quot;&quot;;ABS([.G157]+1);&quot;&quot;)">
            <text:p/>
          </table:table-cell>
          <table:table-cell table:formula="of:=IF([.C158]&lt;&gt; &quot;&quot;;[.C15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59]&lt;&gt;&quot;&quot;;DATE(YEAR([.A158]);MONTH([.A158]);DAY([.A158])+1);&quot;&quot;)">
            <text:p/>
          </table:table-cell>
          <table:table-cell table:number-columns-repeated="2"/>
          <table:table-cell table:formula="of:=IF([.C159]&lt;&gt;&quot;&quot;;IFERROR(IF(DATE(YEAR([.A159]);MONTH([.A159]);DAY([.A159]))&lt;TODAY();IF(DATE(YEAR([.A159]);MONTH([.A159]);DAY([.A159]))=TODAY()-1;[.$I$13];[.$I$10]);IF(DATE(YEAR([.A159]);MONTH([.A159]);DAY([.A159]))=TODAY();[.$I$11];[.$I$2]));[.$I$3]);&quot;&quot;)">
            <text:p/>
          </table:table-cell>
          <table:table-cell table:formula="of:=IF([.C159]&lt;&gt;&quot;&quot;;SUM([.E158];[.C159]);&quot;&quot;)">
            <text:p/>
          </table:table-cell>
          <table:table-cell table:formula="of:=IF([.C159]&lt;&gt;&quot;&quot;;IF(ABS([.E159]/[.G159])&gt;8;[.$I$1];[.$I$2]);&quot;&quot;)">
            <text:p/>
          </table:table-cell>
          <table:table-cell table:formula="of:=IF([.C159]&lt;&gt; &quot;&quot;;ABS([.G158]+1);&quot;&quot;)">
            <text:p/>
          </table:table-cell>
          <table:table-cell table:formula="of:=IF([.C159]&lt;&gt; &quot;&quot;;[.C15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0]&lt;&gt;&quot;&quot;;DATE(YEAR([.A159]);MONTH([.A159]);DAY([.A159])+1);&quot;&quot;)">
            <text:p/>
          </table:table-cell>
          <table:table-cell table:number-columns-repeated="2"/>
          <table:table-cell table:formula="of:=IF([.C160]&lt;&gt;&quot;&quot;;IFERROR(IF(DATE(YEAR([.A160]);MONTH([.A160]);DAY([.A160]))&lt;TODAY();IF(DATE(YEAR([.A160]);MONTH([.A160]);DAY([.A160]))=TODAY()-1;[.$I$13];[.$I$10]);IF(DATE(YEAR([.A160]);MONTH([.A160]);DAY([.A160]))=TODAY();[.$I$11];[.$I$2]));[.$I$3]);&quot;&quot;)">
            <text:p/>
          </table:table-cell>
          <table:table-cell table:formula="of:=IF([.C160]&lt;&gt;&quot;&quot;;SUM([.E159];[.C160]);&quot;&quot;)">
            <text:p/>
          </table:table-cell>
          <table:table-cell table:formula="of:=IF([.C160]&lt;&gt;&quot;&quot;;IF(ABS([.E160]/[.G160])&gt;8;[.$I$1];[.$I$2]);&quot;&quot;)">
            <text:p/>
          </table:table-cell>
          <table:table-cell table:formula="of:=IF([.C160]&lt;&gt; &quot;&quot;;ABS([.G159]+1);&quot;&quot;)">
            <text:p/>
          </table:table-cell>
          <table:table-cell table:formula="of:=IF([.C160]&lt;&gt; &quot;&quot;;[.C16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1]&lt;&gt;&quot;&quot;;DATE(YEAR([.A160]);MONTH([.A160]);DAY([.A160])+1);&quot;&quot;)">
            <text:p/>
          </table:table-cell>
          <table:table-cell table:number-columns-repeated="2"/>
          <table:table-cell table:formula="of:=IF([.C161]&lt;&gt;&quot;&quot;;IFERROR(IF(DATE(YEAR([.A161]);MONTH([.A161]);DAY([.A161]))&lt;TODAY();IF(DATE(YEAR([.A161]);MONTH([.A161]);DAY([.A161]))=TODAY()-1;[.$I$13];[.$I$10]);IF(DATE(YEAR([.A161]);MONTH([.A161]);DAY([.A161]))=TODAY();[.$I$11];[.$I$2]));[.$I$3]);&quot;&quot;)">
            <text:p/>
          </table:table-cell>
          <table:table-cell table:formula="of:=IF([.C161]&lt;&gt;&quot;&quot;;SUM([.E160];[.C161]);&quot;&quot;)">
            <text:p/>
          </table:table-cell>
          <table:table-cell table:formula="of:=IF([.C161]&lt;&gt;&quot;&quot;;IF(ABS([.E161]/[.G161])&gt;8;[.$I$1];[.$I$2]);&quot;&quot;)">
            <text:p/>
          </table:table-cell>
          <table:table-cell table:formula="of:=IF([.C161]&lt;&gt; &quot;&quot;;ABS([.G160]+1);&quot;&quot;)">
            <text:p/>
          </table:table-cell>
          <table:table-cell table:formula="of:=IF([.C161]&lt;&gt; &quot;&quot;;[.C16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2]&lt;&gt;&quot;&quot;;DATE(YEAR([.A161]);MONTH([.A161]);DAY([.A161])+1);&quot;&quot;)">
            <text:p/>
          </table:table-cell>
          <table:table-cell table:number-columns-repeated="2"/>
          <table:table-cell table:formula="of:=IF([.C162]&lt;&gt;&quot;&quot;;IFERROR(IF(DATE(YEAR([.A162]);MONTH([.A162]);DAY([.A162]))&lt;TODAY();IF(DATE(YEAR([.A162]);MONTH([.A162]);DAY([.A162]))=TODAY()-1;[.$I$13];[.$I$10]);IF(DATE(YEAR([.A162]);MONTH([.A162]);DAY([.A162]))=TODAY();[.$I$11];[.$I$2]));[.$I$3]);&quot;&quot;)">
            <text:p/>
          </table:table-cell>
          <table:table-cell table:formula="of:=IF([.C162]&lt;&gt;&quot;&quot;;SUM([.E161];[.C162]);&quot;&quot;)">
            <text:p/>
          </table:table-cell>
          <table:table-cell table:formula="of:=IF([.C162]&lt;&gt;&quot;&quot;;IF(ABS([.E162]/[.G162])&gt;8;[.$I$1];[.$I$2]);&quot;&quot;)">
            <text:p/>
          </table:table-cell>
          <table:table-cell table:formula="of:=IF([.C162]&lt;&gt; &quot;&quot;;ABS([.G161]+1);&quot;&quot;)">
            <text:p/>
          </table:table-cell>
          <table:table-cell table:formula="of:=IF([.C162]&lt;&gt; &quot;&quot;;[.C16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3]&lt;&gt;&quot;&quot;;DATE(YEAR([.A162]);MONTH([.A162]);DAY([.A162])+1);&quot;&quot;)">
            <text:p/>
          </table:table-cell>
          <table:table-cell table:number-columns-repeated="2"/>
          <table:table-cell table:formula="of:=IF([.C163]&lt;&gt;&quot;&quot;;IFERROR(IF(DATE(YEAR([.A163]);MONTH([.A163]);DAY([.A163]))&lt;TODAY();IF(DATE(YEAR([.A163]);MONTH([.A163]);DAY([.A163]))=TODAY()-1;[.$I$13];[.$I$10]);IF(DATE(YEAR([.A163]);MONTH([.A163]);DAY([.A163]))=TODAY();[.$I$11];[.$I$2]));[.$I$3]);&quot;&quot;)">
            <text:p/>
          </table:table-cell>
          <table:table-cell table:formula="of:=IF([.C163]&lt;&gt;&quot;&quot;;SUM([.E162];[.C163]);&quot;&quot;)">
            <text:p/>
          </table:table-cell>
          <table:table-cell table:formula="of:=IF([.C163]&lt;&gt;&quot;&quot;;IF(ABS([.E163]/[.G163])&gt;8;[.$I$1];[.$I$2]);&quot;&quot;)">
            <text:p/>
          </table:table-cell>
          <table:table-cell table:formula="of:=IF([.C163]&lt;&gt; &quot;&quot;;ABS([.G162]+1);&quot;&quot;)">
            <text:p/>
          </table:table-cell>
          <table:table-cell table:formula="of:=IF([.C163]&lt;&gt; &quot;&quot;;[.C163]*[.$I$12];&quot;&quot;)">
            <text:p/>
          </table:table-cell>
          <table:table-cell table:style-name="ce34"/>
          <table:table-cell table:number-columns-repeated="1015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133:.C163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133:.C163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133:.A163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133:.C163])&lt;&gt;0;MAX([.E133:.E163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133:.F163];[.$I$1])" office:value-type="string" office:string-value="G is.0" calcext:value-type="string">
            <text:p>G is.0</text:p>
          </table:table-cell>
          <table:table-cell table:style-name="ce17" table:formula="of:=IF([.H164]&gt;0;[.G131]+[.H164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133:.H163])/1000" office:value-type="float" office:value="0" calcext:value-type="float" table:number-columns-spanned="1" table:number-rows-spanned="2">
            <text:p>0</text:p>
          </table:table-cell>
          <table:table-cell table:style-name="ce34"/>
          <table:table-cell table:number-columns-repeated="1015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133:.F163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style-name="ce34"/>
          <table:table-cell table:number-columns-repeated="1015"/>
        </table:table-row>
        <table:table-row table:style-name="ro3">
          <table:table-cell table:style-name="ce1" office:value-type="date" office:date-value="2020-07-21" calcext:value-type="date">
            <text:p>7/21/2020</text:p>
          </table:table-cell>
          <table:table-cell table:number-columns-repeated="2"/>
          <table:table-cell table:formula="of:=IF([.C166]&lt;&gt;&quot;&quot;;IFERROR(IF(DATE(YEAR([.A166]);MONTH([.A166]);DAY([.A166]))&lt;TODAY();IF(DATE(YEAR([.A166]);MONTH([.A166]);DAY([.A166]))=TODAY()-1;[.$I$13];[.$I$10]);IF(DATE(YEAR([.A166]);MONTH([.A166]);DAY([.A166]))=TODAY();[.$I$11];[.$I$2]));[.$I$3]);&quot;&quot;)">
            <text:p/>
          </table:table-cell>
          <table:table-cell table:formula="of:=ABS([.C166])" office:value-type="float" office:value="0" calcext:value-type="float">
            <text:p>0</text:p>
          </table:table-cell>
          <table:table-cell table:formula="of:=IF([.C166]&lt;&gt;&quot;&quot;;IF(ABS([.E166]/[.G166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166]&lt;&gt; &quot;&quot;;[.C16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7]&lt;&gt;&quot;&quot;;DATE(YEAR([.A166]);MONTH([.A166]);DAY([.A166])+1);&quot;&quot;)">
            <text:p/>
          </table:table-cell>
          <table:table-cell table:number-columns-repeated="2"/>
          <table:table-cell table:formula="of:=IF([.C167]&lt;&gt;&quot;&quot;;IFERROR(IF(DATE(YEAR([.A167]);MONTH([.A167]);DAY([.A167]))&lt;TODAY();IF(DATE(YEAR([.A167]);MONTH([.A167]);DAY([.A167]))=TODAY()-1;[.$I$13];[.$I$10]);IF(DATE(YEAR([.A167]);MONTH([.A167]);DAY([.A167]))=TODAY();[.$I$11];[.$I$2]));[.$I$3]);&quot;&quot;)">
            <text:p/>
          </table:table-cell>
          <table:table-cell table:formula="of:=IF([.C167]&lt;&gt;&quot;&quot;;SUM([.E166];[.C167]);&quot;&quot;)">
            <text:p/>
          </table:table-cell>
          <table:table-cell table:formula="of:=IF([.C167]&lt;&gt;&quot;&quot;;IF(ABS([.E167]/[.G167])&gt;8;[.$I$1];[.$I$2]);&quot;&quot;)">
            <text:p/>
          </table:table-cell>
          <table:table-cell table:formula="of:=IF([.C167]&lt;&gt; &quot;&quot;;ABS([.G166]+1);&quot;&quot;)">
            <text:p/>
          </table:table-cell>
          <table:table-cell table:formula="of:=IF([.C167]&lt;&gt; &quot;&quot;;[.C16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8]&lt;&gt;&quot;&quot;;DATE(YEAR([.A167]);MONTH([.A167]);DAY([.A167])+1);&quot;&quot;)">
            <text:p/>
          </table:table-cell>
          <table:table-cell table:number-columns-repeated="2"/>
          <table:table-cell table:formula="of:=IF([.C168]&lt;&gt;&quot;&quot;;IFERROR(IF(DATE(YEAR([.A168]);MONTH([.A168]);DAY([.A168]))&lt;TODAY();IF(DATE(YEAR([.A168]);MONTH([.A168]);DAY([.A168]))=TODAY()-1;[.$I$13];[.$I$10]);IF(DATE(YEAR([.A168]);MONTH([.A168]);DAY([.A168]))=TODAY();[.$I$11];[.$I$2]));[.$I$3]);&quot;&quot;)">
            <text:p/>
          </table:table-cell>
          <table:table-cell table:formula="of:=IF([.C168]&lt;&gt;&quot;&quot;;SUM([.E167];[.C168]);&quot;&quot;)">
            <text:p/>
          </table:table-cell>
          <table:table-cell table:formula="of:=IF([.C168]&lt;&gt;&quot;&quot;;IF(ABS([.E168]/[.G168])&gt;8;[.$I$1];[.$I$2]);&quot;&quot;)">
            <text:p/>
          </table:table-cell>
          <table:table-cell table:formula="of:=IF([.C168]&lt;&gt; &quot;&quot;;ABS([.G167]+1);&quot;&quot;)">
            <text:p/>
          </table:table-cell>
          <table:table-cell table:formula="of:=IF([.C168]&lt;&gt; &quot;&quot;;[.C16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69]&lt;&gt;&quot;&quot;;DATE(YEAR([.A168]);MONTH([.A168]);DAY([.A168])+1);&quot;&quot;)">
            <text:p/>
          </table:table-cell>
          <table:table-cell table:number-columns-repeated="2"/>
          <table:table-cell table:formula="of:=IF([.C169]&lt;&gt;&quot;&quot;;IFERROR(IF(DATE(YEAR([.A169]);MONTH([.A169]);DAY([.A169]))&lt;TODAY();IF(DATE(YEAR([.A169]);MONTH([.A169]);DAY([.A169]))=TODAY()-1;[.$I$13];[.$I$10]);IF(DATE(YEAR([.A169]);MONTH([.A169]);DAY([.A169]))=TODAY();[.$I$11];[.$I$2]));[.$I$3]);&quot;&quot;)">
            <text:p/>
          </table:table-cell>
          <table:table-cell table:formula="of:=IF([.C169]&lt;&gt;&quot;&quot;;SUM([.E168];[.C169]);&quot;&quot;)">
            <text:p/>
          </table:table-cell>
          <table:table-cell table:formula="of:=IF([.C169]&lt;&gt;&quot;&quot;;IF(ABS([.E169]/[.G169])&gt;8;[.$I$1];[.$I$2]);&quot;&quot;)">
            <text:p/>
          </table:table-cell>
          <table:table-cell table:formula="of:=IF([.C169]&lt;&gt; &quot;&quot;;ABS([.G168]+1);&quot;&quot;)">
            <text:p/>
          </table:table-cell>
          <table:table-cell table:formula="of:=IF([.C169]&lt;&gt; &quot;&quot;;[.C16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0]&lt;&gt;&quot;&quot;;DATE(YEAR([.A169]);MONTH([.A169]);DAY([.A169])+1);&quot;&quot;)">
            <text:p/>
          </table:table-cell>
          <table:table-cell table:number-columns-repeated="2"/>
          <table:table-cell table:formula="of:=IF([.C170]&lt;&gt;&quot;&quot;;IFERROR(IF(DATE(YEAR([.A170]);MONTH([.A170]);DAY([.A170]))&lt;TODAY();IF(DATE(YEAR([.A170]);MONTH([.A170]);DAY([.A170]))=TODAY()-1;[.$I$13];[.$I$10]);IF(DATE(YEAR([.A170]);MONTH([.A170]);DAY([.A170]))=TODAY();[.$I$11];[.$I$2]));[.$I$3]);&quot;&quot;)">
            <text:p/>
          </table:table-cell>
          <table:table-cell table:formula="of:=IF([.C170]&lt;&gt;&quot;&quot;;SUM([.E169];[.C170]);&quot;&quot;)">
            <text:p/>
          </table:table-cell>
          <table:table-cell table:formula="of:=IF([.C170]&lt;&gt;&quot;&quot;;IF(ABS([.E170]/[.G170])&gt;8;[.$I$1];[.$I$2]);&quot;&quot;)">
            <text:p/>
          </table:table-cell>
          <table:table-cell table:formula="of:=IF([.C170]&lt;&gt; &quot;&quot;;ABS([.G169]+1);&quot;&quot;)">
            <text:p/>
          </table:table-cell>
          <table:table-cell table:formula="of:=IF([.C170]&lt;&gt; &quot;&quot;;[.C17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1]&lt;&gt;&quot;&quot;;DATE(YEAR([.A170]);MONTH([.A170]);DAY([.A170])+1);&quot;&quot;)">
            <text:p/>
          </table:table-cell>
          <table:table-cell table:number-columns-repeated="2"/>
          <table:table-cell table:formula="of:=IF([.C171]&lt;&gt;&quot;&quot;;IFERROR(IF(DATE(YEAR([.A171]);MONTH([.A171]);DAY([.A171]))&lt;TODAY();IF(DATE(YEAR([.A171]);MONTH([.A171]);DAY([.A171]))=TODAY()-1;[.$I$13];[.$I$10]);IF(DATE(YEAR([.A171]);MONTH([.A171]);DAY([.A171]))=TODAY();[.$I$11];[.$I$2]));[.$I$3]);&quot;&quot;)">
            <text:p/>
          </table:table-cell>
          <table:table-cell table:formula="of:=IF([.C171]&lt;&gt;&quot;&quot;;SUM([.E170];[.C171]);&quot;&quot;)">
            <text:p/>
          </table:table-cell>
          <table:table-cell table:formula="of:=IF([.C171]&lt;&gt;&quot;&quot;;IF(ABS([.E171]/[.G171])&gt;8;[.$I$1];[.$I$2]);&quot;&quot;)">
            <text:p/>
          </table:table-cell>
          <table:table-cell table:formula="of:=IF([.C171]&lt;&gt; &quot;&quot;;ABS([.G170]+1);&quot;&quot;)">
            <text:p/>
          </table:table-cell>
          <table:table-cell table:formula="of:=IF([.C171]&lt;&gt; &quot;&quot;;[.C17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2]&lt;&gt;&quot;&quot;;DATE(YEAR([.A171]);MONTH([.A171]);DAY([.A171])+1);&quot;&quot;)">
            <text:p/>
          </table:table-cell>
          <table:table-cell table:number-columns-repeated="2"/>
          <table:table-cell table:formula="of:=IF([.C172]&lt;&gt;&quot;&quot;;IFERROR(IF(DATE(YEAR([.A172]);MONTH([.A172]);DAY([.A172]))&lt;TODAY();IF(DATE(YEAR([.A172]);MONTH([.A172]);DAY([.A172]))=TODAY()-1;[.$I$13];[.$I$10]);IF(DATE(YEAR([.A172]);MONTH([.A172]);DAY([.A172]))=TODAY();[.$I$11];[.$I$2]));[.$I$3]);&quot;&quot;)">
            <text:p/>
          </table:table-cell>
          <table:table-cell table:formula="of:=IF([.C172]&lt;&gt;&quot;&quot;;SUM([.E171];[.C172]);&quot;&quot;)">
            <text:p/>
          </table:table-cell>
          <table:table-cell table:formula="of:=IF([.C172]&lt;&gt;&quot;&quot;;IF(ABS([.E172]/[.G172])&gt;8;[.$I$1];[.$I$2]);&quot;&quot;)">
            <text:p/>
          </table:table-cell>
          <table:table-cell table:formula="of:=IF([.C172]&lt;&gt; &quot;&quot;;ABS([.G171]+1);&quot;&quot;)">
            <text:p/>
          </table:table-cell>
          <table:table-cell table:formula="of:=IF([.C172]&lt;&gt; &quot;&quot;;[.C17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3]&lt;&gt;&quot;&quot;;DATE(YEAR([.A172]);MONTH([.A172]);DAY([.A172])+1);&quot;&quot;)">
            <text:p/>
          </table:table-cell>
          <table:table-cell table:number-columns-repeated="2"/>
          <table:table-cell table:formula="of:=IF([.C173]&lt;&gt;&quot;&quot;;IFERROR(IF(DATE(YEAR([.A173]);MONTH([.A173]);DAY([.A173]))&lt;TODAY();IF(DATE(YEAR([.A173]);MONTH([.A173]);DAY([.A173]))=TODAY()-1;[.$I$13];[.$I$10]);IF(DATE(YEAR([.A173]);MONTH([.A173]);DAY([.A173]))=TODAY();[.$I$11];[.$I$2]));[.$I$3]);&quot;&quot;)">
            <text:p/>
          </table:table-cell>
          <table:table-cell table:formula="of:=IF([.C173]&lt;&gt;&quot;&quot;;SUM([.E172];[.C173]);&quot;&quot;)">
            <text:p/>
          </table:table-cell>
          <table:table-cell table:formula="of:=IF([.C173]&lt;&gt;&quot;&quot;;IF(ABS([.E173]/[.G173])&gt;8;[.$I$1];[.$I$2]);&quot;&quot;)">
            <text:p/>
          </table:table-cell>
          <table:table-cell table:formula="of:=IF([.C173]&lt;&gt; &quot;&quot;;ABS([.G172]+1);&quot;&quot;)">
            <text:p/>
          </table:table-cell>
          <table:table-cell table:formula="of:=IF([.C173]&lt;&gt; &quot;&quot;;[.C17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4]&lt;&gt;&quot;&quot;;DATE(YEAR([.A173]);MONTH([.A173]);DAY([.A173])+1);&quot;&quot;)">
            <text:p/>
          </table:table-cell>
          <table:table-cell table:number-columns-repeated="2"/>
          <table:table-cell table:formula="of:=IF([.C174]&lt;&gt;&quot;&quot;;IFERROR(IF(DATE(YEAR([.A174]);MONTH([.A174]);DAY([.A174]))&lt;TODAY();IF(DATE(YEAR([.A174]);MONTH([.A174]);DAY([.A174]))=TODAY()-1;[.$I$13];[.$I$10]);IF(DATE(YEAR([.A174]);MONTH([.A174]);DAY([.A174]))=TODAY();[.$I$11];[.$I$2]));[.$I$3]);&quot;&quot;)">
            <text:p/>
          </table:table-cell>
          <table:table-cell table:formula="of:=IF([.C174]&lt;&gt;&quot;&quot;;SUM([.E173];[.C174]);&quot;&quot;)">
            <text:p/>
          </table:table-cell>
          <table:table-cell table:formula="of:=IF([.C174]&lt;&gt;&quot;&quot;;IF(ABS([.E174]/[.G174])&gt;8;[.$I$1];[.$I$2]);&quot;&quot;)">
            <text:p/>
          </table:table-cell>
          <table:table-cell table:formula="of:=IF([.C174]&lt;&gt; &quot;&quot;;ABS([.G173]+1);&quot;&quot;)">
            <text:p/>
          </table:table-cell>
          <table:table-cell table:formula="of:=IF([.C174]&lt;&gt; &quot;&quot;;[.C17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5]&lt;&gt;&quot;&quot;;DATE(YEAR([.A174]);MONTH([.A174]);DAY([.A174])+1);&quot;&quot;)">
            <text:p/>
          </table:table-cell>
          <table:table-cell table:number-columns-repeated="2"/>
          <table:table-cell table:formula="of:=IF([.C175]&lt;&gt;&quot;&quot;;IFERROR(IF(DATE(YEAR([.A175]);MONTH([.A175]);DAY([.A175]))&lt;TODAY();IF(DATE(YEAR([.A175]);MONTH([.A175]);DAY([.A175]))=TODAY()-1;[.$I$13];[.$I$10]);IF(DATE(YEAR([.A175]);MONTH([.A175]);DAY([.A175]))=TODAY();[.$I$11];[.$I$2]));[.$I$3]);&quot;&quot;)">
            <text:p/>
          </table:table-cell>
          <table:table-cell table:formula="of:=IF([.C175]&lt;&gt;&quot;&quot;;SUM([.E174];[.C175]);&quot;&quot;)">
            <text:p/>
          </table:table-cell>
          <table:table-cell table:formula="of:=IF([.C175]&lt;&gt;&quot;&quot;;IF(ABS([.E175]/[.G175])&gt;8;[.$I$1];[.$I$2]);&quot;&quot;)">
            <text:p/>
          </table:table-cell>
          <table:table-cell table:formula="of:=IF([.C175]&lt;&gt; &quot;&quot;;ABS([.G174]+1);&quot;&quot;)">
            <text:p/>
          </table:table-cell>
          <table:table-cell table:formula="of:=IF([.C175]&lt;&gt; &quot;&quot;;[.C17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6]&lt;&gt;&quot;&quot;;DATE(YEAR([.A175]);MONTH([.A175]);DAY([.A175])+1);&quot;&quot;)">
            <text:p/>
          </table:table-cell>
          <table:table-cell table:number-columns-repeated="2"/>
          <table:table-cell table:formula="of:=IF([.C176]&lt;&gt;&quot;&quot;;IFERROR(IF(DATE(YEAR([.A176]);MONTH([.A176]);DAY([.A176]))&lt;TODAY();IF(DATE(YEAR([.A176]);MONTH([.A176]);DAY([.A176]))=TODAY()-1;[.$I$13];[.$I$10]);IF(DATE(YEAR([.A176]);MONTH([.A176]);DAY([.A176]))=TODAY();[.$I$11];[.$I$2]));[.$I$3]);&quot;&quot;)">
            <text:p/>
          </table:table-cell>
          <table:table-cell table:formula="of:=IF([.C176]&lt;&gt;&quot;&quot;;SUM([.E175];[.C176]);&quot;&quot;)">
            <text:p/>
          </table:table-cell>
          <table:table-cell table:formula="of:=IF([.C176]&lt;&gt;&quot;&quot;;IF(ABS([.E176]/[.G176])&gt;8;[.$I$1];[.$I$2]);&quot;&quot;)">
            <text:p/>
          </table:table-cell>
          <table:table-cell table:formula="of:=IF([.C176]&lt;&gt; &quot;&quot;;ABS([.G175]+1);&quot;&quot;)">
            <text:p/>
          </table:table-cell>
          <table:table-cell table:formula="of:=IF([.C176]&lt;&gt; &quot;&quot;;[.C17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7]&lt;&gt;&quot;&quot;;DATE(YEAR([.A176]);MONTH([.A176]);DAY([.A176])+1);&quot;&quot;)">
            <text:p/>
          </table:table-cell>
          <table:table-cell table:number-columns-repeated="2"/>
          <table:table-cell table:formula="of:=IF([.C177]&lt;&gt;&quot;&quot;;IFERROR(IF(DATE(YEAR([.A177]);MONTH([.A177]);DAY([.A177]))&lt;TODAY();IF(DATE(YEAR([.A177]);MONTH([.A177]);DAY([.A177]))=TODAY()-1;[.$I$13];[.$I$10]);IF(DATE(YEAR([.A177]);MONTH([.A177]);DAY([.A177]))=TODAY();[.$I$11];[.$I$2]));[.$I$3]);&quot;&quot;)">
            <text:p/>
          </table:table-cell>
          <table:table-cell table:formula="of:=IF([.C177]&lt;&gt;&quot;&quot;;SUM([.E176];[.C177]);&quot;&quot;)">
            <text:p/>
          </table:table-cell>
          <table:table-cell table:formula="of:=IF([.C177]&lt;&gt;&quot;&quot;;IF(ABS([.E177]/[.G177])&gt;8;[.$I$1];[.$I$2]);&quot;&quot;)">
            <text:p/>
          </table:table-cell>
          <table:table-cell table:formula="of:=IF([.C177]&lt;&gt; &quot;&quot;;ABS([.G176]+1);&quot;&quot;)">
            <text:p/>
          </table:table-cell>
          <table:table-cell table:formula="of:=IF([.C177]&lt;&gt; &quot;&quot;;[.C17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8]&lt;&gt;&quot;&quot;;DATE(YEAR([.A177]);MONTH([.A177]);DAY([.A177])+1);&quot;&quot;)">
            <text:p/>
          </table:table-cell>
          <table:table-cell table:number-columns-repeated="2"/>
          <table:table-cell table:formula="of:=IF([.C178]&lt;&gt;&quot;&quot;;IFERROR(IF(DATE(YEAR([.A178]);MONTH([.A178]);DAY([.A178]))&lt;TODAY();IF(DATE(YEAR([.A178]);MONTH([.A178]);DAY([.A178]))=TODAY()-1;[.$I$13];[.$I$10]);IF(DATE(YEAR([.A178]);MONTH([.A178]);DAY([.A178]))=TODAY();[.$I$11];[.$I$2]));[.$I$3]);&quot;&quot;)">
            <text:p/>
          </table:table-cell>
          <table:table-cell table:formula="of:=IF([.C178]&lt;&gt;&quot;&quot;;SUM([.E177];[.C178]);&quot;&quot;)">
            <text:p/>
          </table:table-cell>
          <table:table-cell table:formula="of:=IF([.C178]&lt;&gt;&quot;&quot;;IF(ABS([.E178]/[.G178])&gt;8;[.$I$1];[.$I$2]);&quot;&quot;)">
            <text:p/>
          </table:table-cell>
          <table:table-cell table:formula="of:=IF([.C178]&lt;&gt; &quot;&quot;;ABS([.G177]+1);&quot;&quot;)">
            <text:p/>
          </table:table-cell>
          <table:table-cell table:formula="of:=IF([.C178]&lt;&gt; &quot;&quot;;[.C17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79]&lt;&gt;&quot;&quot;;DATE(YEAR([.A178]);MONTH([.A178]);DAY([.A178])+1);&quot;&quot;)">
            <text:p/>
          </table:table-cell>
          <table:table-cell table:number-columns-repeated="2"/>
          <table:table-cell table:formula="of:=IF([.C179]&lt;&gt;&quot;&quot;;IFERROR(IF(DATE(YEAR([.A179]);MONTH([.A179]);DAY([.A179]))&lt;TODAY();IF(DATE(YEAR([.A179]);MONTH([.A179]);DAY([.A179]))=TODAY()-1;[.$I$13];[.$I$10]);IF(DATE(YEAR([.A179]);MONTH([.A179]);DAY([.A179]))=TODAY();[.$I$11];[.$I$2]));[.$I$3]);&quot;&quot;)">
            <text:p/>
          </table:table-cell>
          <table:table-cell table:formula="of:=IF([.C179]&lt;&gt;&quot;&quot;;SUM([.E178];[.C179]);&quot;&quot;)">
            <text:p/>
          </table:table-cell>
          <table:table-cell table:formula="of:=IF([.C179]&lt;&gt;&quot;&quot;;IF(ABS([.E179]/[.G179])&gt;8;[.$I$1];[.$I$2]);&quot;&quot;)">
            <text:p/>
          </table:table-cell>
          <table:table-cell table:formula="of:=IF([.C179]&lt;&gt; &quot;&quot;;ABS([.G178]+1);&quot;&quot;)">
            <text:p/>
          </table:table-cell>
          <table:table-cell table:formula="of:=IF([.C179]&lt;&gt; &quot;&quot;;[.C17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0]&lt;&gt;&quot;&quot;;DATE(YEAR([.A179]);MONTH([.A179]);DAY([.A179])+1);&quot;&quot;)">
            <text:p/>
          </table:table-cell>
          <table:table-cell table:number-columns-repeated="2"/>
          <table:table-cell table:formula="of:=IF([.C180]&lt;&gt;&quot;&quot;;IFERROR(IF(DATE(YEAR([.A180]);MONTH([.A180]);DAY([.A180]))&lt;TODAY();IF(DATE(YEAR([.A180]);MONTH([.A180]);DAY([.A180]))=TODAY()-1;[.$I$13];[.$I$10]);IF(DATE(YEAR([.A180]);MONTH([.A180]);DAY([.A180]))=TODAY();[.$I$11];[.$I$2]));[.$I$3]);&quot;&quot;)">
            <text:p/>
          </table:table-cell>
          <table:table-cell table:formula="of:=IF([.C180]&lt;&gt;&quot;&quot;;SUM([.E179];[.C180]);&quot;&quot;)">
            <text:p/>
          </table:table-cell>
          <table:table-cell table:formula="of:=IF([.C180]&lt;&gt;&quot;&quot;;IF(ABS([.E180]/[.G180])&gt;8;[.$I$1];[.$I$2]);&quot;&quot;)">
            <text:p/>
          </table:table-cell>
          <table:table-cell table:formula="of:=IF([.C180]&lt;&gt; &quot;&quot;;ABS([.G179]+1);&quot;&quot;)">
            <text:p/>
          </table:table-cell>
          <table:table-cell table:formula="of:=IF([.C180]&lt;&gt; &quot;&quot;;[.C180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1]&lt;&gt;&quot;&quot;;DATE(YEAR([.A180]);MONTH([.A180]);DAY([.A180])+1);&quot;&quot;)">
            <text:p/>
          </table:table-cell>
          <table:table-cell table:number-columns-repeated="2"/>
          <table:table-cell table:formula="of:=IF([.C181]&lt;&gt;&quot;&quot;;IFERROR(IF(DATE(YEAR([.A181]);MONTH([.A181]);DAY([.A181]))&lt;TODAY();IF(DATE(YEAR([.A181]);MONTH([.A181]);DAY([.A181]))=TODAY()-1;[.$I$13];[.$I$10]);IF(DATE(YEAR([.A181]);MONTH([.A181]);DAY([.A181]))=TODAY();[.$I$11];[.$I$2]));[.$I$3]);&quot;&quot;)">
            <text:p/>
          </table:table-cell>
          <table:table-cell table:formula="of:=IF([.C181]&lt;&gt;&quot;&quot;;SUM([.E180];[.C181]);&quot;&quot;)">
            <text:p/>
          </table:table-cell>
          <table:table-cell table:formula="of:=IF([.C181]&lt;&gt;&quot;&quot;;IF(ABS([.E181]/[.G181])&gt;8;[.$I$1];[.$I$2]);&quot;&quot;)">
            <text:p/>
          </table:table-cell>
          <table:table-cell table:formula="of:=IF([.C181]&lt;&gt; &quot;&quot;;ABS([.G180]+1);&quot;&quot;)">
            <text:p/>
          </table:table-cell>
          <table:table-cell table:formula="of:=IF([.C181]&lt;&gt; &quot;&quot;;[.C181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2]&lt;&gt;&quot;&quot;;DATE(YEAR([.A181]);MONTH([.A181]);DAY([.A181])+1);&quot;&quot;)">
            <text:p/>
          </table:table-cell>
          <table:table-cell table:number-columns-repeated="2"/>
          <table:table-cell table:formula="of:=IF([.C182]&lt;&gt;&quot;&quot;;IFERROR(IF(DATE(YEAR([.A182]);MONTH([.A182]);DAY([.A182]))&lt;TODAY();IF(DATE(YEAR([.A182]);MONTH([.A182]);DAY([.A182]))=TODAY()-1;[.$I$13];[.$I$10]);IF(DATE(YEAR([.A182]);MONTH([.A182]);DAY([.A182]))=TODAY();[.$I$11];[.$I$2]));[.$I$3]);&quot;&quot;)">
            <text:p/>
          </table:table-cell>
          <table:table-cell table:formula="of:=IF([.C182]&lt;&gt;&quot;&quot;;SUM([.E181];[.C182]);&quot;&quot;)">
            <text:p/>
          </table:table-cell>
          <table:table-cell table:formula="of:=IF([.C182]&lt;&gt;&quot;&quot;;IF(ABS([.E182]/[.G182])&gt;8;[.$I$1];[.$I$2]);&quot;&quot;)">
            <text:p/>
          </table:table-cell>
          <table:table-cell table:formula="of:=IF([.C182]&lt;&gt; &quot;&quot;;ABS([.G181]+1);&quot;&quot;)">
            <text:p/>
          </table:table-cell>
          <table:table-cell table:formula="of:=IF([.C182]&lt;&gt; &quot;&quot;;[.C182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3]&lt;&gt;&quot;&quot;;DATE(YEAR([.A182]);MONTH([.A182]);DAY([.A182])+1);&quot;&quot;)">
            <text:p/>
          </table:table-cell>
          <table:table-cell table:number-columns-repeated="2"/>
          <table:table-cell table:formula="of:=IF([.C183]&lt;&gt;&quot;&quot;;IFERROR(IF(DATE(YEAR([.A183]);MONTH([.A183]);DAY([.A183]))&lt;TODAY();IF(DATE(YEAR([.A183]);MONTH([.A183]);DAY([.A183]))=TODAY()-1;[.$I$13];[.$I$10]);IF(DATE(YEAR([.A183]);MONTH([.A183]);DAY([.A183]))=TODAY();[.$I$11];[.$I$2]));[.$I$3]);&quot;&quot;)">
            <text:p/>
          </table:table-cell>
          <table:table-cell table:formula="of:=IF([.C183]&lt;&gt;&quot;&quot;;SUM([.E182];[.C183]);&quot;&quot;)">
            <text:p/>
          </table:table-cell>
          <table:table-cell table:formula="of:=IF([.C183]&lt;&gt;&quot;&quot;;IF(ABS([.E183]/[.G183])&gt;8;[.$I$1];[.$I$2]);&quot;&quot;)">
            <text:p/>
          </table:table-cell>
          <table:table-cell table:formula="of:=IF([.C183]&lt;&gt; &quot;&quot;;ABS([.G182]+1);&quot;&quot;)">
            <text:p/>
          </table:table-cell>
          <table:table-cell table:formula="of:=IF([.C183]&lt;&gt; &quot;&quot;;[.C183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4]&lt;&gt;&quot;&quot;;DATE(YEAR([.A183]);MONTH([.A183]);DAY([.A183])+1);&quot;&quot;)">
            <text:p/>
          </table:table-cell>
          <table:table-cell table:number-columns-repeated="2"/>
          <table:table-cell table:formula="of:=IF([.C184]&lt;&gt;&quot;&quot;;IFERROR(IF(DATE(YEAR([.A184]);MONTH([.A184]);DAY([.A184]))&lt;TODAY();IF(DATE(YEAR([.A184]);MONTH([.A184]);DAY([.A184]))=TODAY()-1;[.$I$13];[.$I$10]);IF(DATE(YEAR([.A184]);MONTH([.A184]);DAY([.A184]))=TODAY();[.$I$11];[.$I$2]));[.$I$3]);&quot;&quot;)">
            <text:p/>
          </table:table-cell>
          <table:table-cell table:formula="of:=IF([.C184]&lt;&gt;&quot;&quot;;SUM([.E183];[.C184]);&quot;&quot;)">
            <text:p/>
          </table:table-cell>
          <table:table-cell table:formula="of:=IF([.C184]&lt;&gt;&quot;&quot;;IF(ABS([.E184]/[.G184])&gt;8;[.$I$1];[.$I$2]);&quot;&quot;)">
            <text:p/>
          </table:table-cell>
          <table:table-cell table:formula="of:=IF([.C184]&lt;&gt; &quot;&quot;;ABS([.G183]+1);&quot;&quot;)">
            <text:p/>
          </table:table-cell>
          <table:table-cell table:formula="of:=IF([.C184]&lt;&gt; &quot;&quot;;[.C184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5]&lt;&gt;&quot;&quot;;DATE(YEAR([.A184]);MONTH([.A184]);DAY([.A184])+1);&quot;&quot;)">
            <text:p/>
          </table:table-cell>
          <table:table-cell table:number-columns-repeated="2"/>
          <table:table-cell table:formula="of:=IF([.C185]&lt;&gt;&quot;&quot;;IFERROR(IF(DATE(YEAR([.A185]);MONTH([.A185]);DAY([.A185]))&lt;TODAY();IF(DATE(YEAR([.A185]);MONTH([.A185]);DAY([.A185]))=TODAY()-1;[.$I$13];[.$I$10]);IF(DATE(YEAR([.A185]);MONTH([.A185]);DAY([.A185]))=TODAY();[.$I$11];[.$I$2]));[.$I$3]);&quot;&quot;)">
            <text:p/>
          </table:table-cell>
          <table:table-cell table:formula="of:=IF([.C185]&lt;&gt;&quot;&quot;;SUM([.E184];[.C185]);&quot;&quot;)">
            <text:p/>
          </table:table-cell>
          <table:table-cell table:formula="of:=IF([.C185]&lt;&gt;&quot;&quot;;IF(ABS([.E185]/[.G185])&gt;8;[.$I$1];[.$I$2]);&quot;&quot;)">
            <text:p/>
          </table:table-cell>
          <table:table-cell table:formula="of:=IF([.C185]&lt;&gt; &quot;&quot;;ABS([.G184]+1);&quot;&quot;)">
            <text:p/>
          </table:table-cell>
          <table:table-cell table:formula="of:=IF([.C185]&lt;&gt; &quot;&quot;;[.C185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6]&lt;&gt;&quot;&quot;;DATE(YEAR([.A185]);MONTH([.A185]);DAY([.A185])+1);&quot;&quot;)">
            <text:p/>
          </table:table-cell>
          <table:table-cell table:number-columns-repeated="2"/>
          <table:table-cell table:formula="of:=IF([.C186]&lt;&gt;&quot;&quot;;IFERROR(IF(DATE(YEAR([.A186]);MONTH([.A186]);DAY([.A186]))&lt;TODAY();IF(DATE(YEAR([.A186]);MONTH([.A186]);DAY([.A186]))=TODAY()-1;[.$I$13];[.$I$10]);IF(DATE(YEAR([.A186]);MONTH([.A186]);DAY([.A186]))=TODAY();[.$I$11];[.$I$2]));[.$I$3]);&quot;&quot;)">
            <text:p/>
          </table:table-cell>
          <table:table-cell table:formula="of:=IF([.C186]&lt;&gt;&quot;&quot;;SUM([.E185];[.C186]);&quot;&quot;)">
            <text:p/>
          </table:table-cell>
          <table:table-cell table:formula="of:=IF([.C186]&lt;&gt;&quot;&quot;;IF(ABS([.E186]/[.G186])&gt;8;[.$I$1];[.$I$2]);&quot;&quot;)">
            <text:p/>
          </table:table-cell>
          <table:table-cell table:formula="of:=IF([.C186]&lt;&gt; &quot;&quot;;ABS([.G185]+1);&quot;&quot;)">
            <text:p/>
          </table:table-cell>
          <table:table-cell table:formula="of:=IF([.C186]&lt;&gt; &quot;&quot;;[.C186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7]&lt;&gt;&quot;&quot;;DATE(YEAR([.A186]);MONTH([.A186]);DAY([.A186])+1);&quot;&quot;)">
            <text:p/>
          </table:table-cell>
          <table:table-cell table:number-columns-repeated="2"/>
          <table:table-cell table:formula="of:=IF([.C187]&lt;&gt;&quot;&quot;;IFERROR(IF(DATE(YEAR([.A187]);MONTH([.A187]);DAY([.A187]))&lt;TODAY();IF(DATE(YEAR([.A187]);MONTH([.A187]);DAY([.A187]))=TODAY()-1;[.$I$13];[.$I$10]);IF(DATE(YEAR([.A187]);MONTH([.A187]);DAY([.A187]))=TODAY();[.$I$11];[.$I$2]));[.$I$3]);&quot;&quot;)">
            <text:p/>
          </table:table-cell>
          <table:table-cell table:formula="of:=IF([.C187]&lt;&gt;&quot;&quot;;SUM([.E186];[.C187]);&quot;&quot;)">
            <text:p/>
          </table:table-cell>
          <table:table-cell table:formula="of:=IF([.C187]&lt;&gt;&quot;&quot;;IF(ABS([.E187]/[.G187])&gt;8;[.$I$1];[.$I$2]);&quot;&quot;)">
            <text:p/>
          </table:table-cell>
          <table:table-cell table:formula="of:=IF([.C187]&lt;&gt; &quot;&quot;;ABS([.G186]+1);&quot;&quot;)">
            <text:p/>
          </table:table-cell>
          <table:table-cell table:formula="of:=IF([.C187]&lt;&gt; &quot;&quot;;[.C187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8]&lt;&gt;&quot;&quot;;DATE(YEAR([.A187]);MONTH([.A187]);DAY([.A187])+1);&quot;&quot;)">
            <text:p/>
          </table:table-cell>
          <table:table-cell table:number-columns-repeated="2"/>
          <table:table-cell table:formula="of:=IF([.C188]&lt;&gt;&quot;&quot;;IFERROR(IF(DATE(YEAR([.A188]);MONTH([.A188]);DAY([.A188]))&lt;TODAY();IF(DATE(YEAR([.A188]);MONTH([.A188]);DAY([.A188]))=TODAY()-1;[.$I$13];[.$I$10]);IF(DATE(YEAR([.A188]);MONTH([.A188]);DAY([.A188]))=TODAY();[.$I$11];[.$I$2]));[.$I$3]);&quot;&quot;)">
            <text:p/>
          </table:table-cell>
          <table:table-cell table:formula="of:=IF([.C188]&lt;&gt;&quot;&quot;;SUM([.E187];[.C188]);&quot;&quot;)">
            <text:p/>
          </table:table-cell>
          <table:table-cell table:formula="of:=IF([.C188]&lt;&gt;&quot;&quot;;IF(ABS([.E188]/[.G188])&gt;8;[.$I$1];[.$I$2]);&quot;&quot;)">
            <text:p/>
          </table:table-cell>
          <table:table-cell table:formula="of:=IF([.C188]&lt;&gt; &quot;&quot;;ABS([.G187]+1);&quot;&quot;)">
            <text:p/>
          </table:table-cell>
          <table:table-cell table:formula="of:=IF([.C188]&lt;&gt; &quot;&quot;;[.C188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89]&lt;&gt;&quot;&quot;;DATE(YEAR([.A188]);MONTH([.A188]);DAY([.A188])+1);&quot;&quot;)">
            <text:p/>
          </table:table-cell>
          <table:table-cell table:number-columns-repeated="2"/>
          <table:table-cell table:formula="of:=IF([.C189]&lt;&gt;&quot;&quot;;IFERROR(IF(DATE(YEAR([.A189]);MONTH([.A189]);DAY([.A189]))&lt;TODAY();IF(DATE(YEAR([.A189]);MONTH([.A189]);DAY([.A189]))=TODAY()-1;[.$I$13];[.$I$10]);IF(DATE(YEAR([.A189]);MONTH([.A189]);DAY([.A189]))=TODAY();[.$I$11];[.$I$2]));[.$I$3]);&quot;&quot;)">
            <text:p/>
          </table:table-cell>
          <table:table-cell table:formula="of:=IF([.C189]&lt;&gt;&quot;&quot;;SUM([.E188];[.C189]);&quot;&quot;)">
            <text:p/>
          </table:table-cell>
          <table:table-cell table:formula="of:=IF([.C189]&lt;&gt;&quot;&quot;;IF(ABS([.E189]/[.G189])&gt;8;[.$I$1];[.$I$2]);&quot;&quot;)">
            <text:p/>
          </table:table-cell>
          <table:table-cell table:formula="of:=IF([.C189]&lt;&gt; &quot;&quot;;ABS([.G188]+1);&quot;&quot;)">
            <text:p/>
          </table:table-cell>
          <table:table-cell table:formula="of:=IF([.C189]&lt;&gt; &quot;&quot;;[.C189]*[.$I$12];&quot;&quot;)">
            <text:p/>
          </table:table-cell>
          <table:table-cell table:style-name="ce34"/>
          <table:table-cell table:number-columns-repeated="1015"/>
        </table:table-row>
        <table:table-row table:style-name="ro3">
          <table:table-cell table:style-name="ce1" table:formula="of:=IF([.C190]&lt;&gt;&quot;&quot;;DATE(YEAR([.A189]);MONTH([.A189]);DAY([.A189])+1);&quot;&quot;)">
            <text:p/>
          </table:table-cell>
          <table:table-cell table:number-columns-repeated="2"/>
          <table:table-cell table:formula="of:=IF([.C190]&lt;&gt;&quot;&quot;;IFERROR(IF(DATE(YEAR([.A190]);MONTH([.A190]);DAY([.A190]))&lt;TODAY();IF(DATE(YEAR([.A190]);MONTH([.A190]);DAY([.A190]))=TODAY()-1;[.$I$13];[.$I$10]);IF(DATE(YEAR([.A190]);MONTH([.A190]);DAY([.A190]))=TODAY();[.$I$11];[.$I$2]));[.$I$3]);&quot;&quot;)">
            <text:p/>
          </table:table-cell>
          <table:table-cell table:formula="of:=IF([.C190]&lt;&gt;&quot;&quot;;SUM([.E189];[.C190]);&quot;&quot;)">
            <text:p/>
          </table:table-cell>
          <table:table-cell table:formula="of:=IF([.C190]&lt;&gt;&quot;&quot;;IF(ABS([.E190]/[.G190])&gt;8;[.$I$1];[.$I$2]);&quot;&quot;)">
            <text:p/>
          </table:table-cell>
          <table:table-cell table:formula="of:=IF([.C190]&lt;&gt; &quot;&quot;;ABS([.G189]+1);&quot;&quot;)">
            <text:p/>
          </table:table-cell>
          <table:table-cell table:formula="of:=IF([.C190]&lt;&gt; &quot;&quot;;[.C19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1]&lt;&gt;&quot;&quot;;DATE(YEAR([.A190]);MONTH([.A190]);DAY([.A190])+1);&quot;&quot;)">
            <text:p/>
          </table:table-cell>
          <table:table-cell table:number-columns-repeated="2"/>
          <table:table-cell table:formula="of:=IF([.C191]&lt;&gt;&quot;&quot;;IFERROR(IF(DATE(YEAR([.A191]);MONTH([.A191]);DAY([.A191]))&lt;TODAY();IF(DATE(YEAR([.A191]);MONTH([.A191]);DAY([.A191]))=TODAY()-1;[.$I$13];[.$I$10]);IF(DATE(YEAR([.A191]);MONTH([.A191]);DAY([.A191]))=TODAY();[.$I$11];[.$I$2]));[.$I$3]);&quot;&quot;)">
            <text:p/>
          </table:table-cell>
          <table:table-cell table:formula="of:=IF([.C191]&lt;&gt;&quot;&quot;;SUM([.E190];[.C191]);&quot;&quot;)">
            <text:p/>
          </table:table-cell>
          <table:table-cell table:formula="of:=IF([.C191]&lt;&gt;&quot;&quot;;IF(ABS([.E191]/[.G191])&gt;8;[.$I$1];[.$I$2]);&quot;&quot;)">
            <text:p/>
          </table:table-cell>
          <table:table-cell table:formula="of:=IF([.C191]&lt;&gt; &quot;&quot;;ABS([.G190]+1);&quot;&quot;)">
            <text:p/>
          </table:table-cell>
          <table:table-cell table:formula="of:=IF([.C191]&lt;&gt; &quot;&quot;;[.C19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2]&lt;&gt;&quot;&quot;;DATE(YEAR([.A191]);MONTH([.A191]);DAY([.A191])+1);&quot;&quot;)">
            <text:p/>
          </table:table-cell>
          <table:table-cell table:number-columns-repeated="2"/>
          <table:table-cell table:formula="of:=IF([.C192]&lt;&gt;&quot;&quot;;IFERROR(IF(DATE(YEAR([.A192]);MONTH([.A192]);DAY([.A192]))&lt;TODAY();IF(DATE(YEAR([.A192]);MONTH([.A192]);DAY([.A192]))=TODAY()-1;[.$I$13];[.$I$10]);IF(DATE(YEAR([.A192]);MONTH([.A192]);DAY([.A192]))=TODAY();[.$I$11];[.$I$2]));[.$I$3]);&quot;&quot;)">
            <text:p/>
          </table:table-cell>
          <table:table-cell table:formula="of:=IF([.C192]&lt;&gt;&quot;&quot;;SUM([.E191];[.C192]);&quot;&quot;)">
            <text:p/>
          </table:table-cell>
          <table:table-cell table:formula="of:=IF([.C192]&lt;&gt;&quot;&quot;;IF(ABS([.E192]/[.G192])&gt;8;[.$I$1];[.$I$2]);&quot;&quot;)">
            <text:p/>
          </table:table-cell>
          <table:table-cell table:formula="of:=IF([.C192]&lt;&gt; &quot;&quot;;ABS([.G191]+1);&quot;&quot;)">
            <text:p/>
          </table:table-cell>
          <table:table-cell table:formula="of:=IF([.C192]&lt;&gt; &quot;&quot;;[.C19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3]&lt;&gt;&quot;&quot;;DATE(YEAR([.A192]);MONTH([.A192]);DAY([.A192])+1);&quot;&quot;)">
            <text:p/>
          </table:table-cell>
          <table:table-cell table:number-columns-repeated="2"/>
          <table:table-cell table:formula="of:=IF([.C193]&lt;&gt;&quot;&quot;;IFERROR(IF(DATE(YEAR([.A193]);MONTH([.A193]);DAY([.A193]))&lt;TODAY();IF(DATE(YEAR([.A193]);MONTH([.A193]);DAY([.A193]))=TODAY()-1;[.$I$13];[.$I$10]);IF(DATE(YEAR([.A193]);MONTH([.A193]);DAY([.A193]))=TODAY();[.$I$11];[.$I$2]));[.$I$3]);&quot;&quot;)">
            <text:p/>
          </table:table-cell>
          <table:table-cell table:formula="of:=IF([.C193]&lt;&gt;&quot;&quot;;SUM([.E192];[.C193]);&quot;&quot;)">
            <text:p/>
          </table:table-cell>
          <table:table-cell table:formula="of:=IF([.C193]&lt;&gt;&quot;&quot;;IF(ABS([.E193]/[.G193])&gt;8;[.$I$1];[.$I$2]);&quot;&quot;)">
            <text:p/>
          </table:table-cell>
          <table:table-cell table:formula="of:=IF([.C193]&lt;&gt; &quot;&quot;;ABS([.G192]+1);&quot;&quot;)">
            <text:p/>
          </table:table-cell>
          <table:table-cell table:formula="of:=IF([.C193]&lt;&gt; &quot;&quot;;[.C19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4]&lt;&gt;&quot;&quot;;DATE(YEAR([.A193]);MONTH([.A193]);DAY([.A193])+1);&quot;&quot;)">
            <text:p/>
          </table:table-cell>
          <table:table-cell table:number-columns-repeated="2"/>
          <table:table-cell table:formula="of:=IF([.C194]&lt;&gt;&quot;&quot;;IFERROR(IF(DATE(YEAR([.A194]);MONTH([.A194]);DAY([.A194]))&lt;TODAY();IF(DATE(YEAR([.A194]);MONTH([.A194]);DAY([.A194]))=TODAY()-1;[.$I$13];[.$I$10]);IF(DATE(YEAR([.A194]);MONTH([.A194]);DAY([.A194]))=TODAY();[.$I$11];[.$I$2]));[.$I$3]);&quot;&quot;)">
            <text:p/>
          </table:table-cell>
          <table:table-cell table:formula="of:=IF([.C194]&lt;&gt;&quot;&quot;;SUM([.E193];[.C194]);&quot;&quot;)">
            <text:p/>
          </table:table-cell>
          <table:table-cell table:formula="of:=IF([.C194]&lt;&gt;&quot;&quot;;IF(ABS([.E194]/[.G194])&gt;8;[.$I$1];[.$I$2]);&quot;&quot;)">
            <text:p/>
          </table:table-cell>
          <table:table-cell table:formula="of:=IF([.C194]&lt;&gt; &quot;&quot;;ABS([.G193]+1);&quot;&quot;)">
            <text:p/>
          </table:table-cell>
          <table:table-cell table:formula="of:=IF([.C194]&lt;&gt; &quot;&quot;;[.C19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5]&lt;&gt;&quot;&quot;;DATE(YEAR([.A194]);MONTH([.A194]);DAY([.A194])+1);&quot;&quot;)">
            <text:p/>
          </table:table-cell>
          <table:table-cell table:number-columns-repeated="2"/>
          <table:table-cell table:formula="of:=IF([.C195]&lt;&gt;&quot;&quot;;IFERROR(IF(DATE(YEAR([.A195]);MONTH([.A195]);DAY([.A195]))&lt;TODAY();IF(DATE(YEAR([.A195]);MONTH([.A195]);DAY([.A195]))=TODAY()-1;[.$I$13];[.$I$10]);IF(DATE(YEAR([.A195]);MONTH([.A195]);DAY([.A195]))=TODAY();[.$I$11];[.$I$2]));[.$I$3]);&quot;&quot;)">
            <text:p/>
          </table:table-cell>
          <table:table-cell table:formula="of:=IF([.C195]&lt;&gt;&quot;&quot;;SUM([.E194];[.C195]);&quot;&quot;)">
            <text:p/>
          </table:table-cell>
          <table:table-cell table:formula="of:=IF([.C195]&lt;&gt;&quot;&quot;;IF(ABS([.E195]/[.G195])&gt;8;[.$I$1];[.$I$2]);&quot;&quot;)">
            <text:p/>
          </table:table-cell>
          <table:table-cell table:formula="of:=IF([.C195]&lt;&gt; &quot;&quot;;ABS([.G194]+1);&quot;&quot;)">
            <text:p/>
          </table:table-cell>
          <table:table-cell table:formula="of:=IF([.C195]&lt;&gt; &quot;&quot;;[.C19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196]&lt;&gt;&quot;&quot;;DATE(YEAR([.A195]);MONTH([.A195]);DAY([.A195])+1);&quot;&quot;)">
            <text:p/>
          </table:table-cell>
          <table:table-cell table:number-columns-repeated="2"/>
          <table:table-cell table:formula="of:=IF([.C196]&lt;&gt;&quot;&quot;;IFERROR(IF(DATE(YEAR([.A196]);MONTH([.A196]);DAY([.A196]))&lt;TODAY();IF(DATE(YEAR([.A196]);MONTH([.A196]);DAY([.A196]))=TODAY()-1;[.$I$13];[.$I$10]);IF(DATE(YEAR([.A196]);MONTH([.A196]);DAY([.A196]))=TODAY();[.$I$11];[.$I$2]));[.$I$3]);&quot;&quot;)">
            <text:p/>
          </table:table-cell>
          <table:table-cell table:formula="of:=IF([.C196]&lt;&gt;&quot;&quot;;SUM([.E195];[.C196]);&quot;&quot;)">
            <text:p/>
          </table:table-cell>
          <table:table-cell table:formula="of:=IF([.C196]&lt;&gt;&quot;&quot;;IF(ABS([.E196]/[.G196])&gt;8;[.$I$1];[.$I$2]);&quot;&quot;)">
            <text:p/>
          </table:table-cell>
          <table:table-cell table:formula="of:=IF([.C196]&lt;&gt; &quot;&quot;;ABS([.G195]+1);&quot;&quot;)">
            <text:p/>
          </table:table-cell>
          <table:table-cell table:formula="of:=IF([.C196]&lt;&gt; &quot;&quot;;[.C196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166:.C196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166:.C196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166:.A196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166:.C196])&lt;&gt;0;MAX([.E166:.E196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166:.F196];[.$I$1])" office:value-type="string" office:string-value="G is.0" calcext:value-type="string">
            <text:p>G is.0</text:p>
          </table:table-cell>
          <table:table-cell table:style-name="ce17" table:formula="of:=IF([.H197]&gt;0;[.G164]+[.H197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166:.H196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166:.F196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8-21" calcext:value-type="date">
            <text:p>8/21/2020</text:p>
          </table:table-cell>
          <table:table-cell table:number-columns-repeated="2"/>
          <table:table-cell table:formula="of:=IF([.C199]&lt;&gt;&quot;&quot;;IFERROR(IF(DATE(YEAR([.A199]);MONTH([.A199]);DAY([.A199]))&lt;TODAY();IF(DATE(YEAR([.A199]);MONTH([.A199]);DAY([.A199]))=TODAY()-1;[.$I$13];[.$I$10]);IF(DATE(YEAR([.A199]);MONTH([.A199]);DAY([.A199]))=TODAY();[.$I$11];[.$I$2]));[.$I$3]);&quot;&quot;)">
            <text:p/>
          </table:table-cell>
          <table:table-cell table:formula="of:=ABS([.C199])" office:value-type="float" office:value="0" calcext:value-type="float">
            <text:p>0</text:p>
          </table:table-cell>
          <table:table-cell table:formula="of:=IF([.C199]&lt;&gt;&quot;&quot;;IF(ABS([.E199]/[.G199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199]&lt;&gt; &quot;&quot;;[.C19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0]&lt;&gt;&quot;&quot;;DATE(YEAR([.A199]);MONTH([.A199]);DAY([.A199])+1);&quot;&quot;)">
            <text:p/>
          </table:table-cell>
          <table:table-cell table:number-columns-repeated="2"/>
          <table:table-cell table:formula="of:=IF([.C200]&lt;&gt;&quot;&quot;;IFERROR(IF(DATE(YEAR([.A200]);MONTH([.A200]);DAY([.A200]))&lt;TODAY();IF(DATE(YEAR([.A200]);MONTH([.A200]);DAY([.A200]))=TODAY()-1;[.$I$13];[.$I$10]);IF(DATE(YEAR([.A200]);MONTH([.A200]);DAY([.A200]))=TODAY();[.$I$11];[.$I$2]));[.$I$3]);&quot;&quot;)">
            <text:p/>
          </table:table-cell>
          <table:table-cell table:formula="of:=IF([.C200]&lt;&gt;&quot;&quot;;SUM([.E199];[.C200]);&quot;&quot;)">
            <text:p/>
          </table:table-cell>
          <table:table-cell table:formula="of:=IF([.C200]&lt;&gt;&quot;&quot;;IF(ABS([.E200]/[.G200])&gt;8;[.$I$1];[.$I$2]);&quot;&quot;)">
            <text:p/>
          </table:table-cell>
          <table:table-cell table:formula="of:=IF([.C200]&lt;&gt; &quot;&quot;;ABS([.G199]+1);&quot;&quot;)">
            <text:p/>
          </table:table-cell>
          <table:table-cell table:formula="of:=IF([.C200]&lt;&gt; &quot;&quot;;[.C20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1]&lt;&gt;&quot;&quot;;DATE(YEAR([.A200]);MONTH([.A200]);DAY([.A200])+1);&quot;&quot;)">
            <text:p/>
          </table:table-cell>
          <table:table-cell table:number-columns-repeated="2"/>
          <table:table-cell table:formula="of:=IF([.C201]&lt;&gt;&quot;&quot;;IFERROR(IF(DATE(YEAR([.A201]);MONTH([.A201]);DAY([.A201]))&lt;TODAY();IF(DATE(YEAR([.A201]);MONTH([.A201]);DAY([.A201]))=TODAY()-1;[.$I$13];[.$I$10]);IF(DATE(YEAR([.A201]);MONTH([.A201]);DAY([.A201]))=TODAY();[.$I$11];[.$I$2]));[.$I$3]);&quot;&quot;)">
            <text:p/>
          </table:table-cell>
          <table:table-cell table:formula="of:=IF([.C201]&lt;&gt;&quot;&quot;;SUM([.E200];[.C201]);&quot;&quot;)">
            <text:p/>
          </table:table-cell>
          <table:table-cell table:formula="of:=IF([.C201]&lt;&gt;&quot;&quot;;IF(ABS([.E201]/[.G201])&gt;8;[.$I$1];[.$I$2]);&quot;&quot;)">
            <text:p/>
          </table:table-cell>
          <table:table-cell table:formula="of:=IF([.C201]&lt;&gt; &quot;&quot;;ABS([.G200]+1);&quot;&quot;)">
            <text:p/>
          </table:table-cell>
          <table:table-cell table:formula="of:=IF([.C201]&lt;&gt; &quot;&quot;;[.C20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2]&lt;&gt;&quot;&quot;;DATE(YEAR([.A201]);MONTH([.A201]);DAY([.A201])+1);&quot;&quot;)">
            <text:p/>
          </table:table-cell>
          <table:table-cell table:number-columns-repeated="2"/>
          <table:table-cell table:formula="of:=IF([.C202]&lt;&gt;&quot;&quot;;IFERROR(IF(DATE(YEAR([.A202]);MONTH([.A202]);DAY([.A202]))&lt;TODAY();IF(DATE(YEAR([.A202]);MONTH([.A202]);DAY([.A202]))=TODAY()-1;[.$I$13];[.$I$10]);IF(DATE(YEAR([.A202]);MONTH([.A202]);DAY([.A202]))=TODAY();[.$I$11];[.$I$2]));[.$I$3]);&quot;&quot;)">
            <text:p/>
          </table:table-cell>
          <table:table-cell table:formula="of:=IF([.C202]&lt;&gt;&quot;&quot;;SUM([.E201];[.C202]);&quot;&quot;)">
            <text:p/>
          </table:table-cell>
          <table:table-cell table:formula="of:=IF([.C202]&lt;&gt;&quot;&quot;;IF(ABS([.E202]/[.G202])&gt;8;[.$I$1];[.$I$2]);&quot;&quot;)">
            <text:p/>
          </table:table-cell>
          <table:table-cell table:formula="of:=IF([.C202]&lt;&gt; &quot;&quot;;ABS([.G201]+1);&quot;&quot;)">
            <text:p/>
          </table:table-cell>
          <table:table-cell table:formula="of:=IF([.C202]&lt;&gt; &quot;&quot;;[.C20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3]&lt;&gt;&quot;&quot;;DATE(YEAR([.A202]);MONTH([.A202]);DAY([.A202])+1);&quot;&quot;)">
            <text:p/>
          </table:table-cell>
          <table:table-cell table:number-columns-repeated="2"/>
          <table:table-cell table:formula="of:=IF([.C203]&lt;&gt;&quot;&quot;;IFERROR(IF(DATE(YEAR([.A203]);MONTH([.A203]);DAY([.A203]))&lt;TODAY();IF(DATE(YEAR([.A203]);MONTH([.A203]);DAY([.A203]))=TODAY()-1;[.$I$13];[.$I$10]);IF(DATE(YEAR([.A203]);MONTH([.A203]);DAY([.A203]))=TODAY();[.$I$11];[.$I$2]));[.$I$3]);&quot;&quot;)">
            <text:p/>
          </table:table-cell>
          <table:table-cell table:formula="of:=IF([.C203]&lt;&gt;&quot;&quot;;SUM([.E202];[.C203]);&quot;&quot;)">
            <text:p/>
          </table:table-cell>
          <table:table-cell table:formula="of:=IF([.C203]&lt;&gt;&quot;&quot;;IF(ABS([.E203]/[.G203])&gt;8;[.$I$1];[.$I$2]);&quot;&quot;)">
            <text:p/>
          </table:table-cell>
          <table:table-cell table:formula="of:=IF([.C203]&lt;&gt; &quot;&quot;;ABS([.G202]+1);&quot;&quot;)">
            <text:p/>
          </table:table-cell>
          <table:table-cell table:formula="of:=IF([.C203]&lt;&gt; &quot;&quot;;[.C20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4]&lt;&gt;&quot;&quot;;DATE(YEAR([.A203]);MONTH([.A203]);DAY([.A203])+1);&quot;&quot;)">
            <text:p/>
          </table:table-cell>
          <table:table-cell table:number-columns-repeated="2"/>
          <table:table-cell table:formula="of:=IF([.C204]&lt;&gt;&quot;&quot;;IFERROR(IF(DATE(YEAR([.A204]);MONTH([.A204]);DAY([.A204]))&lt;TODAY();IF(DATE(YEAR([.A204]);MONTH([.A204]);DAY([.A204]))=TODAY()-1;[.$I$13];[.$I$10]);IF(DATE(YEAR([.A204]);MONTH([.A204]);DAY([.A204]))=TODAY();[.$I$11];[.$I$2]));[.$I$3]);&quot;&quot;)">
            <text:p/>
          </table:table-cell>
          <table:table-cell table:formula="of:=IF([.C204]&lt;&gt;&quot;&quot;;SUM([.E203];[.C204]);&quot;&quot;)">
            <text:p/>
          </table:table-cell>
          <table:table-cell table:formula="of:=IF([.C204]&lt;&gt;&quot;&quot;;IF(ABS([.E204]/[.G204])&gt;8;[.$I$1];[.$I$2]);&quot;&quot;)">
            <text:p/>
          </table:table-cell>
          <table:table-cell table:formula="of:=IF([.C204]&lt;&gt; &quot;&quot;;ABS([.G203]+1);&quot;&quot;)">
            <text:p/>
          </table:table-cell>
          <table:table-cell table:formula="of:=IF([.C204]&lt;&gt; &quot;&quot;;[.C20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5]&lt;&gt;&quot;&quot;;DATE(YEAR([.A204]);MONTH([.A204]);DAY([.A204])+1);&quot;&quot;)">
            <text:p/>
          </table:table-cell>
          <table:table-cell table:number-columns-repeated="2"/>
          <table:table-cell table:formula="of:=IF([.C205]&lt;&gt;&quot;&quot;;IFERROR(IF(DATE(YEAR([.A205]);MONTH([.A205]);DAY([.A205]))&lt;TODAY();IF(DATE(YEAR([.A205]);MONTH([.A205]);DAY([.A205]))=TODAY()-1;[.$I$13];[.$I$10]);IF(DATE(YEAR([.A205]);MONTH([.A205]);DAY([.A205]))=TODAY();[.$I$11];[.$I$2]));[.$I$3]);&quot;&quot;)">
            <text:p/>
          </table:table-cell>
          <table:table-cell table:formula="of:=IF([.C205]&lt;&gt;&quot;&quot;;SUM([.E204];[.C205]);&quot;&quot;)">
            <text:p/>
          </table:table-cell>
          <table:table-cell table:formula="of:=IF([.C205]&lt;&gt;&quot;&quot;;IF(ABS([.E205]/[.G205])&gt;8;[.$I$1];[.$I$2]);&quot;&quot;)">
            <text:p/>
          </table:table-cell>
          <table:table-cell table:formula="of:=IF([.C205]&lt;&gt; &quot;&quot;;ABS([.G204]+1);&quot;&quot;)">
            <text:p/>
          </table:table-cell>
          <table:table-cell table:formula="of:=IF([.C205]&lt;&gt; &quot;&quot;;[.C20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6]&lt;&gt;&quot;&quot;;DATE(YEAR([.A205]);MONTH([.A205]);DAY([.A205])+1);&quot;&quot;)">
            <text:p/>
          </table:table-cell>
          <table:table-cell table:number-columns-repeated="2"/>
          <table:table-cell table:formula="of:=IF([.C206]&lt;&gt;&quot;&quot;;IFERROR(IF(DATE(YEAR([.A206]);MONTH([.A206]);DAY([.A206]))&lt;TODAY();IF(DATE(YEAR([.A206]);MONTH([.A206]);DAY([.A206]))=TODAY()-1;[.$I$13];[.$I$10]);IF(DATE(YEAR([.A206]);MONTH([.A206]);DAY([.A206]))=TODAY();[.$I$11];[.$I$2]));[.$I$3]);&quot;&quot;)">
            <text:p/>
          </table:table-cell>
          <table:table-cell table:formula="of:=IF([.C206]&lt;&gt;&quot;&quot;;SUM([.E205];[.C206]);&quot;&quot;)">
            <text:p/>
          </table:table-cell>
          <table:table-cell table:formula="of:=IF([.C206]&lt;&gt;&quot;&quot;;IF(ABS([.E206]/[.G206])&gt;8;[.$I$1];[.$I$2]);&quot;&quot;)">
            <text:p/>
          </table:table-cell>
          <table:table-cell table:formula="of:=IF([.C206]&lt;&gt; &quot;&quot;;ABS([.G205]+1);&quot;&quot;)">
            <text:p/>
          </table:table-cell>
          <table:table-cell table:formula="of:=IF([.C206]&lt;&gt; &quot;&quot;;[.C20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7]&lt;&gt;&quot;&quot;;DATE(YEAR([.A206]);MONTH([.A206]);DAY([.A206])+1);&quot;&quot;)">
            <text:p/>
          </table:table-cell>
          <table:table-cell table:number-columns-repeated="2"/>
          <table:table-cell table:formula="of:=IF([.C207]&lt;&gt;&quot;&quot;;IFERROR(IF(DATE(YEAR([.A207]);MONTH([.A207]);DAY([.A207]))&lt;TODAY();IF(DATE(YEAR([.A207]);MONTH([.A207]);DAY([.A207]))=TODAY()-1;[.$I$13];[.$I$10]);IF(DATE(YEAR([.A207]);MONTH([.A207]);DAY([.A207]))=TODAY();[.$I$11];[.$I$2]));[.$I$3]);&quot;&quot;)">
            <text:p/>
          </table:table-cell>
          <table:table-cell table:formula="of:=IF([.C207]&lt;&gt;&quot;&quot;;SUM([.E206];[.C207]);&quot;&quot;)">
            <text:p/>
          </table:table-cell>
          <table:table-cell table:formula="of:=IF([.C207]&lt;&gt;&quot;&quot;;IF(ABS([.E207]/[.G207])&gt;8;[.$I$1];[.$I$2]);&quot;&quot;)">
            <text:p/>
          </table:table-cell>
          <table:table-cell table:formula="of:=IF([.C207]&lt;&gt; &quot;&quot;;ABS([.G206]+1);&quot;&quot;)">
            <text:p/>
          </table:table-cell>
          <table:table-cell table:formula="of:=IF([.C207]&lt;&gt; &quot;&quot;;[.C20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8]&lt;&gt;&quot;&quot;;DATE(YEAR([.A207]);MONTH([.A207]);DAY([.A207])+1);&quot;&quot;)">
            <text:p/>
          </table:table-cell>
          <table:table-cell table:number-columns-repeated="2"/>
          <table:table-cell table:formula="of:=IF([.C208]&lt;&gt;&quot;&quot;;IFERROR(IF(DATE(YEAR([.A208]);MONTH([.A208]);DAY([.A208]))&lt;TODAY();IF(DATE(YEAR([.A208]);MONTH([.A208]);DAY([.A208]))=TODAY()-1;[.$I$13];[.$I$10]);IF(DATE(YEAR([.A208]);MONTH([.A208]);DAY([.A208]))=TODAY();[.$I$11];[.$I$2]));[.$I$3]);&quot;&quot;)">
            <text:p/>
          </table:table-cell>
          <table:table-cell table:formula="of:=IF([.C208]&lt;&gt;&quot;&quot;;SUM([.E207];[.C208]);&quot;&quot;)">
            <text:p/>
          </table:table-cell>
          <table:table-cell table:formula="of:=IF([.C208]&lt;&gt;&quot;&quot;;IF(ABS([.E208]/[.G208])&gt;8;[.$I$1];[.$I$2]);&quot;&quot;)">
            <text:p/>
          </table:table-cell>
          <table:table-cell table:formula="of:=IF([.C208]&lt;&gt; &quot;&quot;;ABS([.G207]+1);&quot;&quot;)">
            <text:p/>
          </table:table-cell>
          <table:table-cell table:formula="of:=IF([.C208]&lt;&gt; &quot;&quot;;[.C20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09]&lt;&gt;&quot;&quot;;DATE(YEAR([.A208]);MONTH([.A208]);DAY([.A208])+1);&quot;&quot;)">
            <text:p/>
          </table:table-cell>
          <table:table-cell table:number-columns-repeated="2"/>
          <table:table-cell table:formula="of:=IF([.C209]&lt;&gt;&quot;&quot;;IFERROR(IF(DATE(YEAR([.A209]);MONTH([.A209]);DAY([.A209]))&lt;TODAY();IF(DATE(YEAR([.A209]);MONTH([.A209]);DAY([.A209]))=TODAY()-1;[.$I$13];[.$I$10]);IF(DATE(YEAR([.A209]);MONTH([.A209]);DAY([.A209]))=TODAY();[.$I$11];[.$I$2]));[.$I$3]);&quot;&quot;)">
            <text:p/>
          </table:table-cell>
          <table:table-cell table:formula="of:=IF([.C209]&lt;&gt;&quot;&quot;;SUM([.E208];[.C209]);&quot;&quot;)">
            <text:p/>
          </table:table-cell>
          <table:table-cell table:formula="of:=IF([.C209]&lt;&gt;&quot;&quot;;IF(ABS([.E209]/[.G209])&gt;8;[.$I$1];[.$I$2]);&quot;&quot;)">
            <text:p/>
          </table:table-cell>
          <table:table-cell table:formula="of:=IF([.C209]&lt;&gt; &quot;&quot;;ABS([.G208]+1);&quot;&quot;)">
            <text:p/>
          </table:table-cell>
          <table:table-cell table:formula="of:=IF([.C209]&lt;&gt; &quot;&quot;;[.C20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0]&lt;&gt;&quot;&quot;;DATE(YEAR([.A209]);MONTH([.A209]);DAY([.A209])+1);&quot;&quot;)">
            <text:p/>
          </table:table-cell>
          <table:table-cell table:number-columns-repeated="2"/>
          <table:table-cell table:formula="of:=IF([.C210]&lt;&gt;&quot;&quot;;IFERROR(IF(DATE(YEAR([.A210]);MONTH([.A210]);DAY([.A210]))&lt;TODAY();IF(DATE(YEAR([.A210]);MONTH([.A210]);DAY([.A210]))=TODAY()-1;[.$I$13];[.$I$10]);IF(DATE(YEAR([.A210]);MONTH([.A210]);DAY([.A210]))=TODAY();[.$I$11];[.$I$2]));[.$I$3]);&quot;&quot;)">
            <text:p/>
          </table:table-cell>
          <table:table-cell table:formula="of:=IF([.C210]&lt;&gt;&quot;&quot;;SUM([.E209];[.C210]);&quot;&quot;)">
            <text:p/>
          </table:table-cell>
          <table:table-cell table:formula="of:=IF([.C210]&lt;&gt;&quot;&quot;;IF(ABS([.E210]/[.G210])&gt;8;[.$I$1];[.$I$2]);&quot;&quot;)">
            <text:p/>
          </table:table-cell>
          <table:table-cell table:formula="of:=IF([.C210]&lt;&gt; &quot;&quot;;ABS([.G209]+1);&quot;&quot;)">
            <text:p/>
          </table:table-cell>
          <table:table-cell table:formula="of:=IF([.C210]&lt;&gt; &quot;&quot;;[.C21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1]&lt;&gt;&quot;&quot;;DATE(YEAR([.A210]);MONTH([.A210]);DAY([.A210])+1);&quot;&quot;)">
            <text:p/>
          </table:table-cell>
          <table:table-cell table:number-columns-repeated="2"/>
          <table:table-cell table:formula="of:=IF([.C211]&lt;&gt;&quot;&quot;;IFERROR(IF(DATE(YEAR([.A211]);MONTH([.A211]);DAY([.A211]))&lt;TODAY();IF(DATE(YEAR([.A211]);MONTH([.A211]);DAY([.A211]))=TODAY()-1;[.$I$13];[.$I$10]);IF(DATE(YEAR([.A211]);MONTH([.A211]);DAY([.A211]))=TODAY();[.$I$11];[.$I$2]));[.$I$3]);&quot;&quot;)">
            <text:p/>
          </table:table-cell>
          <table:table-cell table:formula="of:=IF([.C211]&lt;&gt;&quot;&quot;;SUM([.E210];[.C211]);&quot;&quot;)">
            <text:p/>
          </table:table-cell>
          <table:table-cell table:formula="of:=IF([.C211]&lt;&gt;&quot;&quot;;IF(ABS([.E211]/[.G211])&gt;8;[.$I$1];[.$I$2]);&quot;&quot;)">
            <text:p/>
          </table:table-cell>
          <table:table-cell table:formula="of:=IF([.C211]&lt;&gt; &quot;&quot;;ABS([.G210]+1);&quot;&quot;)">
            <text:p/>
          </table:table-cell>
          <table:table-cell table:formula="of:=IF([.C211]&lt;&gt; &quot;&quot;;[.C21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2]&lt;&gt;&quot;&quot;;DATE(YEAR([.A211]);MONTH([.A211]);DAY([.A211])+1);&quot;&quot;)">
            <text:p/>
          </table:table-cell>
          <table:table-cell table:number-columns-repeated="2"/>
          <table:table-cell table:formula="of:=IF([.C212]&lt;&gt;&quot;&quot;;IFERROR(IF(DATE(YEAR([.A212]);MONTH([.A212]);DAY([.A212]))&lt;TODAY();IF(DATE(YEAR([.A212]);MONTH([.A212]);DAY([.A212]))=TODAY()-1;[.$I$13];[.$I$10]);IF(DATE(YEAR([.A212]);MONTH([.A212]);DAY([.A212]))=TODAY();[.$I$11];[.$I$2]));[.$I$3]);&quot;&quot;)">
            <text:p/>
          </table:table-cell>
          <table:table-cell table:formula="of:=IF([.C212]&lt;&gt;&quot;&quot;;SUM([.E211];[.C212]);&quot;&quot;)">
            <text:p/>
          </table:table-cell>
          <table:table-cell table:formula="of:=IF([.C212]&lt;&gt;&quot;&quot;;IF(ABS([.E212]/[.G212])&gt;8;[.$I$1];[.$I$2]);&quot;&quot;)">
            <text:p/>
          </table:table-cell>
          <table:table-cell table:formula="of:=IF([.C212]&lt;&gt; &quot;&quot;;ABS([.G211]+1);&quot;&quot;)">
            <text:p/>
          </table:table-cell>
          <table:table-cell table:formula="of:=IF([.C212]&lt;&gt; &quot;&quot;;[.C21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3]&lt;&gt;&quot;&quot;;DATE(YEAR([.A212]);MONTH([.A212]);DAY([.A212])+1);&quot;&quot;)">
            <text:p/>
          </table:table-cell>
          <table:table-cell table:number-columns-repeated="2"/>
          <table:table-cell table:formula="of:=IF([.C213]&lt;&gt;&quot;&quot;;IFERROR(IF(DATE(YEAR([.A213]);MONTH([.A213]);DAY([.A213]))&lt;TODAY();IF(DATE(YEAR([.A213]);MONTH([.A213]);DAY([.A213]))=TODAY()-1;[.$I$13];[.$I$10]);IF(DATE(YEAR([.A213]);MONTH([.A213]);DAY([.A213]))=TODAY();[.$I$11];[.$I$2]));[.$I$3]);&quot;&quot;)">
            <text:p/>
          </table:table-cell>
          <table:table-cell table:formula="of:=IF([.C213]&lt;&gt;&quot;&quot;;SUM([.E212];[.C213]);&quot;&quot;)">
            <text:p/>
          </table:table-cell>
          <table:table-cell table:formula="of:=IF([.C213]&lt;&gt;&quot;&quot;;IF(ABS([.E213]/[.G213])&gt;8;[.$I$1];[.$I$2]);&quot;&quot;)">
            <text:p/>
          </table:table-cell>
          <table:table-cell table:formula="of:=IF([.C213]&lt;&gt; &quot;&quot;;ABS([.G212]+1);&quot;&quot;)">
            <text:p/>
          </table:table-cell>
          <table:table-cell table:formula="of:=IF([.C213]&lt;&gt; &quot;&quot;;[.C21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4]&lt;&gt;&quot;&quot;;DATE(YEAR([.A213]);MONTH([.A213]);DAY([.A213])+1);&quot;&quot;)">
            <text:p/>
          </table:table-cell>
          <table:table-cell table:number-columns-repeated="2"/>
          <table:table-cell table:formula="of:=IF([.C214]&lt;&gt;&quot;&quot;;IFERROR(IF(DATE(YEAR([.A214]);MONTH([.A214]);DAY([.A214]))&lt;TODAY();IF(DATE(YEAR([.A214]);MONTH([.A214]);DAY([.A214]))=TODAY()-1;[.$I$13];[.$I$10]);IF(DATE(YEAR([.A214]);MONTH([.A214]);DAY([.A214]))=TODAY();[.$I$11];[.$I$2]));[.$I$3]);&quot;&quot;)">
            <text:p/>
          </table:table-cell>
          <table:table-cell table:formula="of:=IF([.C214]&lt;&gt;&quot;&quot;;SUM([.E213];[.C214]);&quot;&quot;)">
            <text:p/>
          </table:table-cell>
          <table:table-cell table:formula="of:=IF([.C214]&lt;&gt;&quot;&quot;;IF(ABS([.E214]/[.G214])&gt;8;[.$I$1];[.$I$2]);&quot;&quot;)">
            <text:p/>
          </table:table-cell>
          <table:table-cell table:formula="of:=IF([.C214]&lt;&gt; &quot;&quot;;ABS([.G213]+1);&quot;&quot;)">
            <text:p/>
          </table:table-cell>
          <table:table-cell table:formula="of:=IF([.C214]&lt;&gt; &quot;&quot;;[.C21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5]&lt;&gt;&quot;&quot;;DATE(YEAR([.A214]);MONTH([.A214]);DAY([.A214])+1);&quot;&quot;)">
            <text:p/>
          </table:table-cell>
          <table:table-cell table:number-columns-repeated="2"/>
          <table:table-cell table:formula="of:=IF([.C215]&lt;&gt;&quot;&quot;;IFERROR(IF(DATE(YEAR([.A215]);MONTH([.A215]);DAY([.A215]))&lt;TODAY();IF(DATE(YEAR([.A215]);MONTH([.A215]);DAY([.A215]))=TODAY()-1;[.$I$13];[.$I$10]);IF(DATE(YEAR([.A215]);MONTH([.A215]);DAY([.A215]))=TODAY();[.$I$11];[.$I$2]));[.$I$3]);&quot;&quot;)">
            <text:p/>
          </table:table-cell>
          <table:table-cell table:formula="of:=IF([.C215]&lt;&gt;&quot;&quot;;SUM([.E214];[.C215]);&quot;&quot;)">
            <text:p/>
          </table:table-cell>
          <table:table-cell table:formula="of:=IF([.C215]&lt;&gt;&quot;&quot;;IF(ABS([.E215]/[.G215])&gt;8;[.$I$1];[.$I$2]);&quot;&quot;)">
            <text:p/>
          </table:table-cell>
          <table:table-cell table:formula="of:=IF([.C215]&lt;&gt; &quot;&quot;;ABS([.G214]+1);&quot;&quot;)">
            <text:p/>
          </table:table-cell>
          <table:table-cell table:formula="of:=IF([.C215]&lt;&gt; &quot;&quot;;[.C21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6]&lt;&gt;&quot;&quot;;DATE(YEAR([.A215]);MONTH([.A215]);DAY([.A215])+1);&quot;&quot;)">
            <text:p/>
          </table:table-cell>
          <table:table-cell table:number-columns-repeated="2"/>
          <table:table-cell table:formula="of:=IF([.C216]&lt;&gt;&quot;&quot;;IFERROR(IF(DATE(YEAR([.A216]);MONTH([.A216]);DAY([.A216]))&lt;TODAY();IF(DATE(YEAR([.A216]);MONTH([.A216]);DAY([.A216]))=TODAY()-1;[.$I$13];[.$I$10]);IF(DATE(YEAR([.A216]);MONTH([.A216]);DAY([.A216]))=TODAY();[.$I$11];[.$I$2]));[.$I$3]);&quot;&quot;)">
            <text:p/>
          </table:table-cell>
          <table:table-cell table:formula="of:=IF([.C216]&lt;&gt;&quot;&quot;;SUM([.E215];[.C216]);&quot;&quot;)">
            <text:p/>
          </table:table-cell>
          <table:table-cell table:formula="of:=IF([.C216]&lt;&gt;&quot;&quot;;IF(ABS([.E216]/[.G216])&gt;8;[.$I$1];[.$I$2]);&quot;&quot;)">
            <text:p/>
          </table:table-cell>
          <table:table-cell table:formula="of:=IF([.C216]&lt;&gt; &quot;&quot;;ABS([.G215]+1);&quot;&quot;)">
            <text:p/>
          </table:table-cell>
          <table:table-cell table:formula="of:=IF([.C216]&lt;&gt; &quot;&quot;;[.C21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7]&lt;&gt;&quot;&quot;;DATE(YEAR([.A216]);MONTH([.A216]);DAY([.A216])+1);&quot;&quot;)">
            <text:p/>
          </table:table-cell>
          <table:table-cell table:number-columns-repeated="2"/>
          <table:table-cell table:formula="of:=IF([.C217]&lt;&gt;&quot;&quot;;IFERROR(IF(DATE(YEAR([.A217]);MONTH([.A217]);DAY([.A217]))&lt;TODAY();IF(DATE(YEAR([.A217]);MONTH([.A217]);DAY([.A217]))=TODAY()-1;[.$I$13];[.$I$10]);IF(DATE(YEAR([.A217]);MONTH([.A217]);DAY([.A217]))=TODAY();[.$I$11];[.$I$2]));[.$I$3]);&quot;&quot;)">
            <text:p/>
          </table:table-cell>
          <table:table-cell table:formula="of:=IF([.C217]&lt;&gt;&quot;&quot;;SUM([.E216];[.C217]);&quot;&quot;)">
            <text:p/>
          </table:table-cell>
          <table:table-cell table:formula="of:=IF([.C217]&lt;&gt;&quot;&quot;;IF(ABS([.E217]/[.G217])&gt;8;[.$I$1];[.$I$2]);&quot;&quot;)">
            <text:p/>
          </table:table-cell>
          <table:table-cell table:formula="of:=IF([.C217]&lt;&gt; &quot;&quot;;ABS([.G216]+1);&quot;&quot;)">
            <text:p/>
          </table:table-cell>
          <table:table-cell table:formula="of:=IF([.C217]&lt;&gt; &quot;&quot;;[.C21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8]&lt;&gt;&quot;&quot;;DATE(YEAR([.A217]);MONTH([.A217]);DAY([.A217])+1);&quot;&quot;)">
            <text:p/>
          </table:table-cell>
          <table:table-cell table:number-columns-repeated="2"/>
          <table:table-cell table:formula="of:=IF([.C218]&lt;&gt;&quot;&quot;;IFERROR(IF(DATE(YEAR([.A218]);MONTH([.A218]);DAY([.A218]))&lt;TODAY();IF(DATE(YEAR([.A218]);MONTH([.A218]);DAY([.A218]))=TODAY()-1;[.$I$13];[.$I$10]);IF(DATE(YEAR([.A218]);MONTH([.A218]);DAY([.A218]))=TODAY();[.$I$11];[.$I$2]));[.$I$3]);&quot;&quot;)">
            <text:p/>
          </table:table-cell>
          <table:table-cell table:formula="of:=IF([.C218]&lt;&gt;&quot;&quot;;SUM([.E217];[.C218]);&quot;&quot;)">
            <text:p/>
          </table:table-cell>
          <table:table-cell table:formula="of:=IF([.C218]&lt;&gt;&quot;&quot;;IF(ABS([.E218]/[.G218])&gt;8;[.$I$1];[.$I$2]);&quot;&quot;)">
            <text:p/>
          </table:table-cell>
          <table:table-cell table:formula="of:=IF([.C218]&lt;&gt; &quot;&quot;;ABS([.G217]+1);&quot;&quot;)">
            <text:p/>
          </table:table-cell>
          <table:table-cell table:formula="of:=IF([.C218]&lt;&gt; &quot;&quot;;[.C21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19]&lt;&gt;&quot;&quot;;DATE(YEAR([.A218]);MONTH([.A218]);DAY([.A218])+1);&quot;&quot;)">
            <text:p/>
          </table:table-cell>
          <table:table-cell table:number-columns-repeated="2"/>
          <table:table-cell table:formula="of:=IF([.C219]&lt;&gt;&quot;&quot;;IFERROR(IF(DATE(YEAR([.A219]);MONTH([.A219]);DAY([.A219]))&lt;TODAY();IF(DATE(YEAR([.A219]);MONTH([.A219]);DAY([.A219]))=TODAY()-1;[.$I$13];[.$I$10]);IF(DATE(YEAR([.A219]);MONTH([.A219]);DAY([.A219]))=TODAY();[.$I$11];[.$I$2]));[.$I$3]);&quot;&quot;)">
            <text:p/>
          </table:table-cell>
          <table:table-cell table:formula="of:=IF([.C219]&lt;&gt;&quot;&quot;;SUM([.E218];[.C219]);&quot;&quot;)">
            <text:p/>
          </table:table-cell>
          <table:table-cell table:formula="of:=IF([.C219]&lt;&gt;&quot;&quot;;IF(ABS([.E219]/[.G219])&gt;8;[.$I$1];[.$I$2]);&quot;&quot;)">
            <text:p/>
          </table:table-cell>
          <table:table-cell table:formula="of:=IF([.C219]&lt;&gt; &quot;&quot;;ABS([.G218]+1);&quot;&quot;)">
            <text:p/>
          </table:table-cell>
          <table:table-cell table:formula="of:=IF([.C219]&lt;&gt; &quot;&quot;;[.C21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0]&lt;&gt;&quot;&quot;;DATE(YEAR([.A219]);MONTH([.A219]);DAY([.A219])+1);&quot;&quot;)">
            <text:p/>
          </table:table-cell>
          <table:table-cell table:number-columns-repeated="2"/>
          <table:table-cell table:formula="of:=IF([.C220]&lt;&gt;&quot;&quot;;IFERROR(IF(DATE(YEAR([.A220]);MONTH([.A220]);DAY([.A220]))&lt;TODAY();IF(DATE(YEAR([.A220]);MONTH([.A220]);DAY([.A220]))=TODAY()-1;[.$I$13];[.$I$10]);IF(DATE(YEAR([.A220]);MONTH([.A220]);DAY([.A220]))=TODAY();[.$I$11];[.$I$2]));[.$I$3]);&quot;&quot;)">
            <text:p/>
          </table:table-cell>
          <table:table-cell table:formula="of:=IF([.C220]&lt;&gt;&quot;&quot;;SUM([.E219];[.C220]);&quot;&quot;)">
            <text:p/>
          </table:table-cell>
          <table:table-cell table:formula="of:=IF([.C220]&lt;&gt;&quot;&quot;;IF(ABS([.E220]/[.G220])&gt;8;[.$I$1];[.$I$2]);&quot;&quot;)">
            <text:p/>
          </table:table-cell>
          <table:table-cell table:formula="of:=IF([.C220]&lt;&gt; &quot;&quot;;ABS([.G219]+1);&quot;&quot;)">
            <text:p/>
          </table:table-cell>
          <table:table-cell table:formula="of:=IF([.C220]&lt;&gt; &quot;&quot;;[.C22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1]&lt;&gt;&quot;&quot;;DATE(YEAR([.A220]);MONTH([.A220]);DAY([.A220])+1);&quot;&quot;)">
            <text:p/>
          </table:table-cell>
          <table:table-cell table:number-columns-repeated="2"/>
          <table:table-cell table:formula="of:=IF([.C221]&lt;&gt;&quot;&quot;;IFERROR(IF(DATE(YEAR([.A221]);MONTH([.A221]);DAY([.A221]))&lt;TODAY();IF(DATE(YEAR([.A221]);MONTH([.A221]);DAY([.A221]))=TODAY()-1;[.$I$13];[.$I$10]);IF(DATE(YEAR([.A221]);MONTH([.A221]);DAY([.A221]))=TODAY();[.$I$11];[.$I$2]));[.$I$3]);&quot;&quot;)">
            <text:p/>
          </table:table-cell>
          <table:table-cell table:formula="of:=IF([.C221]&lt;&gt;&quot;&quot;;SUM([.E220];[.C221]);&quot;&quot;)">
            <text:p/>
          </table:table-cell>
          <table:table-cell table:formula="of:=IF([.C221]&lt;&gt;&quot;&quot;;IF(ABS([.E221]/[.G221])&gt;8;[.$I$1];[.$I$2]);&quot;&quot;)">
            <text:p/>
          </table:table-cell>
          <table:table-cell table:formula="of:=IF([.C221]&lt;&gt; &quot;&quot;;ABS([.G220]+1);&quot;&quot;)">
            <text:p/>
          </table:table-cell>
          <table:table-cell table:formula="of:=IF([.C221]&lt;&gt; &quot;&quot;;[.C22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2]&lt;&gt;&quot;&quot;;DATE(YEAR([.A221]);MONTH([.A221]);DAY([.A221])+1);&quot;&quot;)">
            <text:p/>
          </table:table-cell>
          <table:table-cell table:number-columns-repeated="2"/>
          <table:table-cell table:formula="of:=IF([.C222]&lt;&gt;&quot;&quot;;IFERROR(IF(DATE(YEAR([.A222]);MONTH([.A222]);DAY([.A222]))&lt;TODAY();IF(DATE(YEAR([.A222]);MONTH([.A222]);DAY([.A222]))=TODAY()-1;[.$I$13];[.$I$10]);IF(DATE(YEAR([.A222]);MONTH([.A222]);DAY([.A222]))=TODAY();[.$I$11];[.$I$2]));[.$I$3]);&quot;&quot;)">
            <text:p/>
          </table:table-cell>
          <table:table-cell table:formula="of:=IF([.C222]&lt;&gt;&quot;&quot;;SUM([.E221];[.C222]);&quot;&quot;)">
            <text:p/>
          </table:table-cell>
          <table:table-cell table:formula="of:=IF([.C222]&lt;&gt;&quot;&quot;;IF(ABS([.E222]/[.G222])&gt;8;[.$I$1];[.$I$2]);&quot;&quot;)">
            <text:p/>
          </table:table-cell>
          <table:table-cell table:formula="of:=IF([.C222]&lt;&gt; &quot;&quot;;ABS([.G221]+1);&quot;&quot;)">
            <text:p/>
          </table:table-cell>
          <table:table-cell table:formula="of:=IF([.C222]&lt;&gt; &quot;&quot;;[.C22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3]&lt;&gt;&quot;&quot;;DATE(YEAR([.A222]);MONTH([.A222]);DAY([.A222])+1);&quot;&quot;)">
            <text:p/>
          </table:table-cell>
          <table:table-cell table:number-columns-repeated="2"/>
          <table:table-cell table:formula="of:=IF([.C223]&lt;&gt;&quot;&quot;;IFERROR(IF(DATE(YEAR([.A223]);MONTH([.A223]);DAY([.A223]))&lt;TODAY();IF(DATE(YEAR([.A223]);MONTH([.A223]);DAY([.A223]))=TODAY()-1;[.$I$13];[.$I$10]);IF(DATE(YEAR([.A223]);MONTH([.A223]);DAY([.A223]))=TODAY();[.$I$11];[.$I$2]));[.$I$3]);&quot;&quot;)">
            <text:p/>
          </table:table-cell>
          <table:table-cell table:formula="of:=IF([.C223]&lt;&gt;&quot;&quot;;SUM([.E222];[.C223]);&quot;&quot;)">
            <text:p/>
          </table:table-cell>
          <table:table-cell table:formula="of:=IF([.C223]&lt;&gt;&quot;&quot;;IF(ABS([.E223]/[.G223])&gt;8;[.$I$1];[.$I$2]);&quot;&quot;)">
            <text:p/>
          </table:table-cell>
          <table:table-cell table:formula="of:=IF([.C223]&lt;&gt; &quot;&quot;;ABS([.G222]+1);&quot;&quot;)">
            <text:p/>
          </table:table-cell>
          <table:table-cell table:formula="of:=IF([.C223]&lt;&gt; &quot;&quot;;[.C22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4]&lt;&gt;&quot;&quot;;DATE(YEAR([.A223]);MONTH([.A223]);DAY([.A223])+1);&quot;&quot;)">
            <text:p/>
          </table:table-cell>
          <table:table-cell table:number-columns-repeated="2"/>
          <table:table-cell table:formula="of:=IF([.C224]&lt;&gt;&quot;&quot;;IFERROR(IF(DATE(YEAR([.A224]);MONTH([.A224]);DAY([.A224]))&lt;TODAY();IF(DATE(YEAR([.A224]);MONTH([.A224]);DAY([.A224]))=TODAY()-1;[.$I$13];[.$I$10]);IF(DATE(YEAR([.A224]);MONTH([.A224]);DAY([.A224]))=TODAY();[.$I$11];[.$I$2]));[.$I$3]);&quot;&quot;)">
            <text:p/>
          </table:table-cell>
          <table:table-cell table:formula="of:=IF([.C224]&lt;&gt;&quot;&quot;;SUM([.E223];[.C224]);&quot;&quot;)">
            <text:p/>
          </table:table-cell>
          <table:table-cell table:formula="of:=IF([.C224]&lt;&gt;&quot;&quot;;IF(ABS([.E224]/[.G224])&gt;8;[.$I$1];[.$I$2]);&quot;&quot;)">
            <text:p/>
          </table:table-cell>
          <table:table-cell table:formula="of:=IF([.C224]&lt;&gt; &quot;&quot;;ABS([.G223]+1);&quot;&quot;)">
            <text:p/>
          </table:table-cell>
          <table:table-cell table:formula="of:=IF([.C224]&lt;&gt; &quot;&quot;;[.C22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5]&lt;&gt;&quot;&quot;;DATE(YEAR([.A224]);MONTH([.A224]);DAY([.A224])+1);&quot;&quot;)">
            <text:p/>
          </table:table-cell>
          <table:table-cell table:number-columns-repeated="2"/>
          <table:table-cell table:formula="of:=IF([.C225]&lt;&gt;&quot;&quot;;IFERROR(IF(DATE(YEAR([.A225]);MONTH([.A225]);DAY([.A225]))&lt;TODAY();IF(DATE(YEAR([.A225]);MONTH([.A225]);DAY([.A225]))=TODAY()-1;[.$I$13];[.$I$10]);IF(DATE(YEAR([.A225]);MONTH([.A225]);DAY([.A225]))=TODAY();[.$I$11];[.$I$2]));[.$I$3]);&quot;&quot;)">
            <text:p/>
          </table:table-cell>
          <table:table-cell table:formula="of:=IF([.C225]&lt;&gt;&quot;&quot;;SUM([.E224];[.C225]);&quot;&quot;)">
            <text:p/>
          </table:table-cell>
          <table:table-cell table:formula="of:=IF([.C225]&lt;&gt;&quot;&quot;;IF(ABS([.E225]/[.G225])&gt;8;[.$I$1];[.$I$2]);&quot;&quot;)">
            <text:p/>
          </table:table-cell>
          <table:table-cell table:formula="of:=IF([.C225]&lt;&gt; &quot;&quot;;ABS([.G224]+1);&quot;&quot;)">
            <text:p/>
          </table:table-cell>
          <table:table-cell table:formula="of:=IF([.C225]&lt;&gt; &quot;&quot;;[.C22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6]&lt;&gt;&quot;&quot;;DATE(YEAR([.A225]);MONTH([.A225]);DAY([.A225])+1);&quot;&quot;)">
            <text:p/>
          </table:table-cell>
          <table:table-cell table:number-columns-repeated="2"/>
          <table:table-cell table:formula="of:=IF([.C226]&lt;&gt;&quot;&quot;;IFERROR(IF(DATE(YEAR([.A226]);MONTH([.A226]);DAY([.A226]))&lt;TODAY();IF(DATE(YEAR([.A226]);MONTH([.A226]);DAY([.A226]))=TODAY()-1;[.$I$13];[.$I$10]);IF(DATE(YEAR([.A226]);MONTH([.A226]);DAY([.A226]))=TODAY();[.$I$11];[.$I$2]));[.$I$3]);&quot;&quot;)">
            <text:p/>
          </table:table-cell>
          <table:table-cell table:formula="of:=IF([.C226]&lt;&gt;&quot;&quot;;SUM([.E225];[.C226]);&quot;&quot;)">
            <text:p/>
          </table:table-cell>
          <table:table-cell table:formula="of:=IF([.C226]&lt;&gt;&quot;&quot;;IF(ABS([.E226]/[.G226])&gt;8;[.$I$1];[.$I$2]);&quot;&quot;)">
            <text:p/>
          </table:table-cell>
          <table:table-cell table:formula="of:=IF([.C226]&lt;&gt; &quot;&quot;;ABS([.G225]+1);&quot;&quot;)">
            <text:p/>
          </table:table-cell>
          <table:table-cell table:formula="of:=IF([.C226]&lt;&gt; &quot;&quot;;[.C22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7]&lt;&gt;&quot;&quot;;DATE(YEAR([.A226]);MONTH([.A226]);DAY([.A226])+1);&quot;&quot;)">
            <text:p/>
          </table:table-cell>
          <table:table-cell table:number-columns-repeated="2"/>
          <table:table-cell table:formula="of:=IF([.C227]&lt;&gt;&quot;&quot;;IFERROR(IF(DATE(YEAR([.A227]);MONTH([.A227]);DAY([.A227]))&lt;TODAY();IF(DATE(YEAR([.A227]);MONTH([.A227]);DAY([.A227]))=TODAY()-1;[.$I$13];[.$I$10]);IF(DATE(YEAR([.A227]);MONTH([.A227]);DAY([.A227]))=TODAY();[.$I$11];[.$I$2]));[.$I$3]);&quot;&quot;)">
            <text:p/>
          </table:table-cell>
          <table:table-cell table:formula="of:=IF([.C227]&lt;&gt;&quot;&quot;;SUM([.E226];[.C227]);&quot;&quot;)">
            <text:p/>
          </table:table-cell>
          <table:table-cell table:formula="of:=IF([.C227]&lt;&gt;&quot;&quot;;IF(ABS([.E227]/[.G227])&gt;8;[.$I$1];[.$I$2]);&quot;&quot;)">
            <text:p/>
          </table:table-cell>
          <table:table-cell table:formula="of:=IF([.C227]&lt;&gt; &quot;&quot;;ABS([.G226]+1);&quot;&quot;)">
            <text:p/>
          </table:table-cell>
          <table:table-cell table:formula="of:=IF([.C227]&lt;&gt; &quot;&quot;;[.C22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8]&lt;&gt;&quot;&quot;;DATE(YEAR([.A227]);MONTH([.A227]);DAY([.A227])+1);&quot;&quot;)">
            <text:p/>
          </table:table-cell>
          <table:table-cell table:number-columns-repeated="2"/>
          <table:table-cell table:formula="of:=IF([.C228]&lt;&gt;&quot;&quot;;IFERROR(IF(DATE(YEAR([.A228]);MONTH([.A228]);DAY([.A228]))&lt;TODAY();IF(DATE(YEAR([.A228]);MONTH([.A228]);DAY([.A228]))=TODAY()-1;[.$I$13];[.$I$10]);IF(DATE(YEAR([.A228]);MONTH([.A228]);DAY([.A228]))=TODAY();[.$I$11];[.$I$2]));[.$I$3]);&quot;&quot;)">
            <text:p/>
          </table:table-cell>
          <table:table-cell table:formula="of:=IF([.C228]&lt;&gt;&quot;&quot;;SUM([.E227];[.C228]);&quot;&quot;)">
            <text:p/>
          </table:table-cell>
          <table:table-cell table:formula="of:=IF([.C228]&lt;&gt;&quot;&quot;;IF(ABS([.E228]/[.G228])&gt;8;[.$I$1];[.$I$2]);&quot;&quot;)">
            <text:p/>
          </table:table-cell>
          <table:table-cell table:formula="of:=IF([.C228]&lt;&gt; &quot;&quot;;ABS([.G227]+1);&quot;&quot;)">
            <text:p/>
          </table:table-cell>
          <table:table-cell table:formula="of:=IF([.C228]&lt;&gt; &quot;&quot;;[.C22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29]&lt;&gt;&quot;&quot;;DATE(YEAR([.A228]);MONTH([.A228]);DAY([.A228])+1);&quot;&quot;)">
            <text:p/>
          </table:table-cell>
          <table:table-cell table:number-columns-repeated="2"/>
          <table:table-cell table:formula="of:=IF([.C229]&lt;&gt;&quot;&quot;;IFERROR(IF(DATE(YEAR([.A229]);MONTH([.A229]);DAY([.A229]))&lt;TODAY();IF(DATE(YEAR([.A229]);MONTH([.A229]);DAY([.A229]))=TODAY()-1;[.$I$13];[.$I$10]);IF(DATE(YEAR([.A229]);MONTH([.A229]);DAY([.A229]))=TODAY();[.$I$11];[.$I$2]));[.$I$3]);&quot;&quot;)">
            <text:p/>
          </table:table-cell>
          <table:table-cell table:formula="of:=IF([.C229]&lt;&gt;&quot;&quot;;SUM([.E228];[.C229]);&quot;&quot;)">
            <text:p/>
          </table:table-cell>
          <table:table-cell table:formula="of:=IF([.C229]&lt;&gt;&quot;&quot;;IF(ABS([.E229]/[.G229])&gt;8;[.$I$1];[.$I$2]);&quot;&quot;)">
            <text:p/>
          </table:table-cell>
          <table:table-cell table:formula="of:=IF([.C229]&lt;&gt; &quot;&quot;;ABS([.G228]+1);&quot;&quot;)">
            <text:p/>
          </table:table-cell>
          <table:table-cell table:formula="of:=IF([.C229]&lt;&gt; &quot;&quot;;[.C229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199:.C229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199:.C229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199:.A229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199:.C229])&lt;&gt;0;MAX([.E199:.E229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199:.F229];[.$I$1])" office:value-type="string" office:string-value="G is.0" calcext:value-type="string">
            <text:p>G is.0</text:p>
          </table:table-cell>
          <table:table-cell table:style-name="ce17" table:formula="of:=IF([.H230]&gt;0;[.G197]+[.H230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199:.H229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199:.F229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1-01" calcext:value-type="date">
            <text:p>1/1/2020</text:p>
          </table:table-cell>
          <table:table-cell table:number-columns-repeated="2"/>
          <table:table-cell table:formula="of:=IF([.C232]&lt;&gt;&quot;&quot;;IFERROR(IF(DATE(YEAR([.A232]);MONTH([.A232]);DAY([.A232]))&lt;TODAY();IF(DATE(YEAR([.A232]);MONTH([.A232]);DAY([.A232]))=TODAY()-1;[.$I$13];[.$I$10]);IF(DATE(YEAR([.A232]);MONTH([.A232]);DAY([.A232]))=TODAY();[.$I$11];[.$I$2]));[.$I$3]);&quot;&quot;)">
            <text:p/>
          </table:table-cell>
          <table:table-cell table:formula="of:=ABS([.C232])" office:value-type="float" office:value="0" calcext:value-type="float">
            <text:p>0</text:p>
          </table:table-cell>
          <table:table-cell table:formula="of:=IF([.C232]&lt;&gt;&quot;&quot;;IF(ABS([.E232]/[.G232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232]&lt;&gt; &quot;&quot;;[.C23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3]&lt;&gt;&quot;&quot;;DATE(YEAR([.A232]);MONTH([.A232]);DAY([.A232])+1);&quot;&quot;)">
            <text:p/>
          </table:table-cell>
          <table:table-cell table:number-columns-repeated="2"/>
          <table:table-cell table:formula="of:=IF([.C233]&lt;&gt;&quot;&quot;;IFERROR(IF(DATE(YEAR([.A233]);MONTH([.A233]);DAY([.A233]))&lt;TODAY();IF(DATE(YEAR([.A233]);MONTH([.A233]);DAY([.A233]))=TODAY()-1;[.$I$13];[.$I$10]);IF(DATE(YEAR([.A233]);MONTH([.A233]);DAY([.A233]))=TODAY();[.$I$11];[.$I$2]));[.$I$3]);&quot;&quot;)">
            <text:p/>
          </table:table-cell>
          <table:table-cell table:formula="of:=IF([.C233]&lt;&gt;&quot;&quot;;SUM([.E232];[.C233]);&quot;&quot;)">
            <text:p/>
          </table:table-cell>
          <table:table-cell table:formula="of:=IF([.C233]&lt;&gt;&quot;&quot;;IF(ABS([.E233]/[.G233])&gt;8;[.$I$1];[.$I$2]);&quot;&quot;)">
            <text:p/>
          </table:table-cell>
          <table:table-cell table:formula="of:=IF([.C233]&lt;&gt; &quot;&quot;;ABS([.G232]+1);&quot;&quot;)">
            <text:p/>
          </table:table-cell>
          <table:table-cell table:formula="of:=IF([.C233]&lt;&gt; &quot;&quot;;[.C23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4]&lt;&gt;&quot;&quot;;DATE(YEAR([.A233]);MONTH([.A233]);DAY([.A233])+1);&quot;&quot;)">
            <text:p/>
          </table:table-cell>
          <table:table-cell table:number-columns-repeated="2"/>
          <table:table-cell table:formula="of:=IF([.C234]&lt;&gt;&quot;&quot;;IFERROR(IF(DATE(YEAR([.A234]);MONTH([.A234]);DAY([.A234]))&lt;TODAY();IF(DATE(YEAR([.A234]);MONTH([.A234]);DAY([.A234]))=TODAY()-1;[.$I$13];[.$I$10]);IF(DATE(YEAR([.A234]);MONTH([.A234]);DAY([.A234]))=TODAY();[.$I$11];[.$I$2]));[.$I$3]);&quot;&quot;)">
            <text:p/>
          </table:table-cell>
          <table:table-cell table:formula="of:=IF([.C234]&lt;&gt;&quot;&quot;;SUM([.E233];[.C234]);&quot;&quot;)">
            <text:p/>
          </table:table-cell>
          <table:table-cell table:formula="of:=IF([.C234]&lt;&gt;&quot;&quot;;IF(ABS([.E234]/[.G234])&gt;8;[.$I$1];[.$I$2]);&quot;&quot;)">
            <text:p/>
          </table:table-cell>
          <table:table-cell table:formula="of:=IF([.C234]&lt;&gt; &quot;&quot;;ABS([.G233]+1);&quot;&quot;)">
            <text:p/>
          </table:table-cell>
          <table:table-cell table:formula="of:=IF([.C234]&lt;&gt; &quot;&quot;;[.C23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5]&lt;&gt;&quot;&quot;;DATE(YEAR([.A234]);MONTH([.A234]);DAY([.A234])+1);&quot;&quot;)">
            <text:p/>
          </table:table-cell>
          <table:table-cell table:number-columns-repeated="2"/>
          <table:table-cell table:formula="of:=IF([.C235]&lt;&gt;&quot;&quot;;IFERROR(IF(DATE(YEAR([.A235]);MONTH([.A235]);DAY([.A235]))&lt;TODAY();IF(DATE(YEAR([.A235]);MONTH([.A235]);DAY([.A235]))=TODAY()-1;[.$I$13];[.$I$10]);IF(DATE(YEAR([.A235]);MONTH([.A235]);DAY([.A235]))=TODAY();[.$I$11];[.$I$2]));[.$I$3]);&quot;&quot;)">
            <text:p/>
          </table:table-cell>
          <table:table-cell table:formula="of:=IF([.C235]&lt;&gt;&quot;&quot;;SUM([.E234];[.C235]);&quot;&quot;)">
            <text:p/>
          </table:table-cell>
          <table:table-cell table:formula="of:=IF([.C235]&lt;&gt;&quot;&quot;;IF(ABS([.E235]/[.G235])&gt;8;[.$I$1];[.$I$2]);&quot;&quot;)">
            <text:p/>
          </table:table-cell>
          <table:table-cell table:formula="of:=IF([.C235]&lt;&gt; &quot;&quot;;ABS([.G234]+1);&quot;&quot;)">
            <text:p/>
          </table:table-cell>
          <table:table-cell table:formula="of:=IF([.C235]&lt;&gt; &quot;&quot;;[.C23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6]&lt;&gt;&quot;&quot;;DATE(YEAR([.A235]);MONTH([.A235]);DAY([.A235])+1);&quot;&quot;)">
            <text:p/>
          </table:table-cell>
          <table:table-cell table:number-columns-repeated="2"/>
          <table:table-cell table:formula="of:=IF([.C236]&lt;&gt;&quot;&quot;;IFERROR(IF(DATE(YEAR([.A236]);MONTH([.A236]);DAY([.A236]))&lt;TODAY();IF(DATE(YEAR([.A236]);MONTH([.A236]);DAY([.A236]))=TODAY()-1;[.$I$13];[.$I$10]);IF(DATE(YEAR([.A236]);MONTH([.A236]);DAY([.A236]))=TODAY();[.$I$11];[.$I$2]));[.$I$3]);&quot;&quot;)">
            <text:p/>
          </table:table-cell>
          <table:table-cell table:formula="of:=IF([.C236]&lt;&gt;&quot;&quot;;SUM([.E235];[.C236]);&quot;&quot;)">
            <text:p/>
          </table:table-cell>
          <table:table-cell table:formula="of:=IF([.C236]&lt;&gt;&quot;&quot;;IF(ABS([.E236]/[.G236])&gt;8;[.$I$1];[.$I$2]);&quot;&quot;)">
            <text:p/>
          </table:table-cell>
          <table:table-cell table:formula="of:=IF([.C236]&lt;&gt; &quot;&quot;;ABS([.G235]+1);&quot;&quot;)">
            <text:p/>
          </table:table-cell>
          <table:table-cell table:formula="of:=IF([.C236]&lt;&gt; &quot;&quot;;[.C23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7]&lt;&gt;&quot;&quot;;DATE(YEAR([.A236]);MONTH([.A236]);DAY([.A236])+1);&quot;&quot;)">
            <text:p/>
          </table:table-cell>
          <table:table-cell table:number-columns-repeated="2"/>
          <table:table-cell table:formula="of:=IF([.C237]&lt;&gt;&quot;&quot;;IFERROR(IF(DATE(YEAR([.A237]);MONTH([.A237]);DAY([.A237]))&lt;TODAY();IF(DATE(YEAR([.A237]);MONTH([.A237]);DAY([.A237]))=TODAY()-1;[.$I$13];[.$I$10]);IF(DATE(YEAR([.A237]);MONTH([.A237]);DAY([.A237]))=TODAY();[.$I$11];[.$I$2]));[.$I$3]);&quot;&quot;)">
            <text:p/>
          </table:table-cell>
          <table:table-cell table:formula="of:=IF([.C237]&lt;&gt;&quot;&quot;;SUM([.E236];[.C237]);&quot;&quot;)">
            <text:p/>
          </table:table-cell>
          <table:table-cell table:formula="of:=IF([.C237]&lt;&gt;&quot;&quot;;IF(ABS([.E237]/[.G237])&gt;8;[.$I$1];[.$I$2]);&quot;&quot;)">
            <text:p/>
          </table:table-cell>
          <table:table-cell table:formula="of:=IF([.C237]&lt;&gt; &quot;&quot;;ABS([.G236]+1);&quot;&quot;)">
            <text:p/>
          </table:table-cell>
          <table:table-cell table:formula="of:=IF([.C237]&lt;&gt; &quot;&quot;;[.C23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8]&lt;&gt;&quot;&quot;;DATE(YEAR([.A237]);MONTH([.A237]);DAY([.A237])+1);&quot;&quot;)">
            <text:p/>
          </table:table-cell>
          <table:table-cell table:number-columns-repeated="2"/>
          <table:table-cell table:formula="of:=IF([.C238]&lt;&gt;&quot;&quot;;IFERROR(IF(DATE(YEAR([.A238]);MONTH([.A238]);DAY([.A238]))&lt;TODAY();IF(DATE(YEAR([.A238]);MONTH([.A238]);DAY([.A238]))=TODAY()-1;[.$I$13];[.$I$10]);IF(DATE(YEAR([.A238]);MONTH([.A238]);DAY([.A238]))=TODAY();[.$I$11];[.$I$2]));[.$I$3]);&quot;&quot;)">
            <text:p/>
          </table:table-cell>
          <table:table-cell table:formula="of:=IF([.C238]&lt;&gt;&quot;&quot;;SUM([.E237];[.C238]);&quot;&quot;)">
            <text:p/>
          </table:table-cell>
          <table:table-cell table:formula="of:=IF([.C238]&lt;&gt;&quot;&quot;;IF(ABS([.E238]/[.G238])&gt;8;[.$I$1];[.$I$2]);&quot;&quot;)">
            <text:p/>
          </table:table-cell>
          <table:table-cell table:formula="of:=IF([.C238]&lt;&gt; &quot;&quot;;ABS([.G237]+1);&quot;&quot;)">
            <text:p/>
          </table:table-cell>
          <table:table-cell table:formula="of:=IF([.C238]&lt;&gt; &quot;&quot;;[.C23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39]&lt;&gt;&quot;&quot;;DATE(YEAR([.A238]);MONTH([.A238]);DAY([.A238])+1);&quot;&quot;)">
            <text:p/>
          </table:table-cell>
          <table:table-cell table:number-columns-repeated="2"/>
          <table:table-cell table:formula="of:=IF([.C239]&lt;&gt;&quot;&quot;;IFERROR(IF(DATE(YEAR([.A239]);MONTH([.A239]);DAY([.A239]))&lt;TODAY();IF(DATE(YEAR([.A239]);MONTH([.A239]);DAY([.A239]))=TODAY()-1;[.$I$13];[.$I$10]);IF(DATE(YEAR([.A239]);MONTH([.A239]);DAY([.A239]))=TODAY();[.$I$11];[.$I$2]));[.$I$3]);&quot;&quot;)">
            <text:p/>
          </table:table-cell>
          <table:table-cell table:formula="of:=IF([.C239]&lt;&gt;&quot;&quot;;SUM([.E238];[.C239]);&quot;&quot;)">
            <text:p/>
          </table:table-cell>
          <table:table-cell table:formula="of:=IF([.C239]&lt;&gt;&quot;&quot;;IF(ABS([.E239]/[.G239])&gt;8;[.$I$1];[.$I$2]);&quot;&quot;)">
            <text:p/>
          </table:table-cell>
          <table:table-cell table:formula="of:=IF([.C239]&lt;&gt; &quot;&quot;;ABS([.G238]+1);&quot;&quot;)">
            <text:p/>
          </table:table-cell>
          <table:table-cell table:formula="of:=IF([.C239]&lt;&gt; &quot;&quot;;[.C23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0]&lt;&gt;&quot;&quot;;DATE(YEAR([.A239]);MONTH([.A239]);DAY([.A239])+1);&quot;&quot;)">
            <text:p/>
          </table:table-cell>
          <table:table-cell table:number-columns-repeated="2"/>
          <table:table-cell table:formula="of:=IF([.C240]&lt;&gt;&quot;&quot;;IFERROR(IF(DATE(YEAR([.A240]);MONTH([.A240]);DAY([.A240]))&lt;TODAY();IF(DATE(YEAR([.A240]);MONTH([.A240]);DAY([.A240]))=TODAY()-1;[.$I$13];[.$I$10]);IF(DATE(YEAR([.A240]);MONTH([.A240]);DAY([.A240]))=TODAY();[.$I$11];[.$I$2]));[.$I$3]);&quot;&quot;)">
            <text:p/>
          </table:table-cell>
          <table:table-cell table:formula="of:=IF([.C240]&lt;&gt;&quot;&quot;;SUM([.E239];[.C240]);&quot;&quot;)">
            <text:p/>
          </table:table-cell>
          <table:table-cell table:formula="of:=IF([.C240]&lt;&gt;&quot;&quot;;IF(ABS([.E240]/[.G240])&gt;8;[.$I$1];[.$I$2]);&quot;&quot;)">
            <text:p/>
          </table:table-cell>
          <table:table-cell table:formula="of:=IF([.C240]&lt;&gt; &quot;&quot;;ABS([.G239]+1);&quot;&quot;)">
            <text:p/>
          </table:table-cell>
          <table:table-cell table:formula="of:=IF([.C240]&lt;&gt; &quot;&quot;;[.C24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1]&lt;&gt;&quot;&quot;;DATE(YEAR([.A240]);MONTH([.A240]);DAY([.A240])+1);&quot;&quot;)">
            <text:p/>
          </table:table-cell>
          <table:table-cell table:number-columns-repeated="2"/>
          <table:table-cell table:formula="of:=IF([.C241]&lt;&gt;&quot;&quot;;IFERROR(IF(DATE(YEAR([.A241]);MONTH([.A241]);DAY([.A241]))&lt;TODAY();IF(DATE(YEAR([.A241]);MONTH([.A241]);DAY([.A241]))=TODAY()-1;[.$I$13];[.$I$10]);IF(DATE(YEAR([.A241]);MONTH([.A241]);DAY([.A241]))=TODAY();[.$I$11];[.$I$2]));[.$I$3]);&quot;&quot;)">
            <text:p/>
          </table:table-cell>
          <table:table-cell table:formula="of:=IF([.C241]&lt;&gt;&quot;&quot;;SUM([.E240];[.C241]);&quot;&quot;)">
            <text:p/>
          </table:table-cell>
          <table:table-cell table:formula="of:=IF([.C241]&lt;&gt;&quot;&quot;;IF(ABS([.E241]/[.G241])&gt;8;[.$I$1];[.$I$2]);&quot;&quot;)">
            <text:p/>
          </table:table-cell>
          <table:table-cell table:formula="of:=IF([.C241]&lt;&gt; &quot;&quot;;ABS([.G240]+1);&quot;&quot;)">
            <text:p/>
          </table:table-cell>
          <table:table-cell table:formula="of:=IF([.C241]&lt;&gt; &quot;&quot;;[.C24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2]&lt;&gt;&quot;&quot;;DATE(YEAR([.A241]);MONTH([.A241]);DAY([.A241])+1);&quot;&quot;)">
            <text:p/>
          </table:table-cell>
          <table:table-cell table:number-columns-repeated="2"/>
          <table:table-cell table:formula="of:=IF([.C242]&lt;&gt;&quot;&quot;;IFERROR(IF(DATE(YEAR([.A242]);MONTH([.A242]);DAY([.A242]))&lt;TODAY();IF(DATE(YEAR([.A242]);MONTH([.A242]);DAY([.A242]))=TODAY()-1;[.$I$13];[.$I$10]);IF(DATE(YEAR([.A242]);MONTH([.A242]);DAY([.A242]))=TODAY();[.$I$11];[.$I$2]));[.$I$3]);&quot;&quot;)">
            <text:p/>
          </table:table-cell>
          <table:table-cell table:formula="of:=IF([.C242]&lt;&gt;&quot;&quot;;SUM([.E241];[.C242]);&quot;&quot;)">
            <text:p/>
          </table:table-cell>
          <table:table-cell table:formula="of:=IF([.C242]&lt;&gt;&quot;&quot;;IF(ABS([.E242]/[.G242])&gt;8;[.$I$1];[.$I$2]);&quot;&quot;)">
            <text:p/>
          </table:table-cell>
          <table:table-cell table:formula="of:=IF([.C242]&lt;&gt; &quot;&quot;;ABS([.G241]+1);&quot;&quot;)">
            <text:p/>
          </table:table-cell>
          <table:table-cell table:formula="of:=IF([.C242]&lt;&gt; &quot;&quot;;[.C24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3]&lt;&gt;&quot;&quot;;DATE(YEAR([.A242]);MONTH([.A242]);DAY([.A242])+1);&quot;&quot;)">
            <text:p/>
          </table:table-cell>
          <table:table-cell table:number-columns-repeated="2"/>
          <table:table-cell table:formula="of:=IF([.C243]&lt;&gt;&quot;&quot;;IFERROR(IF(DATE(YEAR([.A243]);MONTH([.A243]);DAY([.A243]))&lt;TODAY();IF(DATE(YEAR([.A243]);MONTH([.A243]);DAY([.A243]))=TODAY()-1;[.$I$13];[.$I$10]);IF(DATE(YEAR([.A243]);MONTH([.A243]);DAY([.A243]))=TODAY();[.$I$11];[.$I$2]));[.$I$3]);&quot;&quot;)">
            <text:p/>
          </table:table-cell>
          <table:table-cell table:formula="of:=IF([.C243]&lt;&gt;&quot;&quot;;SUM([.E242];[.C243]);&quot;&quot;)">
            <text:p/>
          </table:table-cell>
          <table:table-cell table:formula="of:=IF([.C243]&lt;&gt;&quot;&quot;;IF(ABS([.E243]/[.G243])&gt;8;[.$I$1];[.$I$2]);&quot;&quot;)">
            <text:p/>
          </table:table-cell>
          <table:table-cell table:formula="of:=IF([.C243]&lt;&gt; &quot;&quot;;ABS([.G242]+1);&quot;&quot;)">
            <text:p/>
          </table:table-cell>
          <table:table-cell table:formula="of:=IF([.C243]&lt;&gt; &quot;&quot;;[.C24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4]&lt;&gt;&quot;&quot;;DATE(YEAR([.A243]);MONTH([.A243]);DAY([.A243])+1);&quot;&quot;)">
            <text:p/>
          </table:table-cell>
          <table:table-cell table:number-columns-repeated="2"/>
          <table:table-cell table:formula="of:=IF([.C244]&lt;&gt;&quot;&quot;;IFERROR(IF(DATE(YEAR([.A244]);MONTH([.A244]);DAY([.A244]))&lt;TODAY();IF(DATE(YEAR([.A244]);MONTH([.A244]);DAY([.A244]))=TODAY()-1;[.$I$13];[.$I$10]);IF(DATE(YEAR([.A244]);MONTH([.A244]);DAY([.A244]))=TODAY();[.$I$11];[.$I$2]));[.$I$3]);&quot;&quot;)">
            <text:p/>
          </table:table-cell>
          <table:table-cell table:formula="of:=IF([.C244]&lt;&gt;&quot;&quot;;SUM([.E243];[.C244]);&quot;&quot;)">
            <text:p/>
          </table:table-cell>
          <table:table-cell table:formula="of:=IF([.C244]&lt;&gt;&quot;&quot;;IF(ABS([.E244]/[.G244])&gt;8;[.$I$1];[.$I$2]);&quot;&quot;)">
            <text:p/>
          </table:table-cell>
          <table:table-cell table:formula="of:=IF([.C244]&lt;&gt; &quot;&quot;;ABS([.G243]+1);&quot;&quot;)">
            <text:p/>
          </table:table-cell>
          <table:table-cell table:formula="of:=IF([.C244]&lt;&gt; &quot;&quot;;[.C24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5]&lt;&gt;&quot;&quot;;DATE(YEAR([.A244]);MONTH([.A244]);DAY([.A244])+1);&quot;&quot;)">
            <text:p/>
          </table:table-cell>
          <table:table-cell table:number-columns-repeated="2"/>
          <table:table-cell table:formula="of:=IF([.C245]&lt;&gt;&quot;&quot;;IFERROR(IF(DATE(YEAR([.A245]);MONTH([.A245]);DAY([.A245]))&lt;TODAY();IF(DATE(YEAR([.A245]);MONTH([.A245]);DAY([.A245]))=TODAY()-1;[.$I$13];[.$I$10]);IF(DATE(YEAR([.A245]);MONTH([.A245]);DAY([.A245]))=TODAY();[.$I$11];[.$I$2]));[.$I$3]);&quot;&quot;)">
            <text:p/>
          </table:table-cell>
          <table:table-cell table:formula="of:=IF([.C245]&lt;&gt;&quot;&quot;;SUM([.E244];[.C245]);&quot;&quot;)">
            <text:p/>
          </table:table-cell>
          <table:table-cell table:formula="of:=IF([.C245]&lt;&gt;&quot;&quot;;IF(ABS([.E245]/[.G245])&gt;8;[.$I$1];[.$I$2]);&quot;&quot;)">
            <text:p/>
          </table:table-cell>
          <table:table-cell table:formula="of:=IF([.C245]&lt;&gt; &quot;&quot;;ABS([.G244]+1);&quot;&quot;)">
            <text:p/>
          </table:table-cell>
          <table:table-cell table:formula="of:=IF([.C245]&lt;&gt; &quot;&quot;;[.C24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6]&lt;&gt;&quot;&quot;;DATE(YEAR([.A245]);MONTH([.A245]);DAY([.A245])+1);&quot;&quot;)">
            <text:p/>
          </table:table-cell>
          <table:table-cell table:number-columns-repeated="2"/>
          <table:table-cell table:formula="of:=IF([.C246]&lt;&gt;&quot;&quot;;IFERROR(IF(DATE(YEAR([.A246]);MONTH([.A246]);DAY([.A246]))&lt;TODAY();IF(DATE(YEAR([.A246]);MONTH([.A246]);DAY([.A246]))=TODAY()-1;[.$I$13];[.$I$10]);IF(DATE(YEAR([.A246]);MONTH([.A246]);DAY([.A246]))=TODAY();[.$I$11];[.$I$2]));[.$I$3]);&quot;&quot;)">
            <text:p/>
          </table:table-cell>
          <table:table-cell table:formula="of:=IF([.C246]&lt;&gt;&quot;&quot;;SUM([.E245];[.C246]);&quot;&quot;)">
            <text:p/>
          </table:table-cell>
          <table:table-cell table:formula="of:=IF([.C246]&lt;&gt;&quot;&quot;;IF(ABS([.E246]/[.G246])&gt;8;[.$I$1];[.$I$2]);&quot;&quot;)">
            <text:p/>
          </table:table-cell>
          <table:table-cell table:formula="of:=IF([.C246]&lt;&gt; &quot;&quot;;ABS([.G245]+1);&quot;&quot;)">
            <text:p/>
          </table:table-cell>
          <table:table-cell table:formula="of:=IF([.C246]&lt;&gt; &quot;&quot;;[.C24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7]&lt;&gt;&quot;&quot;;DATE(YEAR([.A246]);MONTH([.A246]);DAY([.A246])+1);&quot;&quot;)">
            <text:p/>
          </table:table-cell>
          <table:table-cell table:number-columns-repeated="2"/>
          <table:table-cell table:formula="of:=IF([.C247]&lt;&gt;&quot;&quot;;IFERROR(IF(DATE(YEAR([.A247]);MONTH([.A247]);DAY([.A247]))&lt;TODAY();IF(DATE(YEAR([.A247]);MONTH([.A247]);DAY([.A247]))=TODAY()-1;[.$I$13];[.$I$10]);IF(DATE(YEAR([.A247]);MONTH([.A247]);DAY([.A247]))=TODAY();[.$I$11];[.$I$2]));[.$I$3]);&quot;&quot;)">
            <text:p/>
          </table:table-cell>
          <table:table-cell table:formula="of:=IF([.C247]&lt;&gt;&quot;&quot;;SUM([.E246];[.C247]);&quot;&quot;)">
            <text:p/>
          </table:table-cell>
          <table:table-cell table:formula="of:=IF([.C247]&lt;&gt;&quot;&quot;;IF(ABS([.E247]/[.G247])&gt;8;[.$I$1];[.$I$2]);&quot;&quot;)">
            <text:p/>
          </table:table-cell>
          <table:table-cell table:formula="of:=IF([.C247]&lt;&gt; &quot;&quot;;ABS([.G246]+1);&quot;&quot;)">
            <text:p/>
          </table:table-cell>
          <table:table-cell table:formula="of:=IF([.C247]&lt;&gt; &quot;&quot;;[.C24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8]&lt;&gt;&quot;&quot;;DATE(YEAR([.A247]);MONTH([.A247]);DAY([.A247])+1);&quot;&quot;)">
            <text:p/>
          </table:table-cell>
          <table:table-cell table:number-columns-repeated="2"/>
          <table:table-cell table:formula="of:=IF([.C248]&lt;&gt;&quot;&quot;;IFERROR(IF(DATE(YEAR([.A248]);MONTH([.A248]);DAY([.A248]))&lt;TODAY();IF(DATE(YEAR([.A248]);MONTH([.A248]);DAY([.A248]))=TODAY()-1;[.$I$13];[.$I$10]);IF(DATE(YEAR([.A248]);MONTH([.A248]);DAY([.A248]))=TODAY();[.$I$11];[.$I$2]));[.$I$3]);&quot;&quot;)">
            <text:p/>
          </table:table-cell>
          <table:table-cell table:formula="of:=IF([.C248]&lt;&gt;&quot;&quot;;SUM([.E247];[.C248]);&quot;&quot;)">
            <text:p/>
          </table:table-cell>
          <table:table-cell table:formula="of:=IF([.C248]&lt;&gt;&quot;&quot;;IF(ABS([.E248]/[.G248])&gt;8;[.$I$1];[.$I$2]);&quot;&quot;)">
            <text:p/>
          </table:table-cell>
          <table:table-cell table:formula="of:=IF([.C248]&lt;&gt; &quot;&quot;;ABS([.G247]+1);&quot;&quot;)">
            <text:p/>
          </table:table-cell>
          <table:table-cell table:formula="of:=IF([.C248]&lt;&gt; &quot;&quot;;[.C24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49]&lt;&gt;&quot;&quot;;DATE(YEAR([.A248]);MONTH([.A248]);DAY([.A248])+1);&quot;&quot;)">
            <text:p/>
          </table:table-cell>
          <table:table-cell table:number-columns-repeated="2"/>
          <table:table-cell table:formula="of:=IF([.C249]&lt;&gt;&quot;&quot;;IFERROR(IF(DATE(YEAR([.A249]);MONTH([.A249]);DAY([.A249]))&lt;TODAY();IF(DATE(YEAR([.A249]);MONTH([.A249]);DAY([.A249]))=TODAY()-1;[.$I$13];[.$I$10]);IF(DATE(YEAR([.A249]);MONTH([.A249]);DAY([.A249]))=TODAY();[.$I$11];[.$I$2]));[.$I$3]);&quot;&quot;)">
            <text:p/>
          </table:table-cell>
          <table:table-cell table:formula="of:=IF([.C249]&lt;&gt;&quot;&quot;;SUM([.E248];[.C249]);&quot;&quot;)">
            <text:p/>
          </table:table-cell>
          <table:table-cell table:formula="of:=IF([.C249]&lt;&gt;&quot;&quot;;IF(ABS([.E249]/[.G249])&gt;8;[.$I$1];[.$I$2]);&quot;&quot;)">
            <text:p/>
          </table:table-cell>
          <table:table-cell table:formula="of:=IF([.C249]&lt;&gt; &quot;&quot;;ABS([.G248]+1);&quot;&quot;)">
            <text:p/>
          </table:table-cell>
          <table:table-cell table:formula="of:=IF([.C249]&lt;&gt; &quot;&quot;;[.C24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0]&lt;&gt;&quot;&quot;;DATE(YEAR([.A249]);MONTH([.A249]);DAY([.A249])+1);&quot;&quot;)">
            <text:p/>
          </table:table-cell>
          <table:table-cell table:number-columns-repeated="2"/>
          <table:table-cell table:formula="of:=IF([.C250]&lt;&gt;&quot;&quot;;IFERROR(IF(DATE(YEAR([.A250]);MONTH([.A250]);DAY([.A250]))&lt;TODAY();IF(DATE(YEAR([.A250]);MONTH([.A250]);DAY([.A250]))=TODAY()-1;[.$I$13];[.$I$10]);IF(DATE(YEAR([.A250]);MONTH([.A250]);DAY([.A250]))=TODAY();[.$I$11];[.$I$2]));[.$I$3]);&quot;&quot;)">
            <text:p/>
          </table:table-cell>
          <table:table-cell table:formula="of:=IF([.C250]&lt;&gt;&quot;&quot;;SUM([.E249];[.C250]);&quot;&quot;)">
            <text:p/>
          </table:table-cell>
          <table:table-cell table:formula="of:=IF([.C250]&lt;&gt;&quot;&quot;;IF(ABS([.E250]/[.G250])&gt;8;[.$I$1];[.$I$2]);&quot;&quot;)">
            <text:p/>
          </table:table-cell>
          <table:table-cell table:formula="of:=IF([.C250]&lt;&gt; &quot;&quot;;ABS([.G249]+1);&quot;&quot;)">
            <text:p/>
          </table:table-cell>
          <table:table-cell table:formula="of:=IF([.C250]&lt;&gt; &quot;&quot;;[.C25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1]&lt;&gt;&quot;&quot;;DATE(YEAR([.A250]);MONTH([.A250]);DAY([.A250])+1);&quot;&quot;)">
            <text:p/>
          </table:table-cell>
          <table:table-cell table:number-columns-repeated="2"/>
          <table:table-cell table:formula="of:=IF([.C251]&lt;&gt;&quot;&quot;;IFERROR(IF(DATE(YEAR([.A251]);MONTH([.A251]);DAY([.A251]))&lt;TODAY();IF(DATE(YEAR([.A251]);MONTH([.A251]);DAY([.A251]))=TODAY()-1;[.$I$13];[.$I$10]);IF(DATE(YEAR([.A251]);MONTH([.A251]);DAY([.A251]))=TODAY();[.$I$11];[.$I$2]));[.$I$3]);&quot;&quot;)">
            <text:p/>
          </table:table-cell>
          <table:table-cell table:formula="of:=IF([.C251]&lt;&gt;&quot;&quot;;SUM([.E250];[.C251]);&quot;&quot;)">
            <text:p/>
          </table:table-cell>
          <table:table-cell table:formula="of:=IF([.C251]&lt;&gt;&quot;&quot;;IF(ABS([.E251]/[.G251])&gt;8;[.$I$1];[.$I$2]);&quot;&quot;)">
            <text:p/>
          </table:table-cell>
          <table:table-cell table:formula="of:=IF([.C251]&lt;&gt; &quot;&quot;;ABS([.G250]+1);&quot;&quot;)">
            <text:p/>
          </table:table-cell>
          <table:table-cell table:formula="of:=IF([.C251]&lt;&gt; &quot;&quot;;[.C25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2]&lt;&gt;&quot;&quot;;DATE(YEAR([.A251]);MONTH([.A251]);DAY([.A251])+1);&quot;&quot;)">
            <text:p/>
          </table:table-cell>
          <table:table-cell table:number-columns-repeated="2"/>
          <table:table-cell table:formula="of:=IF([.C252]&lt;&gt;&quot;&quot;;IFERROR(IF(DATE(YEAR([.A252]);MONTH([.A252]);DAY([.A252]))&lt;TODAY();IF(DATE(YEAR([.A252]);MONTH([.A252]);DAY([.A252]))=TODAY()-1;[.$I$13];[.$I$10]);IF(DATE(YEAR([.A252]);MONTH([.A252]);DAY([.A252]))=TODAY();[.$I$11];[.$I$2]));[.$I$3]);&quot;&quot;)">
            <text:p/>
          </table:table-cell>
          <table:table-cell table:formula="of:=IF([.C252]&lt;&gt;&quot;&quot;;SUM([.E251];[.C252]);&quot;&quot;)">
            <text:p/>
          </table:table-cell>
          <table:table-cell table:formula="of:=IF([.C252]&lt;&gt;&quot;&quot;;IF(ABS([.E252]/[.G252])&gt;8;[.$I$1];[.$I$2]);&quot;&quot;)">
            <text:p/>
          </table:table-cell>
          <table:table-cell table:formula="of:=IF([.C252]&lt;&gt; &quot;&quot;;ABS([.G251]+1);&quot;&quot;)">
            <text:p/>
          </table:table-cell>
          <table:table-cell table:formula="of:=IF([.C252]&lt;&gt; &quot;&quot;;[.C25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3]&lt;&gt;&quot;&quot;;DATE(YEAR([.A252]);MONTH([.A252]);DAY([.A252])+1);&quot;&quot;)">
            <text:p/>
          </table:table-cell>
          <table:table-cell table:number-columns-repeated="2"/>
          <table:table-cell table:formula="of:=IF([.C253]&lt;&gt;&quot;&quot;;IFERROR(IF(DATE(YEAR([.A253]);MONTH([.A253]);DAY([.A253]))&lt;TODAY();IF(DATE(YEAR([.A253]);MONTH([.A253]);DAY([.A253]))=TODAY()-1;[.$I$13];[.$I$10]);IF(DATE(YEAR([.A253]);MONTH([.A253]);DAY([.A253]))=TODAY();[.$I$11];[.$I$2]));[.$I$3]);&quot;&quot;)">
            <text:p/>
          </table:table-cell>
          <table:table-cell table:formula="of:=IF([.C253]&lt;&gt;&quot;&quot;;SUM([.E252];[.C253]);&quot;&quot;)">
            <text:p/>
          </table:table-cell>
          <table:table-cell table:formula="of:=IF([.C253]&lt;&gt;&quot;&quot;;IF(ABS([.E253]/[.G253])&gt;8;[.$I$1];[.$I$2]);&quot;&quot;)">
            <text:p/>
          </table:table-cell>
          <table:table-cell table:formula="of:=IF([.C253]&lt;&gt; &quot;&quot;;ABS([.G252]+1);&quot;&quot;)">
            <text:p/>
          </table:table-cell>
          <table:table-cell table:formula="of:=IF([.C253]&lt;&gt; &quot;&quot;;[.C25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4]&lt;&gt;&quot;&quot;;DATE(YEAR([.A253]);MONTH([.A253]);DAY([.A253])+1);&quot;&quot;)">
            <text:p/>
          </table:table-cell>
          <table:table-cell table:number-columns-repeated="2"/>
          <table:table-cell table:formula="of:=IF([.C254]&lt;&gt;&quot;&quot;;IFERROR(IF(DATE(YEAR([.A254]);MONTH([.A254]);DAY([.A254]))&lt;TODAY();IF(DATE(YEAR([.A254]);MONTH([.A254]);DAY([.A254]))=TODAY()-1;[.$I$13];[.$I$10]);IF(DATE(YEAR([.A254]);MONTH([.A254]);DAY([.A254]))=TODAY();[.$I$11];[.$I$2]));[.$I$3]);&quot;&quot;)">
            <text:p/>
          </table:table-cell>
          <table:table-cell table:formula="of:=IF([.C254]&lt;&gt;&quot;&quot;;SUM([.E253];[.C254]);&quot;&quot;)">
            <text:p/>
          </table:table-cell>
          <table:table-cell table:formula="of:=IF([.C254]&lt;&gt;&quot;&quot;;IF(ABS([.E254]/[.G254])&gt;8;[.$I$1];[.$I$2]);&quot;&quot;)">
            <text:p/>
          </table:table-cell>
          <table:table-cell table:formula="of:=IF([.C254]&lt;&gt; &quot;&quot;;ABS([.G253]+1);&quot;&quot;)">
            <text:p/>
          </table:table-cell>
          <table:table-cell table:formula="of:=IF([.C254]&lt;&gt; &quot;&quot;;[.C25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5]&lt;&gt;&quot;&quot;;DATE(YEAR([.A254]);MONTH([.A254]);DAY([.A254])+1);&quot;&quot;)">
            <text:p/>
          </table:table-cell>
          <table:table-cell table:number-columns-repeated="2"/>
          <table:table-cell table:formula="of:=IF([.C255]&lt;&gt;&quot;&quot;;IFERROR(IF(DATE(YEAR([.A255]);MONTH([.A255]);DAY([.A255]))&lt;TODAY();IF(DATE(YEAR([.A255]);MONTH([.A255]);DAY([.A255]))=TODAY()-1;[.$I$13];[.$I$10]);IF(DATE(YEAR([.A255]);MONTH([.A255]);DAY([.A255]))=TODAY();[.$I$11];[.$I$2]));[.$I$3]);&quot;&quot;)">
            <text:p/>
          </table:table-cell>
          <table:table-cell table:formula="of:=IF([.C255]&lt;&gt;&quot;&quot;;SUM([.E254];[.C255]);&quot;&quot;)">
            <text:p/>
          </table:table-cell>
          <table:table-cell table:formula="of:=IF([.C255]&lt;&gt;&quot;&quot;;IF(ABS([.E255]/[.G255])&gt;8;[.$I$1];[.$I$2]);&quot;&quot;)">
            <text:p/>
          </table:table-cell>
          <table:table-cell table:formula="of:=IF([.C255]&lt;&gt; &quot;&quot;;ABS([.G254]+1);&quot;&quot;)">
            <text:p/>
          </table:table-cell>
          <table:table-cell table:formula="of:=IF([.C255]&lt;&gt; &quot;&quot;;[.C25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6]&lt;&gt;&quot;&quot;;DATE(YEAR([.A255]);MONTH([.A255]);DAY([.A255])+1);&quot;&quot;)">
            <text:p/>
          </table:table-cell>
          <table:table-cell table:number-columns-repeated="2"/>
          <table:table-cell table:formula="of:=IF([.C256]&lt;&gt;&quot;&quot;;IFERROR(IF(DATE(YEAR([.A256]);MONTH([.A256]);DAY([.A256]))&lt;TODAY();IF(DATE(YEAR([.A256]);MONTH([.A256]);DAY([.A256]))=TODAY()-1;[.$I$13];[.$I$10]);IF(DATE(YEAR([.A256]);MONTH([.A256]);DAY([.A256]))=TODAY();[.$I$11];[.$I$2]));[.$I$3]);&quot;&quot;)">
            <text:p/>
          </table:table-cell>
          <table:table-cell table:formula="of:=IF([.C256]&lt;&gt;&quot;&quot;;SUM([.E255];[.C256]);&quot;&quot;)">
            <text:p/>
          </table:table-cell>
          <table:table-cell table:formula="of:=IF([.C256]&lt;&gt;&quot;&quot;;IF(ABS([.E256]/[.G256])&gt;8;[.$I$1];[.$I$2]);&quot;&quot;)">
            <text:p/>
          </table:table-cell>
          <table:table-cell table:formula="of:=IF([.C256]&lt;&gt; &quot;&quot;;ABS([.G255]+1);&quot;&quot;)">
            <text:p/>
          </table:table-cell>
          <table:table-cell table:formula="of:=IF([.C256]&lt;&gt; &quot;&quot;;[.C25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7]&lt;&gt;&quot;&quot;;DATE(YEAR([.A256]);MONTH([.A256]);DAY([.A256])+1);&quot;&quot;)">
            <text:p/>
          </table:table-cell>
          <table:table-cell table:number-columns-repeated="2"/>
          <table:table-cell table:formula="of:=IF([.C257]&lt;&gt;&quot;&quot;;IFERROR(IF(DATE(YEAR([.A257]);MONTH([.A257]);DAY([.A257]))&lt;TODAY();IF(DATE(YEAR([.A257]);MONTH([.A257]);DAY([.A257]))=TODAY()-1;[.$I$13];[.$I$10]);IF(DATE(YEAR([.A257]);MONTH([.A257]);DAY([.A257]))=TODAY();[.$I$11];[.$I$2]));[.$I$3]);&quot;&quot;)">
            <text:p/>
          </table:table-cell>
          <table:table-cell table:formula="of:=IF([.C257]&lt;&gt;&quot;&quot;;SUM([.E256];[.C257]);&quot;&quot;)">
            <text:p/>
          </table:table-cell>
          <table:table-cell table:formula="of:=IF([.C257]&lt;&gt;&quot;&quot;;IF(ABS([.E257]/[.G257])&gt;8;[.$I$1];[.$I$2]);&quot;&quot;)">
            <text:p/>
          </table:table-cell>
          <table:table-cell table:formula="of:=IF([.C257]&lt;&gt; &quot;&quot;;ABS([.G256]+1);&quot;&quot;)">
            <text:p/>
          </table:table-cell>
          <table:table-cell table:formula="of:=IF([.C257]&lt;&gt; &quot;&quot;;[.C25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8]&lt;&gt;&quot;&quot;;DATE(YEAR([.A257]);MONTH([.A257]);DAY([.A257])+1);&quot;&quot;)">
            <text:p/>
          </table:table-cell>
          <table:table-cell table:number-columns-repeated="2"/>
          <table:table-cell table:formula="of:=IF([.C258]&lt;&gt;&quot;&quot;;IFERROR(IF(DATE(YEAR([.A258]);MONTH([.A258]);DAY([.A258]))&lt;TODAY();IF(DATE(YEAR([.A258]);MONTH([.A258]);DAY([.A258]))=TODAY()-1;[.$I$13];[.$I$10]);IF(DATE(YEAR([.A258]);MONTH([.A258]);DAY([.A258]))=TODAY();[.$I$11];[.$I$2]));[.$I$3]);&quot;&quot;)">
            <text:p/>
          </table:table-cell>
          <table:table-cell table:formula="of:=IF([.C258]&lt;&gt;&quot;&quot;;SUM([.E257];[.C258]);&quot;&quot;)">
            <text:p/>
          </table:table-cell>
          <table:table-cell table:formula="of:=IF([.C258]&lt;&gt;&quot;&quot;;IF(ABS([.E258]/[.G258])&gt;8;[.$I$1];[.$I$2]);&quot;&quot;)">
            <text:p/>
          </table:table-cell>
          <table:table-cell table:formula="of:=IF([.C258]&lt;&gt; &quot;&quot;;ABS([.G257]+1);&quot;&quot;)">
            <text:p/>
          </table:table-cell>
          <table:table-cell table:formula="of:=IF([.C258]&lt;&gt; &quot;&quot;;[.C25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59]&lt;&gt;&quot;&quot;;DATE(YEAR([.A258]);MONTH([.A258]);DAY([.A258])+1);&quot;&quot;)">
            <text:p/>
          </table:table-cell>
          <table:table-cell table:number-columns-repeated="2"/>
          <table:table-cell table:formula="of:=IF([.C259]&lt;&gt;&quot;&quot;;IFERROR(IF(DATE(YEAR([.A259]);MONTH([.A259]);DAY([.A259]))&lt;TODAY();IF(DATE(YEAR([.A259]);MONTH([.A259]);DAY([.A259]))=TODAY()-1;[.$I$13];[.$I$10]);IF(DATE(YEAR([.A259]);MONTH([.A259]);DAY([.A259]))=TODAY();[.$I$11];[.$I$2]));[.$I$3]);&quot;&quot;)">
            <text:p/>
          </table:table-cell>
          <table:table-cell table:formula="of:=IF([.C259]&lt;&gt;&quot;&quot;;SUM([.E258];[.C259]);&quot;&quot;)">
            <text:p/>
          </table:table-cell>
          <table:table-cell table:formula="of:=IF([.C259]&lt;&gt;&quot;&quot;;IF(ABS([.E259]/[.G259])&gt;8;[.$I$1];[.$I$2]);&quot;&quot;)">
            <text:p/>
          </table:table-cell>
          <table:table-cell table:formula="of:=IF([.C259]&lt;&gt; &quot;&quot;;ABS([.G258]+1);&quot;&quot;)">
            <text:p/>
          </table:table-cell>
          <table:table-cell table:formula="of:=IF([.C259]&lt;&gt; &quot;&quot;;[.C25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0]&lt;&gt;&quot;&quot;;DATE(YEAR([.A259]);MONTH([.A259]);DAY([.A259])+1);&quot;&quot;)">
            <text:p/>
          </table:table-cell>
          <table:table-cell table:number-columns-repeated="2"/>
          <table:table-cell table:formula="of:=IF([.C260]&lt;&gt;&quot;&quot;;IFERROR(IF(DATE(YEAR([.A260]);MONTH([.A260]);DAY([.A260]))&lt;TODAY();IF(DATE(YEAR([.A260]);MONTH([.A260]);DAY([.A260]))=TODAY()-1;[.$I$13];[.$I$10]);IF(DATE(YEAR([.A260]);MONTH([.A260]);DAY([.A260]))=TODAY();[.$I$11];[.$I$2]));[.$I$3]);&quot;&quot;)">
            <text:p/>
          </table:table-cell>
          <table:table-cell table:formula="of:=IF([.C260]&lt;&gt;&quot;&quot;;SUM([.E259];[.C260]);&quot;&quot;)">
            <text:p/>
          </table:table-cell>
          <table:table-cell table:formula="of:=IF([.C260]&lt;&gt;&quot;&quot;;IF(ABS([.E260]/[.G260])&gt;8;[.$I$1];[.$I$2]);&quot;&quot;)">
            <text:p/>
          </table:table-cell>
          <table:table-cell table:formula="of:=IF([.C260]&lt;&gt; &quot;&quot;;ABS([.G259]+1);&quot;&quot;)">
            <text:p/>
          </table:table-cell>
          <table:table-cell table:formula="of:=IF([.C260]&lt;&gt; &quot;&quot;;[.C26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1]&lt;&gt;&quot;&quot;;DATE(YEAR([.A260]);MONTH([.A260]);DAY([.A260])+1);&quot;&quot;)">
            <text:p/>
          </table:table-cell>
          <table:table-cell table:number-columns-repeated="2"/>
          <table:table-cell table:formula="of:=IF([.C261]&lt;&gt;&quot;&quot;;IFERROR(IF(DATE(YEAR([.A261]);MONTH([.A261]);DAY([.A261]))&lt;TODAY();IF(DATE(YEAR([.A261]);MONTH([.A261]);DAY([.A261]))=TODAY()-1;[.$I$13];[.$I$10]);IF(DATE(YEAR([.A261]);MONTH([.A261]);DAY([.A261]))=TODAY();[.$I$11];[.$I$2]));[.$I$3]);&quot;&quot;)">
            <text:p/>
          </table:table-cell>
          <table:table-cell table:formula="of:=IF([.C261]&lt;&gt;&quot;&quot;;SUM([.E260];[.C261]);&quot;&quot;)">
            <text:p/>
          </table:table-cell>
          <table:table-cell table:formula="of:=IF([.C261]&lt;&gt;&quot;&quot;;IF(ABS([.E261]/[.G261])&gt;8;[.$I$1];[.$I$2]);&quot;&quot;)">
            <text:p/>
          </table:table-cell>
          <table:table-cell table:formula="of:=IF([.C261]&lt;&gt; &quot;&quot;;ABS([.G260]+1);&quot;&quot;)">
            <text:p/>
          </table:table-cell>
          <table:table-cell table:formula="of:=IF([.C261]&lt;&gt; &quot;&quot;;[.C26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2]&lt;&gt;&quot;&quot;;DATE(YEAR([.A261]);MONTH([.A261]);DAY([.A261])+1);&quot;&quot;)">
            <text:p/>
          </table:table-cell>
          <table:table-cell table:number-columns-repeated="2"/>
          <table:table-cell table:formula="of:=IF([.C262]&lt;&gt;&quot;&quot;;IFERROR(IF(DATE(YEAR([.A262]);MONTH([.A262]);DAY([.A262]))&lt;TODAY();IF(DATE(YEAR([.A262]);MONTH([.A262]);DAY([.A262]))=TODAY()-1;[.$I$13];[.$I$10]);IF(DATE(YEAR([.A262]);MONTH([.A262]);DAY([.A262]))=TODAY();[.$I$11];[.$I$2]));[.$I$3]);&quot;&quot;)">
            <text:p/>
          </table:table-cell>
          <table:table-cell table:formula="of:=IF([.C262]&lt;&gt;&quot;&quot;;SUM([.E261];[.C262]);&quot;&quot;)">
            <text:p/>
          </table:table-cell>
          <table:table-cell table:formula="of:=IF([.C262]&lt;&gt;&quot;&quot;;IF(ABS([.E262]/[.G262])&gt;8;[.$I$1];[.$I$2]);&quot;&quot;)">
            <text:p/>
          </table:table-cell>
          <table:table-cell table:formula="of:=IF([.C262]&lt;&gt; &quot;&quot;;ABS([.G261]+1);&quot;&quot;)">
            <text:p/>
          </table:table-cell>
          <table:table-cell table:formula="of:=IF([.C262]&lt;&gt; &quot;&quot;;[.C262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232:.C262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232:.C262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232:.A262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232:.C262])&lt;&gt;0;MAX([.E232:.E262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232:.F262];[.$I$1])" office:value-type="string" office:string-value="G is.0" calcext:value-type="string">
            <text:p>G is.0</text:p>
          </table:table-cell>
          <table:table-cell table:style-name="ce17" table:formula="of:=IF([.H263]&gt;0;[.G230]+[.H263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232:.H262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232:.F262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1-01" calcext:value-type="date">
            <text:p>1/1/2020</text:p>
          </table:table-cell>
          <table:table-cell table:number-columns-repeated="2"/>
          <table:table-cell table:formula="of:=IF([.C265]&lt;&gt;&quot;&quot;;IFERROR(IF(DATE(YEAR([.A265]);MONTH([.A265]);DAY([.A265]))&lt;TODAY();IF(DATE(YEAR([.A265]);MONTH([.A265]);DAY([.A265]))=TODAY()-1;[.$I$13];[.$I$10]);IF(DATE(YEAR([.A265]);MONTH([.A265]);DAY([.A265]))=TODAY();[.$I$11];[.$I$2]));[.$I$3]);&quot;&quot;)">
            <text:p/>
          </table:table-cell>
          <table:table-cell table:formula="of:=ABS([.C265])" office:value-type="float" office:value="0" calcext:value-type="float">
            <text:p>0</text:p>
          </table:table-cell>
          <table:table-cell table:formula="of:=IF([.C265]&lt;&gt;&quot;&quot;;IF(ABS([.E265]/[.G265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265]&lt;&gt; &quot;&quot;;[.C26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6]&lt;&gt;&quot;&quot;;DATE(YEAR([.A265]);MONTH([.A265]);DAY([.A265])+1);&quot;&quot;)">
            <text:p/>
          </table:table-cell>
          <table:table-cell table:number-columns-repeated="2"/>
          <table:table-cell table:formula="of:=IF([.C266]&lt;&gt;&quot;&quot;;IFERROR(IF(DATE(YEAR([.A266]);MONTH([.A266]);DAY([.A266]))&lt;TODAY();IF(DATE(YEAR([.A266]);MONTH([.A266]);DAY([.A266]))=TODAY()-1;[.$I$13];[.$I$10]);IF(DATE(YEAR([.A266]);MONTH([.A266]);DAY([.A266]))=TODAY();[.$I$11];[.$I$2]));[.$I$3]);&quot;&quot;)">
            <text:p/>
          </table:table-cell>
          <table:table-cell table:formula="of:=IF([.C266]&lt;&gt;&quot;&quot;;SUM([.E265];[.C266]);&quot;&quot;)">
            <text:p/>
          </table:table-cell>
          <table:table-cell table:formula="of:=IF([.C266]&lt;&gt;&quot;&quot;;IF(ABS([.E266]/[.G266])&gt;8;[.$I$1];[.$I$2]);&quot;&quot;)">
            <text:p/>
          </table:table-cell>
          <table:table-cell table:formula="of:=IF([.C266]&lt;&gt; &quot;&quot;;ABS([.G265]+1);&quot;&quot;)">
            <text:p/>
          </table:table-cell>
          <table:table-cell table:formula="of:=IF([.C266]&lt;&gt; &quot;&quot;;[.C26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7]&lt;&gt;&quot;&quot;;DATE(YEAR([.A266]);MONTH([.A266]);DAY([.A266])+1);&quot;&quot;)">
            <text:p/>
          </table:table-cell>
          <table:table-cell table:number-columns-repeated="2"/>
          <table:table-cell table:formula="of:=IF([.C267]&lt;&gt;&quot;&quot;;IFERROR(IF(DATE(YEAR([.A267]);MONTH([.A267]);DAY([.A267]))&lt;TODAY();IF(DATE(YEAR([.A267]);MONTH([.A267]);DAY([.A267]))=TODAY()-1;[.$I$13];[.$I$10]);IF(DATE(YEAR([.A267]);MONTH([.A267]);DAY([.A267]))=TODAY();[.$I$11];[.$I$2]));[.$I$3]);&quot;&quot;)">
            <text:p/>
          </table:table-cell>
          <table:table-cell table:formula="of:=IF([.C267]&lt;&gt;&quot;&quot;;SUM([.E266];[.C267]);&quot;&quot;)">
            <text:p/>
          </table:table-cell>
          <table:table-cell table:formula="of:=IF([.C267]&lt;&gt;&quot;&quot;;IF(ABS([.E267]/[.G267])&gt;8;[.$I$1];[.$I$2]);&quot;&quot;)">
            <text:p/>
          </table:table-cell>
          <table:table-cell table:formula="of:=IF([.C267]&lt;&gt; &quot;&quot;;ABS([.G266]+1);&quot;&quot;)">
            <text:p/>
          </table:table-cell>
          <table:table-cell table:formula="of:=IF([.C267]&lt;&gt; &quot;&quot;;[.C26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8]&lt;&gt;&quot;&quot;;DATE(YEAR([.A267]);MONTH([.A267]);DAY([.A267])+1);&quot;&quot;)">
            <text:p/>
          </table:table-cell>
          <table:table-cell table:number-columns-repeated="2"/>
          <table:table-cell table:formula="of:=IF([.C268]&lt;&gt;&quot;&quot;;IFERROR(IF(DATE(YEAR([.A268]);MONTH([.A268]);DAY([.A268]))&lt;TODAY();IF(DATE(YEAR([.A268]);MONTH([.A268]);DAY([.A268]))=TODAY()-1;[.$I$13];[.$I$10]);IF(DATE(YEAR([.A268]);MONTH([.A268]);DAY([.A268]))=TODAY();[.$I$11];[.$I$2]));[.$I$3]);&quot;&quot;)">
            <text:p/>
          </table:table-cell>
          <table:table-cell table:formula="of:=IF([.C268]&lt;&gt;&quot;&quot;;SUM([.E267];[.C268]);&quot;&quot;)">
            <text:p/>
          </table:table-cell>
          <table:table-cell table:formula="of:=IF([.C268]&lt;&gt;&quot;&quot;;IF(ABS([.E268]/[.G268])&gt;8;[.$I$1];[.$I$2]);&quot;&quot;)">
            <text:p/>
          </table:table-cell>
          <table:table-cell table:formula="of:=IF([.C268]&lt;&gt; &quot;&quot;;ABS([.G267]+1);&quot;&quot;)">
            <text:p/>
          </table:table-cell>
          <table:table-cell table:formula="of:=IF([.C268]&lt;&gt; &quot;&quot;;[.C26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69]&lt;&gt;&quot;&quot;;DATE(YEAR([.A268]);MONTH([.A268]);DAY([.A268])+1);&quot;&quot;)">
            <text:p/>
          </table:table-cell>
          <table:table-cell table:number-columns-repeated="2"/>
          <table:table-cell table:formula="of:=IF([.C269]&lt;&gt;&quot;&quot;;IFERROR(IF(DATE(YEAR([.A269]);MONTH([.A269]);DAY([.A269]))&lt;TODAY();IF(DATE(YEAR([.A269]);MONTH([.A269]);DAY([.A269]))=TODAY()-1;[.$I$13];[.$I$10]);IF(DATE(YEAR([.A269]);MONTH([.A269]);DAY([.A269]))=TODAY();[.$I$11];[.$I$2]));[.$I$3]);&quot;&quot;)">
            <text:p/>
          </table:table-cell>
          <table:table-cell table:formula="of:=IF([.C269]&lt;&gt;&quot;&quot;;SUM([.E268];[.C269]);&quot;&quot;)">
            <text:p/>
          </table:table-cell>
          <table:table-cell table:formula="of:=IF([.C269]&lt;&gt;&quot;&quot;;IF(ABS([.E269]/[.G269])&gt;8;[.$I$1];[.$I$2]);&quot;&quot;)">
            <text:p/>
          </table:table-cell>
          <table:table-cell table:formula="of:=IF([.C269]&lt;&gt; &quot;&quot;;ABS([.G268]+1);&quot;&quot;)">
            <text:p/>
          </table:table-cell>
          <table:table-cell table:formula="of:=IF([.C269]&lt;&gt; &quot;&quot;;[.C26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0]&lt;&gt;&quot;&quot;;DATE(YEAR([.A269]);MONTH([.A269]);DAY([.A269])+1);&quot;&quot;)">
            <text:p/>
          </table:table-cell>
          <table:table-cell table:number-columns-repeated="2"/>
          <table:table-cell table:formula="of:=IF([.C270]&lt;&gt;&quot;&quot;;IFERROR(IF(DATE(YEAR([.A270]);MONTH([.A270]);DAY([.A270]))&lt;TODAY();IF(DATE(YEAR([.A270]);MONTH([.A270]);DAY([.A270]))=TODAY()-1;[.$I$13];[.$I$10]);IF(DATE(YEAR([.A270]);MONTH([.A270]);DAY([.A270]))=TODAY();[.$I$11];[.$I$2]));[.$I$3]);&quot;&quot;)">
            <text:p/>
          </table:table-cell>
          <table:table-cell table:formula="of:=IF([.C270]&lt;&gt;&quot;&quot;;SUM([.E269];[.C270]);&quot;&quot;)">
            <text:p/>
          </table:table-cell>
          <table:table-cell table:formula="of:=IF([.C270]&lt;&gt;&quot;&quot;;IF(ABS([.E270]/[.G270])&gt;8;[.$I$1];[.$I$2]);&quot;&quot;)">
            <text:p/>
          </table:table-cell>
          <table:table-cell table:formula="of:=IF([.C270]&lt;&gt; &quot;&quot;;ABS([.G269]+1);&quot;&quot;)">
            <text:p/>
          </table:table-cell>
          <table:table-cell table:formula="of:=IF([.C270]&lt;&gt; &quot;&quot;;[.C27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1]&lt;&gt;&quot;&quot;;DATE(YEAR([.A270]);MONTH([.A270]);DAY([.A270])+1);&quot;&quot;)">
            <text:p/>
          </table:table-cell>
          <table:table-cell table:number-columns-repeated="2"/>
          <table:table-cell table:formula="of:=IF([.C271]&lt;&gt;&quot;&quot;;IFERROR(IF(DATE(YEAR([.A271]);MONTH([.A271]);DAY([.A271]))&lt;TODAY();IF(DATE(YEAR([.A271]);MONTH([.A271]);DAY([.A271]))=TODAY()-1;[.$I$13];[.$I$10]);IF(DATE(YEAR([.A271]);MONTH([.A271]);DAY([.A271]))=TODAY();[.$I$11];[.$I$2]));[.$I$3]);&quot;&quot;)">
            <text:p/>
          </table:table-cell>
          <table:table-cell table:formula="of:=IF([.C271]&lt;&gt;&quot;&quot;;SUM([.E270];[.C271]);&quot;&quot;)">
            <text:p/>
          </table:table-cell>
          <table:table-cell table:formula="of:=IF([.C271]&lt;&gt;&quot;&quot;;IF(ABS([.E271]/[.G271])&gt;8;[.$I$1];[.$I$2]);&quot;&quot;)">
            <text:p/>
          </table:table-cell>
          <table:table-cell table:formula="of:=IF([.C271]&lt;&gt; &quot;&quot;;ABS([.G270]+1);&quot;&quot;)">
            <text:p/>
          </table:table-cell>
          <table:table-cell table:formula="of:=IF([.C271]&lt;&gt; &quot;&quot;;[.C27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2]&lt;&gt;&quot;&quot;;DATE(YEAR([.A271]);MONTH([.A271]);DAY([.A271])+1);&quot;&quot;)">
            <text:p/>
          </table:table-cell>
          <table:table-cell table:number-columns-repeated="2"/>
          <table:table-cell table:formula="of:=IF([.C272]&lt;&gt;&quot;&quot;;IFERROR(IF(DATE(YEAR([.A272]);MONTH([.A272]);DAY([.A272]))&lt;TODAY();IF(DATE(YEAR([.A272]);MONTH([.A272]);DAY([.A272]))=TODAY()-1;[.$I$13];[.$I$10]);IF(DATE(YEAR([.A272]);MONTH([.A272]);DAY([.A272]))=TODAY();[.$I$11];[.$I$2]));[.$I$3]);&quot;&quot;)">
            <text:p/>
          </table:table-cell>
          <table:table-cell table:formula="of:=IF([.C272]&lt;&gt;&quot;&quot;;SUM([.E271];[.C272]);&quot;&quot;)">
            <text:p/>
          </table:table-cell>
          <table:table-cell table:formula="of:=IF([.C272]&lt;&gt;&quot;&quot;;IF(ABS([.E272]/[.G272])&gt;8;[.$I$1];[.$I$2]);&quot;&quot;)">
            <text:p/>
          </table:table-cell>
          <table:table-cell table:formula="of:=IF([.C272]&lt;&gt; &quot;&quot;;ABS([.G271]+1);&quot;&quot;)">
            <text:p/>
          </table:table-cell>
          <table:table-cell table:formula="of:=IF([.C272]&lt;&gt; &quot;&quot;;[.C27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3]&lt;&gt;&quot;&quot;;DATE(YEAR([.A272]);MONTH([.A272]);DAY([.A272])+1);&quot;&quot;)">
            <text:p/>
          </table:table-cell>
          <table:table-cell table:number-columns-repeated="2"/>
          <table:table-cell table:formula="of:=IF([.C273]&lt;&gt;&quot;&quot;;IFERROR(IF(DATE(YEAR([.A273]);MONTH([.A273]);DAY([.A273]))&lt;TODAY();IF(DATE(YEAR([.A273]);MONTH([.A273]);DAY([.A273]))=TODAY()-1;[.$I$13];[.$I$10]);IF(DATE(YEAR([.A273]);MONTH([.A273]);DAY([.A273]))=TODAY();[.$I$11];[.$I$2]));[.$I$3]);&quot;&quot;)">
            <text:p/>
          </table:table-cell>
          <table:table-cell table:formula="of:=IF([.C273]&lt;&gt;&quot;&quot;;SUM([.E272];[.C273]);&quot;&quot;)">
            <text:p/>
          </table:table-cell>
          <table:table-cell table:formula="of:=IF([.C273]&lt;&gt;&quot;&quot;;IF(ABS([.E273]/[.G273])&gt;8;[.$I$1];[.$I$2]);&quot;&quot;)">
            <text:p/>
          </table:table-cell>
          <table:table-cell table:formula="of:=IF([.C273]&lt;&gt; &quot;&quot;;ABS([.G272]+1);&quot;&quot;)">
            <text:p/>
          </table:table-cell>
          <table:table-cell table:formula="of:=IF([.C273]&lt;&gt; &quot;&quot;;[.C27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4]&lt;&gt;&quot;&quot;;DATE(YEAR([.A273]);MONTH([.A273]);DAY([.A273])+1);&quot;&quot;)">
            <text:p/>
          </table:table-cell>
          <table:table-cell table:number-columns-repeated="2"/>
          <table:table-cell table:formula="of:=IF([.C274]&lt;&gt;&quot;&quot;;IFERROR(IF(DATE(YEAR([.A274]);MONTH([.A274]);DAY([.A274]))&lt;TODAY();IF(DATE(YEAR([.A274]);MONTH([.A274]);DAY([.A274]))=TODAY()-1;[.$I$13];[.$I$10]);IF(DATE(YEAR([.A274]);MONTH([.A274]);DAY([.A274]))=TODAY();[.$I$11];[.$I$2]));[.$I$3]);&quot;&quot;)">
            <text:p/>
          </table:table-cell>
          <table:table-cell table:formula="of:=IF([.C274]&lt;&gt;&quot;&quot;;SUM([.E273];[.C274]);&quot;&quot;)">
            <text:p/>
          </table:table-cell>
          <table:table-cell table:formula="of:=IF([.C274]&lt;&gt;&quot;&quot;;IF(ABS([.E274]/[.G274])&gt;8;[.$I$1];[.$I$2]);&quot;&quot;)">
            <text:p/>
          </table:table-cell>
          <table:table-cell table:formula="of:=IF([.C274]&lt;&gt; &quot;&quot;;ABS([.G273]+1);&quot;&quot;)">
            <text:p/>
          </table:table-cell>
          <table:table-cell table:formula="of:=IF([.C274]&lt;&gt; &quot;&quot;;[.C27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5]&lt;&gt;&quot;&quot;;DATE(YEAR([.A274]);MONTH([.A274]);DAY([.A274])+1);&quot;&quot;)">
            <text:p/>
          </table:table-cell>
          <table:table-cell table:number-columns-repeated="2"/>
          <table:table-cell table:formula="of:=IF([.C275]&lt;&gt;&quot;&quot;;IFERROR(IF(DATE(YEAR([.A275]);MONTH([.A275]);DAY([.A275]))&lt;TODAY();IF(DATE(YEAR([.A275]);MONTH([.A275]);DAY([.A275]))=TODAY()-1;[.$I$13];[.$I$10]);IF(DATE(YEAR([.A275]);MONTH([.A275]);DAY([.A275]))=TODAY();[.$I$11];[.$I$2]));[.$I$3]);&quot;&quot;)">
            <text:p/>
          </table:table-cell>
          <table:table-cell table:formula="of:=IF([.C275]&lt;&gt;&quot;&quot;;SUM([.E274];[.C275]);&quot;&quot;)">
            <text:p/>
          </table:table-cell>
          <table:table-cell table:formula="of:=IF([.C275]&lt;&gt;&quot;&quot;;IF(ABS([.E275]/[.G275])&gt;8;[.$I$1];[.$I$2]);&quot;&quot;)">
            <text:p/>
          </table:table-cell>
          <table:table-cell table:formula="of:=IF([.C275]&lt;&gt; &quot;&quot;;ABS([.G274]+1);&quot;&quot;)">
            <text:p/>
          </table:table-cell>
          <table:table-cell table:formula="of:=IF([.C275]&lt;&gt; &quot;&quot;;[.C27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6]&lt;&gt;&quot;&quot;;DATE(YEAR([.A275]);MONTH([.A275]);DAY([.A275])+1);&quot;&quot;)">
            <text:p/>
          </table:table-cell>
          <table:table-cell table:number-columns-repeated="2"/>
          <table:table-cell table:formula="of:=IF([.C276]&lt;&gt;&quot;&quot;;IFERROR(IF(DATE(YEAR([.A276]);MONTH([.A276]);DAY([.A276]))&lt;TODAY();IF(DATE(YEAR([.A276]);MONTH([.A276]);DAY([.A276]))=TODAY()-1;[.$I$13];[.$I$10]);IF(DATE(YEAR([.A276]);MONTH([.A276]);DAY([.A276]))=TODAY();[.$I$11];[.$I$2]));[.$I$3]);&quot;&quot;)">
            <text:p/>
          </table:table-cell>
          <table:table-cell table:formula="of:=IF([.C276]&lt;&gt;&quot;&quot;;SUM([.E275];[.C276]);&quot;&quot;)">
            <text:p/>
          </table:table-cell>
          <table:table-cell table:formula="of:=IF([.C276]&lt;&gt;&quot;&quot;;IF(ABS([.E276]/[.G276])&gt;8;[.$I$1];[.$I$2]);&quot;&quot;)">
            <text:p/>
          </table:table-cell>
          <table:table-cell table:formula="of:=IF([.C276]&lt;&gt; &quot;&quot;;ABS([.G275]+1);&quot;&quot;)">
            <text:p/>
          </table:table-cell>
          <table:table-cell table:formula="of:=IF([.C276]&lt;&gt; &quot;&quot;;[.C27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7]&lt;&gt;&quot;&quot;;DATE(YEAR([.A276]);MONTH([.A276]);DAY([.A276])+1);&quot;&quot;)">
            <text:p/>
          </table:table-cell>
          <table:table-cell table:number-columns-repeated="2"/>
          <table:table-cell table:formula="of:=IF([.C277]&lt;&gt;&quot;&quot;;IFERROR(IF(DATE(YEAR([.A277]);MONTH([.A277]);DAY([.A277]))&lt;TODAY();IF(DATE(YEAR([.A277]);MONTH([.A277]);DAY([.A277]))=TODAY()-1;[.$I$13];[.$I$10]);IF(DATE(YEAR([.A277]);MONTH([.A277]);DAY([.A277]))=TODAY();[.$I$11];[.$I$2]));[.$I$3]);&quot;&quot;)">
            <text:p/>
          </table:table-cell>
          <table:table-cell table:formula="of:=IF([.C277]&lt;&gt;&quot;&quot;;SUM([.E276];[.C277]);&quot;&quot;)">
            <text:p/>
          </table:table-cell>
          <table:table-cell table:formula="of:=IF([.C277]&lt;&gt;&quot;&quot;;IF(ABS([.E277]/[.G277])&gt;8;[.$I$1];[.$I$2]);&quot;&quot;)">
            <text:p/>
          </table:table-cell>
          <table:table-cell table:formula="of:=IF([.C277]&lt;&gt; &quot;&quot;;ABS([.G276]+1);&quot;&quot;)">
            <text:p/>
          </table:table-cell>
          <table:table-cell table:formula="of:=IF([.C277]&lt;&gt; &quot;&quot;;[.C27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8]&lt;&gt;&quot;&quot;;DATE(YEAR([.A277]);MONTH([.A277]);DAY([.A277])+1);&quot;&quot;)">
            <text:p/>
          </table:table-cell>
          <table:table-cell table:number-columns-repeated="2"/>
          <table:table-cell table:formula="of:=IF([.C278]&lt;&gt;&quot;&quot;;IFERROR(IF(DATE(YEAR([.A278]);MONTH([.A278]);DAY([.A278]))&lt;TODAY();IF(DATE(YEAR([.A278]);MONTH([.A278]);DAY([.A278]))=TODAY()-1;[.$I$13];[.$I$10]);IF(DATE(YEAR([.A278]);MONTH([.A278]);DAY([.A278]))=TODAY();[.$I$11];[.$I$2]));[.$I$3]);&quot;&quot;)">
            <text:p/>
          </table:table-cell>
          <table:table-cell table:formula="of:=IF([.C278]&lt;&gt;&quot;&quot;;SUM([.E277];[.C278]);&quot;&quot;)">
            <text:p/>
          </table:table-cell>
          <table:table-cell table:formula="of:=IF([.C278]&lt;&gt;&quot;&quot;;IF(ABS([.E278]/[.G278])&gt;8;[.$I$1];[.$I$2]);&quot;&quot;)">
            <text:p/>
          </table:table-cell>
          <table:table-cell table:formula="of:=IF([.C278]&lt;&gt; &quot;&quot;;ABS([.G277]+1);&quot;&quot;)">
            <text:p/>
          </table:table-cell>
          <table:table-cell table:formula="of:=IF([.C278]&lt;&gt; &quot;&quot;;[.C27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79]&lt;&gt;&quot;&quot;;DATE(YEAR([.A278]);MONTH([.A278]);DAY([.A278])+1);&quot;&quot;)">
            <text:p/>
          </table:table-cell>
          <table:table-cell table:number-columns-repeated="2"/>
          <table:table-cell table:formula="of:=IF([.C279]&lt;&gt;&quot;&quot;;IFERROR(IF(DATE(YEAR([.A279]);MONTH([.A279]);DAY([.A279]))&lt;TODAY();IF(DATE(YEAR([.A279]);MONTH([.A279]);DAY([.A279]))=TODAY()-1;[.$I$13];[.$I$10]);IF(DATE(YEAR([.A279]);MONTH([.A279]);DAY([.A279]))=TODAY();[.$I$11];[.$I$2]));[.$I$3]);&quot;&quot;)">
            <text:p/>
          </table:table-cell>
          <table:table-cell table:formula="of:=IF([.C279]&lt;&gt;&quot;&quot;;SUM([.E278];[.C279]);&quot;&quot;)">
            <text:p/>
          </table:table-cell>
          <table:table-cell table:formula="of:=IF([.C279]&lt;&gt;&quot;&quot;;IF(ABS([.E279]/[.G279])&gt;8;[.$I$1];[.$I$2]);&quot;&quot;)">
            <text:p/>
          </table:table-cell>
          <table:table-cell table:formula="of:=IF([.C279]&lt;&gt; &quot;&quot;;ABS([.G278]+1);&quot;&quot;)">
            <text:p/>
          </table:table-cell>
          <table:table-cell table:formula="of:=IF([.C279]&lt;&gt; &quot;&quot;;[.C27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0]&lt;&gt;&quot;&quot;;DATE(YEAR([.A279]);MONTH([.A279]);DAY([.A279])+1);&quot;&quot;)">
            <text:p/>
          </table:table-cell>
          <table:table-cell table:number-columns-repeated="2"/>
          <table:table-cell table:formula="of:=IF([.C280]&lt;&gt;&quot;&quot;;IFERROR(IF(DATE(YEAR([.A280]);MONTH([.A280]);DAY([.A280]))&lt;TODAY();IF(DATE(YEAR([.A280]);MONTH([.A280]);DAY([.A280]))=TODAY()-1;[.$I$13];[.$I$10]);IF(DATE(YEAR([.A280]);MONTH([.A280]);DAY([.A280]))=TODAY();[.$I$11];[.$I$2]));[.$I$3]);&quot;&quot;)">
            <text:p/>
          </table:table-cell>
          <table:table-cell table:formula="of:=IF([.C280]&lt;&gt;&quot;&quot;;SUM([.E279];[.C280]);&quot;&quot;)">
            <text:p/>
          </table:table-cell>
          <table:table-cell table:formula="of:=IF([.C280]&lt;&gt;&quot;&quot;;IF(ABS([.E280]/[.G280])&gt;8;[.$I$1];[.$I$2]);&quot;&quot;)">
            <text:p/>
          </table:table-cell>
          <table:table-cell table:formula="of:=IF([.C280]&lt;&gt; &quot;&quot;;ABS([.G279]+1);&quot;&quot;)">
            <text:p/>
          </table:table-cell>
          <table:table-cell table:formula="of:=IF([.C280]&lt;&gt; &quot;&quot;;[.C28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1]&lt;&gt;&quot;&quot;;DATE(YEAR([.A280]);MONTH([.A280]);DAY([.A280])+1);&quot;&quot;)">
            <text:p/>
          </table:table-cell>
          <table:table-cell table:number-columns-repeated="2"/>
          <table:table-cell table:formula="of:=IF([.C281]&lt;&gt;&quot;&quot;;IFERROR(IF(DATE(YEAR([.A281]);MONTH([.A281]);DAY([.A281]))&lt;TODAY();IF(DATE(YEAR([.A281]);MONTH([.A281]);DAY([.A281]))=TODAY()-1;[.$I$13];[.$I$10]);IF(DATE(YEAR([.A281]);MONTH([.A281]);DAY([.A281]))=TODAY();[.$I$11];[.$I$2]));[.$I$3]);&quot;&quot;)">
            <text:p/>
          </table:table-cell>
          <table:table-cell table:formula="of:=IF([.C281]&lt;&gt;&quot;&quot;;SUM([.E280];[.C281]);&quot;&quot;)">
            <text:p/>
          </table:table-cell>
          <table:table-cell table:formula="of:=IF([.C281]&lt;&gt;&quot;&quot;;IF(ABS([.E281]/[.G281])&gt;8;[.$I$1];[.$I$2]);&quot;&quot;)">
            <text:p/>
          </table:table-cell>
          <table:table-cell table:formula="of:=IF([.C281]&lt;&gt; &quot;&quot;;ABS([.G280]+1);&quot;&quot;)">
            <text:p/>
          </table:table-cell>
          <table:table-cell table:formula="of:=IF([.C281]&lt;&gt; &quot;&quot;;[.C28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2]&lt;&gt;&quot;&quot;;DATE(YEAR([.A281]);MONTH([.A281]);DAY([.A281])+1);&quot;&quot;)">
            <text:p/>
          </table:table-cell>
          <table:table-cell table:number-columns-repeated="2"/>
          <table:table-cell table:formula="of:=IF([.C282]&lt;&gt;&quot;&quot;;IFERROR(IF(DATE(YEAR([.A282]);MONTH([.A282]);DAY([.A282]))&lt;TODAY();IF(DATE(YEAR([.A282]);MONTH([.A282]);DAY([.A282]))=TODAY()-1;[.$I$13];[.$I$10]);IF(DATE(YEAR([.A282]);MONTH([.A282]);DAY([.A282]))=TODAY();[.$I$11];[.$I$2]));[.$I$3]);&quot;&quot;)">
            <text:p/>
          </table:table-cell>
          <table:table-cell table:formula="of:=IF([.C282]&lt;&gt;&quot;&quot;;SUM([.E281];[.C282]);&quot;&quot;)">
            <text:p/>
          </table:table-cell>
          <table:table-cell table:formula="of:=IF([.C282]&lt;&gt;&quot;&quot;;IF(ABS([.E282]/[.G282])&gt;8;[.$I$1];[.$I$2]);&quot;&quot;)">
            <text:p/>
          </table:table-cell>
          <table:table-cell table:formula="of:=IF([.C282]&lt;&gt; &quot;&quot;;ABS([.G281]+1);&quot;&quot;)">
            <text:p/>
          </table:table-cell>
          <table:table-cell table:formula="of:=IF([.C282]&lt;&gt; &quot;&quot;;[.C28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3]&lt;&gt;&quot;&quot;;DATE(YEAR([.A282]);MONTH([.A282]);DAY([.A282])+1);&quot;&quot;)">
            <text:p/>
          </table:table-cell>
          <table:table-cell table:number-columns-repeated="2"/>
          <table:table-cell table:formula="of:=IF([.C283]&lt;&gt;&quot;&quot;;IFERROR(IF(DATE(YEAR([.A283]);MONTH([.A283]);DAY([.A283]))&lt;TODAY();IF(DATE(YEAR([.A283]);MONTH([.A283]);DAY([.A283]))=TODAY()-1;[.$I$13];[.$I$10]);IF(DATE(YEAR([.A283]);MONTH([.A283]);DAY([.A283]))=TODAY();[.$I$11];[.$I$2]));[.$I$3]);&quot;&quot;)">
            <text:p/>
          </table:table-cell>
          <table:table-cell table:formula="of:=IF([.C283]&lt;&gt;&quot;&quot;;SUM([.E282];[.C283]);&quot;&quot;)">
            <text:p/>
          </table:table-cell>
          <table:table-cell table:formula="of:=IF([.C283]&lt;&gt;&quot;&quot;;IF(ABS([.E283]/[.G283])&gt;8;[.$I$1];[.$I$2]);&quot;&quot;)">
            <text:p/>
          </table:table-cell>
          <table:table-cell table:formula="of:=IF([.C283]&lt;&gt; &quot;&quot;;ABS([.G282]+1);&quot;&quot;)">
            <text:p/>
          </table:table-cell>
          <table:table-cell table:formula="of:=IF([.C283]&lt;&gt; &quot;&quot;;[.C28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4]&lt;&gt;&quot;&quot;;DATE(YEAR([.A283]);MONTH([.A283]);DAY([.A283])+1);&quot;&quot;)">
            <text:p/>
          </table:table-cell>
          <table:table-cell table:number-columns-repeated="2"/>
          <table:table-cell table:formula="of:=IF([.C284]&lt;&gt;&quot;&quot;;IFERROR(IF(DATE(YEAR([.A284]);MONTH([.A284]);DAY([.A284]))&lt;TODAY();IF(DATE(YEAR([.A284]);MONTH([.A284]);DAY([.A284]))=TODAY()-1;[.$I$13];[.$I$10]);IF(DATE(YEAR([.A284]);MONTH([.A284]);DAY([.A284]))=TODAY();[.$I$11];[.$I$2]));[.$I$3]);&quot;&quot;)">
            <text:p/>
          </table:table-cell>
          <table:table-cell table:formula="of:=IF([.C284]&lt;&gt;&quot;&quot;;SUM([.E283];[.C284]);&quot;&quot;)">
            <text:p/>
          </table:table-cell>
          <table:table-cell table:formula="of:=IF([.C284]&lt;&gt;&quot;&quot;;IF(ABS([.E284]/[.G284])&gt;8;[.$I$1];[.$I$2]);&quot;&quot;)">
            <text:p/>
          </table:table-cell>
          <table:table-cell table:formula="of:=IF([.C284]&lt;&gt; &quot;&quot;;ABS([.G283]+1);&quot;&quot;)">
            <text:p/>
          </table:table-cell>
          <table:table-cell table:formula="of:=IF([.C284]&lt;&gt; &quot;&quot;;[.C28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5]&lt;&gt;&quot;&quot;;DATE(YEAR([.A284]);MONTH([.A284]);DAY([.A284])+1);&quot;&quot;)">
            <text:p/>
          </table:table-cell>
          <table:table-cell table:number-columns-repeated="2"/>
          <table:table-cell table:formula="of:=IF([.C285]&lt;&gt;&quot;&quot;;IFERROR(IF(DATE(YEAR([.A285]);MONTH([.A285]);DAY([.A285]))&lt;TODAY();IF(DATE(YEAR([.A285]);MONTH([.A285]);DAY([.A285]))=TODAY()-1;[.$I$13];[.$I$10]);IF(DATE(YEAR([.A285]);MONTH([.A285]);DAY([.A285]))=TODAY();[.$I$11];[.$I$2]));[.$I$3]);&quot;&quot;)">
            <text:p/>
          </table:table-cell>
          <table:table-cell table:formula="of:=IF([.C285]&lt;&gt;&quot;&quot;;SUM([.E284];[.C285]);&quot;&quot;)">
            <text:p/>
          </table:table-cell>
          <table:table-cell table:formula="of:=IF([.C285]&lt;&gt;&quot;&quot;;IF(ABS([.E285]/[.G285])&gt;8;[.$I$1];[.$I$2]);&quot;&quot;)">
            <text:p/>
          </table:table-cell>
          <table:table-cell table:formula="of:=IF([.C285]&lt;&gt; &quot;&quot;;ABS([.G284]+1);&quot;&quot;)">
            <text:p/>
          </table:table-cell>
          <table:table-cell table:formula="of:=IF([.C285]&lt;&gt; &quot;&quot;;[.C28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6]&lt;&gt;&quot;&quot;;DATE(YEAR([.A285]);MONTH([.A285]);DAY([.A285])+1);&quot;&quot;)">
            <text:p/>
          </table:table-cell>
          <table:table-cell table:number-columns-repeated="2"/>
          <table:table-cell table:formula="of:=IF([.C286]&lt;&gt;&quot;&quot;;IFERROR(IF(DATE(YEAR([.A286]);MONTH([.A286]);DAY([.A286]))&lt;TODAY();IF(DATE(YEAR([.A286]);MONTH([.A286]);DAY([.A286]))=TODAY()-1;[.$I$13];[.$I$10]);IF(DATE(YEAR([.A286]);MONTH([.A286]);DAY([.A286]))=TODAY();[.$I$11];[.$I$2]));[.$I$3]);&quot;&quot;)">
            <text:p/>
          </table:table-cell>
          <table:table-cell table:formula="of:=IF([.C286]&lt;&gt;&quot;&quot;;SUM([.E285];[.C286]);&quot;&quot;)">
            <text:p/>
          </table:table-cell>
          <table:table-cell table:formula="of:=IF([.C286]&lt;&gt;&quot;&quot;;IF(ABS([.E286]/[.G286])&gt;8;[.$I$1];[.$I$2]);&quot;&quot;)">
            <text:p/>
          </table:table-cell>
          <table:table-cell table:formula="of:=IF([.C286]&lt;&gt; &quot;&quot;;ABS([.G285]+1);&quot;&quot;)">
            <text:p/>
          </table:table-cell>
          <table:table-cell table:formula="of:=IF([.C286]&lt;&gt; &quot;&quot;;[.C28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7]&lt;&gt;&quot;&quot;;DATE(YEAR([.A286]);MONTH([.A286]);DAY([.A286])+1);&quot;&quot;)">
            <text:p/>
          </table:table-cell>
          <table:table-cell table:number-columns-repeated="2"/>
          <table:table-cell table:formula="of:=IF([.C287]&lt;&gt;&quot;&quot;;IFERROR(IF(DATE(YEAR([.A287]);MONTH([.A287]);DAY([.A287]))&lt;TODAY();IF(DATE(YEAR([.A287]);MONTH([.A287]);DAY([.A287]))=TODAY()-1;[.$I$13];[.$I$10]);IF(DATE(YEAR([.A287]);MONTH([.A287]);DAY([.A287]))=TODAY();[.$I$11];[.$I$2]));[.$I$3]);&quot;&quot;)">
            <text:p/>
          </table:table-cell>
          <table:table-cell table:formula="of:=IF([.C287]&lt;&gt;&quot;&quot;;SUM([.E286];[.C287]);&quot;&quot;)">
            <text:p/>
          </table:table-cell>
          <table:table-cell table:formula="of:=IF([.C287]&lt;&gt;&quot;&quot;;IF(ABS([.E287]/[.G287])&gt;8;[.$I$1];[.$I$2]);&quot;&quot;)">
            <text:p/>
          </table:table-cell>
          <table:table-cell table:formula="of:=IF([.C287]&lt;&gt; &quot;&quot;;ABS([.G286]+1);&quot;&quot;)">
            <text:p/>
          </table:table-cell>
          <table:table-cell table:formula="of:=IF([.C287]&lt;&gt; &quot;&quot;;[.C28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8]&lt;&gt;&quot;&quot;;DATE(YEAR([.A287]);MONTH([.A287]);DAY([.A287])+1);&quot;&quot;)">
            <text:p/>
          </table:table-cell>
          <table:table-cell table:number-columns-repeated="2"/>
          <table:table-cell table:formula="of:=IF([.C288]&lt;&gt;&quot;&quot;;IFERROR(IF(DATE(YEAR([.A288]);MONTH([.A288]);DAY([.A288]))&lt;TODAY();IF(DATE(YEAR([.A288]);MONTH([.A288]);DAY([.A288]))=TODAY()-1;[.$I$13];[.$I$10]);IF(DATE(YEAR([.A288]);MONTH([.A288]);DAY([.A288]))=TODAY();[.$I$11];[.$I$2]));[.$I$3]);&quot;&quot;)">
            <text:p/>
          </table:table-cell>
          <table:table-cell table:formula="of:=IF([.C288]&lt;&gt;&quot;&quot;;SUM([.E287];[.C288]);&quot;&quot;)">
            <text:p/>
          </table:table-cell>
          <table:table-cell table:formula="of:=IF([.C288]&lt;&gt;&quot;&quot;;IF(ABS([.E288]/[.G288])&gt;8;[.$I$1];[.$I$2]);&quot;&quot;)">
            <text:p/>
          </table:table-cell>
          <table:table-cell table:formula="of:=IF([.C288]&lt;&gt; &quot;&quot;;ABS([.G287]+1);&quot;&quot;)">
            <text:p/>
          </table:table-cell>
          <table:table-cell table:formula="of:=IF([.C288]&lt;&gt; &quot;&quot;;[.C28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89]&lt;&gt;&quot;&quot;;DATE(YEAR([.A288]);MONTH([.A288]);DAY([.A288])+1);&quot;&quot;)">
            <text:p/>
          </table:table-cell>
          <table:table-cell table:number-columns-repeated="2"/>
          <table:table-cell table:formula="of:=IF([.C289]&lt;&gt;&quot;&quot;;IFERROR(IF(DATE(YEAR([.A289]);MONTH([.A289]);DAY([.A289]))&lt;TODAY();IF(DATE(YEAR([.A289]);MONTH([.A289]);DAY([.A289]))=TODAY()-1;[.$I$13];[.$I$10]);IF(DATE(YEAR([.A289]);MONTH([.A289]);DAY([.A289]))=TODAY();[.$I$11];[.$I$2]));[.$I$3]);&quot;&quot;)">
            <text:p/>
          </table:table-cell>
          <table:table-cell table:formula="of:=IF([.C289]&lt;&gt;&quot;&quot;;SUM([.E288];[.C289]);&quot;&quot;)">
            <text:p/>
          </table:table-cell>
          <table:table-cell table:formula="of:=IF([.C289]&lt;&gt;&quot;&quot;;IF(ABS([.E289]/[.G289])&gt;8;[.$I$1];[.$I$2]);&quot;&quot;)">
            <text:p/>
          </table:table-cell>
          <table:table-cell table:formula="of:=IF([.C289]&lt;&gt; &quot;&quot;;ABS([.G288]+1);&quot;&quot;)">
            <text:p/>
          </table:table-cell>
          <table:table-cell table:formula="of:=IF([.C289]&lt;&gt; &quot;&quot;;[.C28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0]&lt;&gt;&quot;&quot;;DATE(YEAR([.A289]);MONTH([.A289]);DAY([.A289])+1);&quot;&quot;)">
            <text:p/>
          </table:table-cell>
          <table:table-cell table:number-columns-repeated="2"/>
          <table:table-cell table:formula="of:=IF([.C290]&lt;&gt;&quot;&quot;;IFERROR(IF(DATE(YEAR([.A290]);MONTH([.A290]);DAY([.A290]))&lt;TODAY();IF(DATE(YEAR([.A290]);MONTH([.A290]);DAY([.A290]))=TODAY()-1;[.$I$13];[.$I$10]);IF(DATE(YEAR([.A290]);MONTH([.A290]);DAY([.A290]))=TODAY();[.$I$11];[.$I$2]));[.$I$3]);&quot;&quot;)">
            <text:p/>
          </table:table-cell>
          <table:table-cell table:formula="of:=IF([.C290]&lt;&gt;&quot;&quot;;SUM([.E289];[.C290]);&quot;&quot;)">
            <text:p/>
          </table:table-cell>
          <table:table-cell table:formula="of:=IF([.C290]&lt;&gt;&quot;&quot;;IF(ABS([.E290]/[.G290])&gt;8;[.$I$1];[.$I$2]);&quot;&quot;)">
            <text:p/>
          </table:table-cell>
          <table:table-cell table:formula="of:=IF([.C290]&lt;&gt; &quot;&quot;;ABS([.G289]+1);&quot;&quot;)">
            <text:p/>
          </table:table-cell>
          <table:table-cell table:formula="of:=IF([.C290]&lt;&gt; &quot;&quot;;[.C29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1]&lt;&gt;&quot;&quot;;DATE(YEAR([.A290]);MONTH([.A290]);DAY([.A290])+1);&quot;&quot;)">
            <text:p/>
          </table:table-cell>
          <table:table-cell table:number-columns-repeated="2"/>
          <table:table-cell table:formula="of:=IF([.C291]&lt;&gt;&quot;&quot;;IFERROR(IF(DATE(YEAR([.A291]);MONTH([.A291]);DAY([.A291]))&lt;TODAY();IF(DATE(YEAR([.A291]);MONTH([.A291]);DAY([.A291]))=TODAY()-1;[.$I$13];[.$I$10]);IF(DATE(YEAR([.A291]);MONTH([.A291]);DAY([.A291]))=TODAY();[.$I$11];[.$I$2]));[.$I$3]);&quot;&quot;)">
            <text:p/>
          </table:table-cell>
          <table:table-cell table:formula="of:=IF([.C291]&lt;&gt;&quot;&quot;;SUM([.E290];[.C291]);&quot;&quot;)">
            <text:p/>
          </table:table-cell>
          <table:table-cell table:formula="of:=IF([.C291]&lt;&gt;&quot;&quot;;IF(ABS([.E291]/[.G291])&gt;8;[.$I$1];[.$I$2]);&quot;&quot;)">
            <text:p/>
          </table:table-cell>
          <table:table-cell table:formula="of:=IF([.C291]&lt;&gt; &quot;&quot;;ABS([.G290]+1);&quot;&quot;)">
            <text:p/>
          </table:table-cell>
          <table:table-cell table:formula="of:=IF([.C291]&lt;&gt; &quot;&quot;;[.C29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2]&lt;&gt;&quot;&quot;;DATE(YEAR([.A291]);MONTH([.A291]);DAY([.A291])+1);&quot;&quot;)">
            <text:p/>
          </table:table-cell>
          <table:table-cell table:number-columns-repeated="2"/>
          <table:table-cell table:formula="of:=IF([.C292]&lt;&gt;&quot;&quot;;IFERROR(IF(DATE(YEAR([.A292]);MONTH([.A292]);DAY([.A292]))&lt;TODAY();IF(DATE(YEAR([.A292]);MONTH([.A292]);DAY([.A292]))=TODAY()-1;[.$I$13];[.$I$10]);IF(DATE(YEAR([.A292]);MONTH([.A292]);DAY([.A292]))=TODAY();[.$I$11];[.$I$2]));[.$I$3]);&quot;&quot;)">
            <text:p/>
          </table:table-cell>
          <table:table-cell table:formula="of:=IF([.C292]&lt;&gt;&quot;&quot;;SUM([.E291];[.C292]);&quot;&quot;)">
            <text:p/>
          </table:table-cell>
          <table:table-cell table:formula="of:=IF([.C292]&lt;&gt;&quot;&quot;;IF(ABS([.E292]/[.G292])&gt;8;[.$I$1];[.$I$2]);&quot;&quot;)">
            <text:p/>
          </table:table-cell>
          <table:table-cell table:formula="of:=IF([.C292]&lt;&gt; &quot;&quot;;ABS([.G291]+1);&quot;&quot;)">
            <text:p/>
          </table:table-cell>
          <table:table-cell table:formula="of:=IF([.C292]&lt;&gt; &quot;&quot;;[.C29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3]&lt;&gt;&quot;&quot;;DATE(YEAR([.A292]);MONTH([.A292]);DAY([.A292])+1);&quot;&quot;)">
            <text:p/>
          </table:table-cell>
          <table:table-cell table:number-columns-repeated="2"/>
          <table:table-cell table:formula="of:=IF([.C293]&lt;&gt;&quot;&quot;;IFERROR(IF(DATE(YEAR([.A293]);MONTH([.A293]);DAY([.A293]))&lt;TODAY();IF(DATE(YEAR([.A293]);MONTH([.A293]);DAY([.A293]))=TODAY()-1;[.$I$13];[.$I$10]);IF(DATE(YEAR([.A293]);MONTH([.A293]);DAY([.A293]))=TODAY();[.$I$11];[.$I$2]));[.$I$3]);&quot;&quot;)">
            <text:p/>
          </table:table-cell>
          <table:table-cell table:formula="of:=IF([.C293]&lt;&gt;&quot;&quot;;SUM([.E292];[.C293]);&quot;&quot;)">
            <text:p/>
          </table:table-cell>
          <table:table-cell table:formula="of:=IF([.C293]&lt;&gt;&quot;&quot;;IF(ABS([.E293]/[.G293])&gt;8;[.$I$1];[.$I$2]);&quot;&quot;)">
            <text:p/>
          </table:table-cell>
          <table:table-cell table:formula="of:=IF([.C293]&lt;&gt; &quot;&quot;;ABS([.G292]+1);&quot;&quot;)">
            <text:p/>
          </table:table-cell>
          <table:table-cell table:formula="of:=IF([.C293]&lt;&gt; &quot;&quot;;[.C29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4]&lt;&gt;&quot;&quot;;DATE(YEAR([.A293]);MONTH([.A293]);DAY([.A293])+1);&quot;&quot;)">
            <text:p/>
          </table:table-cell>
          <table:table-cell table:number-columns-repeated="2"/>
          <table:table-cell table:formula="of:=IF([.C294]&lt;&gt;&quot;&quot;;IFERROR(IF(DATE(YEAR([.A294]);MONTH([.A294]);DAY([.A294]))&lt;TODAY();IF(DATE(YEAR([.A294]);MONTH([.A294]);DAY([.A294]))=TODAY()-1;[.$I$13];[.$I$10]);IF(DATE(YEAR([.A294]);MONTH([.A294]);DAY([.A294]))=TODAY();[.$I$11];[.$I$2]));[.$I$3]);&quot;&quot;)">
            <text:p/>
          </table:table-cell>
          <table:table-cell table:formula="of:=IF([.C294]&lt;&gt;&quot;&quot;;SUM([.E293];[.C294]);&quot;&quot;)">
            <text:p/>
          </table:table-cell>
          <table:table-cell table:formula="of:=IF([.C294]&lt;&gt;&quot;&quot;;IF(ABS([.E294]/[.G294])&gt;8;[.$I$1];[.$I$2]);&quot;&quot;)">
            <text:p/>
          </table:table-cell>
          <table:table-cell table:formula="of:=IF([.C294]&lt;&gt; &quot;&quot;;ABS([.G293]+1);&quot;&quot;)">
            <text:p/>
          </table:table-cell>
          <table:table-cell table:formula="of:=IF([.C294]&lt;&gt; &quot;&quot;;[.C29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5]&lt;&gt;&quot;&quot;;DATE(YEAR([.A294]);MONTH([.A294]);DAY([.A294])+1);&quot;&quot;)">
            <text:p/>
          </table:table-cell>
          <table:table-cell table:number-columns-repeated="2"/>
          <table:table-cell table:formula="of:=IF([.C295]&lt;&gt;&quot;&quot;;IFERROR(IF(DATE(YEAR([.A295]);MONTH([.A295]);DAY([.A295]))&lt;TODAY();IF(DATE(YEAR([.A295]);MONTH([.A295]);DAY([.A295]))=TODAY()-1;[.$I$13];[.$I$10]);IF(DATE(YEAR([.A295]);MONTH([.A295]);DAY([.A295]))=TODAY();[.$I$11];[.$I$2]));[.$I$3]);&quot;&quot;)">
            <text:p/>
          </table:table-cell>
          <table:table-cell table:formula="of:=IF([.C295]&lt;&gt;&quot;&quot;;SUM([.E294];[.C295]);&quot;&quot;)">
            <text:p/>
          </table:table-cell>
          <table:table-cell table:formula="of:=IF([.C295]&lt;&gt;&quot;&quot;;IF(ABS([.E295]/[.G295])&gt;8;[.$I$1];[.$I$2]);&quot;&quot;)">
            <text:p/>
          </table:table-cell>
          <table:table-cell table:formula="of:=IF([.C295]&lt;&gt; &quot;&quot;;ABS([.G294]+1);&quot;&quot;)">
            <text:p/>
          </table:table-cell>
          <table:table-cell table:formula="of:=IF([.C295]&lt;&gt; &quot;&quot;;[.C295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265:.C295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265:.C295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265:.A295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265:.C295])&lt;&gt;0;MAX([.E265:.E295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265:.F295];[.$I$1])" office:value-type="string" office:string-value="G is.0" calcext:value-type="string">
            <text:p>G is.0</text:p>
          </table:table-cell>
          <table:table-cell table:style-name="ce17" table:formula="of:=IF([.H296]&gt;0;[.G263]+[.H296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265:.H295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265:.F295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1-01" calcext:value-type="date">
            <text:p>1/1/2020</text:p>
          </table:table-cell>
          <table:table-cell table:number-columns-repeated="2"/>
          <table:table-cell table:formula="of:=IF([.C298]&lt;&gt;&quot;&quot;;IFERROR(IF(DATE(YEAR([.A298]);MONTH([.A298]);DAY([.A298]))&lt;TODAY();IF(DATE(YEAR([.A298]);MONTH([.A298]);DAY([.A298]))=TODAY()-1;[.$I$13];[.$I$10]);IF(DATE(YEAR([.A298]);MONTH([.A298]);DAY([.A298]))=TODAY();[.$I$11];[.$I$2]));[.$I$3]);&quot;&quot;)">
            <text:p/>
          </table:table-cell>
          <table:table-cell table:formula="of:=ABS([.C298])" office:value-type="float" office:value="0" calcext:value-type="float">
            <text:p>0</text:p>
          </table:table-cell>
          <table:table-cell table:formula="of:=IF([.C298]&lt;&gt;&quot;&quot;;IF(ABS([.E298]/[.G298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298]&lt;&gt; &quot;&quot;;[.C29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299]&lt;&gt;&quot;&quot;;DATE(YEAR([.A298]);MONTH([.A298]);DAY([.A298])+1);&quot;&quot;)">
            <text:p/>
          </table:table-cell>
          <table:table-cell table:number-columns-repeated="2"/>
          <table:table-cell table:formula="of:=IF([.C299]&lt;&gt;&quot;&quot;;IFERROR(IF(DATE(YEAR([.A299]);MONTH([.A299]);DAY([.A299]))&lt;TODAY();IF(DATE(YEAR([.A299]);MONTH([.A299]);DAY([.A299]))=TODAY()-1;[.$I$13];[.$I$10]);IF(DATE(YEAR([.A299]);MONTH([.A299]);DAY([.A299]))=TODAY();[.$I$11];[.$I$2]));[.$I$3]);&quot;&quot;)">
            <text:p/>
          </table:table-cell>
          <table:table-cell table:formula="of:=IF([.C299]&lt;&gt;&quot;&quot;;SUM([.E298];[.C299]);&quot;&quot;)">
            <text:p/>
          </table:table-cell>
          <table:table-cell table:formula="of:=IF([.C299]&lt;&gt;&quot;&quot;;IF(ABS([.E299]/[.G299])&gt;8;[.$I$1];[.$I$2]);&quot;&quot;)">
            <text:p/>
          </table:table-cell>
          <table:table-cell table:formula="of:=IF([.C299]&lt;&gt; &quot;&quot;;ABS([.G298]+1);&quot;&quot;)">
            <text:p/>
          </table:table-cell>
          <table:table-cell table:formula="of:=IF([.C299]&lt;&gt; &quot;&quot;;[.C29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0]&lt;&gt;&quot;&quot;;DATE(YEAR([.A299]);MONTH([.A299]);DAY([.A299])+1);&quot;&quot;)">
            <text:p/>
          </table:table-cell>
          <table:table-cell table:number-columns-repeated="2"/>
          <table:table-cell table:formula="of:=IF([.C300]&lt;&gt;&quot;&quot;;IFERROR(IF(DATE(YEAR([.A300]);MONTH([.A300]);DAY([.A300]))&lt;TODAY();IF(DATE(YEAR([.A300]);MONTH([.A300]);DAY([.A300]))=TODAY()-1;[.$I$13];[.$I$10]);IF(DATE(YEAR([.A300]);MONTH([.A300]);DAY([.A300]))=TODAY();[.$I$11];[.$I$2]));[.$I$3]);&quot;&quot;)">
            <text:p/>
          </table:table-cell>
          <table:table-cell table:formula="of:=IF([.C300]&lt;&gt;&quot;&quot;;SUM([.E299];[.C300]);&quot;&quot;)">
            <text:p/>
          </table:table-cell>
          <table:table-cell table:formula="of:=IF([.C300]&lt;&gt;&quot;&quot;;IF(ABS([.E300]/[.G300])&gt;8;[.$I$1];[.$I$2]);&quot;&quot;)">
            <text:p/>
          </table:table-cell>
          <table:table-cell table:formula="of:=IF([.C300]&lt;&gt; &quot;&quot;;ABS([.G299]+1);&quot;&quot;)">
            <text:p/>
          </table:table-cell>
          <table:table-cell table:formula="of:=IF([.C300]&lt;&gt; &quot;&quot;;[.C30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1]&lt;&gt;&quot;&quot;;DATE(YEAR([.A300]);MONTH([.A300]);DAY([.A300])+1);&quot;&quot;)">
            <text:p/>
          </table:table-cell>
          <table:table-cell table:number-columns-repeated="2"/>
          <table:table-cell table:formula="of:=IF([.C301]&lt;&gt;&quot;&quot;;IFERROR(IF(DATE(YEAR([.A301]);MONTH([.A301]);DAY([.A301]))&lt;TODAY();IF(DATE(YEAR([.A301]);MONTH([.A301]);DAY([.A301]))=TODAY()-1;[.$I$13];[.$I$10]);IF(DATE(YEAR([.A301]);MONTH([.A301]);DAY([.A301]))=TODAY();[.$I$11];[.$I$2]));[.$I$3]);&quot;&quot;)">
            <text:p/>
          </table:table-cell>
          <table:table-cell table:formula="of:=IF([.C301]&lt;&gt;&quot;&quot;;SUM([.E300];[.C301]);&quot;&quot;)">
            <text:p/>
          </table:table-cell>
          <table:table-cell table:formula="of:=IF([.C301]&lt;&gt;&quot;&quot;;IF(ABS([.E301]/[.G301])&gt;8;[.$I$1];[.$I$2]);&quot;&quot;)">
            <text:p/>
          </table:table-cell>
          <table:table-cell table:formula="of:=IF([.C301]&lt;&gt; &quot;&quot;;ABS([.G300]+1);&quot;&quot;)">
            <text:p/>
          </table:table-cell>
          <table:table-cell table:formula="of:=IF([.C301]&lt;&gt; &quot;&quot;;[.C30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2]&lt;&gt;&quot;&quot;;DATE(YEAR([.A301]);MONTH([.A301]);DAY([.A301])+1);&quot;&quot;)">
            <text:p/>
          </table:table-cell>
          <table:table-cell table:number-columns-repeated="2"/>
          <table:table-cell table:formula="of:=IF([.C302]&lt;&gt;&quot;&quot;;IFERROR(IF(DATE(YEAR([.A302]);MONTH([.A302]);DAY([.A302]))&lt;TODAY();IF(DATE(YEAR([.A302]);MONTH([.A302]);DAY([.A302]))=TODAY()-1;[.$I$13];[.$I$10]);IF(DATE(YEAR([.A302]);MONTH([.A302]);DAY([.A302]))=TODAY();[.$I$11];[.$I$2]));[.$I$3]);&quot;&quot;)">
            <text:p/>
          </table:table-cell>
          <table:table-cell table:formula="of:=IF([.C302]&lt;&gt;&quot;&quot;;SUM([.E301];[.C302]);&quot;&quot;)">
            <text:p/>
          </table:table-cell>
          <table:table-cell table:formula="of:=IF([.C302]&lt;&gt;&quot;&quot;;IF(ABS([.E302]/[.G302])&gt;8;[.$I$1];[.$I$2]);&quot;&quot;)">
            <text:p/>
          </table:table-cell>
          <table:table-cell table:formula="of:=IF([.C302]&lt;&gt; &quot;&quot;;ABS([.G301]+1);&quot;&quot;)">
            <text:p/>
          </table:table-cell>
          <table:table-cell table:formula="of:=IF([.C302]&lt;&gt; &quot;&quot;;[.C30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3]&lt;&gt;&quot;&quot;;DATE(YEAR([.A302]);MONTH([.A302]);DAY([.A302])+1);&quot;&quot;)">
            <text:p/>
          </table:table-cell>
          <table:table-cell table:number-columns-repeated="2"/>
          <table:table-cell table:formula="of:=IF([.C303]&lt;&gt;&quot;&quot;;IFERROR(IF(DATE(YEAR([.A303]);MONTH([.A303]);DAY([.A303]))&lt;TODAY();IF(DATE(YEAR([.A303]);MONTH([.A303]);DAY([.A303]))=TODAY()-1;[.$I$13];[.$I$10]);IF(DATE(YEAR([.A303]);MONTH([.A303]);DAY([.A303]))=TODAY();[.$I$11];[.$I$2]));[.$I$3]);&quot;&quot;)">
            <text:p/>
          </table:table-cell>
          <table:table-cell table:formula="of:=IF([.C303]&lt;&gt;&quot;&quot;;SUM([.E302];[.C303]);&quot;&quot;)">
            <text:p/>
          </table:table-cell>
          <table:table-cell table:formula="of:=IF([.C303]&lt;&gt;&quot;&quot;;IF(ABS([.E303]/[.G303])&gt;8;[.$I$1];[.$I$2]);&quot;&quot;)">
            <text:p/>
          </table:table-cell>
          <table:table-cell table:formula="of:=IF([.C303]&lt;&gt; &quot;&quot;;ABS([.G302]+1);&quot;&quot;)">
            <text:p/>
          </table:table-cell>
          <table:table-cell table:formula="of:=IF([.C303]&lt;&gt; &quot;&quot;;[.C30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4]&lt;&gt;&quot;&quot;;DATE(YEAR([.A303]);MONTH([.A303]);DAY([.A303])+1);&quot;&quot;)">
            <text:p/>
          </table:table-cell>
          <table:table-cell table:number-columns-repeated="2"/>
          <table:table-cell table:formula="of:=IF([.C304]&lt;&gt;&quot;&quot;;IFERROR(IF(DATE(YEAR([.A304]);MONTH([.A304]);DAY([.A304]))&lt;TODAY();IF(DATE(YEAR([.A304]);MONTH([.A304]);DAY([.A304]))=TODAY()-1;[.$I$13];[.$I$10]);IF(DATE(YEAR([.A304]);MONTH([.A304]);DAY([.A304]))=TODAY();[.$I$11];[.$I$2]));[.$I$3]);&quot;&quot;)">
            <text:p/>
          </table:table-cell>
          <table:table-cell table:formula="of:=IF([.C304]&lt;&gt;&quot;&quot;;SUM([.E303];[.C304]);&quot;&quot;)">
            <text:p/>
          </table:table-cell>
          <table:table-cell table:formula="of:=IF([.C304]&lt;&gt;&quot;&quot;;IF(ABS([.E304]/[.G304])&gt;8;[.$I$1];[.$I$2]);&quot;&quot;)">
            <text:p/>
          </table:table-cell>
          <table:table-cell table:formula="of:=IF([.C304]&lt;&gt; &quot;&quot;;ABS([.G303]+1);&quot;&quot;)">
            <text:p/>
          </table:table-cell>
          <table:table-cell table:formula="of:=IF([.C304]&lt;&gt; &quot;&quot;;[.C30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5]&lt;&gt;&quot;&quot;;DATE(YEAR([.A304]);MONTH([.A304]);DAY([.A304])+1);&quot;&quot;)">
            <text:p/>
          </table:table-cell>
          <table:table-cell table:number-columns-repeated="2"/>
          <table:table-cell table:formula="of:=IF([.C305]&lt;&gt;&quot;&quot;;IFERROR(IF(DATE(YEAR([.A305]);MONTH([.A305]);DAY([.A305]))&lt;TODAY();IF(DATE(YEAR([.A305]);MONTH([.A305]);DAY([.A305]))=TODAY()-1;[.$I$13];[.$I$10]);IF(DATE(YEAR([.A305]);MONTH([.A305]);DAY([.A305]))=TODAY();[.$I$11];[.$I$2]));[.$I$3]);&quot;&quot;)">
            <text:p/>
          </table:table-cell>
          <table:table-cell table:formula="of:=IF([.C305]&lt;&gt;&quot;&quot;;SUM([.E304];[.C305]);&quot;&quot;)">
            <text:p/>
          </table:table-cell>
          <table:table-cell table:formula="of:=IF([.C305]&lt;&gt;&quot;&quot;;IF(ABS([.E305]/[.G305])&gt;8;[.$I$1];[.$I$2]);&quot;&quot;)">
            <text:p/>
          </table:table-cell>
          <table:table-cell table:formula="of:=IF([.C305]&lt;&gt; &quot;&quot;;ABS([.G304]+1);&quot;&quot;)">
            <text:p/>
          </table:table-cell>
          <table:table-cell table:formula="of:=IF([.C305]&lt;&gt; &quot;&quot;;[.C30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6]&lt;&gt;&quot;&quot;;DATE(YEAR([.A305]);MONTH([.A305]);DAY([.A305])+1);&quot;&quot;)">
            <text:p/>
          </table:table-cell>
          <table:table-cell table:number-columns-repeated="2"/>
          <table:table-cell table:formula="of:=IF([.C306]&lt;&gt;&quot;&quot;;IFERROR(IF(DATE(YEAR([.A306]);MONTH([.A306]);DAY([.A306]))&lt;TODAY();IF(DATE(YEAR([.A306]);MONTH([.A306]);DAY([.A306]))=TODAY()-1;[.$I$13];[.$I$10]);IF(DATE(YEAR([.A306]);MONTH([.A306]);DAY([.A306]))=TODAY();[.$I$11];[.$I$2]));[.$I$3]);&quot;&quot;)">
            <text:p/>
          </table:table-cell>
          <table:table-cell table:formula="of:=IF([.C306]&lt;&gt;&quot;&quot;;SUM([.E305];[.C306]);&quot;&quot;)">
            <text:p/>
          </table:table-cell>
          <table:table-cell table:formula="of:=IF([.C306]&lt;&gt;&quot;&quot;;IF(ABS([.E306]/[.G306])&gt;8;[.$I$1];[.$I$2]);&quot;&quot;)">
            <text:p/>
          </table:table-cell>
          <table:table-cell table:formula="of:=IF([.C306]&lt;&gt; &quot;&quot;;ABS([.G305]+1);&quot;&quot;)">
            <text:p/>
          </table:table-cell>
          <table:table-cell table:formula="of:=IF([.C306]&lt;&gt; &quot;&quot;;[.C30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7]&lt;&gt;&quot;&quot;;DATE(YEAR([.A306]);MONTH([.A306]);DAY([.A306])+1);&quot;&quot;)">
            <text:p/>
          </table:table-cell>
          <table:table-cell table:number-columns-repeated="2"/>
          <table:table-cell table:formula="of:=IF([.C307]&lt;&gt;&quot;&quot;;IFERROR(IF(DATE(YEAR([.A307]);MONTH([.A307]);DAY([.A307]))&lt;TODAY();IF(DATE(YEAR([.A307]);MONTH([.A307]);DAY([.A307]))=TODAY()-1;[.$I$13];[.$I$10]);IF(DATE(YEAR([.A307]);MONTH([.A307]);DAY([.A307]))=TODAY();[.$I$11];[.$I$2]));[.$I$3]);&quot;&quot;)">
            <text:p/>
          </table:table-cell>
          <table:table-cell table:formula="of:=IF([.C307]&lt;&gt;&quot;&quot;;SUM([.E306];[.C307]);&quot;&quot;)">
            <text:p/>
          </table:table-cell>
          <table:table-cell table:formula="of:=IF([.C307]&lt;&gt;&quot;&quot;;IF(ABS([.E307]/[.G307])&gt;8;[.$I$1];[.$I$2]);&quot;&quot;)">
            <text:p/>
          </table:table-cell>
          <table:table-cell table:formula="of:=IF([.C307]&lt;&gt; &quot;&quot;;ABS([.G306]+1);&quot;&quot;)">
            <text:p/>
          </table:table-cell>
          <table:table-cell table:formula="of:=IF([.C307]&lt;&gt; &quot;&quot;;[.C30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8]&lt;&gt;&quot;&quot;;DATE(YEAR([.A307]);MONTH([.A307]);DAY([.A307])+1);&quot;&quot;)">
            <text:p/>
          </table:table-cell>
          <table:table-cell table:number-columns-repeated="2"/>
          <table:table-cell table:formula="of:=IF([.C308]&lt;&gt;&quot;&quot;;IFERROR(IF(DATE(YEAR([.A308]);MONTH([.A308]);DAY([.A308]))&lt;TODAY();IF(DATE(YEAR([.A308]);MONTH([.A308]);DAY([.A308]))=TODAY()-1;[.$I$13];[.$I$10]);IF(DATE(YEAR([.A308]);MONTH([.A308]);DAY([.A308]))=TODAY();[.$I$11];[.$I$2]));[.$I$3]);&quot;&quot;)">
            <text:p/>
          </table:table-cell>
          <table:table-cell table:formula="of:=IF([.C308]&lt;&gt;&quot;&quot;;SUM([.E307];[.C308]);&quot;&quot;)">
            <text:p/>
          </table:table-cell>
          <table:table-cell table:formula="of:=IF([.C308]&lt;&gt;&quot;&quot;;IF(ABS([.E308]/[.G308])&gt;8;[.$I$1];[.$I$2]);&quot;&quot;)">
            <text:p/>
          </table:table-cell>
          <table:table-cell table:formula="of:=IF([.C308]&lt;&gt; &quot;&quot;;ABS([.G307]+1);&quot;&quot;)">
            <text:p/>
          </table:table-cell>
          <table:table-cell table:formula="of:=IF([.C308]&lt;&gt; &quot;&quot;;[.C30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09]&lt;&gt;&quot;&quot;;DATE(YEAR([.A308]);MONTH([.A308]);DAY([.A308])+1);&quot;&quot;)">
            <text:p/>
          </table:table-cell>
          <table:table-cell table:number-columns-repeated="2"/>
          <table:table-cell table:formula="of:=IF([.C309]&lt;&gt;&quot;&quot;;IFERROR(IF(DATE(YEAR([.A309]);MONTH([.A309]);DAY([.A309]))&lt;TODAY();IF(DATE(YEAR([.A309]);MONTH([.A309]);DAY([.A309]))=TODAY()-1;[.$I$13];[.$I$10]);IF(DATE(YEAR([.A309]);MONTH([.A309]);DAY([.A309]))=TODAY();[.$I$11];[.$I$2]));[.$I$3]);&quot;&quot;)">
            <text:p/>
          </table:table-cell>
          <table:table-cell table:formula="of:=IF([.C309]&lt;&gt;&quot;&quot;;SUM([.E308];[.C309]);&quot;&quot;)">
            <text:p/>
          </table:table-cell>
          <table:table-cell table:formula="of:=IF([.C309]&lt;&gt;&quot;&quot;;IF(ABS([.E309]/[.G309])&gt;8;[.$I$1];[.$I$2]);&quot;&quot;)">
            <text:p/>
          </table:table-cell>
          <table:table-cell table:formula="of:=IF([.C309]&lt;&gt; &quot;&quot;;ABS([.G308]+1);&quot;&quot;)">
            <text:p/>
          </table:table-cell>
          <table:table-cell table:formula="of:=IF([.C309]&lt;&gt; &quot;&quot;;[.C30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0]&lt;&gt;&quot;&quot;;DATE(YEAR([.A309]);MONTH([.A309]);DAY([.A309])+1);&quot;&quot;)">
            <text:p/>
          </table:table-cell>
          <table:table-cell table:number-columns-repeated="2"/>
          <table:table-cell table:formula="of:=IF([.C310]&lt;&gt;&quot;&quot;;IFERROR(IF(DATE(YEAR([.A310]);MONTH([.A310]);DAY([.A310]))&lt;TODAY();IF(DATE(YEAR([.A310]);MONTH([.A310]);DAY([.A310]))=TODAY()-1;[.$I$13];[.$I$10]);IF(DATE(YEAR([.A310]);MONTH([.A310]);DAY([.A310]))=TODAY();[.$I$11];[.$I$2]));[.$I$3]);&quot;&quot;)">
            <text:p/>
          </table:table-cell>
          <table:table-cell table:formula="of:=IF([.C310]&lt;&gt;&quot;&quot;;SUM([.E309];[.C310]);&quot;&quot;)">
            <text:p/>
          </table:table-cell>
          <table:table-cell table:formula="of:=IF([.C310]&lt;&gt;&quot;&quot;;IF(ABS([.E310]/[.G310])&gt;8;[.$I$1];[.$I$2]);&quot;&quot;)">
            <text:p/>
          </table:table-cell>
          <table:table-cell table:formula="of:=IF([.C310]&lt;&gt; &quot;&quot;;ABS([.G309]+1);&quot;&quot;)">
            <text:p/>
          </table:table-cell>
          <table:table-cell table:formula="of:=IF([.C310]&lt;&gt; &quot;&quot;;[.C31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1]&lt;&gt;&quot;&quot;;DATE(YEAR([.A310]);MONTH([.A310]);DAY([.A310])+1);&quot;&quot;)">
            <text:p/>
          </table:table-cell>
          <table:table-cell table:number-columns-repeated="2"/>
          <table:table-cell table:formula="of:=IF([.C311]&lt;&gt;&quot;&quot;;IFERROR(IF(DATE(YEAR([.A311]);MONTH([.A311]);DAY([.A311]))&lt;TODAY();IF(DATE(YEAR([.A311]);MONTH([.A311]);DAY([.A311]))=TODAY()-1;[.$I$13];[.$I$10]);IF(DATE(YEAR([.A311]);MONTH([.A311]);DAY([.A311]))=TODAY();[.$I$11];[.$I$2]));[.$I$3]);&quot;&quot;)">
            <text:p/>
          </table:table-cell>
          <table:table-cell table:formula="of:=IF([.C311]&lt;&gt;&quot;&quot;;SUM([.E310];[.C311]);&quot;&quot;)">
            <text:p/>
          </table:table-cell>
          <table:table-cell table:formula="of:=IF([.C311]&lt;&gt;&quot;&quot;;IF(ABS([.E311]/[.G311])&gt;8;[.$I$1];[.$I$2]);&quot;&quot;)">
            <text:p/>
          </table:table-cell>
          <table:table-cell table:formula="of:=IF([.C311]&lt;&gt; &quot;&quot;;ABS([.G310]+1);&quot;&quot;)">
            <text:p/>
          </table:table-cell>
          <table:table-cell table:formula="of:=IF([.C311]&lt;&gt; &quot;&quot;;[.C31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2]&lt;&gt;&quot;&quot;;DATE(YEAR([.A311]);MONTH([.A311]);DAY([.A311])+1);&quot;&quot;)">
            <text:p/>
          </table:table-cell>
          <table:table-cell table:number-columns-repeated="2"/>
          <table:table-cell table:formula="of:=IF([.C312]&lt;&gt;&quot;&quot;;IFERROR(IF(DATE(YEAR([.A312]);MONTH([.A312]);DAY([.A312]))&lt;TODAY();IF(DATE(YEAR([.A312]);MONTH([.A312]);DAY([.A312]))=TODAY()-1;[.$I$13];[.$I$10]);IF(DATE(YEAR([.A312]);MONTH([.A312]);DAY([.A312]))=TODAY();[.$I$11];[.$I$2]));[.$I$3]);&quot;&quot;)">
            <text:p/>
          </table:table-cell>
          <table:table-cell table:formula="of:=IF([.C312]&lt;&gt;&quot;&quot;;SUM([.E311];[.C312]);&quot;&quot;)">
            <text:p/>
          </table:table-cell>
          <table:table-cell table:formula="of:=IF([.C312]&lt;&gt;&quot;&quot;;IF(ABS([.E312]/[.G312])&gt;8;[.$I$1];[.$I$2]);&quot;&quot;)">
            <text:p/>
          </table:table-cell>
          <table:table-cell table:formula="of:=IF([.C312]&lt;&gt; &quot;&quot;;ABS([.G311]+1);&quot;&quot;)">
            <text:p/>
          </table:table-cell>
          <table:table-cell table:formula="of:=IF([.C312]&lt;&gt; &quot;&quot;;[.C31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3]&lt;&gt;&quot;&quot;;DATE(YEAR([.A312]);MONTH([.A312]);DAY([.A312])+1);&quot;&quot;)">
            <text:p/>
          </table:table-cell>
          <table:table-cell table:number-columns-repeated="2"/>
          <table:table-cell table:formula="of:=IF([.C313]&lt;&gt;&quot;&quot;;IFERROR(IF(DATE(YEAR([.A313]);MONTH([.A313]);DAY([.A313]))&lt;TODAY();IF(DATE(YEAR([.A313]);MONTH([.A313]);DAY([.A313]))=TODAY()-1;[.$I$13];[.$I$10]);IF(DATE(YEAR([.A313]);MONTH([.A313]);DAY([.A313]))=TODAY();[.$I$11];[.$I$2]));[.$I$3]);&quot;&quot;)">
            <text:p/>
          </table:table-cell>
          <table:table-cell table:formula="of:=IF([.C313]&lt;&gt;&quot;&quot;;SUM([.E312];[.C313]);&quot;&quot;)">
            <text:p/>
          </table:table-cell>
          <table:table-cell table:formula="of:=IF([.C313]&lt;&gt;&quot;&quot;;IF(ABS([.E313]/[.G313])&gt;8;[.$I$1];[.$I$2]);&quot;&quot;)">
            <text:p/>
          </table:table-cell>
          <table:table-cell table:formula="of:=IF([.C313]&lt;&gt; &quot;&quot;;ABS([.G312]+1);&quot;&quot;)">
            <text:p/>
          </table:table-cell>
          <table:table-cell table:formula="of:=IF([.C313]&lt;&gt; &quot;&quot;;[.C31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4]&lt;&gt;&quot;&quot;;DATE(YEAR([.A313]);MONTH([.A313]);DAY([.A313])+1);&quot;&quot;)">
            <text:p/>
          </table:table-cell>
          <table:table-cell table:number-columns-repeated="2"/>
          <table:table-cell table:formula="of:=IF([.C314]&lt;&gt;&quot;&quot;;IFERROR(IF(DATE(YEAR([.A314]);MONTH([.A314]);DAY([.A314]))&lt;TODAY();IF(DATE(YEAR([.A314]);MONTH([.A314]);DAY([.A314]))=TODAY()-1;[.$I$13];[.$I$10]);IF(DATE(YEAR([.A314]);MONTH([.A314]);DAY([.A314]))=TODAY();[.$I$11];[.$I$2]));[.$I$3]);&quot;&quot;)">
            <text:p/>
          </table:table-cell>
          <table:table-cell table:formula="of:=IF([.C314]&lt;&gt;&quot;&quot;;SUM([.E313];[.C314]);&quot;&quot;)">
            <text:p/>
          </table:table-cell>
          <table:table-cell table:formula="of:=IF([.C314]&lt;&gt;&quot;&quot;;IF(ABS([.E314]/[.G314])&gt;8;[.$I$1];[.$I$2]);&quot;&quot;)">
            <text:p/>
          </table:table-cell>
          <table:table-cell table:formula="of:=IF([.C314]&lt;&gt; &quot;&quot;;ABS([.G313]+1);&quot;&quot;)">
            <text:p/>
          </table:table-cell>
          <table:table-cell table:formula="of:=IF([.C314]&lt;&gt; &quot;&quot;;[.C31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5]&lt;&gt;&quot;&quot;;DATE(YEAR([.A314]);MONTH([.A314]);DAY([.A314])+1);&quot;&quot;)">
            <text:p/>
          </table:table-cell>
          <table:table-cell table:number-columns-repeated="2"/>
          <table:table-cell table:formula="of:=IF([.C315]&lt;&gt;&quot;&quot;;IFERROR(IF(DATE(YEAR([.A315]);MONTH([.A315]);DAY([.A315]))&lt;TODAY();IF(DATE(YEAR([.A315]);MONTH([.A315]);DAY([.A315]))=TODAY()-1;[.$I$13];[.$I$10]);IF(DATE(YEAR([.A315]);MONTH([.A315]);DAY([.A315]))=TODAY();[.$I$11];[.$I$2]));[.$I$3]);&quot;&quot;)">
            <text:p/>
          </table:table-cell>
          <table:table-cell table:formula="of:=IF([.C315]&lt;&gt;&quot;&quot;;SUM([.E314];[.C315]);&quot;&quot;)">
            <text:p/>
          </table:table-cell>
          <table:table-cell table:formula="of:=IF([.C315]&lt;&gt;&quot;&quot;;IF(ABS([.E315]/[.G315])&gt;8;[.$I$1];[.$I$2]);&quot;&quot;)">
            <text:p/>
          </table:table-cell>
          <table:table-cell table:formula="of:=IF([.C315]&lt;&gt; &quot;&quot;;ABS([.G314]+1);&quot;&quot;)">
            <text:p/>
          </table:table-cell>
          <table:table-cell table:formula="of:=IF([.C315]&lt;&gt; &quot;&quot;;[.C31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6]&lt;&gt;&quot;&quot;;DATE(YEAR([.A315]);MONTH([.A315]);DAY([.A315])+1);&quot;&quot;)">
            <text:p/>
          </table:table-cell>
          <table:table-cell table:number-columns-repeated="2"/>
          <table:table-cell table:formula="of:=IF([.C316]&lt;&gt;&quot;&quot;;IFERROR(IF(DATE(YEAR([.A316]);MONTH([.A316]);DAY([.A316]))&lt;TODAY();IF(DATE(YEAR([.A316]);MONTH([.A316]);DAY([.A316]))=TODAY()-1;[.$I$13];[.$I$10]);IF(DATE(YEAR([.A316]);MONTH([.A316]);DAY([.A316]))=TODAY();[.$I$11];[.$I$2]));[.$I$3]);&quot;&quot;)">
            <text:p/>
          </table:table-cell>
          <table:table-cell table:formula="of:=IF([.C316]&lt;&gt;&quot;&quot;;SUM([.E315];[.C316]);&quot;&quot;)">
            <text:p/>
          </table:table-cell>
          <table:table-cell table:formula="of:=IF([.C316]&lt;&gt;&quot;&quot;;IF(ABS([.E316]/[.G316])&gt;8;[.$I$1];[.$I$2]);&quot;&quot;)">
            <text:p/>
          </table:table-cell>
          <table:table-cell table:formula="of:=IF([.C316]&lt;&gt; &quot;&quot;;ABS([.G315]+1);&quot;&quot;)">
            <text:p/>
          </table:table-cell>
          <table:table-cell table:formula="of:=IF([.C316]&lt;&gt; &quot;&quot;;[.C31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7]&lt;&gt;&quot;&quot;;DATE(YEAR([.A316]);MONTH([.A316]);DAY([.A316])+1);&quot;&quot;)">
            <text:p/>
          </table:table-cell>
          <table:table-cell table:number-columns-repeated="2"/>
          <table:table-cell table:formula="of:=IF([.C317]&lt;&gt;&quot;&quot;;IFERROR(IF(DATE(YEAR([.A317]);MONTH([.A317]);DAY([.A317]))&lt;TODAY();IF(DATE(YEAR([.A317]);MONTH([.A317]);DAY([.A317]))=TODAY()-1;[.$I$13];[.$I$10]);IF(DATE(YEAR([.A317]);MONTH([.A317]);DAY([.A317]))=TODAY();[.$I$11];[.$I$2]));[.$I$3]);&quot;&quot;)">
            <text:p/>
          </table:table-cell>
          <table:table-cell table:formula="of:=IF([.C317]&lt;&gt;&quot;&quot;;SUM([.E316];[.C317]);&quot;&quot;)">
            <text:p/>
          </table:table-cell>
          <table:table-cell table:formula="of:=IF([.C317]&lt;&gt;&quot;&quot;;IF(ABS([.E317]/[.G317])&gt;8;[.$I$1];[.$I$2]);&quot;&quot;)">
            <text:p/>
          </table:table-cell>
          <table:table-cell table:formula="of:=IF([.C317]&lt;&gt; &quot;&quot;;ABS([.G316]+1);&quot;&quot;)">
            <text:p/>
          </table:table-cell>
          <table:table-cell table:formula="of:=IF([.C317]&lt;&gt; &quot;&quot;;[.C31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8]&lt;&gt;&quot;&quot;;DATE(YEAR([.A317]);MONTH([.A317]);DAY([.A317])+1);&quot;&quot;)">
            <text:p/>
          </table:table-cell>
          <table:table-cell table:number-columns-repeated="2"/>
          <table:table-cell table:formula="of:=IF([.C318]&lt;&gt;&quot;&quot;;IFERROR(IF(DATE(YEAR([.A318]);MONTH([.A318]);DAY([.A318]))&lt;TODAY();IF(DATE(YEAR([.A318]);MONTH([.A318]);DAY([.A318]))=TODAY()-1;[.$I$13];[.$I$10]);IF(DATE(YEAR([.A318]);MONTH([.A318]);DAY([.A318]))=TODAY();[.$I$11];[.$I$2]));[.$I$3]);&quot;&quot;)">
            <text:p/>
          </table:table-cell>
          <table:table-cell table:formula="of:=IF([.C318]&lt;&gt;&quot;&quot;;SUM([.E317];[.C318]);&quot;&quot;)">
            <text:p/>
          </table:table-cell>
          <table:table-cell table:formula="of:=IF([.C318]&lt;&gt;&quot;&quot;;IF(ABS([.E318]/[.G318])&gt;8;[.$I$1];[.$I$2]);&quot;&quot;)">
            <text:p/>
          </table:table-cell>
          <table:table-cell table:formula="of:=IF([.C318]&lt;&gt; &quot;&quot;;ABS([.G317]+1);&quot;&quot;)">
            <text:p/>
          </table:table-cell>
          <table:table-cell table:formula="of:=IF([.C318]&lt;&gt; &quot;&quot;;[.C31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19]&lt;&gt;&quot;&quot;;DATE(YEAR([.A318]);MONTH([.A318]);DAY([.A318])+1);&quot;&quot;)">
            <text:p/>
          </table:table-cell>
          <table:table-cell table:number-columns-repeated="2"/>
          <table:table-cell table:formula="of:=IF([.C319]&lt;&gt;&quot;&quot;;IFERROR(IF(DATE(YEAR([.A319]);MONTH([.A319]);DAY([.A319]))&lt;TODAY();IF(DATE(YEAR([.A319]);MONTH([.A319]);DAY([.A319]))=TODAY()-1;[.$I$13];[.$I$10]);IF(DATE(YEAR([.A319]);MONTH([.A319]);DAY([.A319]))=TODAY();[.$I$11];[.$I$2]));[.$I$3]);&quot;&quot;)">
            <text:p/>
          </table:table-cell>
          <table:table-cell table:formula="of:=IF([.C319]&lt;&gt;&quot;&quot;;SUM([.E318];[.C319]);&quot;&quot;)">
            <text:p/>
          </table:table-cell>
          <table:table-cell table:formula="of:=IF([.C319]&lt;&gt;&quot;&quot;;IF(ABS([.E319]/[.G319])&gt;8;[.$I$1];[.$I$2]);&quot;&quot;)">
            <text:p/>
          </table:table-cell>
          <table:table-cell table:formula="of:=IF([.C319]&lt;&gt; &quot;&quot;;ABS([.G318]+1);&quot;&quot;)">
            <text:p/>
          </table:table-cell>
          <table:table-cell table:formula="of:=IF([.C319]&lt;&gt; &quot;&quot;;[.C31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0]&lt;&gt;&quot;&quot;;DATE(YEAR([.A319]);MONTH([.A319]);DAY([.A319])+1);&quot;&quot;)">
            <text:p/>
          </table:table-cell>
          <table:table-cell table:number-columns-repeated="2"/>
          <table:table-cell table:formula="of:=IF([.C320]&lt;&gt;&quot;&quot;;IFERROR(IF(DATE(YEAR([.A320]);MONTH([.A320]);DAY([.A320]))&lt;TODAY();IF(DATE(YEAR([.A320]);MONTH([.A320]);DAY([.A320]))=TODAY()-1;[.$I$13];[.$I$10]);IF(DATE(YEAR([.A320]);MONTH([.A320]);DAY([.A320]))=TODAY();[.$I$11];[.$I$2]));[.$I$3]);&quot;&quot;)">
            <text:p/>
          </table:table-cell>
          <table:table-cell table:formula="of:=IF([.C320]&lt;&gt;&quot;&quot;;SUM([.E319];[.C320]);&quot;&quot;)">
            <text:p/>
          </table:table-cell>
          <table:table-cell table:formula="of:=IF([.C320]&lt;&gt;&quot;&quot;;IF(ABS([.E320]/[.G320])&gt;8;[.$I$1];[.$I$2]);&quot;&quot;)">
            <text:p/>
          </table:table-cell>
          <table:table-cell table:formula="of:=IF([.C320]&lt;&gt; &quot;&quot;;ABS([.G319]+1);&quot;&quot;)">
            <text:p/>
          </table:table-cell>
          <table:table-cell table:formula="of:=IF([.C320]&lt;&gt; &quot;&quot;;[.C32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1]&lt;&gt;&quot;&quot;;DATE(YEAR([.A320]);MONTH([.A320]);DAY([.A320])+1);&quot;&quot;)">
            <text:p/>
          </table:table-cell>
          <table:table-cell table:number-columns-repeated="2"/>
          <table:table-cell table:formula="of:=IF([.C321]&lt;&gt;&quot;&quot;;IFERROR(IF(DATE(YEAR([.A321]);MONTH([.A321]);DAY([.A321]))&lt;TODAY();IF(DATE(YEAR([.A321]);MONTH([.A321]);DAY([.A321]))=TODAY()-1;[.$I$13];[.$I$10]);IF(DATE(YEAR([.A321]);MONTH([.A321]);DAY([.A321]))=TODAY();[.$I$11];[.$I$2]));[.$I$3]);&quot;&quot;)">
            <text:p/>
          </table:table-cell>
          <table:table-cell table:formula="of:=IF([.C321]&lt;&gt;&quot;&quot;;SUM([.E320];[.C321]);&quot;&quot;)">
            <text:p/>
          </table:table-cell>
          <table:table-cell table:formula="of:=IF([.C321]&lt;&gt;&quot;&quot;;IF(ABS([.E321]/[.G321])&gt;8;[.$I$1];[.$I$2]);&quot;&quot;)">
            <text:p/>
          </table:table-cell>
          <table:table-cell table:formula="of:=IF([.C321]&lt;&gt; &quot;&quot;;ABS([.G320]+1);&quot;&quot;)">
            <text:p/>
          </table:table-cell>
          <table:table-cell table:formula="of:=IF([.C321]&lt;&gt; &quot;&quot;;[.C32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2]&lt;&gt;&quot;&quot;;DATE(YEAR([.A321]);MONTH([.A321]);DAY([.A321])+1);&quot;&quot;)">
            <text:p/>
          </table:table-cell>
          <table:table-cell table:number-columns-repeated="2"/>
          <table:table-cell table:formula="of:=IF([.C322]&lt;&gt;&quot;&quot;;IFERROR(IF(DATE(YEAR([.A322]);MONTH([.A322]);DAY([.A322]))&lt;TODAY();IF(DATE(YEAR([.A322]);MONTH([.A322]);DAY([.A322]))=TODAY()-1;[.$I$13];[.$I$10]);IF(DATE(YEAR([.A322]);MONTH([.A322]);DAY([.A322]))=TODAY();[.$I$11];[.$I$2]));[.$I$3]);&quot;&quot;)">
            <text:p/>
          </table:table-cell>
          <table:table-cell table:formula="of:=IF([.C322]&lt;&gt;&quot;&quot;;SUM([.E321];[.C322]);&quot;&quot;)">
            <text:p/>
          </table:table-cell>
          <table:table-cell table:formula="of:=IF([.C322]&lt;&gt;&quot;&quot;;IF(ABS([.E322]/[.G322])&gt;8;[.$I$1];[.$I$2]);&quot;&quot;)">
            <text:p/>
          </table:table-cell>
          <table:table-cell table:formula="of:=IF([.C322]&lt;&gt; &quot;&quot;;ABS([.G321]+1);&quot;&quot;)">
            <text:p/>
          </table:table-cell>
          <table:table-cell table:formula="of:=IF([.C322]&lt;&gt; &quot;&quot;;[.C32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3]&lt;&gt;&quot;&quot;;DATE(YEAR([.A322]);MONTH([.A322]);DAY([.A322])+1);&quot;&quot;)">
            <text:p/>
          </table:table-cell>
          <table:table-cell table:number-columns-repeated="2"/>
          <table:table-cell table:formula="of:=IF([.C323]&lt;&gt;&quot;&quot;;IFERROR(IF(DATE(YEAR([.A323]);MONTH([.A323]);DAY([.A323]))&lt;TODAY();IF(DATE(YEAR([.A323]);MONTH([.A323]);DAY([.A323]))=TODAY()-1;[.$I$13];[.$I$10]);IF(DATE(YEAR([.A323]);MONTH([.A323]);DAY([.A323]))=TODAY();[.$I$11];[.$I$2]));[.$I$3]);&quot;&quot;)">
            <text:p/>
          </table:table-cell>
          <table:table-cell table:formula="of:=IF([.C323]&lt;&gt;&quot;&quot;;SUM([.E322];[.C323]);&quot;&quot;)">
            <text:p/>
          </table:table-cell>
          <table:table-cell table:formula="of:=IF([.C323]&lt;&gt;&quot;&quot;;IF(ABS([.E323]/[.G323])&gt;8;[.$I$1];[.$I$2]);&quot;&quot;)">
            <text:p/>
          </table:table-cell>
          <table:table-cell table:formula="of:=IF([.C323]&lt;&gt; &quot;&quot;;ABS([.G322]+1);&quot;&quot;)">
            <text:p/>
          </table:table-cell>
          <table:table-cell table:formula="of:=IF([.C323]&lt;&gt; &quot;&quot;;[.C32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4]&lt;&gt;&quot;&quot;;DATE(YEAR([.A323]);MONTH([.A323]);DAY([.A323])+1);&quot;&quot;)">
            <text:p/>
          </table:table-cell>
          <table:table-cell table:number-columns-repeated="2"/>
          <table:table-cell table:formula="of:=IF([.C324]&lt;&gt;&quot;&quot;;IFERROR(IF(DATE(YEAR([.A324]);MONTH([.A324]);DAY([.A324]))&lt;TODAY();IF(DATE(YEAR([.A324]);MONTH([.A324]);DAY([.A324]))=TODAY()-1;[.$I$13];[.$I$10]);IF(DATE(YEAR([.A324]);MONTH([.A324]);DAY([.A324]))=TODAY();[.$I$11];[.$I$2]));[.$I$3]);&quot;&quot;)">
            <text:p/>
          </table:table-cell>
          <table:table-cell table:formula="of:=IF([.C324]&lt;&gt;&quot;&quot;;SUM([.E323];[.C324]);&quot;&quot;)">
            <text:p/>
          </table:table-cell>
          <table:table-cell table:formula="of:=IF([.C324]&lt;&gt;&quot;&quot;;IF(ABS([.E324]/[.G324])&gt;8;[.$I$1];[.$I$2]);&quot;&quot;)">
            <text:p/>
          </table:table-cell>
          <table:table-cell table:formula="of:=IF([.C324]&lt;&gt; &quot;&quot;;ABS([.G323]+1);&quot;&quot;)">
            <text:p/>
          </table:table-cell>
          <table:table-cell table:formula="of:=IF([.C324]&lt;&gt; &quot;&quot;;[.C32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5]&lt;&gt;&quot;&quot;;DATE(YEAR([.A324]);MONTH([.A324]);DAY([.A324])+1);&quot;&quot;)">
            <text:p/>
          </table:table-cell>
          <table:table-cell table:number-columns-repeated="2"/>
          <table:table-cell table:formula="of:=IF([.C325]&lt;&gt;&quot;&quot;;IFERROR(IF(DATE(YEAR([.A325]);MONTH([.A325]);DAY([.A325]))&lt;TODAY();IF(DATE(YEAR([.A325]);MONTH([.A325]);DAY([.A325]))=TODAY()-1;[.$I$13];[.$I$10]);IF(DATE(YEAR([.A325]);MONTH([.A325]);DAY([.A325]))=TODAY();[.$I$11];[.$I$2]));[.$I$3]);&quot;&quot;)">
            <text:p/>
          </table:table-cell>
          <table:table-cell table:formula="of:=IF([.C325]&lt;&gt;&quot;&quot;;SUM([.E324];[.C325]);&quot;&quot;)">
            <text:p/>
          </table:table-cell>
          <table:table-cell table:formula="of:=IF([.C325]&lt;&gt;&quot;&quot;;IF(ABS([.E325]/[.G325])&gt;8;[.$I$1];[.$I$2]);&quot;&quot;)">
            <text:p/>
          </table:table-cell>
          <table:table-cell table:formula="of:=IF([.C325]&lt;&gt; &quot;&quot;;ABS([.G324]+1);&quot;&quot;)">
            <text:p/>
          </table:table-cell>
          <table:table-cell table:formula="of:=IF([.C325]&lt;&gt; &quot;&quot;;[.C32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6]&lt;&gt;&quot;&quot;;DATE(YEAR([.A325]);MONTH([.A325]);DAY([.A325])+1);&quot;&quot;)">
            <text:p/>
          </table:table-cell>
          <table:table-cell table:number-columns-repeated="2"/>
          <table:table-cell table:formula="of:=IF([.C326]&lt;&gt;&quot;&quot;;IFERROR(IF(DATE(YEAR([.A326]);MONTH([.A326]);DAY([.A326]))&lt;TODAY();IF(DATE(YEAR([.A326]);MONTH([.A326]);DAY([.A326]))=TODAY()-1;[.$I$13];[.$I$10]);IF(DATE(YEAR([.A326]);MONTH([.A326]);DAY([.A326]))=TODAY();[.$I$11];[.$I$2]));[.$I$3]);&quot;&quot;)">
            <text:p/>
          </table:table-cell>
          <table:table-cell table:formula="of:=IF([.C326]&lt;&gt;&quot;&quot;;SUM([.E325];[.C326]);&quot;&quot;)">
            <text:p/>
          </table:table-cell>
          <table:table-cell table:formula="of:=IF([.C326]&lt;&gt;&quot;&quot;;IF(ABS([.E326]/[.G326])&gt;8;[.$I$1];[.$I$2]);&quot;&quot;)">
            <text:p/>
          </table:table-cell>
          <table:table-cell table:formula="of:=IF([.C326]&lt;&gt; &quot;&quot;;ABS([.G325]+1);&quot;&quot;)">
            <text:p/>
          </table:table-cell>
          <table:table-cell table:formula="of:=IF([.C326]&lt;&gt; &quot;&quot;;[.C32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7]&lt;&gt;&quot;&quot;;DATE(YEAR([.A326]);MONTH([.A326]);DAY([.A326])+1);&quot;&quot;)">
            <text:p/>
          </table:table-cell>
          <table:table-cell table:number-columns-repeated="2"/>
          <table:table-cell table:formula="of:=IF([.C327]&lt;&gt;&quot;&quot;;IFERROR(IF(DATE(YEAR([.A327]);MONTH([.A327]);DAY([.A327]))&lt;TODAY();IF(DATE(YEAR([.A327]);MONTH([.A327]);DAY([.A327]))=TODAY()-1;[.$I$13];[.$I$10]);IF(DATE(YEAR([.A327]);MONTH([.A327]);DAY([.A327]))=TODAY();[.$I$11];[.$I$2]));[.$I$3]);&quot;&quot;)">
            <text:p/>
          </table:table-cell>
          <table:table-cell table:formula="of:=IF([.C327]&lt;&gt;&quot;&quot;;SUM([.E326];[.C327]);&quot;&quot;)">
            <text:p/>
          </table:table-cell>
          <table:table-cell table:formula="of:=IF([.C327]&lt;&gt;&quot;&quot;;IF(ABS([.E327]/[.G327])&gt;8;[.$I$1];[.$I$2]);&quot;&quot;)">
            <text:p/>
          </table:table-cell>
          <table:table-cell table:formula="of:=IF([.C327]&lt;&gt; &quot;&quot;;ABS([.G326]+1);&quot;&quot;)">
            <text:p/>
          </table:table-cell>
          <table:table-cell table:formula="of:=IF([.C327]&lt;&gt; &quot;&quot;;[.C32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28]&lt;&gt;&quot;&quot;;DATE(YEAR([.A327]);MONTH([.A327]);DAY([.A327])+1);&quot;&quot;)">
            <text:p/>
          </table:table-cell>
          <table:table-cell table:number-columns-repeated="2"/>
          <table:table-cell table:formula="of:=IF([.C328]&lt;&gt;&quot;&quot;;IFERROR(IF(DATE(YEAR([.A328]);MONTH([.A328]);DAY([.A328]))&lt;TODAY();IF(DATE(YEAR([.A328]);MONTH([.A328]);DAY([.A328]))=TODAY()-1;[.$I$13];[.$I$10]);IF(DATE(YEAR([.A328]);MONTH([.A328]);DAY([.A328]))=TODAY();[.$I$11];[.$I$2]));[.$I$3]);&quot;&quot;)">
            <text:p/>
          </table:table-cell>
          <table:table-cell table:formula="of:=IF([.C328]&lt;&gt;&quot;&quot;;SUM([.E327];[.C328]);&quot;&quot;)">
            <text:p/>
          </table:table-cell>
          <table:table-cell table:formula="of:=IF([.C328]&lt;&gt;&quot;&quot;;IF(ABS([.E328]/[.G328])&gt;8;[.$I$1];[.$I$2]);&quot;&quot;)">
            <text:p/>
          </table:table-cell>
          <table:table-cell table:formula="of:=IF([.C328]&lt;&gt; &quot;&quot;;ABS([.G327]+1);&quot;&quot;)">
            <text:p/>
          </table:table-cell>
          <table:table-cell table:formula="of:=IF([.C328]&lt;&gt; &quot;&quot;;[.C328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298:.C328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298:.C328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298:.A328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298:.C328])&lt;&gt;0;MAX([.E298:.E328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298:.F328];[.$I$1])" office:value-type="string" office:string-value="G is.0" calcext:value-type="string">
            <text:p>G is.0</text:p>
          </table:table-cell>
          <table:table-cell table:style-name="ce17" table:formula="of:=IF([.H329]&gt;0;[.G296]+[.H329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298:.H328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298:.F328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1-01" calcext:value-type="date">
            <text:p>1/1/2020</text:p>
          </table:table-cell>
          <table:table-cell table:number-columns-repeated="2"/>
          <table:table-cell table:formula="of:=IF([.C331]&lt;&gt;&quot;&quot;;IFERROR(IF(DATE(YEAR([.A331]);MONTH([.A331]);DAY([.A331]))&lt;TODAY();IF(DATE(YEAR([.A331]);MONTH([.A331]);DAY([.A331]))=TODAY()-1;[.$I$13];[.$I$10]);IF(DATE(YEAR([.A331]);MONTH([.A331]);DAY([.A331]))=TODAY();[.$I$11];[.$I$2]));[.$I$3]);&quot;&quot;)">
            <text:p/>
          </table:table-cell>
          <table:table-cell table:formula="of:=ABS([.C331])" office:value-type="float" office:value="0" calcext:value-type="float">
            <text:p>0</text:p>
          </table:table-cell>
          <table:table-cell table:formula="of:=IF([.C331]&lt;&gt;&quot;&quot;;IF(ABS([.E331]/[.G331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331]&lt;&gt; &quot;&quot;;[.C33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2]&lt;&gt;&quot;&quot;;DATE(YEAR([.A331]);MONTH([.A331]);DAY([.A331])+1);&quot;&quot;)">
            <text:p/>
          </table:table-cell>
          <table:table-cell table:number-columns-repeated="2"/>
          <table:table-cell table:formula="of:=IF([.C332]&lt;&gt;&quot;&quot;;IFERROR(IF(DATE(YEAR([.A332]);MONTH([.A332]);DAY([.A332]))&lt;TODAY();IF(DATE(YEAR([.A332]);MONTH([.A332]);DAY([.A332]))=TODAY()-1;[.$I$13];[.$I$10]);IF(DATE(YEAR([.A332]);MONTH([.A332]);DAY([.A332]))=TODAY();[.$I$11];[.$I$2]));[.$I$3]);&quot;&quot;)">
            <text:p/>
          </table:table-cell>
          <table:table-cell table:formula="of:=IF([.C332]&lt;&gt;&quot;&quot;;SUM([.E331];[.C332]);&quot;&quot;)">
            <text:p/>
          </table:table-cell>
          <table:table-cell table:formula="of:=IF([.C332]&lt;&gt;&quot;&quot;;IF(ABS([.E332]/[.G332])&gt;8;[.$I$1];[.$I$2]);&quot;&quot;)">
            <text:p/>
          </table:table-cell>
          <table:table-cell table:formula="of:=IF([.C332]&lt;&gt; &quot;&quot;;ABS([.G331]+1);&quot;&quot;)">
            <text:p/>
          </table:table-cell>
          <table:table-cell table:formula="of:=IF([.C332]&lt;&gt; &quot;&quot;;[.C33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3]&lt;&gt;&quot;&quot;;DATE(YEAR([.A332]);MONTH([.A332]);DAY([.A332])+1);&quot;&quot;)">
            <text:p/>
          </table:table-cell>
          <table:table-cell table:number-columns-repeated="2"/>
          <table:table-cell table:formula="of:=IF([.C333]&lt;&gt;&quot;&quot;;IFERROR(IF(DATE(YEAR([.A333]);MONTH([.A333]);DAY([.A333]))&lt;TODAY();IF(DATE(YEAR([.A333]);MONTH([.A333]);DAY([.A333]))=TODAY()-1;[.$I$13];[.$I$10]);IF(DATE(YEAR([.A333]);MONTH([.A333]);DAY([.A333]))=TODAY();[.$I$11];[.$I$2]));[.$I$3]);&quot;&quot;)">
            <text:p/>
          </table:table-cell>
          <table:table-cell table:formula="of:=IF([.C333]&lt;&gt;&quot;&quot;;SUM([.E332];[.C333]);&quot;&quot;)">
            <text:p/>
          </table:table-cell>
          <table:table-cell table:formula="of:=IF([.C333]&lt;&gt;&quot;&quot;;IF(ABS([.E333]/[.G333])&gt;8;[.$I$1];[.$I$2]);&quot;&quot;)">
            <text:p/>
          </table:table-cell>
          <table:table-cell table:formula="of:=IF([.C333]&lt;&gt; &quot;&quot;;ABS([.G332]+1);&quot;&quot;)">
            <text:p/>
          </table:table-cell>
          <table:table-cell table:formula="of:=IF([.C333]&lt;&gt; &quot;&quot;;[.C33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4]&lt;&gt;&quot;&quot;;DATE(YEAR([.A333]);MONTH([.A333]);DAY([.A333])+1);&quot;&quot;)">
            <text:p/>
          </table:table-cell>
          <table:table-cell table:number-columns-repeated="2"/>
          <table:table-cell table:formula="of:=IF([.C334]&lt;&gt;&quot;&quot;;IFERROR(IF(DATE(YEAR([.A334]);MONTH([.A334]);DAY([.A334]))&lt;TODAY();IF(DATE(YEAR([.A334]);MONTH([.A334]);DAY([.A334]))=TODAY()-1;[.$I$13];[.$I$10]);IF(DATE(YEAR([.A334]);MONTH([.A334]);DAY([.A334]))=TODAY();[.$I$11];[.$I$2]));[.$I$3]);&quot;&quot;)">
            <text:p/>
          </table:table-cell>
          <table:table-cell table:formula="of:=IF([.C334]&lt;&gt;&quot;&quot;;SUM([.E333];[.C334]);&quot;&quot;)">
            <text:p/>
          </table:table-cell>
          <table:table-cell table:formula="of:=IF([.C334]&lt;&gt;&quot;&quot;;IF(ABS([.E334]/[.G334])&gt;8;[.$I$1];[.$I$2]);&quot;&quot;)">
            <text:p/>
          </table:table-cell>
          <table:table-cell table:formula="of:=IF([.C334]&lt;&gt; &quot;&quot;;ABS([.G333]+1);&quot;&quot;)">
            <text:p/>
          </table:table-cell>
          <table:table-cell table:formula="of:=IF([.C334]&lt;&gt; &quot;&quot;;[.C33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5]&lt;&gt;&quot;&quot;;DATE(YEAR([.A334]);MONTH([.A334]);DAY([.A334])+1);&quot;&quot;)">
            <text:p/>
          </table:table-cell>
          <table:table-cell table:number-columns-repeated="2"/>
          <table:table-cell table:formula="of:=IF([.C335]&lt;&gt;&quot;&quot;;IFERROR(IF(DATE(YEAR([.A335]);MONTH([.A335]);DAY([.A335]))&lt;TODAY();IF(DATE(YEAR([.A335]);MONTH([.A335]);DAY([.A335]))=TODAY()-1;[.$I$13];[.$I$10]);IF(DATE(YEAR([.A335]);MONTH([.A335]);DAY([.A335]))=TODAY();[.$I$11];[.$I$2]));[.$I$3]);&quot;&quot;)">
            <text:p/>
          </table:table-cell>
          <table:table-cell table:formula="of:=IF([.C335]&lt;&gt;&quot;&quot;;SUM([.E334];[.C335]);&quot;&quot;)">
            <text:p/>
          </table:table-cell>
          <table:table-cell table:formula="of:=IF([.C335]&lt;&gt;&quot;&quot;;IF(ABS([.E335]/[.G335])&gt;8;[.$I$1];[.$I$2]);&quot;&quot;)">
            <text:p/>
          </table:table-cell>
          <table:table-cell table:formula="of:=IF([.C335]&lt;&gt; &quot;&quot;;ABS([.G334]+1);&quot;&quot;)">
            <text:p/>
          </table:table-cell>
          <table:table-cell table:formula="of:=IF([.C335]&lt;&gt; &quot;&quot;;[.C33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6]&lt;&gt;&quot;&quot;;DATE(YEAR([.A335]);MONTH([.A335]);DAY([.A335])+1);&quot;&quot;)">
            <text:p/>
          </table:table-cell>
          <table:table-cell table:number-columns-repeated="2"/>
          <table:table-cell table:formula="of:=IF([.C336]&lt;&gt;&quot;&quot;;IFERROR(IF(DATE(YEAR([.A336]);MONTH([.A336]);DAY([.A336]))&lt;TODAY();IF(DATE(YEAR([.A336]);MONTH([.A336]);DAY([.A336]))=TODAY()-1;[.$I$13];[.$I$10]);IF(DATE(YEAR([.A336]);MONTH([.A336]);DAY([.A336]))=TODAY();[.$I$11];[.$I$2]));[.$I$3]);&quot;&quot;)">
            <text:p/>
          </table:table-cell>
          <table:table-cell table:formula="of:=IF([.C336]&lt;&gt;&quot;&quot;;SUM([.E335];[.C336]);&quot;&quot;)">
            <text:p/>
          </table:table-cell>
          <table:table-cell table:formula="of:=IF([.C336]&lt;&gt;&quot;&quot;;IF(ABS([.E336]/[.G336])&gt;8;[.$I$1];[.$I$2]);&quot;&quot;)">
            <text:p/>
          </table:table-cell>
          <table:table-cell table:formula="of:=IF([.C336]&lt;&gt; &quot;&quot;;ABS([.G335]+1);&quot;&quot;)">
            <text:p/>
          </table:table-cell>
          <table:table-cell table:formula="of:=IF([.C336]&lt;&gt; &quot;&quot;;[.C33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7]&lt;&gt;&quot;&quot;;DATE(YEAR([.A336]);MONTH([.A336]);DAY([.A336])+1);&quot;&quot;)">
            <text:p/>
          </table:table-cell>
          <table:table-cell table:number-columns-repeated="2"/>
          <table:table-cell table:formula="of:=IF([.C337]&lt;&gt;&quot;&quot;;IFERROR(IF(DATE(YEAR([.A337]);MONTH([.A337]);DAY([.A337]))&lt;TODAY();IF(DATE(YEAR([.A337]);MONTH([.A337]);DAY([.A337]))=TODAY()-1;[.$I$13];[.$I$10]);IF(DATE(YEAR([.A337]);MONTH([.A337]);DAY([.A337]))=TODAY();[.$I$11];[.$I$2]));[.$I$3]);&quot;&quot;)">
            <text:p/>
          </table:table-cell>
          <table:table-cell table:formula="of:=IF([.C337]&lt;&gt;&quot;&quot;;SUM([.E336];[.C337]);&quot;&quot;)">
            <text:p/>
          </table:table-cell>
          <table:table-cell table:formula="of:=IF([.C337]&lt;&gt;&quot;&quot;;IF(ABS([.E337]/[.G337])&gt;8;[.$I$1];[.$I$2]);&quot;&quot;)">
            <text:p/>
          </table:table-cell>
          <table:table-cell table:formula="of:=IF([.C337]&lt;&gt; &quot;&quot;;ABS([.G336]+1);&quot;&quot;)">
            <text:p/>
          </table:table-cell>
          <table:table-cell table:formula="of:=IF([.C337]&lt;&gt; &quot;&quot;;[.C33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8]&lt;&gt;&quot;&quot;;DATE(YEAR([.A337]);MONTH([.A337]);DAY([.A337])+1);&quot;&quot;)">
            <text:p/>
          </table:table-cell>
          <table:table-cell table:number-columns-repeated="2"/>
          <table:table-cell table:formula="of:=IF([.C338]&lt;&gt;&quot;&quot;;IFERROR(IF(DATE(YEAR([.A338]);MONTH([.A338]);DAY([.A338]))&lt;TODAY();IF(DATE(YEAR([.A338]);MONTH([.A338]);DAY([.A338]))=TODAY()-1;[.$I$13];[.$I$10]);IF(DATE(YEAR([.A338]);MONTH([.A338]);DAY([.A338]))=TODAY();[.$I$11];[.$I$2]));[.$I$3]);&quot;&quot;)">
            <text:p/>
          </table:table-cell>
          <table:table-cell table:formula="of:=IF([.C338]&lt;&gt;&quot;&quot;;SUM([.E337];[.C338]);&quot;&quot;)">
            <text:p/>
          </table:table-cell>
          <table:table-cell table:formula="of:=IF([.C338]&lt;&gt;&quot;&quot;;IF(ABS([.E338]/[.G338])&gt;8;[.$I$1];[.$I$2]);&quot;&quot;)">
            <text:p/>
          </table:table-cell>
          <table:table-cell table:formula="of:=IF([.C338]&lt;&gt; &quot;&quot;;ABS([.G337]+1);&quot;&quot;)">
            <text:p/>
          </table:table-cell>
          <table:table-cell table:formula="of:=IF([.C338]&lt;&gt; &quot;&quot;;[.C33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39]&lt;&gt;&quot;&quot;;DATE(YEAR([.A338]);MONTH([.A338]);DAY([.A338])+1);&quot;&quot;)">
            <text:p/>
          </table:table-cell>
          <table:table-cell table:number-columns-repeated="2"/>
          <table:table-cell table:formula="of:=IF([.C339]&lt;&gt;&quot;&quot;;IFERROR(IF(DATE(YEAR([.A339]);MONTH([.A339]);DAY([.A339]))&lt;TODAY();IF(DATE(YEAR([.A339]);MONTH([.A339]);DAY([.A339]))=TODAY()-1;[.$I$13];[.$I$10]);IF(DATE(YEAR([.A339]);MONTH([.A339]);DAY([.A339]))=TODAY();[.$I$11];[.$I$2]));[.$I$3]);&quot;&quot;)">
            <text:p/>
          </table:table-cell>
          <table:table-cell table:formula="of:=IF([.C339]&lt;&gt;&quot;&quot;;SUM([.E338];[.C339]);&quot;&quot;)">
            <text:p/>
          </table:table-cell>
          <table:table-cell table:formula="of:=IF([.C339]&lt;&gt;&quot;&quot;;IF(ABS([.E339]/[.G339])&gt;8;[.$I$1];[.$I$2]);&quot;&quot;)">
            <text:p/>
          </table:table-cell>
          <table:table-cell table:formula="of:=IF([.C339]&lt;&gt; &quot;&quot;;ABS([.G338]+1);&quot;&quot;)">
            <text:p/>
          </table:table-cell>
          <table:table-cell table:formula="of:=IF([.C339]&lt;&gt; &quot;&quot;;[.C33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0]&lt;&gt;&quot;&quot;;DATE(YEAR([.A339]);MONTH([.A339]);DAY([.A339])+1);&quot;&quot;)">
            <text:p/>
          </table:table-cell>
          <table:table-cell table:number-columns-repeated="2"/>
          <table:table-cell table:formula="of:=IF([.C340]&lt;&gt;&quot;&quot;;IFERROR(IF(DATE(YEAR([.A340]);MONTH([.A340]);DAY([.A340]))&lt;TODAY();IF(DATE(YEAR([.A340]);MONTH([.A340]);DAY([.A340]))=TODAY()-1;[.$I$13];[.$I$10]);IF(DATE(YEAR([.A340]);MONTH([.A340]);DAY([.A340]))=TODAY();[.$I$11];[.$I$2]));[.$I$3]);&quot;&quot;)">
            <text:p/>
          </table:table-cell>
          <table:table-cell table:formula="of:=IF([.C340]&lt;&gt;&quot;&quot;;SUM([.E339];[.C340]);&quot;&quot;)">
            <text:p/>
          </table:table-cell>
          <table:table-cell table:formula="of:=IF([.C340]&lt;&gt;&quot;&quot;;IF(ABS([.E340]/[.G340])&gt;8;[.$I$1];[.$I$2]);&quot;&quot;)">
            <text:p/>
          </table:table-cell>
          <table:table-cell table:formula="of:=IF([.C340]&lt;&gt; &quot;&quot;;ABS([.G339]+1);&quot;&quot;)">
            <text:p/>
          </table:table-cell>
          <table:table-cell table:formula="of:=IF([.C340]&lt;&gt; &quot;&quot;;[.C34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1]&lt;&gt;&quot;&quot;;DATE(YEAR([.A340]);MONTH([.A340]);DAY([.A340])+1);&quot;&quot;)">
            <text:p/>
          </table:table-cell>
          <table:table-cell table:number-columns-repeated="2"/>
          <table:table-cell table:formula="of:=IF([.C341]&lt;&gt;&quot;&quot;;IFERROR(IF(DATE(YEAR([.A341]);MONTH([.A341]);DAY([.A341]))&lt;TODAY();IF(DATE(YEAR([.A341]);MONTH([.A341]);DAY([.A341]))=TODAY()-1;[.$I$13];[.$I$10]);IF(DATE(YEAR([.A341]);MONTH([.A341]);DAY([.A341]))=TODAY();[.$I$11];[.$I$2]));[.$I$3]);&quot;&quot;)">
            <text:p/>
          </table:table-cell>
          <table:table-cell table:formula="of:=IF([.C341]&lt;&gt;&quot;&quot;;SUM([.E340];[.C341]);&quot;&quot;)">
            <text:p/>
          </table:table-cell>
          <table:table-cell table:formula="of:=IF([.C341]&lt;&gt;&quot;&quot;;IF(ABS([.E341]/[.G341])&gt;8;[.$I$1];[.$I$2]);&quot;&quot;)">
            <text:p/>
          </table:table-cell>
          <table:table-cell table:formula="of:=IF([.C341]&lt;&gt; &quot;&quot;;ABS([.G340]+1);&quot;&quot;)">
            <text:p/>
          </table:table-cell>
          <table:table-cell table:formula="of:=IF([.C341]&lt;&gt; &quot;&quot;;[.C34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2]&lt;&gt;&quot;&quot;;DATE(YEAR([.A341]);MONTH([.A341]);DAY([.A341])+1);&quot;&quot;)">
            <text:p/>
          </table:table-cell>
          <table:table-cell table:number-columns-repeated="2"/>
          <table:table-cell table:formula="of:=IF([.C342]&lt;&gt;&quot;&quot;;IFERROR(IF(DATE(YEAR([.A342]);MONTH([.A342]);DAY([.A342]))&lt;TODAY();IF(DATE(YEAR([.A342]);MONTH([.A342]);DAY([.A342]))=TODAY()-1;[.$I$13];[.$I$10]);IF(DATE(YEAR([.A342]);MONTH([.A342]);DAY([.A342]))=TODAY();[.$I$11];[.$I$2]));[.$I$3]);&quot;&quot;)">
            <text:p/>
          </table:table-cell>
          <table:table-cell table:formula="of:=IF([.C342]&lt;&gt;&quot;&quot;;SUM([.E341];[.C342]);&quot;&quot;)">
            <text:p/>
          </table:table-cell>
          <table:table-cell table:formula="of:=IF([.C342]&lt;&gt;&quot;&quot;;IF(ABS([.E342]/[.G342])&gt;8;[.$I$1];[.$I$2]);&quot;&quot;)">
            <text:p/>
          </table:table-cell>
          <table:table-cell table:formula="of:=IF([.C342]&lt;&gt; &quot;&quot;;ABS([.G341]+1);&quot;&quot;)">
            <text:p/>
          </table:table-cell>
          <table:table-cell table:formula="of:=IF([.C342]&lt;&gt; &quot;&quot;;[.C34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3]&lt;&gt;&quot;&quot;;DATE(YEAR([.A342]);MONTH([.A342]);DAY([.A342])+1);&quot;&quot;)">
            <text:p/>
          </table:table-cell>
          <table:table-cell table:number-columns-repeated="2"/>
          <table:table-cell table:formula="of:=IF([.C343]&lt;&gt;&quot;&quot;;IFERROR(IF(DATE(YEAR([.A343]);MONTH([.A343]);DAY([.A343]))&lt;TODAY();IF(DATE(YEAR([.A343]);MONTH([.A343]);DAY([.A343]))=TODAY()-1;[.$I$13];[.$I$10]);IF(DATE(YEAR([.A343]);MONTH([.A343]);DAY([.A343]))=TODAY();[.$I$11];[.$I$2]));[.$I$3]);&quot;&quot;)">
            <text:p/>
          </table:table-cell>
          <table:table-cell table:formula="of:=IF([.C343]&lt;&gt;&quot;&quot;;SUM([.E342];[.C343]);&quot;&quot;)">
            <text:p/>
          </table:table-cell>
          <table:table-cell table:formula="of:=IF([.C343]&lt;&gt;&quot;&quot;;IF(ABS([.E343]/[.G343])&gt;8;[.$I$1];[.$I$2]);&quot;&quot;)">
            <text:p/>
          </table:table-cell>
          <table:table-cell table:formula="of:=IF([.C343]&lt;&gt; &quot;&quot;;ABS([.G342]+1);&quot;&quot;)">
            <text:p/>
          </table:table-cell>
          <table:table-cell table:formula="of:=IF([.C343]&lt;&gt; &quot;&quot;;[.C34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4]&lt;&gt;&quot;&quot;;DATE(YEAR([.A343]);MONTH([.A343]);DAY([.A343])+1);&quot;&quot;)">
            <text:p/>
          </table:table-cell>
          <table:table-cell table:number-columns-repeated="2"/>
          <table:table-cell table:formula="of:=IF([.C344]&lt;&gt;&quot;&quot;;IFERROR(IF(DATE(YEAR([.A344]);MONTH([.A344]);DAY([.A344]))&lt;TODAY();IF(DATE(YEAR([.A344]);MONTH([.A344]);DAY([.A344]))=TODAY()-1;[.$I$13];[.$I$10]);IF(DATE(YEAR([.A344]);MONTH([.A344]);DAY([.A344]))=TODAY();[.$I$11];[.$I$2]));[.$I$3]);&quot;&quot;)">
            <text:p/>
          </table:table-cell>
          <table:table-cell table:formula="of:=IF([.C344]&lt;&gt;&quot;&quot;;SUM([.E343];[.C344]);&quot;&quot;)">
            <text:p/>
          </table:table-cell>
          <table:table-cell table:formula="of:=IF([.C344]&lt;&gt;&quot;&quot;;IF(ABS([.E344]/[.G344])&gt;8;[.$I$1];[.$I$2]);&quot;&quot;)">
            <text:p/>
          </table:table-cell>
          <table:table-cell table:formula="of:=IF([.C344]&lt;&gt; &quot;&quot;;ABS([.G343]+1);&quot;&quot;)">
            <text:p/>
          </table:table-cell>
          <table:table-cell table:formula="of:=IF([.C344]&lt;&gt; &quot;&quot;;[.C34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5]&lt;&gt;&quot;&quot;;DATE(YEAR([.A344]);MONTH([.A344]);DAY([.A344])+1);&quot;&quot;)">
            <text:p/>
          </table:table-cell>
          <table:table-cell table:number-columns-repeated="2"/>
          <table:table-cell table:formula="of:=IF([.C345]&lt;&gt;&quot;&quot;;IFERROR(IF(DATE(YEAR([.A345]);MONTH([.A345]);DAY([.A345]))&lt;TODAY();IF(DATE(YEAR([.A345]);MONTH([.A345]);DAY([.A345]))=TODAY()-1;[.$I$13];[.$I$10]);IF(DATE(YEAR([.A345]);MONTH([.A345]);DAY([.A345]))=TODAY();[.$I$11];[.$I$2]));[.$I$3]);&quot;&quot;)">
            <text:p/>
          </table:table-cell>
          <table:table-cell table:formula="of:=IF([.C345]&lt;&gt;&quot;&quot;;SUM([.E344];[.C345]);&quot;&quot;)">
            <text:p/>
          </table:table-cell>
          <table:table-cell table:formula="of:=IF([.C345]&lt;&gt;&quot;&quot;;IF(ABS([.E345]/[.G345])&gt;8;[.$I$1];[.$I$2]);&quot;&quot;)">
            <text:p/>
          </table:table-cell>
          <table:table-cell table:formula="of:=IF([.C345]&lt;&gt; &quot;&quot;;ABS([.G344]+1);&quot;&quot;)">
            <text:p/>
          </table:table-cell>
          <table:table-cell table:formula="of:=IF([.C345]&lt;&gt; &quot;&quot;;[.C34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6]&lt;&gt;&quot;&quot;;DATE(YEAR([.A345]);MONTH([.A345]);DAY([.A345])+1);&quot;&quot;)">
            <text:p/>
          </table:table-cell>
          <table:table-cell table:number-columns-repeated="2"/>
          <table:table-cell table:formula="of:=IF([.C346]&lt;&gt;&quot;&quot;;IFERROR(IF(DATE(YEAR([.A346]);MONTH([.A346]);DAY([.A346]))&lt;TODAY();IF(DATE(YEAR([.A346]);MONTH([.A346]);DAY([.A346]))=TODAY()-1;[.$I$13];[.$I$10]);IF(DATE(YEAR([.A346]);MONTH([.A346]);DAY([.A346]))=TODAY();[.$I$11];[.$I$2]));[.$I$3]);&quot;&quot;)">
            <text:p/>
          </table:table-cell>
          <table:table-cell table:formula="of:=IF([.C346]&lt;&gt;&quot;&quot;;SUM([.E345];[.C346]);&quot;&quot;)">
            <text:p/>
          </table:table-cell>
          <table:table-cell table:formula="of:=IF([.C346]&lt;&gt;&quot;&quot;;IF(ABS([.E346]/[.G346])&gt;8;[.$I$1];[.$I$2]);&quot;&quot;)">
            <text:p/>
          </table:table-cell>
          <table:table-cell table:formula="of:=IF([.C346]&lt;&gt; &quot;&quot;;ABS([.G345]+1);&quot;&quot;)">
            <text:p/>
          </table:table-cell>
          <table:table-cell table:formula="of:=IF([.C346]&lt;&gt; &quot;&quot;;[.C34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7]&lt;&gt;&quot;&quot;;DATE(YEAR([.A346]);MONTH([.A346]);DAY([.A346])+1);&quot;&quot;)">
            <text:p/>
          </table:table-cell>
          <table:table-cell table:number-columns-repeated="2"/>
          <table:table-cell table:formula="of:=IF([.C347]&lt;&gt;&quot;&quot;;IFERROR(IF(DATE(YEAR([.A347]);MONTH([.A347]);DAY([.A347]))&lt;TODAY();IF(DATE(YEAR([.A347]);MONTH([.A347]);DAY([.A347]))=TODAY()-1;[.$I$13];[.$I$10]);IF(DATE(YEAR([.A347]);MONTH([.A347]);DAY([.A347]))=TODAY();[.$I$11];[.$I$2]));[.$I$3]);&quot;&quot;)">
            <text:p/>
          </table:table-cell>
          <table:table-cell table:formula="of:=IF([.C347]&lt;&gt;&quot;&quot;;SUM([.E346];[.C347]);&quot;&quot;)">
            <text:p/>
          </table:table-cell>
          <table:table-cell table:formula="of:=IF([.C347]&lt;&gt;&quot;&quot;;IF(ABS([.E347]/[.G347])&gt;8;[.$I$1];[.$I$2]);&quot;&quot;)">
            <text:p/>
          </table:table-cell>
          <table:table-cell table:formula="of:=IF([.C347]&lt;&gt; &quot;&quot;;ABS([.G346]+1);&quot;&quot;)">
            <text:p/>
          </table:table-cell>
          <table:table-cell table:formula="of:=IF([.C347]&lt;&gt; &quot;&quot;;[.C34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8]&lt;&gt;&quot;&quot;;DATE(YEAR([.A347]);MONTH([.A347]);DAY([.A347])+1);&quot;&quot;)">
            <text:p/>
          </table:table-cell>
          <table:table-cell table:number-columns-repeated="2"/>
          <table:table-cell table:formula="of:=IF([.C348]&lt;&gt;&quot;&quot;;IFERROR(IF(DATE(YEAR([.A348]);MONTH([.A348]);DAY([.A348]))&lt;TODAY();IF(DATE(YEAR([.A348]);MONTH([.A348]);DAY([.A348]))=TODAY()-1;[.$I$13];[.$I$10]);IF(DATE(YEAR([.A348]);MONTH([.A348]);DAY([.A348]))=TODAY();[.$I$11];[.$I$2]));[.$I$3]);&quot;&quot;)">
            <text:p/>
          </table:table-cell>
          <table:table-cell table:formula="of:=IF([.C348]&lt;&gt;&quot;&quot;;SUM([.E347];[.C348]);&quot;&quot;)">
            <text:p/>
          </table:table-cell>
          <table:table-cell table:formula="of:=IF([.C348]&lt;&gt;&quot;&quot;;IF(ABS([.E348]/[.G348])&gt;8;[.$I$1];[.$I$2]);&quot;&quot;)">
            <text:p/>
          </table:table-cell>
          <table:table-cell table:formula="of:=IF([.C348]&lt;&gt; &quot;&quot;;ABS([.G347]+1);&quot;&quot;)">
            <text:p/>
          </table:table-cell>
          <table:table-cell table:formula="of:=IF([.C348]&lt;&gt; &quot;&quot;;[.C34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49]&lt;&gt;&quot;&quot;;DATE(YEAR([.A348]);MONTH([.A348]);DAY([.A348])+1);&quot;&quot;)">
            <text:p/>
          </table:table-cell>
          <table:table-cell table:number-columns-repeated="2"/>
          <table:table-cell table:formula="of:=IF([.C349]&lt;&gt;&quot;&quot;;IFERROR(IF(DATE(YEAR([.A349]);MONTH([.A349]);DAY([.A349]))&lt;TODAY();IF(DATE(YEAR([.A349]);MONTH([.A349]);DAY([.A349]))=TODAY()-1;[.$I$13];[.$I$10]);IF(DATE(YEAR([.A349]);MONTH([.A349]);DAY([.A349]))=TODAY();[.$I$11];[.$I$2]));[.$I$3]);&quot;&quot;)">
            <text:p/>
          </table:table-cell>
          <table:table-cell table:formula="of:=IF([.C349]&lt;&gt;&quot;&quot;;SUM([.E348];[.C349]);&quot;&quot;)">
            <text:p/>
          </table:table-cell>
          <table:table-cell table:formula="of:=IF([.C349]&lt;&gt;&quot;&quot;;IF(ABS([.E349]/[.G349])&gt;8;[.$I$1];[.$I$2]);&quot;&quot;)">
            <text:p/>
          </table:table-cell>
          <table:table-cell table:formula="of:=IF([.C349]&lt;&gt; &quot;&quot;;ABS([.G348]+1);&quot;&quot;)">
            <text:p/>
          </table:table-cell>
          <table:table-cell table:formula="of:=IF([.C349]&lt;&gt; &quot;&quot;;[.C34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0]&lt;&gt;&quot;&quot;;DATE(YEAR([.A349]);MONTH([.A349]);DAY([.A349])+1);&quot;&quot;)">
            <text:p/>
          </table:table-cell>
          <table:table-cell table:number-columns-repeated="2"/>
          <table:table-cell table:formula="of:=IF([.C350]&lt;&gt;&quot;&quot;;IFERROR(IF(DATE(YEAR([.A350]);MONTH([.A350]);DAY([.A350]))&lt;TODAY();IF(DATE(YEAR([.A350]);MONTH([.A350]);DAY([.A350]))=TODAY()-1;[.$I$13];[.$I$10]);IF(DATE(YEAR([.A350]);MONTH([.A350]);DAY([.A350]))=TODAY();[.$I$11];[.$I$2]));[.$I$3]);&quot;&quot;)">
            <text:p/>
          </table:table-cell>
          <table:table-cell table:formula="of:=IF([.C350]&lt;&gt;&quot;&quot;;SUM([.E349];[.C350]);&quot;&quot;)">
            <text:p/>
          </table:table-cell>
          <table:table-cell table:formula="of:=IF([.C350]&lt;&gt;&quot;&quot;;IF(ABS([.E350]/[.G350])&gt;8;[.$I$1];[.$I$2]);&quot;&quot;)">
            <text:p/>
          </table:table-cell>
          <table:table-cell table:formula="of:=IF([.C350]&lt;&gt; &quot;&quot;;ABS([.G349]+1);&quot;&quot;)">
            <text:p/>
          </table:table-cell>
          <table:table-cell table:formula="of:=IF([.C350]&lt;&gt; &quot;&quot;;[.C35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1]&lt;&gt;&quot;&quot;;DATE(YEAR([.A350]);MONTH([.A350]);DAY([.A350])+1);&quot;&quot;)">
            <text:p/>
          </table:table-cell>
          <table:table-cell table:number-columns-repeated="2"/>
          <table:table-cell table:formula="of:=IF([.C351]&lt;&gt;&quot;&quot;;IFERROR(IF(DATE(YEAR([.A351]);MONTH([.A351]);DAY([.A351]))&lt;TODAY();IF(DATE(YEAR([.A351]);MONTH([.A351]);DAY([.A351]))=TODAY()-1;[.$I$13];[.$I$10]);IF(DATE(YEAR([.A351]);MONTH([.A351]);DAY([.A351]))=TODAY();[.$I$11];[.$I$2]));[.$I$3]);&quot;&quot;)">
            <text:p/>
          </table:table-cell>
          <table:table-cell table:formula="of:=IF([.C351]&lt;&gt;&quot;&quot;;SUM([.E350];[.C351]);&quot;&quot;)">
            <text:p/>
          </table:table-cell>
          <table:table-cell table:formula="of:=IF([.C351]&lt;&gt;&quot;&quot;;IF(ABS([.E351]/[.G351])&gt;8;[.$I$1];[.$I$2]);&quot;&quot;)">
            <text:p/>
          </table:table-cell>
          <table:table-cell table:formula="of:=IF([.C351]&lt;&gt; &quot;&quot;;ABS([.G350]+1);&quot;&quot;)">
            <text:p/>
          </table:table-cell>
          <table:table-cell table:formula="of:=IF([.C351]&lt;&gt; &quot;&quot;;[.C35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2]&lt;&gt;&quot;&quot;;DATE(YEAR([.A351]);MONTH([.A351]);DAY([.A351])+1);&quot;&quot;)">
            <text:p/>
          </table:table-cell>
          <table:table-cell table:number-columns-repeated="2"/>
          <table:table-cell table:formula="of:=IF([.C352]&lt;&gt;&quot;&quot;;IFERROR(IF(DATE(YEAR([.A352]);MONTH([.A352]);DAY([.A352]))&lt;TODAY();IF(DATE(YEAR([.A352]);MONTH([.A352]);DAY([.A352]))=TODAY()-1;[.$I$13];[.$I$10]);IF(DATE(YEAR([.A352]);MONTH([.A352]);DAY([.A352]))=TODAY();[.$I$11];[.$I$2]));[.$I$3]);&quot;&quot;)">
            <text:p/>
          </table:table-cell>
          <table:table-cell table:formula="of:=IF([.C352]&lt;&gt;&quot;&quot;;SUM([.E351];[.C352]);&quot;&quot;)">
            <text:p/>
          </table:table-cell>
          <table:table-cell table:formula="of:=IF([.C352]&lt;&gt;&quot;&quot;;IF(ABS([.E352]/[.G352])&gt;8;[.$I$1];[.$I$2]);&quot;&quot;)">
            <text:p/>
          </table:table-cell>
          <table:table-cell table:formula="of:=IF([.C352]&lt;&gt; &quot;&quot;;ABS([.G351]+1);&quot;&quot;)">
            <text:p/>
          </table:table-cell>
          <table:table-cell table:formula="of:=IF([.C352]&lt;&gt; &quot;&quot;;[.C35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3]&lt;&gt;&quot;&quot;;DATE(YEAR([.A352]);MONTH([.A352]);DAY([.A352])+1);&quot;&quot;)">
            <text:p/>
          </table:table-cell>
          <table:table-cell table:number-columns-repeated="2"/>
          <table:table-cell table:formula="of:=IF([.C353]&lt;&gt;&quot;&quot;;IFERROR(IF(DATE(YEAR([.A353]);MONTH([.A353]);DAY([.A353]))&lt;TODAY();IF(DATE(YEAR([.A353]);MONTH([.A353]);DAY([.A353]))=TODAY()-1;[.$I$13];[.$I$10]);IF(DATE(YEAR([.A353]);MONTH([.A353]);DAY([.A353]))=TODAY();[.$I$11];[.$I$2]));[.$I$3]);&quot;&quot;)">
            <text:p/>
          </table:table-cell>
          <table:table-cell table:formula="of:=IF([.C353]&lt;&gt;&quot;&quot;;SUM([.E352];[.C353]);&quot;&quot;)">
            <text:p/>
          </table:table-cell>
          <table:table-cell table:formula="of:=IF([.C353]&lt;&gt;&quot;&quot;;IF(ABS([.E353]/[.G353])&gt;8;[.$I$1];[.$I$2]);&quot;&quot;)">
            <text:p/>
          </table:table-cell>
          <table:table-cell table:formula="of:=IF([.C353]&lt;&gt; &quot;&quot;;ABS([.G352]+1);&quot;&quot;)">
            <text:p/>
          </table:table-cell>
          <table:table-cell table:formula="of:=IF([.C353]&lt;&gt; &quot;&quot;;[.C35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4]&lt;&gt;&quot;&quot;;DATE(YEAR([.A353]);MONTH([.A353]);DAY([.A353])+1);&quot;&quot;)">
            <text:p/>
          </table:table-cell>
          <table:table-cell table:number-columns-repeated="2"/>
          <table:table-cell table:formula="of:=IF([.C354]&lt;&gt;&quot;&quot;;IFERROR(IF(DATE(YEAR([.A354]);MONTH([.A354]);DAY([.A354]))&lt;TODAY();IF(DATE(YEAR([.A354]);MONTH([.A354]);DAY([.A354]))=TODAY()-1;[.$I$13];[.$I$10]);IF(DATE(YEAR([.A354]);MONTH([.A354]);DAY([.A354]))=TODAY();[.$I$11];[.$I$2]));[.$I$3]);&quot;&quot;)">
            <text:p/>
          </table:table-cell>
          <table:table-cell table:formula="of:=IF([.C354]&lt;&gt;&quot;&quot;;SUM([.E353];[.C354]);&quot;&quot;)">
            <text:p/>
          </table:table-cell>
          <table:table-cell table:formula="of:=IF([.C354]&lt;&gt;&quot;&quot;;IF(ABS([.E354]/[.G354])&gt;8;[.$I$1];[.$I$2]);&quot;&quot;)">
            <text:p/>
          </table:table-cell>
          <table:table-cell table:formula="of:=IF([.C354]&lt;&gt; &quot;&quot;;ABS([.G353]+1);&quot;&quot;)">
            <text:p/>
          </table:table-cell>
          <table:table-cell table:formula="of:=IF([.C354]&lt;&gt; &quot;&quot;;[.C35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5]&lt;&gt;&quot;&quot;;DATE(YEAR([.A354]);MONTH([.A354]);DAY([.A354])+1);&quot;&quot;)">
            <text:p/>
          </table:table-cell>
          <table:table-cell table:number-columns-repeated="2"/>
          <table:table-cell table:formula="of:=IF([.C355]&lt;&gt;&quot;&quot;;IFERROR(IF(DATE(YEAR([.A355]);MONTH([.A355]);DAY([.A355]))&lt;TODAY();IF(DATE(YEAR([.A355]);MONTH([.A355]);DAY([.A355]))=TODAY()-1;[.$I$13];[.$I$10]);IF(DATE(YEAR([.A355]);MONTH([.A355]);DAY([.A355]))=TODAY();[.$I$11];[.$I$2]));[.$I$3]);&quot;&quot;)">
            <text:p/>
          </table:table-cell>
          <table:table-cell table:formula="of:=IF([.C355]&lt;&gt;&quot;&quot;;SUM([.E354];[.C355]);&quot;&quot;)">
            <text:p/>
          </table:table-cell>
          <table:table-cell table:formula="of:=IF([.C355]&lt;&gt;&quot;&quot;;IF(ABS([.E355]/[.G355])&gt;8;[.$I$1];[.$I$2]);&quot;&quot;)">
            <text:p/>
          </table:table-cell>
          <table:table-cell table:formula="of:=IF([.C355]&lt;&gt; &quot;&quot;;ABS([.G354]+1);&quot;&quot;)">
            <text:p/>
          </table:table-cell>
          <table:table-cell table:formula="of:=IF([.C355]&lt;&gt; &quot;&quot;;[.C35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6]&lt;&gt;&quot;&quot;;DATE(YEAR([.A355]);MONTH([.A355]);DAY([.A355])+1);&quot;&quot;)">
            <text:p/>
          </table:table-cell>
          <table:table-cell table:number-columns-repeated="2"/>
          <table:table-cell table:formula="of:=IF([.C356]&lt;&gt;&quot;&quot;;IFERROR(IF(DATE(YEAR([.A356]);MONTH([.A356]);DAY([.A356]))&lt;TODAY();IF(DATE(YEAR([.A356]);MONTH([.A356]);DAY([.A356]))=TODAY()-1;[.$I$13];[.$I$10]);IF(DATE(YEAR([.A356]);MONTH([.A356]);DAY([.A356]))=TODAY();[.$I$11];[.$I$2]));[.$I$3]);&quot;&quot;)">
            <text:p/>
          </table:table-cell>
          <table:table-cell table:formula="of:=IF([.C356]&lt;&gt;&quot;&quot;;SUM([.E355];[.C356]);&quot;&quot;)">
            <text:p/>
          </table:table-cell>
          <table:table-cell table:formula="of:=IF([.C356]&lt;&gt;&quot;&quot;;IF(ABS([.E356]/[.G356])&gt;8;[.$I$1];[.$I$2]);&quot;&quot;)">
            <text:p/>
          </table:table-cell>
          <table:table-cell table:formula="of:=IF([.C356]&lt;&gt; &quot;&quot;;ABS([.G355]+1);&quot;&quot;)">
            <text:p/>
          </table:table-cell>
          <table:table-cell table:formula="of:=IF([.C356]&lt;&gt; &quot;&quot;;[.C35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7]&lt;&gt;&quot;&quot;;DATE(YEAR([.A356]);MONTH([.A356]);DAY([.A356])+1);&quot;&quot;)">
            <text:p/>
          </table:table-cell>
          <table:table-cell table:number-columns-repeated="2"/>
          <table:table-cell table:formula="of:=IF([.C357]&lt;&gt;&quot;&quot;;IFERROR(IF(DATE(YEAR([.A357]);MONTH([.A357]);DAY([.A357]))&lt;TODAY();IF(DATE(YEAR([.A357]);MONTH([.A357]);DAY([.A357]))=TODAY()-1;[.$I$13];[.$I$10]);IF(DATE(YEAR([.A357]);MONTH([.A357]);DAY([.A357]))=TODAY();[.$I$11];[.$I$2]));[.$I$3]);&quot;&quot;)">
            <text:p/>
          </table:table-cell>
          <table:table-cell table:formula="of:=IF([.C357]&lt;&gt;&quot;&quot;;SUM([.E356];[.C357]);&quot;&quot;)">
            <text:p/>
          </table:table-cell>
          <table:table-cell table:formula="of:=IF([.C357]&lt;&gt;&quot;&quot;;IF(ABS([.E357]/[.G357])&gt;8;[.$I$1];[.$I$2]);&quot;&quot;)">
            <text:p/>
          </table:table-cell>
          <table:table-cell table:formula="of:=IF([.C357]&lt;&gt; &quot;&quot;;ABS([.G356]+1);&quot;&quot;)">
            <text:p/>
          </table:table-cell>
          <table:table-cell table:formula="of:=IF([.C357]&lt;&gt; &quot;&quot;;[.C35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8]&lt;&gt;&quot;&quot;;DATE(YEAR([.A357]);MONTH([.A357]);DAY([.A357])+1);&quot;&quot;)">
            <text:p/>
          </table:table-cell>
          <table:table-cell table:number-columns-repeated="2"/>
          <table:table-cell table:formula="of:=IF([.C358]&lt;&gt;&quot;&quot;;IFERROR(IF(DATE(YEAR([.A358]);MONTH([.A358]);DAY([.A358]))&lt;TODAY();IF(DATE(YEAR([.A358]);MONTH([.A358]);DAY([.A358]))=TODAY()-1;[.$I$13];[.$I$10]);IF(DATE(YEAR([.A358]);MONTH([.A358]);DAY([.A358]))=TODAY();[.$I$11];[.$I$2]));[.$I$3]);&quot;&quot;)">
            <text:p/>
          </table:table-cell>
          <table:table-cell table:formula="of:=IF([.C358]&lt;&gt;&quot;&quot;;SUM([.E357];[.C358]);&quot;&quot;)">
            <text:p/>
          </table:table-cell>
          <table:table-cell table:formula="of:=IF([.C358]&lt;&gt;&quot;&quot;;IF(ABS([.E358]/[.G358])&gt;8;[.$I$1];[.$I$2]);&quot;&quot;)">
            <text:p/>
          </table:table-cell>
          <table:table-cell table:formula="of:=IF([.C358]&lt;&gt; &quot;&quot;;ABS([.G357]+1);&quot;&quot;)">
            <text:p/>
          </table:table-cell>
          <table:table-cell table:formula="of:=IF([.C358]&lt;&gt; &quot;&quot;;[.C35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59]&lt;&gt;&quot;&quot;;DATE(YEAR([.A358]);MONTH([.A358]);DAY([.A358])+1);&quot;&quot;)">
            <text:p/>
          </table:table-cell>
          <table:table-cell table:number-columns-repeated="2"/>
          <table:table-cell table:formula="of:=IF([.C359]&lt;&gt;&quot;&quot;;IFERROR(IF(DATE(YEAR([.A359]);MONTH([.A359]);DAY([.A359]))&lt;TODAY();IF(DATE(YEAR([.A359]);MONTH([.A359]);DAY([.A359]))=TODAY()-1;[.$I$13];[.$I$10]);IF(DATE(YEAR([.A359]);MONTH([.A359]);DAY([.A359]))=TODAY();[.$I$11];[.$I$2]));[.$I$3]);&quot;&quot;)">
            <text:p/>
          </table:table-cell>
          <table:table-cell table:formula="of:=IF([.C359]&lt;&gt;&quot;&quot;;SUM([.E358];[.C359]);&quot;&quot;)">
            <text:p/>
          </table:table-cell>
          <table:table-cell table:formula="of:=IF([.C359]&lt;&gt;&quot;&quot;;IF(ABS([.E359]/[.G359])&gt;8;[.$I$1];[.$I$2]);&quot;&quot;)">
            <text:p/>
          </table:table-cell>
          <table:table-cell table:formula="of:=IF([.C359]&lt;&gt; &quot;&quot;;ABS([.G358]+1);&quot;&quot;)">
            <text:p/>
          </table:table-cell>
          <table:table-cell table:formula="of:=IF([.C359]&lt;&gt; &quot;&quot;;[.C35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0]&lt;&gt;&quot;&quot;;DATE(YEAR([.A359]);MONTH([.A359]);DAY([.A359])+1);&quot;&quot;)">
            <text:p/>
          </table:table-cell>
          <table:table-cell table:number-columns-repeated="2"/>
          <table:table-cell table:formula="of:=IF([.C360]&lt;&gt;&quot;&quot;;IFERROR(IF(DATE(YEAR([.A360]);MONTH([.A360]);DAY([.A360]))&lt;TODAY();IF(DATE(YEAR([.A360]);MONTH([.A360]);DAY([.A360]))=TODAY()-1;[.$I$13];[.$I$10]);IF(DATE(YEAR([.A360]);MONTH([.A360]);DAY([.A360]))=TODAY();[.$I$11];[.$I$2]));[.$I$3]);&quot;&quot;)">
            <text:p/>
          </table:table-cell>
          <table:table-cell table:formula="of:=IF([.C360]&lt;&gt;&quot;&quot;;SUM([.E359];[.C360]);&quot;&quot;)">
            <text:p/>
          </table:table-cell>
          <table:table-cell table:formula="of:=IF([.C360]&lt;&gt;&quot;&quot;;IF(ABS([.E360]/[.G360])&gt;8;[.$I$1];[.$I$2]);&quot;&quot;)">
            <text:p/>
          </table:table-cell>
          <table:table-cell table:formula="of:=IF([.C360]&lt;&gt; &quot;&quot;;ABS([.G359]+1);&quot;&quot;)">
            <text:p/>
          </table:table-cell>
          <table:table-cell table:formula="of:=IF([.C360]&lt;&gt; &quot;&quot;;[.C36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1]&lt;&gt;&quot;&quot;;DATE(YEAR([.A360]);MONTH([.A360]);DAY([.A360])+1);&quot;&quot;)">
            <text:p/>
          </table:table-cell>
          <table:table-cell table:number-columns-repeated="2"/>
          <table:table-cell table:formula="of:=IF([.C361]&lt;&gt;&quot;&quot;;IFERROR(IF(DATE(YEAR([.A361]);MONTH([.A361]);DAY([.A361]))&lt;TODAY();IF(DATE(YEAR([.A361]);MONTH([.A361]);DAY([.A361]))=TODAY()-1;[.$I$13];[.$I$10]);IF(DATE(YEAR([.A361]);MONTH([.A361]);DAY([.A361]))=TODAY();[.$I$11];[.$I$2]));[.$I$3]);&quot;&quot;)">
            <text:p/>
          </table:table-cell>
          <table:table-cell table:formula="of:=IF([.C361]&lt;&gt;&quot;&quot;;SUM([.E360];[.C361]);&quot;&quot;)">
            <text:p/>
          </table:table-cell>
          <table:table-cell table:formula="of:=IF([.C361]&lt;&gt;&quot;&quot;;IF(ABS([.E361]/[.G361])&gt;8;[.$I$1];[.$I$2]);&quot;&quot;)">
            <text:p/>
          </table:table-cell>
          <table:table-cell table:formula="of:=IF([.C361]&lt;&gt; &quot;&quot;;ABS([.G360]+1);&quot;&quot;)">
            <text:p/>
          </table:table-cell>
          <table:table-cell table:formula="of:=IF([.C361]&lt;&gt; &quot;&quot;;[.C361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331:.C361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331:.C361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331:.A361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331:.C361])&lt;&gt;0;MAX([.E331:.E361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331:.F361];[.$I$1])" office:value-type="string" office:string-value="G is.0" calcext:value-type="string">
            <text:p>G is.0</text:p>
          </table:table-cell>
          <table:table-cell table:style-name="ce17" table:formula="of:=IF([.H362]&gt;0;[.G329]+[.H362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331:.H361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331:.F361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>
          <table:table-cell table:style-name="ce1" office:value-type="date" office:date-value="2020-01-01" calcext:value-type="date">
            <text:p>1/1/2020</text:p>
          </table:table-cell>
          <table:table-cell table:number-columns-repeated="2"/>
          <table:table-cell table:formula="of:=IF([.C364]&lt;&gt;&quot;&quot;;IFERROR(IF(DATE(YEAR([.A364]);MONTH([.A364]);DAY([.A364]))&lt;TODAY();IF(DATE(YEAR([.A364]);MONTH([.A364]);DAY([.A364]))=TODAY()-1;[.$I$13];[.$I$10]);IF(DATE(YEAR([.A364]);MONTH([.A364]);DAY([.A364]))=TODAY();[.$I$11];[.$I$2]));[.$I$3]);&quot;&quot;)">
            <text:p/>
          </table:table-cell>
          <table:table-cell table:formula="of:=ABS([.C364])" office:value-type="float" office:value="0" calcext:value-type="float">
            <text:p>0</text:p>
          </table:table-cell>
          <table:table-cell table:formula="of:=IF([.C364]&lt;&gt;&quot;&quot;;IF(ABS([.E364]/[.G364])&gt;8;[.$I$1];[.$I$2]);&quot;&quot;)">
            <text:p/>
          </table:table-cell>
          <table:table-cell office:value-type="float" office:value="1" calcext:value-type="float">
            <text:p>1</text:p>
          </table:table-cell>
          <table:table-cell table:formula="of:=IF([.C364]&lt;&gt; &quot;&quot;;[.C36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5]&lt;&gt;&quot;&quot;;DATE(YEAR([.A364]);MONTH([.A364]);DAY([.A364])+1);&quot;&quot;)">
            <text:p/>
          </table:table-cell>
          <table:table-cell table:number-columns-repeated="2"/>
          <table:table-cell table:formula="of:=IF([.C365]&lt;&gt;&quot;&quot;;IFERROR(IF(DATE(YEAR([.A365]);MONTH([.A365]);DAY([.A365]))&lt;TODAY();IF(DATE(YEAR([.A365]);MONTH([.A365]);DAY([.A365]))=TODAY()-1;[.$I$13];[.$I$10]);IF(DATE(YEAR([.A365]);MONTH([.A365]);DAY([.A365]))=TODAY();[.$I$11];[.$I$2]));[.$I$3]);&quot;&quot;)">
            <text:p/>
          </table:table-cell>
          <table:table-cell table:formula="of:=IF([.C365]&lt;&gt;&quot;&quot;;SUM([.E364];[.C365]);&quot;&quot;)">
            <text:p/>
          </table:table-cell>
          <table:table-cell table:formula="of:=IF([.C365]&lt;&gt;&quot;&quot;;IF(ABS([.E365]/[.G365])&gt;8;[.$I$1];[.$I$2]);&quot;&quot;)">
            <text:p/>
          </table:table-cell>
          <table:table-cell table:formula="of:=IF([.C365]&lt;&gt; &quot;&quot;;ABS([.G364]+1);&quot;&quot;)">
            <text:p/>
          </table:table-cell>
          <table:table-cell table:formula="of:=IF([.C365]&lt;&gt; &quot;&quot;;[.C36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6]&lt;&gt;&quot;&quot;;DATE(YEAR([.A365]);MONTH([.A365]);DAY([.A365])+1);&quot;&quot;)">
            <text:p/>
          </table:table-cell>
          <table:table-cell table:number-columns-repeated="2"/>
          <table:table-cell table:formula="of:=IF([.C366]&lt;&gt;&quot;&quot;;IFERROR(IF(DATE(YEAR([.A366]);MONTH([.A366]);DAY([.A366]))&lt;TODAY();IF(DATE(YEAR([.A366]);MONTH([.A366]);DAY([.A366]))=TODAY()-1;[.$I$13];[.$I$10]);IF(DATE(YEAR([.A366]);MONTH([.A366]);DAY([.A366]))=TODAY();[.$I$11];[.$I$2]));[.$I$3]);&quot;&quot;)">
            <text:p/>
          </table:table-cell>
          <table:table-cell table:formula="of:=IF([.C366]&lt;&gt;&quot;&quot;;SUM([.E365];[.C366]);&quot;&quot;)">
            <text:p/>
          </table:table-cell>
          <table:table-cell table:formula="of:=IF([.C366]&lt;&gt;&quot;&quot;;IF(ABS([.E366]/[.G366])&gt;8;[.$I$1];[.$I$2]);&quot;&quot;)">
            <text:p/>
          </table:table-cell>
          <table:table-cell table:formula="of:=IF([.C366]&lt;&gt; &quot;&quot;;ABS([.G365]+1);&quot;&quot;)">
            <text:p/>
          </table:table-cell>
          <table:table-cell table:formula="of:=IF([.C366]&lt;&gt; &quot;&quot;;[.C36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7]&lt;&gt;&quot;&quot;;DATE(YEAR([.A366]);MONTH([.A366]);DAY([.A366])+1);&quot;&quot;)">
            <text:p/>
          </table:table-cell>
          <table:table-cell table:number-columns-repeated="2"/>
          <table:table-cell table:formula="of:=IF([.C367]&lt;&gt;&quot;&quot;;IFERROR(IF(DATE(YEAR([.A367]);MONTH([.A367]);DAY([.A367]))&lt;TODAY();IF(DATE(YEAR([.A367]);MONTH([.A367]);DAY([.A367]))=TODAY()-1;[.$I$13];[.$I$10]);IF(DATE(YEAR([.A367]);MONTH([.A367]);DAY([.A367]))=TODAY();[.$I$11];[.$I$2]));[.$I$3]);&quot;&quot;)">
            <text:p/>
          </table:table-cell>
          <table:table-cell table:formula="of:=IF([.C367]&lt;&gt;&quot;&quot;;SUM([.E366];[.C367]);&quot;&quot;)">
            <text:p/>
          </table:table-cell>
          <table:table-cell table:formula="of:=IF([.C367]&lt;&gt;&quot;&quot;;IF(ABS([.E367]/[.G367])&gt;8;[.$I$1];[.$I$2]);&quot;&quot;)">
            <text:p/>
          </table:table-cell>
          <table:table-cell table:formula="of:=IF([.C367]&lt;&gt; &quot;&quot;;ABS([.G366]+1);&quot;&quot;)">
            <text:p/>
          </table:table-cell>
          <table:table-cell table:formula="of:=IF([.C367]&lt;&gt; &quot;&quot;;[.C36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8]&lt;&gt;&quot;&quot;;DATE(YEAR([.A367]);MONTH([.A367]);DAY([.A367])+1);&quot;&quot;)">
            <text:p/>
          </table:table-cell>
          <table:table-cell table:number-columns-repeated="2"/>
          <table:table-cell table:formula="of:=IF([.C368]&lt;&gt;&quot;&quot;;IFERROR(IF(DATE(YEAR([.A368]);MONTH([.A368]);DAY([.A368]))&lt;TODAY();IF(DATE(YEAR([.A368]);MONTH([.A368]);DAY([.A368]))=TODAY()-1;[.$I$13];[.$I$10]);IF(DATE(YEAR([.A368]);MONTH([.A368]);DAY([.A368]))=TODAY();[.$I$11];[.$I$2]));[.$I$3]);&quot;&quot;)">
            <text:p/>
          </table:table-cell>
          <table:table-cell table:formula="of:=IF([.C368]&lt;&gt;&quot;&quot;;SUM([.E367];[.C368]);&quot;&quot;)">
            <text:p/>
          </table:table-cell>
          <table:table-cell table:formula="of:=IF([.C368]&lt;&gt;&quot;&quot;;IF(ABS([.E368]/[.G368])&gt;8;[.$I$1];[.$I$2]);&quot;&quot;)">
            <text:p/>
          </table:table-cell>
          <table:table-cell table:formula="of:=IF([.C368]&lt;&gt; &quot;&quot;;ABS([.G367]+1);&quot;&quot;)">
            <text:p/>
          </table:table-cell>
          <table:table-cell table:formula="of:=IF([.C368]&lt;&gt; &quot;&quot;;[.C36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69]&lt;&gt;&quot;&quot;;DATE(YEAR([.A368]);MONTH([.A368]);DAY([.A368])+1);&quot;&quot;)">
            <text:p/>
          </table:table-cell>
          <table:table-cell table:number-columns-repeated="2"/>
          <table:table-cell table:formula="of:=IF([.C369]&lt;&gt;&quot;&quot;;IFERROR(IF(DATE(YEAR([.A369]);MONTH([.A369]);DAY([.A369]))&lt;TODAY();IF(DATE(YEAR([.A369]);MONTH([.A369]);DAY([.A369]))=TODAY()-1;[.$I$13];[.$I$10]);IF(DATE(YEAR([.A369]);MONTH([.A369]);DAY([.A369]))=TODAY();[.$I$11];[.$I$2]));[.$I$3]);&quot;&quot;)">
            <text:p/>
          </table:table-cell>
          <table:table-cell table:formula="of:=IF([.C369]&lt;&gt;&quot;&quot;;SUM([.E368];[.C369]);&quot;&quot;)">
            <text:p/>
          </table:table-cell>
          <table:table-cell table:formula="of:=IF([.C369]&lt;&gt;&quot;&quot;;IF(ABS([.E369]/[.G369])&gt;8;[.$I$1];[.$I$2]);&quot;&quot;)">
            <text:p/>
          </table:table-cell>
          <table:table-cell table:formula="of:=IF([.C369]&lt;&gt; &quot;&quot;;ABS([.G368]+1);&quot;&quot;)">
            <text:p/>
          </table:table-cell>
          <table:table-cell table:formula="of:=IF([.C369]&lt;&gt; &quot;&quot;;[.C36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0]&lt;&gt;&quot;&quot;;DATE(YEAR([.A369]);MONTH([.A369]);DAY([.A369])+1);&quot;&quot;)">
            <text:p/>
          </table:table-cell>
          <table:table-cell table:number-columns-repeated="2"/>
          <table:table-cell table:formula="of:=IF([.C370]&lt;&gt;&quot;&quot;;IFERROR(IF(DATE(YEAR([.A370]);MONTH([.A370]);DAY([.A370]))&lt;TODAY();IF(DATE(YEAR([.A370]);MONTH([.A370]);DAY([.A370]))=TODAY()-1;[.$I$13];[.$I$10]);IF(DATE(YEAR([.A370]);MONTH([.A370]);DAY([.A370]))=TODAY();[.$I$11];[.$I$2]));[.$I$3]);&quot;&quot;)">
            <text:p/>
          </table:table-cell>
          <table:table-cell table:formula="of:=IF([.C370]&lt;&gt;&quot;&quot;;SUM([.E369];[.C370]);&quot;&quot;)">
            <text:p/>
          </table:table-cell>
          <table:table-cell table:formula="of:=IF([.C370]&lt;&gt;&quot;&quot;;IF(ABS([.E370]/[.G370])&gt;8;[.$I$1];[.$I$2]);&quot;&quot;)">
            <text:p/>
          </table:table-cell>
          <table:table-cell table:formula="of:=IF([.C370]&lt;&gt; &quot;&quot;;ABS([.G369]+1);&quot;&quot;)">
            <text:p/>
          </table:table-cell>
          <table:table-cell table:formula="of:=IF([.C370]&lt;&gt; &quot;&quot;;[.C37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1]&lt;&gt;&quot;&quot;;DATE(YEAR([.A370]);MONTH([.A370]);DAY([.A370])+1);&quot;&quot;)">
            <text:p/>
          </table:table-cell>
          <table:table-cell table:number-columns-repeated="2"/>
          <table:table-cell table:formula="of:=IF([.C371]&lt;&gt;&quot;&quot;;IFERROR(IF(DATE(YEAR([.A371]);MONTH([.A371]);DAY([.A371]))&lt;TODAY();IF(DATE(YEAR([.A371]);MONTH([.A371]);DAY([.A371]))=TODAY()-1;[.$I$13];[.$I$10]);IF(DATE(YEAR([.A371]);MONTH([.A371]);DAY([.A371]))=TODAY();[.$I$11];[.$I$2]));[.$I$3]);&quot;&quot;)">
            <text:p/>
          </table:table-cell>
          <table:table-cell table:formula="of:=IF([.C371]&lt;&gt;&quot;&quot;;SUM([.E370];[.C371]);&quot;&quot;)">
            <text:p/>
          </table:table-cell>
          <table:table-cell table:formula="of:=IF([.C371]&lt;&gt;&quot;&quot;;IF(ABS([.E371]/[.G371])&gt;8;[.$I$1];[.$I$2]);&quot;&quot;)">
            <text:p/>
          </table:table-cell>
          <table:table-cell table:formula="of:=IF([.C371]&lt;&gt; &quot;&quot;;ABS([.G370]+1);&quot;&quot;)">
            <text:p/>
          </table:table-cell>
          <table:table-cell table:formula="of:=IF([.C371]&lt;&gt; &quot;&quot;;[.C37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2]&lt;&gt;&quot;&quot;;DATE(YEAR([.A371]);MONTH([.A371]);DAY([.A371])+1);&quot;&quot;)">
            <text:p/>
          </table:table-cell>
          <table:table-cell table:number-columns-repeated="2"/>
          <table:table-cell table:formula="of:=IF([.C372]&lt;&gt;&quot;&quot;;IFERROR(IF(DATE(YEAR([.A372]);MONTH([.A372]);DAY([.A372]))&lt;TODAY();IF(DATE(YEAR([.A372]);MONTH([.A372]);DAY([.A372]))=TODAY()-1;[.$I$13];[.$I$10]);IF(DATE(YEAR([.A372]);MONTH([.A372]);DAY([.A372]))=TODAY();[.$I$11];[.$I$2]));[.$I$3]);&quot;&quot;)">
            <text:p/>
          </table:table-cell>
          <table:table-cell table:formula="of:=IF([.C372]&lt;&gt;&quot;&quot;;SUM([.E371];[.C372]);&quot;&quot;)">
            <text:p/>
          </table:table-cell>
          <table:table-cell table:formula="of:=IF([.C372]&lt;&gt;&quot;&quot;;IF(ABS([.E372]/[.G372])&gt;8;[.$I$1];[.$I$2]);&quot;&quot;)">
            <text:p/>
          </table:table-cell>
          <table:table-cell table:formula="of:=IF([.C372]&lt;&gt; &quot;&quot;;ABS([.G371]+1);&quot;&quot;)">
            <text:p/>
          </table:table-cell>
          <table:table-cell table:formula="of:=IF([.C372]&lt;&gt; &quot;&quot;;[.C37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3]&lt;&gt;&quot;&quot;;DATE(YEAR([.A372]);MONTH([.A372]);DAY([.A372])+1);&quot;&quot;)">
            <text:p/>
          </table:table-cell>
          <table:table-cell table:number-columns-repeated="2"/>
          <table:table-cell table:formula="of:=IF([.C373]&lt;&gt;&quot;&quot;;IFERROR(IF(DATE(YEAR([.A373]);MONTH([.A373]);DAY([.A373]))&lt;TODAY();IF(DATE(YEAR([.A373]);MONTH([.A373]);DAY([.A373]))=TODAY()-1;[.$I$13];[.$I$10]);IF(DATE(YEAR([.A373]);MONTH([.A373]);DAY([.A373]))=TODAY();[.$I$11];[.$I$2]));[.$I$3]);&quot;&quot;)">
            <text:p/>
          </table:table-cell>
          <table:table-cell table:formula="of:=IF([.C373]&lt;&gt;&quot;&quot;;SUM([.E372];[.C373]);&quot;&quot;)">
            <text:p/>
          </table:table-cell>
          <table:table-cell table:formula="of:=IF([.C373]&lt;&gt;&quot;&quot;;IF(ABS([.E373]/[.G373])&gt;8;[.$I$1];[.$I$2]);&quot;&quot;)">
            <text:p/>
          </table:table-cell>
          <table:table-cell table:formula="of:=IF([.C373]&lt;&gt; &quot;&quot;;ABS([.G372]+1);&quot;&quot;)">
            <text:p/>
          </table:table-cell>
          <table:table-cell table:formula="of:=IF([.C373]&lt;&gt; &quot;&quot;;[.C37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4]&lt;&gt;&quot;&quot;;DATE(YEAR([.A373]);MONTH([.A373]);DAY([.A373])+1);&quot;&quot;)">
            <text:p/>
          </table:table-cell>
          <table:table-cell table:number-columns-repeated="2"/>
          <table:table-cell table:formula="of:=IF([.C374]&lt;&gt;&quot;&quot;;IFERROR(IF(DATE(YEAR([.A374]);MONTH([.A374]);DAY([.A374]))&lt;TODAY();IF(DATE(YEAR([.A374]);MONTH([.A374]);DAY([.A374]))=TODAY()-1;[.$I$13];[.$I$10]);IF(DATE(YEAR([.A374]);MONTH([.A374]);DAY([.A374]))=TODAY();[.$I$11];[.$I$2]));[.$I$3]);&quot;&quot;)">
            <text:p/>
          </table:table-cell>
          <table:table-cell table:formula="of:=IF([.C374]&lt;&gt;&quot;&quot;;SUM([.E373];[.C374]);&quot;&quot;)">
            <text:p/>
          </table:table-cell>
          <table:table-cell table:formula="of:=IF([.C374]&lt;&gt;&quot;&quot;;IF(ABS([.E374]/[.G374])&gt;8;[.$I$1];[.$I$2]);&quot;&quot;)">
            <text:p/>
          </table:table-cell>
          <table:table-cell table:formula="of:=IF([.C374]&lt;&gt; &quot;&quot;;ABS([.G373]+1);&quot;&quot;)">
            <text:p/>
          </table:table-cell>
          <table:table-cell table:formula="of:=IF([.C374]&lt;&gt; &quot;&quot;;[.C37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5]&lt;&gt;&quot;&quot;;DATE(YEAR([.A374]);MONTH([.A374]);DAY([.A374])+1);&quot;&quot;)">
            <text:p/>
          </table:table-cell>
          <table:table-cell table:number-columns-repeated="2"/>
          <table:table-cell table:formula="of:=IF([.C375]&lt;&gt;&quot;&quot;;IFERROR(IF(DATE(YEAR([.A375]);MONTH([.A375]);DAY([.A375]))&lt;TODAY();IF(DATE(YEAR([.A375]);MONTH([.A375]);DAY([.A375]))=TODAY()-1;[.$I$13];[.$I$10]);IF(DATE(YEAR([.A375]);MONTH([.A375]);DAY([.A375]))=TODAY();[.$I$11];[.$I$2]));[.$I$3]);&quot;&quot;)">
            <text:p/>
          </table:table-cell>
          <table:table-cell table:formula="of:=IF([.C375]&lt;&gt;&quot;&quot;;SUM([.E374];[.C375]);&quot;&quot;)">
            <text:p/>
          </table:table-cell>
          <table:table-cell table:formula="of:=IF([.C375]&lt;&gt;&quot;&quot;;IF(ABS([.E375]/[.G375])&gt;8;[.$I$1];[.$I$2]);&quot;&quot;)">
            <text:p/>
          </table:table-cell>
          <table:table-cell table:formula="of:=IF([.C375]&lt;&gt; &quot;&quot;;ABS([.G374]+1);&quot;&quot;)">
            <text:p/>
          </table:table-cell>
          <table:table-cell table:formula="of:=IF([.C375]&lt;&gt; &quot;&quot;;[.C37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6]&lt;&gt;&quot;&quot;;DATE(YEAR([.A375]);MONTH([.A375]);DAY([.A375])+1);&quot;&quot;)">
            <text:p/>
          </table:table-cell>
          <table:table-cell table:number-columns-repeated="2"/>
          <table:table-cell table:formula="of:=IF([.C376]&lt;&gt;&quot;&quot;;IFERROR(IF(DATE(YEAR([.A376]);MONTH([.A376]);DAY([.A376]))&lt;TODAY();IF(DATE(YEAR([.A376]);MONTH([.A376]);DAY([.A376]))=TODAY()-1;[.$I$13];[.$I$10]);IF(DATE(YEAR([.A376]);MONTH([.A376]);DAY([.A376]))=TODAY();[.$I$11];[.$I$2]));[.$I$3]);&quot;&quot;)">
            <text:p/>
          </table:table-cell>
          <table:table-cell table:formula="of:=IF([.C376]&lt;&gt;&quot;&quot;;SUM([.E375];[.C376]);&quot;&quot;)">
            <text:p/>
          </table:table-cell>
          <table:table-cell table:formula="of:=IF([.C376]&lt;&gt;&quot;&quot;;IF(ABS([.E376]/[.G376])&gt;8;[.$I$1];[.$I$2]);&quot;&quot;)">
            <text:p/>
          </table:table-cell>
          <table:table-cell table:formula="of:=IF([.C376]&lt;&gt; &quot;&quot;;ABS([.G375]+1);&quot;&quot;)">
            <text:p/>
          </table:table-cell>
          <table:table-cell table:formula="of:=IF([.C376]&lt;&gt; &quot;&quot;;[.C37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7]&lt;&gt;&quot;&quot;;DATE(YEAR([.A376]);MONTH([.A376]);DAY([.A376])+1);&quot;&quot;)">
            <text:p/>
          </table:table-cell>
          <table:table-cell table:number-columns-repeated="2"/>
          <table:table-cell table:formula="of:=IF([.C377]&lt;&gt;&quot;&quot;;IFERROR(IF(DATE(YEAR([.A377]);MONTH([.A377]);DAY([.A377]))&lt;TODAY();IF(DATE(YEAR([.A377]);MONTH([.A377]);DAY([.A377]))=TODAY()-1;[.$I$13];[.$I$10]);IF(DATE(YEAR([.A377]);MONTH([.A377]);DAY([.A377]))=TODAY();[.$I$11];[.$I$2]));[.$I$3]);&quot;&quot;)">
            <text:p/>
          </table:table-cell>
          <table:table-cell table:formula="of:=IF([.C377]&lt;&gt;&quot;&quot;;SUM([.E376];[.C377]);&quot;&quot;)">
            <text:p/>
          </table:table-cell>
          <table:table-cell table:formula="of:=IF([.C377]&lt;&gt;&quot;&quot;;IF(ABS([.E377]/[.G377])&gt;8;[.$I$1];[.$I$2]);&quot;&quot;)">
            <text:p/>
          </table:table-cell>
          <table:table-cell table:formula="of:=IF([.C377]&lt;&gt; &quot;&quot;;ABS([.G376]+1);&quot;&quot;)">
            <text:p/>
          </table:table-cell>
          <table:table-cell table:formula="of:=IF([.C377]&lt;&gt; &quot;&quot;;[.C37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8]&lt;&gt;&quot;&quot;;DATE(YEAR([.A377]);MONTH([.A377]);DAY([.A377])+1);&quot;&quot;)">
            <text:p/>
          </table:table-cell>
          <table:table-cell table:number-columns-repeated="2"/>
          <table:table-cell table:formula="of:=IF([.C378]&lt;&gt;&quot;&quot;;IFERROR(IF(DATE(YEAR([.A378]);MONTH([.A378]);DAY([.A378]))&lt;TODAY();IF(DATE(YEAR([.A378]);MONTH([.A378]);DAY([.A378]))=TODAY()-1;[.$I$13];[.$I$10]);IF(DATE(YEAR([.A378]);MONTH([.A378]);DAY([.A378]))=TODAY();[.$I$11];[.$I$2]));[.$I$3]);&quot;&quot;)">
            <text:p/>
          </table:table-cell>
          <table:table-cell table:formula="of:=IF([.C378]&lt;&gt;&quot;&quot;;SUM([.E377];[.C378]);&quot;&quot;)">
            <text:p/>
          </table:table-cell>
          <table:table-cell table:formula="of:=IF([.C378]&lt;&gt;&quot;&quot;;IF(ABS([.E378]/[.G378])&gt;8;[.$I$1];[.$I$2]);&quot;&quot;)">
            <text:p/>
          </table:table-cell>
          <table:table-cell table:formula="of:=IF([.C378]&lt;&gt; &quot;&quot;;ABS([.G377]+1);&quot;&quot;)">
            <text:p/>
          </table:table-cell>
          <table:table-cell table:formula="of:=IF([.C378]&lt;&gt; &quot;&quot;;[.C37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79]&lt;&gt;&quot;&quot;;DATE(YEAR([.A378]);MONTH([.A378]);DAY([.A378])+1);&quot;&quot;)">
            <text:p/>
          </table:table-cell>
          <table:table-cell table:number-columns-repeated="2"/>
          <table:table-cell table:formula="of:=IF([.C379]&lt;&gt;&quot;&quot;;IFERROR(IF(DATE(YEAR([.A379]);MONTH([.A379]);DAY([.A379]))&lt;TODAY();IF(DATE(YEAR([.A379]);MONTH([.A379]);DAY([.A379]))=TODAY()-1;[.$I$13];[.$I$10]);IF(DATE(YEAR([.A379]);MONTH([.A379]);DAY([.A379]))=TODAY();[.$I$11];[.$I$2]));[.$I$3]);&quot;&quot;)">
            <text:p/>
          </table:table-cell>
          <table:table-cell table:formula="of:=IF([.C379]&lt;&gt;&quot;&quot;;SUM([.E378];[.C379]);&quot;&quot;)">
            <text:p/>
          </table:table-cell>
          <table:table-cell table:formula="of:=IF([.C379]&lt;&gt;&quot;&quot;;IF(ABS([.E379]/[.G379])&gt;8;[.$I$1];[.$I$2]);&quot;&quot;)">
            <text:p/>
          </table:table-cell>
          <table:table-cell table:formula="of:=IF([.C379]&lt;&gt; &quot;&quot;;ABS([.G378]+1);&quot;&quot;)">
            <text:p/>
          </table:table-cell>
          <table:table-cell table:formula="of:=IF([.C379]&lt;&gt; &quot;&quot;;[.C37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0]&lt;&gt;&quot;&quot;;DATE(YEAR([.A379]);MONTH([.A379]);DAY([.A379])+1);&quot;&quot;)">
            <text:p/>
          </table:table-cell>
          <table:table-cell table:number-columns-repeated="2"/>
          <table:table-cell table:formula="of:=IF([.C380]&lt;&gt;&quot;&quot;;IFERROR(IF(DATE(YEAR([.A380]);MONTH([.A380]);DAY([.A380]))&lt;TODAY();IF(DATE(YEAR([.A380]);MONTH([.A380]);DAY([.A380]))=TODAY()-1;[.$I$13];[.$I$10]);IF(DATE(YEAR([.A380]);MONTH([.A380]);DAY([.A380]))=TODAY();[.$I$11];[.$I$2]));[.$I$3]);&quot;&quot;)">
            <text:p/>
          </table:table-cell>
          <table:table-cell table:formula="of:=IF([.C380]&lt;&gt;&quot;&quot;;SUM([.E379];[.C380]);&quot;&quot;)">
            <text:p/>
          </table:table-cell>
          <table:table-cell table:formula="of:=IF([.C380]&lt;&gt;&quot;&quot;;IF(ABS([.E380]/[.G380])&gt;8;[.$I$1];[.$I$2]);&quot;&quot;)">
            <text:p/>
          </table:table-cell>
          <table:table-cell table:formula="of:=IF([.C380]&lt;&gt; &quot;&quot;;ABS([.G379]+1);&quot;&quot;)">
            <text:p/>
          </table:table-cell>
          <table:table-cell table:formula="of:=IF([.C380]&lt;&gt; &quot;&quot;;[.C38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1]&lt;&gt;&quot;&quot;;DATE(YEAR([.A380]);MONTH([.A380]);DAY([.A380])+1);&quot;&quot;)">
            <text:p/>
          </table:table-cell>
          <table:table-cell table:number-columns-repeated="2"/>
          <table:table-cell table:formula="of:=IF([.C381]&lt;&gt;&quot;&quot;;IFERROR(IF(DATE(YEAR([.A381]);MONTH([.A381]);DAY([.A381]))&lt;TODAY();IF(DATE(YEAR([.A381]);MONTH([.A381]);DAY([.A381]))=TODAY()-1;[.$I$13];[.$I$10]);IF(DATE(YEAR([.A381]);MONTH([.A381]);DAY([.A381]))=TODAY();[.$I$11];[.$I$2]));[.$I$3]);&quot;&quot;)">
            <text:p/>
          </table:table-cell>
          <table:table-cell table:formula="of:=IF([.C381]&lt;&gt;&quot;&quot;;SUM([.E380];[.C381]);&quot;&quot;)">
            <text:p/>
          </table:table-cell>
          <table:table-cell table:formula="of:=IF([.C381]&lt;&gt;&quot;&quot;;IF(ABS([.E381]/[.G381])&gt;8;[.$I$1];[.$I$2]);&quot;&quot;)">
            <text:p/>
          </table:table-cell>
          <table:table-cell table:formula="of:=IF([.C381]&lt;&gt; &quot;&quot;;ABS([.G380]+1);&quot;&quot;)">
            <text:p/>
          </table:table-cell>
          <table:table-cell table:formula="of:=IF([.C381]&lt;&gt; &quot;&quot;;[.C38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2]&lt;&gt;&quot;&quot;;DATE(YEAR([.A381]);MONTH([.A381]);DAY([.A381])+1);&quot;&quot;)">
            <text:p/>
          </table:table-cell>
          <table:table-cell table:number-columns-repeated="2"/>
          <table:table-cell table:formula="of:=IF([.C382]&lt;&gt;&quot;&quot;;IFERROR(IF(DATE(YEAR([.A382]);MONTH([.A382]);DAY([.A382]))&lt;TODAY();IF(DATE(YEAR([.A382]);MONTH([.A382]);DAY([.A382]))=TODAY()-1;[.$I$13];[.$I$10]);IF(DATE(YEAR([.A382]);MONTH([.A382]);DAY([.A382]))=TODAY();[.$I$11];[.$I$2]));[.$I$3]);&quot;&quot;)">
            <text:p/>
          </table:table-cell>
          <table:table-cell table:formula="of:=IF([.C382]&lt;&gt;&quot;&quot;;SUM([.E381];[.C382]);&quot;&quot;)">
            <text:p/>
          </table:table-cell>
          <table:table-cell table:formula="of:=IF([.C382]&lt;&gt;&quot;&quot;;IF(ABS([.E382]/[.G382])&gt;8;[.$I$1];[.$I$2]);&quot;&quot;)">
            <text:p/>
          </table:table-cell>
          <table:table-cell table:formula="of:=IF([.C382]&lt;&gt; &quot;&quot;;ABS([.G381]+1);&quot;&quot;)">
            <text:p/>
          </table:table-cell>
          <table:table-cell table:formula="of:=IF([.C382]&lt;&gt; &quot;&quot;;[.C38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3]&lt;&gt;&quot;&quot;;DATE(YEAR([.A382]);MONTH([.A382]);DAY([.A382])+1);&quot;&quot;)">
            <text:p/>
          </table:table-cell>
          <table:table-cell table:number-columns-repeated="2"/>
          <table:table-cell table:formula="of:=IF([.C383]&lt;&gt;&quot;&quot;;IFERROR(IF(DATE(YEAR([.A383]);MONTH([.A383]);DAY([.A383]))&lt;TODAY();IF(DATE(YEAR([.A383]);MONTH([.A383]);DAY([.A383]))=TODAY()-1;[.$I$13];[.$I$10]);IF(DATE(YEAR([.A383]);MONTH([.A383]);DAY([.A383]))=TODAY();[.$I$11];[.$I$2]));[.$I$3]);&quot;&quot;)">
            <text:p/>
          </table:table-cell>
          <table:table-cell table:formula="of:=IF([.C383]&lt;&gt;&quot;&quot;;SUM([.E382];[.C383]);&quot;&quot;)">
            <text:p/>
          </table:table-cell>
          <table:table-cell table:formula="of:=IF([.C383]&lt;&gt;&quot;&quot;;IF(ABS([.E383]/[.G383])&gt;8;[.$I$1];[.$I$2]);&quot;&quot;)">
            <text:p/>
          </table:table-cell>
          <table:table-cell table:formula="of:=IF([.C383]&lt;&gt; &quot;&quot;;ABS([.G382]+1);&quot;&quot;)">
            <text:p/>
          </table:table-cell>
          <table:table-cell table:formula="of:=IF([.C383]&lt;&gt; &quot;&quot;;[.C38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4]&lt;&gt;&quot;&quot;;DATE(YEAR([.A383]);MONTH([.A383]);DAY([.A383])+1);&quot;&quot;)">
            <text:p/>
          </table:table-cell>
          <table:table-cell table:number-columns-repeated="2"/>
          <table:table-cell table:formula="of:=IF([.C384]&lt;&gt;&quot;&quot;;IFERROR(IF(DATE(YEAR([.A384]);MONTH([.A384]);DAY([.A384]))&lt;TODAY();IF(DATE(YEAR([.A384]);MONTH([.A384]);DAY([.A384]))=TODAY()-1;[.$I$13];[.$I$10]);IF(DATE(YEAR([.A384]);MONTH([.A384]);DAY([.A384]))=TODAY();[.$I$11];[.$I$2]));[.$I$3]);&quot;&quot;)">
            <text:p/>
          </table:table-cell>
          <table:table-cell table:formula="of:=IF([.C384]&lt;&gt;&quot;&quot;;SUM([.E383];[.C384]);&quot;&quot;)">
            <text:p/>
          </table:table-cell>
          <table:table-cell table:formula="of:=IF([.C384]&lt;&gt;&quot;&quot;;IF(ABS([.E384]/[.G384])&gt;8;[.$I$1];[.$I$2]);&quot;&quot;)">
            <text:p/>
          </table:table-cell>
          <table:table-cell table:formula="of:=IF([.C384]&lt;&gt; &quot;&quot;;ABS([.G383]+1);&quot;&quot;)">
            <text:p/>
          </table:table-cell>
          <table:table-cell table:formula="of:=IF([.C384]&lt;&gt; &quot;&quot;;[.C384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5]&lt;&gt;&quot;&quot;;DATE(YEAR([.A384]);MONTH([.A384]);DAY([.A384])+1);&quot;&quot;)">
            <text:p/>
          </table:table-cell>
          <table:table-cell table:number-columns-repeated="2"/>
          <table:table-cell table:formula="of:=IF([.C385]&lt;&gt;&quot;&quot;;IFERROR(IF(DATE(YEAR([.A385]);MONTH([.A385]);DAY([.A385]))&lt;TODAY();IF(DATE(YEAR([.A385]);MONTH([.A385]);DAY([.A385]))=TODAY()-1;[.$I$13];[.$I$10]);IF(DATE(YEAR([.A385]);MONTH([.A385]);DAY([.A385]))=TODAY();[.$I$11];[.$I$2]));[.$I$3]);&quot;&quot;)">
            <text:p/>
          </table:table-cell>
          <table:table-cell table:formula="of:=IF([.C385]&lt;&gt;&quot;&quot;;SUM([.E384];[.C385]);&quot;&quot;)">
            <text:p/>
          </table:table-cell>
          <table:table-cell table:formula="of:=IF([.C385]&lt;&gt;&quot;&quot;;IF(ABS([.E385]/[.G385])&gt;8;[.$I$1];[.$I$2]);&quot;&quot;)">
            <text:p/>
          </table:table-cell>
          <table:table-cell table:formula="of:=IF([.C385]&lt;&gt; &quot;&quot;;ABS([.G384]+1);&quot;&quot;)">
            <text:p/>
          </table:table-cell>
          <table:table-cell table:formula="of:=IF([.C385]&lt;&gt; &quot;&quot;;[.C385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6]&lt;&gt;&quot;&quot;;DATE(YEAR([.A385]);MONTH([.A385]);DAY([.A385])+1);&quot;&quot;)">
            <text:p/>
          </table:table-cell>
          <table:table-cell table:number-columns-repeated="2"/>
          <table:table-cell table:formula="of:=IF([.C386]&lt;&gt;&quot;&quot;;IFERROR(IF(DATE(YEAR([.A386]);MONTH([.A386]);DAY([.A386]))&lt;TODAY();IF(DATE(YEAR([.A386]);MONTH([.A386]);DAY([.A386]))=TODAY()-1;[.$I$13];[.$I$10]);IF(DATE(YEAR([.A386]);MONTH([.A386]);DAY([.A386]))=TODAY();[.$I$11];[.$I$2]));[.$I$3]);&quot;&quot;)">
            <text:p/>
          </table:table-cell>
          <table:table-cell table:formula="of:=IF([.C386]&lt;&gt;&quot;&quot;;SUM([.E385];[.C386]);&quot;&quot;)">
            <text:p/>
          </table:table-cell>
          <table:table-cell table:formula="of:=IF([.C386]&lt;&gt;&quot;&quot;;IF(ABS([.E386]/[.G386])&gt;8;[.$I$1];[.$I$2]);&quot;&quot;)">
            <text:p/>
          </table:table-cell>
          <table:table-cell table:formula="of:=IF([.C386]&lt;&gt; &quot;&quot;;ABS([.G385]+1);&quot;&quot;)">
            <text:p/>
          </table:table-cell>
          <table:table-cell table:formula="of:=IF([.C386]&lt;&gt; &quot;&quot;;[.C386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7]&lt;&gt;&quot;&quot;;DATE(YEAR([.A386]);MONTH([.A386]);DAY([.A386])+1);&quot;&quot;)">
            <text:p/>
          </table:table-cell>
          <table:table-cell table:number-columns-repeated="2"/>
          <table:table-cell table:formula="of:=IF([.C387]&lt;&gt;&quot;&quot;;IFERROR(IF(DATE(YEAR([.A387]);MONTH([.A387]);DAY([.A387]))&lt;TODAY();IF(DATE(YEAR([.A387]);MONTH([.A387]);DAY([.A387]))=TODAY()-1;[.$I$13];[.$I$10]);IF(DATE(YEAR([.A387]);MONTH([.A387]);DAY([.A387]))=TODAY();[.$I$11];[.$I$2]));[.$I$3]);&quot;&quot;)">
            <text:p/>
          </table:table-cell>
          <table:table-cell table:formula="of:=IF([.C387]&lt;&gt;&quot;&quot;;SUM([.E386];[.C387]);&quot;&quot;)">
            <text:p/>
          </table:table-cell>
          <table:table-cell table:formula="of:=IF([.C387]&lt;&gt;&quot;&quot;;IF(ABS([.E387]/[.G387])&gt;8;[.$I$1];[.$I$2]);&quot;&quot;)">
            <text:p/>
          </table:table-cell>
          <table:table-cell table:formula="of:=IF([.C387]&lt;&gt; &quot;&quot;;ABS([.G386]+1);&quot;&quot;)">
            <text:p/>
          </table:table-cell>
          <table:table-cell table:formula="of:=IF([.C387]&lt;&gt; &quot;&quot;;[.C387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8]&lt;&gt;&quot;&quot;;DATE(YEAR([.A387]);MONTH([.A387]);DAY([.A387])+1);&quot;&quot;)">
            <text:p/>
          </table:table-cell>
          <table:table-cell table:number-columns-repeated="2"/>
          <table:table-cell table:formula="of:=IF([.C388]&lt;&gt;&quot;&quot;;IFERROR(IF(DATE(YEAR([.A388]);MONTH([.A388]);DAY([.A388]))&lt;TODAY();IF(DATE(YEAR([.A388]);MONTH([.A388]);DAY([.A388]))=TODAY()-1;[.$I$13];[.$I$10]);IF(DATE(YEAR([.A388]);MONTH([.A388]);DAY([.A388]))=TODAY();[.$I$11];[.$I$2]));[.$I$3]);&quot;&quot;)">
            <text:p/>
          </table:table-cell>
          <table:table-cell table:formula="of:=IF([.C388]&lt;&gt;&quot;&quot;;SUM([.E387];[.C388]);&quot;&quot;)">
            <text:p/>
          </table:table-cell>
          <table:table-cell table:formula="of:=IF([.C388]&lt;&gt;&quot;&quot;;IF(ABS([.E388]/[.G388])&gt;8;[.$I$1];[.$I$2]);&quot;&quot;)">
            <text:p/>
          </table:table-cell>
          <table:table-cell table:formula="of:=IF([.C388]&lt;&gt; &quot;&quot;;ABS([.G387]+1);&quot;&quot;)">
            <text:p/>
          </table:table-cell>
          <table:table-cell table:formula="of:=IF([.C388]&lt;&gt; &quot;&quot;;[.C388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89]&lt;&gt;&quot;&quot;;DATE(YEAR([.A388]);MONTH([.A388]);DAY([.A388])+1);&quot;&quot;)">
            <text:p/>
          </table:table-cell>
          <table:table-cell table:number-columns-repeated="2"/>
          <table:table-cell table:formula="of:=IF([.C389]&lt;&gt;&quot;&quot;;IFERROR(IF(DATE(YEAR([.A389]);MONTH([.A389]);DAY([.A389]))&lt;TODAY();IF(DATE(YEAR([.A389]);MONTH([.A389]);DAY([.A389]))=TODAY()-1;[.$I$13];[.$I$10]);IF(DATE(YEAR([.A389]);MONTH([.A389]);DAY([.A389]))=TODAY();[.$I$11];[.$I$2]));[.$I$3]);&quot;&quot;)">
            <text:p/>
          </table:table-cell>
          <table:table-cell table:formula="of:=IF([.C389]&lt;&gt;&quot;&quot;;SUM([.E388];[.C389]);&quot;&quot;)">
            <text:p/>
          </table:table-cell>
          <table:table-cell table:formula="of:=IF([.C389]&lt;&gt;&quot;&quot;;IF(ABS([.E389]/[.G389])&gt;8;[.$I$1];[.$I$2]);&quot;&quot;)">
            <text:p/>
          </table:table-cell>
          <table:table-cell table:formula="of:=IF([.C389]&lt;&gt; &quot;&quot;;ABS([.G388]+1);&quot;&quot;)">
            <text:p/>
          </table:table-cell>
          <table:table-cell table:formula="of:=IF([.C389]&lt;&gt; &quot;&quot;;[.C389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90]&lt;&gt;&quot;&quot;;DATE(YEAR([.A389]);MONTH([.A389]);DAY([.A389])+1);&quot;&quot;)">
            <text:p/>
          </table:table-cell>
          <table:table-cell table:number-columns-repeated="2"/>
          <table:table-cell table:formula="of:=IF([.C390]&lt;&gt;&quot;&quot;;IFERROR(IF(DATE(YEAR([.A390]);MONTH([.A390]);DAY([.A390]))&lt;TODAY();IF(DATE(YEAR([.A390]);MONTH([.A390]);DAY([.A390]))=TODAY()-1;[.$I$13];[.$I$10]);IF(DATE(YEAR([.A390]);MONTH([.A390]);DAY([.A390]))=TODAY();[.$I$11];[.$I$2]));[.$I$3]);&quot;&quot;)">
            <text:p/>
          </table:table-cell>
          <table:table-cell table:formula="of:=IF([.C390]&lt;&gt;&quot;&quot;;SUM([.E389];[.C390]);&quot;&quot;)">
            <text:p/>
          </table:table-cell>
          <table:table-cell table:formula="of:=IF([.C390]&lt;&gt;&quot;&quot;;IF(ABS([.E390]/[.G390])&gt;8;[.$I$1];[.$I$2]);&quot;&quot;)">
            <text:p/>
          </table:table-cell>
          <table:table-cell table:formula="of:=IF([.C390]&lt;&gt; &quot;&quot;;ABS([.G389]+1);&quot;&quot;)">
            <text:p/>
          </table:table-cell>
          <table:table-cell table:formula="of:=IF([.C390]&lt;&gt; &quot;&quot;;[.C390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91]&lt;&gt;&quot;&quot;;DATE(YEAR([.A390]);MONTH([.A390]);DAY([.A390])+1);&quot;&quot;)">
            <text:p/>
          </table:table-cell>
          <table:table-cell table:number-columns-repeated="2"/>
          <table:table-cell table:formula="of:=IF([.C391]&lt;&gt;&quot;&quot;;IFERROR(IF(DATE(YEAR([.A391]);MONTH([.A391]);DAY([.A391]))&lt;TODAY();IF(DATE(YEAR([.A391]);MONTH([.A391]);DAY([.A391]))=TODAY()-1;[.$I$13];[.$I$10]);IF(DATE(YEAR([.A391]);MONTH([.A391]);DAY([.A391]))=TODAY();[.$I$11];[.$I$2]));[.$I$3]);&quot;&quot;)">
            <text:p/>
          </table:table-cell>
          <table:table-cell table:formula="of:=IF([.C391]&lt;&gt;&quot;&quot;;SUM([.E390];[.C391]);&quot;&quot;)">
            <text:p/>
          </table:table-cell>
          <table:table-cell table:formula="of:=IF([.C391]&lt;&gt;&quot;&quot;;IF(ABS([.E391]/[.G391])&gt;8;[.$I$1];[.$I$2]);&quot;&quot;)">
            <text:p/>
          </table:table-cell>
          <table:table-cell table:formula="of:=IF([.C391]&lt;&gt; &quot;&quot;;ABS([.G390]+1);&quot;&quot;)">
            <text:p/>
          </table:table-cell>
          <table:table-cell table:formula="of:=IF([.C391]&lt;&gt; &quot;&quot;;[.C391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92]&lt;&gt;&quot;&quot;;DATE(YEAR([.A391]);MONTH([.A391]);DAY([.A391])+1);&quot;&quot;)">
            <text:p/>
          </table:table-cell>
          <table:table-cell table:number-columns-repeated="2"/>
          <table:table-cell table:formula="of:=IF([.C392]&lt;&gt;&quot;&quot;;IFERROR(IF(DATE(YEAR([.A392]);MONTH([.A392]);DAY([.A392]))&lt;TODAY();IF(DATE(YEAR([.A392]);MONTH([.A392]);DAY([.A392]))=TODAY()-1;[.$I$13];[.$I$10]);IF(DATE(YEAR([.A392]);MONTH([.A392]);DAY([.A392]))=TODAY();[.$I$11];[.$I$2]));[.$I$3]);&quot;&quot;)">
            <text:p/>
          </table:table-cell>
          <table:table-cell table:formula="of:=IF([.C392]&lt;&gt;&quot;&quot;;SUM([.E391];[.C392]);&quot;&quot;)">
            <text:p/>
          </table:table-cell>
          <table:table-cell table:formula="of:=IF([.C392]&lt;&gt;&quot;&quot;;IF(ABS([.E392]/[.G392])&gt;8;[.$I$1];[.$I$2]);&quot;&quot;)">
            <text:p/>
          </table:table-cell>
          <table:table-cell table:formula="of:=IF([.C392]&lt;&gt; &quot;&quot;;ABS([.G391]+1);&quot;&quot;)">
            <text:p/>
          </table:table-cell>
          <table:table-cell table:formula="of:=IF([.C392]&lt;&gt; &quot;&quot;;[.C392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93]&lt;&gt;&quot;&quot;;DATE(YEAR([.A392]);MONTH([.A392]);DAY([.A392])+1);&quot;&quot;)">
            <text:p/>
          </table:table-cell>
          <table:table-cell table:number-columns-repeated="2"/>
          <table:table-cell table:formula="of:=IF([.C393]&lt;&gt;&quot;&quot;;IFERROR(IF(DATE(YEAR([.A393]);MONTH([.A393]);DAY([.A393]))&lt;TODAY();IF(DATE(YEAR([.A393]);MONTH([.A393]);DAY([.A393]))=TODAY()-1;[.$I$13];[.$I$10]);IF(DATE(YEAR([.A393]);MONTH([.A393]);DAY([.A393]))=TODAY();[.$I$11];[.$I$2]));[.$I$3]);&quot;&quot;)">
            <text:p/>
          </table:table-cell>
          <table:table-cell table:formula="of:=IF([.C393]&lt;&gt;&quot;&quot;;SUM([.E392];[.C393]);&quot;&quot;)">
            <text:p/>
          </table:table-cell>
          <table:table-cell table:formula="of:=IF([.C393]&lt;&gt;&quot;&quot;;IF(ABS([.E393]/[.G393])&gt;8;[.$I$1];[.$I$2]);&quot;&quot;)">
            <text:p/>
          </table:table-cell>
          <table:table-cell table:formula="of:=IF([.C393]&lt;&gt; &quot;&quot;;ABS([.G392]+1);&quot;&quot;)">
            <text:p/>
          </table:table-cell>
          <table:table-cell table:formula="of:=IF([.C393]&lt;&gt; &quot;&quot;;[.C393]*[.$I$12];&quot;&quot;)">
            <text:p/>
          </table:table-cell>
          <table:table-cell table:number-columns-repeated="1016"/>
        </table:table-row>
        <table:table-row table:style-name="ro3">
          <table:table-cell table:style-name="ce1" table:formula="of:=IF([.C394]&lt;&gt;&quot;&quot;;DATE(YEAR([.A393]);MONTH([.A393]);DAY([.A393])+1);&quot;&quot;)">
            <text:p/>
          </table:table-cell>
          <table:table-cell table:number-columns-repeated="2"/>
          <table:table-cell table:formula="of:=IF([.C394]&lt;&gt;&quot;&quot;;IFERROR(IF(DATE(YEAR([.A394]);MONTH([.A394]);DAY([.A394]))&lt;TODAY();IF(DATE(YEAR([.A394]);MONTH([.A394]);DAY([.A394]))=TODAY()-1;[.$I$13];[.$I$10]);IF(DATE(YEAR([.A394]);MONTH([.A394]);DAY([.A394]))=TODAY();[.$I$11];[.$I$2]));[.$I$3]);&quot;&quot;)">
            <text:p/>
          </table:table-cell>
          <table:table-cell table:formula="of:=IF([.C394]&lt;&gt;&quot;&quot;;SUM([.E393];[.C394]);&quot;&quot;)">
            <text:p/>
          </table:table-cell>
          <table:table-cell table:formula="of:=IF([.C394]&lt;&gt;&quot;&quot;;IF(ABS([.E394]/[.G394])&gt;8;[.$I$1];[.$I$2]);&quot;&quot;)">
            <text:p/>
          </table:table-cell>
          <table:table-cell table:formula="of:=IF([.C394]&lt;&gt; &quot;&quot;;ABS([.G393]+1);&quot;&quot;)">
            <text:p/>
          </table:table-cell>
          <table:table-cell table:formula="of:=IF([.C394]&lt;&gt; &quot;&quot;;[.C394]*[.$I$12];&quot;&quot;)">
            <text:p/>
          </table:table-cell>
          <table:table-cell table:number-columns-repeated="1016"/>
        </table:table-row>
        <table:table-row table:style-name="ro5">
          <table:table-cell table:style-name="ce5" table:formula="of:=[.$I$7]" office:value-type="string" office:string-value="742:D" calcext:value-type="string" table:number-columns-spanned="1" table:number-rows-spanned="2">
            <text:p>742:D</text:p>
          </table:table-cell>
          <table:table-cell table:style-name="ce40" table:formula="of:=[.$I$15]&amp;COUNTIF([.C364:.C394];0)&amp;&quot;D&quot;" office:value-type="string" office:string-value="Holiday=0D" calcext:value-type="string" table:number-columns-spanned="1" table:number-rows-spanned="2">
            <text:p>Holiday=0D</text:p>
          </table:table-cell>
          <table:table-cell table:style-name="ce7" table:formula="of:=SUM([.C364:.C394])" office:value-type="float" office:value="0" calcext:value-type="float" table:number-columns-spanned="1" table:number-rows-spanned="2">
            <text:p>0</text:p>
          </table:table-cell>
          <table:table-cell table:style-name="ce9" table:formula="of:=[.$I$14]&amp;COUNTIF([.A364:.A394];&quot;&quot;)&amp;&quot;D&quot;" office:value-type="string" office:string-value="NULL=30D" calcext:value-type="string" table:number-columns-spanned="1" table:number-rows-spanned="2">
            <text:p>NULL=30D</text:p>
          </table:table-cell>
          <table:table-cell table:style-name="ce12" table:formula="of:=IF(SUM([.C364:.C394])&lt;&gt;0;MAX([.E364:.E394])-240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5" table:formula="of:=[.$I$16]&amp;COUNTIF([.F364:.F394];[.$I$1])" office:value-type="string" office:string-value="G is.0" calcext:value-type="string">
            <text:p>G is.0</text:p>
          </table:table-cell>
          <table:table-cell table:style-name="ce17" table:formula="of:=IF([.H395]&gt;0;[.G362]+[.H395];[.$I$2])" office:value-type="string" office:string-value="℡Less。" calcext:value-type="string" table:number-columns-spanned="1" table:number-rows-spanned="2">
            <text:p>℡Less。</text:p>
          </table:table-cell>
          <table:table-cell table:style-name="ce19" table:formula="of:=SUM([.H364:.H394])/1000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40"/>
          <table:covered-table-cell table:style-name="ce7"/>
          <table:covered-table-cell table:style-name="ce10"/>
          <table:covered-table-cell table:style-name="ce13"/>
          <table:table-cell table:style-name="ce15" table:formula="of:=[.$I$17]&amp;COUNTIF([.F364:.F394];[.$I$2])" office:value-type="string" office:string-value="L is. 0" calcext:value-type="string">
            <text:p>L is. 0</text:p>
          </table:table-cell>
          <table:covered-table-cell table:style-name="ce17"/>
          <table:covered-table-cell table:style-name="ce19"/>
          <table:table-cell table:number-columns-repeated="1016"/>
        </table:table-row>
        <table:table-row table:style-name="ro3" table:number-rows-repeated="10481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65:.$I$97"/>
        </table:named-expressions>
      </table:table>
      <table:named-expressions/>
      <table:database-ranges>
        <table:database-range table:name="__Anonymous_Sheet_DB__0" table:target-range-address="Sheet1.A65:Sheet1.I9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gerian" svg:font-family="Algerian"/>
    <style:font-face style:name="AngsanaUPC" svg:font-family="AngsanaUPC"/>
    <style:font-face style:name="Arial Nova" svg:font-family="'Arial Nova'"/>
    <style:font-face style:name="Baskerville Old Face" svg:font-family="'Baskerville Old Face'"/>
    <style:font-face style:name="Cavolini" svg:font-family="Cavolini"/>
    <style:font-face style:name="Chiller" svg:font-family="Chille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P0" style:volatile="true">
      <number:month/>
      <number:text>/</number:text>
      <number:day/>
      <number:text>/</number:text>
      <number:year number:style="long"/>
    </number:dat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7:10:36.308635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2122204474</meta:initial-creator>
    <meta:creation-date>2019-09-11T20:36:06</meta:creation-date>
    <meta:generator>LibreOffice/7.0.4.2$Linux_X86_64 LibreOffice_project/00$Build-2</meta:generator>
    <dc:date>2023-02-23T17:12:30.663679933</dc:date>
    <meta:editing-duration>PT4M8S</meta:editing-duration>
    <meta:editing-cycles>2</meta:editing-cycles>
    <meta:document-statistic meta:table-count="1" meta:cell-count="2358" meta:object-count="0"/>
    <meta:user-defined meta:name="AppVersion">16.0300</meta:user-defined>
  </office:meta>
</office:document-meta>
</file>